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styles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.97mm"/>
    </style:style>
    <style:style style:name="co2" style:family="table-column">
      <style:table-column-properties fo:break-before="auto" style:column-width="16.42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1.04mm"/>
    </style:style>
    <style:style style:name="co5" style:family="table-column">
      <style:table-column-properties fo:break-before="auto" style:column-width="18.87mm"/>
    </style:style>
    <style:style style:name="co6" style:family="table-column">
      <style:table-column-properties fo:break-before="auto" style:column-width="22.95mm"/>
    </style:style>
    <style:style style:name="co7" style:family="table-column">
      <style:table-column-properties fo:break-before="auto" style:column-width="22.68mm"/>
    </style:style>
    <style:style style:name="co8" style:family="table-column">
      <style:table-column-properties fo:break-before="auto" style:column-width="19.14mm"/>
    </style:style>
    <style:style style:name="co9" style:family="table-column">
      <style:table-column-properties fo:break-before="auto" style:column-width="20.5mm"/>
    </style:style>
    <style:style style:name="co10" style:family="table-column">
      <style:table-column-properties fo:break-before="auto" style:column-width="18.04mm"/>
    </style:style>
    <style:style style:name="co11" style:family="table-column">
      <style:table-column-properties fo:break-before="auto" style:column-width="20.78mm"/>
    </style:style>
    <style:style style:name="co12" style:family="table-column">
      <style:table-column-properties fo:break-before="auto" style:column-width="13.6mm"/>
    </style:style>
    <style:style style:name="co13" style:family="table-column">
      <style:table-column-properties fo:break-before="auto" style:column-width="19.69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ackground-color="#00cc00" style:text-align-source="fix" style:repeat-content="false" fo:border="0.06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9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10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ff9900" style:text-align-source="fix" style:repeat-content="false" fo:border-left="0.06pt solid #000000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ffff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14" style:family="table-cell" style:parent-style-name="Default" style:data-style-name="N1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15" style:family="table-cell" style:parent-style-name="Default" style:data-style-name="N1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6" style:family="table-cell" style:parent-style-name="Default" style:data-style-name="N1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</style:style>
    <style:style style:name="ce17" style:family="table-cell" style:parent-style-name="Default" style:data-style-name="N1">
      <style:table-cell-properties fo:background-color="#00cc00" style:text-align-source="fix" style:repeat-content="false" fo:border="0.06pt solid #000000" style:vertical-align="middle"/>
      <style:paragraph-properties fo:text-align="center" fo:margin-left="0mm"/>
    </style:style>
    <style:style style:name="ce18" style:family="table-cell" style:parent-style-name="Default" style:data-style-name="N1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 style:data-style-name="N106">
      <style:table-cell-properties fo:background-color="#ffff00" style:text-align-source="fix" style:repeat-content="false" fo:border="0.06pt solid #000000" style:vertical-align="middle"/>
      <style:paragraph-properties fo:text-align="center" fo:margin-left="0mm"/>
    </style:style>
    <style:style style:name="ce21" style:family="table-cell" style:parent-style-name="Default" style:data-style-name="N106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06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23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4" style:family="table-cell" style:parent-style-name="Default" style:data-style-name="N2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5" style:family="table-cell" style:parent-style-name="Default" style:data-style-name="N106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ce27" style:family="table-cell" style:parent-style-name="Default" style:data-style-name="N106">
      <style:table-cell-properties style:text-align-source="fix" style:repeat-content="false" fo:border="none" style:vertical-align="middle"/>
      <style:paragraph-properties fo:text-align="center" fo:margin-left="0mm"/>
    </style:style>
    <style:style style:name="ce28" style:family="table-cell" style:parent-style-name="Default" style:data-style-name="N106">
      <style:table-cell-properties style:text-align-source="fix" style:repeat-content="false" style:vertical-align="middle"/>
      <style:paragraph-properties fo:text-align="center" fo:margin-left="0mm"/>
    </style:style>
    <style:style style:name="ce29" style:family="table-cell" style:parent-style-name="Default" style:data-style-name="N106"/>
    <style:style style:name="ce30" style:family="table-cell" style:parent-style-name="Default" style:data-style-name="N106">
      <style:table-cell-properties fo:background-color="#ffff00" style:text-align-source="fix" style:repeat-content="false" fo:border="0.06pt solid #000000" style:vertical-align="middle"/>
      <style:paragraph-properties fo:text-align="center" fo:margin-left="0mm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31" style:family="table-cell" style:parent-style-name="Default" style:data-style-name="N107">
      <style:table-cell-properties fo:border-bottom="0.06pt solid #000000" fo:background-color="#ff99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font-name="Ubuntu" fo:language="none" fo:country="none" fo:font-weight="bold" style:font-name-asian="Ubuntu" style:language-asian="none" style:country-asian="none" style:font-weight-asian="bold" style:font-name-complex="Ubuntu" style:language-complex="none" style:country-complex="none" style:font-weight-complex="bold"/>
    </style:style>
    <style:style style:name="ce3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</style:style>
    <style:style style:name="ce3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35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/>
    </style:style>
    <style:style style:name="ce36" style:family="table-cell" style:parent-style-name="Default" style:data-style-name="N2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/>
    </style:style>
    <style:style style:name="ce37" style:family="table-cell" style:parent-style-name="Default" style:data-style-name="N2">
      <style:table-cell-properties style:text-align-source="fix" style:repeat-content="false" fo:background-color="transparent" fo:border="0.06pt solid #000000" style:vertical-align="middle"/>
      <style:paragraph-properties fo:text-align="center" fo:margin-left="0mm"/>
      <style:text-properties fo:color="#000000" style:font-name="Liberation Sans" style:font-name-asian="Droid Sans Fallback" style:font-name-complex="FreeSans"/>
    </style:style>
    <style:style style:name="ce38" style:family="table-cell" style:parent-style-name="Default" style:data-style-name="N2">
      <style:table-cell-properties fo:background-color="#00cc00" style:text-align-source="fix" style:repeat-content="false" fo:border="0.06pt solid #000000" style:vertical-align="middle"/>
      <style:paragraph-properties fo:text-align="center" fo:margin-left="0mm"/>
      <style:text-properties fo:color="#000000" style:font-name="Liberation Sans" style:font-name-asian="Droid Sans Fallback" style:font-name-complex="FreeSans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fo:color="#ffffff"/>
    </style:style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mm"/>
      <style:text-properties style:font-name="Liberation Sans" style:font-name-asian="Droid Sans Fallback" style:font-name-complex="FreeSans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29"/>
        <table:table-column table:style-name="co11" table:default-cell-style-name="ce29"/>
        <table:table-column table:style-name="co9" table:default-cell-style-name="Default"/>
        <table:table-column table:style-name="co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Low Level Threading Mechanisms</text:p>
          </table:table-cell>
          <table:covered-table-cell table:number-columns-repeated="8" table:style-name="ce9"/>
          <table:covered-table-cell table:number-columns-repeated="2" table:style-name="ce20"/>
          <table:covered-table-cell table:style-name="ce32"/>
          <table:table-cell table:style-name="ce32"/>
          <table:table-cell table:style-name="ce6" office:value-type="string" calcext:value-type="string" table:number-columns-spanned="12" table:number-rows-spanned="1">
            <text:p>FastFlow framework</text:p>
          </table:table-cell>
          <table:covered-table-cell table:number-columns-repeated="8" table:style-name="ce9"/>
          <table:covered-table-cell table:number-columns-repeated="2" table:style-name="ce20"/>
          <table:covered-table-cell table:style-name="ce32"/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21"/>
          <table:covered-table-cell table:style-name="ce33"/>
          <table:table-cell table:style-name="ce33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21"/>
          <table:covered-table-cell table:style-name="ce33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8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1" office:value-type="string" calcext:value-type="string">
            <text:p>Speedup</text:p>
          </table:table-cell>
          <table:table-cell table:style-name="ce30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33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8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1" office:value-type="string" calcext:value-type="string">
            <text:p>Speedup</text:p>
          </table:table-cell>
          <table:table-cell table:style-name="ce30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2502876" calcext:value-type="float">
            <text:p>2502876</text:p>
          </table:table-cell>
          <table:table-cell table:style-name="ce3" office:value-type="float" office:value="12696" calcext:value-type="float">
            <text:p>1269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6679986" calcext:value-type="float">
            <text:p>66679986</text:p>
          </table:table-cell>
          <table:table-cell table:style-name="ce13" table:formula="of:=([.F4]+[.B4])/1000" office:value-type="float" office:value="69182.862" calcext:value-type="float">
            <text:p>69183</text:p>
          </table:table-cell>
          <table:table-cell table:style-name="ce13" table:number-columns-repeated="2"/>
          <table:table-cell table:style-name="ce22" table:number-columns-repeated="2"/>
          <table:table-cell table:style-name="ce34"/>
          <table:table-cell table:style-name="ce3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492980" calcext:value-type="float">
            <text:p>2492980</text:p>
          </table:table-cell>
          <table:table-cell table:style-name="ce3" office:value-type="float" office:value="13526" calcext:value-type="float">
            <text:p>1352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1795527" calcext:value-type="float">
            <text:p>71795527</text:p>
          </table:table-cell>
          <table:table-cell table:style-name="ce13" table:formula="of:=([.S4]+[.O4])/1000" office:value-type="float" office:value="74288.507" calcext:value-type="float">
            <text:p>74289</text:p>
          </table:table-cell>
          <table:table-cell table:style-name="ce13" table:number-columns-repeated="2"/>
          <table:table-cell table:style-name="ce22" table:number-columns-repeated="2"/>
          <table:table-cell table:style-name="ce3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2497370" calcext:value-type="float">
            <text:p>2497370</text:p>
          </table:table-cell>
          <table:table-cell table:style-name="ce3" office:value-type="float" office:value="15580" calcext:value-type="float">
            <text:p>15580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246" calcext:value-type="float">
            <text:p>2246</text:p>
          </table:table-cell>
          <table:table-cell table:style-name="ce3" office:value-type="float" office:value="67831886" calcext:value-type="float">
            <text:p>67831886</text:p>
          </table:table-cell>
          <table:table-cell table:style-name="ce13" table:formula="of:=([.F5]+[.B5])/1000" office:value-type="float" office:value="70329.256" calcext:value-type="float">
            <text:p>70329</text:p>
          </table:table-cell>
          <table:table-cell table:style-name="ce13" table:formula="of:=([.D5]+[.E5])/1000" office:value-type="float" office:value="2.336" calcext:value-type="float">
            <text:p>2</text:p>
          </table:table-cell>
          <table:table-cell table:style-name="ce13" table:formula="of:=[.$G$4]/[.$A5]" office:value-type="float" office:value="69182.862" calcext:value-type="float">
            <text:p>69183</text:p>
          </table:table-cell>
          <table:table-cell table:style-name="ce23" table:formula="of:=[.$G$4]/[.G5]" office:value-type="float" office:value="0.983699614282853" calcext:value-type="float">
            <text:p>0,98</text:p>
          </table:table-cell>
          <table:table-cell table:style-name="ce23" table:formula="of:=[.$G$5]/[.G5]" office:value-type="float" office:value="1" calcext:value-type="float">
            <text:p>1,00</text:p>
          </table:table-cell>
          <table:table-cell table:style-name="ce35" table:formula="of:=[.I5]/[.G5]" office:value-type="float" office:value="0.983699614282853" calcext:value-type="float">
            <text:p>0,98</text:p>
          </table:table-cell>
          <table:table-cell table:style-name="ce40"/>
          <table:table-cell table:style-name="ce3" office:value-type="float" office:value="1" calcext:value-type="float">
            <text:p>1</text:p>
          </table:table-cell>
          <table:table-cell table:style-name="ce3" office:value-type="float" office:value="3092910" calcext:value-type="float">
            <text:p>3092910</text:p>
          </table:table-cell>
          <table:table-cell table:style-name="ce3" office:value-type="float" office:value="19856" calcext:value-type="float">
            <text:p>19856</text:p>
          </table:table-cell>
          <table:table-cell table:style-name="ce3" office:value-type="float" office:value="5033" calcext:value-type="float">
            <text:p>503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7421180" calcext:value-type="float">
            <text:p>77421180</text:p>
          </table:table-cell>
          <table:table-cell table:style-name="ce13" table:formula="of:=([.S5]+[.O5])/1000" office:value-type="float" office:value="80514.09" calcext:value-type="float">
            <text:p>80514</text:p>
          </table:table-cell>
          <table:table-cell table:style-name="ce13" table:formula="of:=([.Q5]+[.R5])/1000" office:value-type="float" office:value="5.051" calcext:value-type="float">
            <text:p>5</text:p>
          </table:table-cell>
          <table:table-cell table:style-name="ce13" table:formula="of:=[.$T$4]/[.$N5]" office:value-type="float" office:value="74288.507" calcext:value-type="float">
            <text:p>74289</text:p>
          </table:table-cell>
          <table:table-cell table:style-name="ce23" table:formula="of:=[.$T$4]/[.T5]" office:value-type="float" office:value="0.922677099126376" calcext:value-type="float">
            <text:p>0,92</text:p>
          </table:table-cell>
          <table:table-cell table:style-name="ce23" table:formula="of:=[.$T$5]/[.T5]" office:value-type="float" office:value="1" calcext:value-type="float">
            <text:p>1,00</text:p>
          </table:table-cell>
          <table:table-cell table:style-name="ce35" table:formula="of:=[.V5]/[.T5]" office:value-type="float" office:value="0.922677099126376" calcext:value-type="float">
            <text:p>0,9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2504637" calcext:value-type="float">
            <text:p>2504637</text:p>
          </table:table-cell>
          <table:table-cell table:style-name="ce3" office:value-type="float" office:value="18481" calcext:value-type="float">
            <text:p>18481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4423" calcext:value-type="float">
            <text:p>4423</text:p>
          </table:table-cell>
          <table:table-cell table:style-name="ce3" office:value-type="float" office:value="43239926" calcext:value-type="float">
            <text:p>43239926</text:p>
          </table:table-cell>
          <table:table-cell table:style-name="ce13" table:formula="of:=([.F6]+[.B6])/1000" office:value-type="float" office:value="45744.563" calcext:value-type="float">
            <text:p>45745</text:p>
          </table:table-cell>
          <table:table-cell table:style-name="ce13" table:formula="of:=([.D6]+[.E6])/1000" office:value-type="float" office:value="4.51" calcext:value-type="float">
            <text:p>5</text:p>
          </table:table-cell>
          <table:table-cell table:style-name="ce13" table:formula="of:=[.$G$4]/[.$A6]" office:value-type="float" office:value="34591.431" calcext:value-type="float">
            <text:p>34591</text:p>
          </table:table-cell>
          <table:table-cell table:style-name="ce23" table:formula="of:=[.$G$4]/[.G6]" office:value-type="float" office:value="1.51237343769138" calcext:value-type="float">
            <text:p>1,51</text:p>
          </table:table-cell>
          <table:table-cell table:style-name="ce23" table:formula="of:=[.$G$5]/[.G6]" office:value-type="float" office:value="1.53743420830143" calcext:value-type="float">
            <text:p>1,54</text:p>
          </table:table-cell>
          <table:table-cell table:style-name="ce35" table:formula="of:=[.I6]/[.G6]" office:value-type="float" office:value="0.756186718845691" calcext:value-type="float">
            <text:p>0,76</text:p>
          </table:table-cell>
          <table:table-cell table:style-name="ce40"/>
          <table:table-cell table:style-name="ce3" office:value-type="float" office:value="2" calcext:value-type="float">
            <text:p>2</text:p>
          </table:table-cell>
          <table:table-cell table:style-name="ce3" office:value-type="float" office:value="2250510" calcext:value-type="float">
            <text:p>2250510</text:p>
          </table:table-cell>
          <table:table-cell table:style-name="ce3" office:value-type="float" office:value="14146" calcext:value-type="float">
            <text:p>14146</text:p>
          </table:table-cell>
          <table:table-cell table:style-name="ce3" office:value-type="float" office:value="4218" calcext:value-type="float">
            <text:p>4218</text:p>
          </table:table-cell>
          <table:table-cell table:style-name="ce3" office:value-type="float" office:value="611394" calcext:value-type="float">
            <text:p>611394</text:p>
          </table:table-cell>
          <table:table-cell table:style-name="ce3" office:value-type="float" office:value="36962539" calcext:value-type="float">
            <text:p>36962539</text:p>
          </table:table-cell>
          <table:table-cell table:style-name="ce13" table:formula="of:=([.S6]+[.O6])/1000" office:value-type="float" office:value="39213.049" calcext:value-type="float">
            <text:p>39213</text:p>
          </table:table-cell>
          <table:table-cell table:style-name="ce13" table:formula="of:=([.Q6]+[.R6])/1000" office:value-type="float" office:value="615.612" calcext:value-type="float">
            <text:p>616</text:p>
          </table:table-cell>
          <table:table-cell table:style-name="ce13" table:formula="of:=[.$T$4]/[.$N6]" office:value-type="float" office:value="37144.2535" calcext:value-type="float">
            <text:p>37144</text:p>
          </table:table-cell>
          <table:table-cell table:style-name="ce23" table:formula="of:=[.$T$4]/[.T6]" office:value-type="float" office:value="1.89448433351867" calcext:value-type="float">
            <text:p>1,89</text:p>
          </table:table-cell>
          <table:table-cell table:style-name="ce23" table:formula="of:=[.$T$5]/[.T6]" office:value-type="float" office:value="2.05324737691272" calcext:value-type="float">
            <text:p>2,05</text:p>
          </table:table-cell>
          <table:table-cell table:style-name="ce35" table:formula="of:=[.V6]/[.T6]" office:value-type="float" office:value="0.947242166759336" calcext:value-type="float">
            <text:p>0,95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2841874" calcext:value-type="float">
            <text:p>2841874</text:p>
          </table:table-cell>
          <table:table-cell table:style-name="ce3" office:value-type="float" office:value="19277" calcext:value-type="float">
            <text:p>19277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726" calcext:value-type="float">
            <text:p>5726</text:p>
          </table:table-cell>
          <table:table-cell table:style-name="ce3" office:value-type="float" office:value="38557992" calcext:value-type="float">
            <text:p>38557992</text:p>
          </table:table-cell>
          <table:table-cell table:style-name="ce13" table:formula="of:=([.F7]+[.B7])/1000" office:value-type="float" office:value="41399.866" calcext:value-type="float">
            <text:p>41400</text:p>
          </table:table-cell>
          <table:table-cell table:style-name="ce13" table:formula="of:=([.D7]+[.E7])/1000" office:value-type="float" office:value="5.87" calcext:value-type="float">
            <text:p>6</text:p>
          </table:table-cell>
          <table:table-cell table:style-name="ce13" table:formula="of:=[.$G$4]/[.$A7]" office:value-type="float" office:value="23060.954" calcext:value-type="float">
            <text:p>23061</text:p>
          </table:table-cell>
          <table:table-cell table:style-name="ce23" table:formula="of:=[.$G$4]/[.G7]" office:value-type="float" office:value="1.6710890320273" calcext:value-type="float">
            <text:p>1,67</text:p>
          </table:table-cell>
          <table:table-cell table:style-name="ce23" table:formula="of:=[.$G$5]/[.G7]" office:value-type="float" office:value="1.69877979798292" calcext:value-type="float">
            <text:p>1,70</text:p>
          </table:table-cell>
          <table:table-cell table:style-name="ce35" table:formula="of:=[.I7]/[.G7]" office:value-type="float" office:value="0.557029677342434" calcext:value-type="float">
            <text:p>0,56</text:p>
          </table:table-cell>
          <table:table-cell table:style-name="ce40"/>
          <table:table-cell table:style-name="ce3" office:value-type="float" office:value="3" calcext:value-type="float">
            <text:p>3</text:p>
          </table:table-cell>
          <table:table-cell table:style-name="ce3" office:value-type="float" office:value="2391267" calcext:value-type="float">
            <text:p>2391267</text:p>
          </table:table-cell>
          <table:table-cell table:style-name="ce3" office:value-type="float" office:value="18481" calcext:value-type="float">
            <text:p>18481</text:p>
          </table:table-cell>
          <table:table-cell table:style-name="ce3" office:value-type="float" office:value="5837" calcext:value-type="float">
            <text:p>5837</text:p>
          </table:table-cell>
          <table:table-cell table:style-name="ce3" office:value-type="float" office:value="4145303" calcext:value-type="float">
            <text:p>4145303</text:p>
          </table:table-cell>
          <table:table-cell table:style-name="ce3" office:value-type="float" office:value="31989760" calcext:value-type="float">
            <text:p>31989760</text:p>
          </table:table-cell>
          <table:table-cell table:style-name="ce13" table:formula="of:=([.S7]+[.O7])/1000" office:value-type="float" office:value="34381.027" calcext:value-type="float">
            <text:p>34381</text:p>
          </table:table-cell>
          <table:table-cell table:style-name="ce13" table:formula="of:=([.Q7]+[.R7])/1000" office:value-type="float" office:value="4151.14" calcext:value-type="float">
            <text:p>4151</text:p>
          </table:table-cell>
          <table:table-cell table:style-name="ce13" table:formula="of:=[.$T$4]/[.$N7]" office:value-type="float" office:value="24762.8356666667" calcext:value-type="float">
            <text:p>24763</text:p>
          </table:table-cell>
          <table:table-cell table:style-name="ce23" table:formula="of:=[.$T$4]/[.T7]" office:value-type="float" office:value="2.1607413588896" calcext:value-type="float">
            <text:p>2,16</text:p>
          </table:table-cell>
          <table:table-cell table:style-name="ce23" table:formula="of:=[.$T$5]/[.T7]" office:value-type="float" office:value="2.34181747973962" calcext:value-type="float">
            <text:p>2,34</text:p>
          </table:table-cell>
          <table:table-cell table:style-name="ce35" table:formula="of:=[.V7]/[.T7]" office:value-type="float" office:value="0.720247119629866" calcext:value-type="float">
            <text:p>0,72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3769321" calcext:value-type="float">
            <text:p>3769321</text:p>
          </table:table-cell>
          <table:table-cell table:style-name="ce3" office:value-type="float" office:value="22156" calcext:value-type="float">
            <text:p>22156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15424" calcext:value-type="float">
            <text:p>15424</text:p>
          </table:table-cell>
          <table:table-cell table:style-name="ce3" office:value-type="float" office:value="35328125" calcext:value-type="float">
            <text:p>35328125</text:p>
          </table:table-cell>
          <table:table-cell table:style-name="ce13" table:formula="of:=([.F8]+[.B8])/1000" office:value-type="float" office:value="39097.446" calcext:value-type="float">
            <text:p>39097</text:p>
          </table:table-cell>
          <table:table-cell table:style-name="ce13" table:formula="of:=([.D8]+[.E8])/1000" office:value-type="float" office:value="15.6" calcext:value-type="float">
            <text:p>16</text:p>
          </table:table-cell>
          <table:table-cell table:style-name="ce13" table:formula="of:=[.$G$4]/[.$A8]" office:value-type="float" office:value="17295.7155" calcext:value-type="float">
            <text:p>17296</text:p>
          </table:table-cell>
          <table:table-cell table:style-name="ce23" table:formula="of:=[.$G$4]/[.G8]" office:value-type="float" office:value="1.76949824292871" calcext:value-type="float">
            <text:p>1,77</text:p>
          </table:table-cell>
          <table:table-cell table:style-name="ce23" table:formula="of:=[.$G$5]/[.G8]" office:value-type="float" office:value="1.79881969783909" calcext:value-type="float">
            <text:p>1,80</text:p>
          </table:table-cell>
          <table:table-cell table:style-name="ce35" table:formula="of:=[.I8]/[.G8]" office:value-type="float" office:value="0.442374560732177" calcext:value-type="float">
            <text:p>0,44</text:p>
          </table:table-cell>
          <table:table-cell table:style-name="ce40"/>
          <table:table-cell table:style-name="ce3" office:value-type="float" office:value="4" calcext:value-type="float">
            <text:p>4</text:p>
          </table:table-cell>
          <table:table-cell table:style-name="ce3" office:value-type="float" office:value="2670706" calcext:value-type="float">
            <text:p>2670706</text:p>
          </table:table-cell>
          <table:table-cell table:style-name="ce3" office:value-type="float" office:value="17399" calcext:value-type="float">
            <text:p>17399</text:p>
          </table:table-cell>
          <table:table-cell table:style-name="ce3" office:value-type="float" office:value="5080" calcext:value-type="float">
            <text:p>5080</text:p>
          </table:table-cell>
          <table:table-cell table:style-name="ce3" office:value-type="float" office:value="4491754" calcext:value-type="float">
            <text:p>4491754</text:p>
          </table:table-cell>
          <table:table-cell table:style-name="ce3" office:value-type="float" office:value="25742967" calcext:value-type="float">
            <text:p>25742967</text:p>
          </table:table-cell>
          <table:table-cell table:style-name="ce13" table:formula="of:=([.S8]+[.O8])/1000" office:value-type="float" office:value="28413.673" calcext:value-type="float">
            <text:p>28414</text:p>
          </table:table-cell>
          <table:table-cell table:style-name="ce13" table:formula="of:=([.Q8]+[.R8])/1000" office:value-type="float" office:value="4496.834" calcext:value-type="float">
            <text:p>4497</text:p>
          </table:table-cell>
          <table:table-cell table:style-name="ce13" table:formula="of:=[.$T$4]/[.$N8]" office:value-type="float" office:value="18572.12675" calcext:value-type="float">
            <text:p>18572</text:p>
          </table:table-cell>
          <table:table-cell table:style-name="ce23" table:formula="of:=[.$T$4]/[.T8]" office:value-type="float" office:value="2.61453374929739" calcext:value-type="float">
            <text:p>2,61</text:p>
          </table:table-cell>
          <table:table-cell table:style-name="ce23" table:formula="of:=[.$T$5]/[.T8]" office:value-type="float" office:value="2.83363893151019" calcext:value-type="float">
            <text:p>2,83</text:p>
          </table:table-cell>
          <table:table-cell table:style-name="ce35" table:formula="of:=[.V8]/[.T8]" office:value-type="float" office:value="0.653633437324347" calcext:value-type="float">
            <text:p>0,65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2034819" calcext:value-type="float">
            <text:p>2034819</text:p>
          </table:table-cell>
          <table:table-cell table:style-name="ce3" office:value-type="float" office:value="14838" calcext:value-type="float">
            <text:p>14838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665" calcext:value-type="float">
            <text:p>5665</text:p>
          </table:table-cell>
          <table:table-cell table:style-name="ce3" office:value-type="float" office:value="15651849" calcext:value-type="float">
            <text:p>15651849</text:p>
          </table:table-cell>
          <table:table-cell table:style-name="ce13" table:formula="of:=([.F9]+[.B9])/1000" office:value-type="float" office:value="17686.668" calcext:value-type="float">
            <text:p>17687</text:p>
          </table:table-cell>
          <table:table-cell table:style-name="ce13" table:formula="of:=([.D9]+[.E9])/1000" office:value-type="float" office:value="5.828" calcext:value-type="float">
            <text:p>6</text:p>
          </table:table-cell>
          <table:table-cell table:style-name="ce13" table:formula="of:=[.$G$4]/[.$A9]" office:value-type="float" office:value="13836.5724" calcext:value-type="float">
            <text:p>13837</text:p>
          </table:table-cell>
          <table:table-cell table:style-name="ce23" table:formula="of:=[.$G$4]/[.G9]" office:value-type="float" office:value="3.91158255472427" calcext:value-type="float">
            <text:p>3,91</text:p>
          </table:table-cell>
          <table:table-cell table:style-name="ce23" table:formula="of:=[.$G$5]/[.G9]" office:value-type="float" office:value="3.97639939868832" calcext:value-type="float">
            <text:p>3,98</text:p>
          </table:table-cell>
          <table:table-cell table:style-name="ce35" table:formula="of:=[.I9]/[.G9]" office:value-type="float" office:value="0.782316510944854" calcext:value-type="float">
            <text:p>0,78</text:p>
          </table:table-cell>
          <table:table-cell table:style-name="ce40"/>
          <table:table-cell table:style-name="ce3" office:value-type="float" office:value="5" calcext:value-type="float">
            <text:p>5</text:p>
          </table:table-cell>
          <table:table-cell table:style-name="ce3" office:value-type="float" office:value="2833059" calcext:value-type="float">
            <text:p>2833059</text:p>
          </table:table-cell>
          <table:table-cell table:style-name="ce3" office:value-type="float" office:value="16800" calcext:value-type="float">
            <text:p>16800</text:p>
          </table:table-cell>
          <table:table-cell table:style-name="ce3" office:value-type="float" office:value="5012" calcext:value-type="float">
            <text:p>5012</text:p>
          </table:table-cell>
          <table:table-cell table:style-name="ce3" office:value-type="float" office:value="2911799" calcext:value-type="float">
            <text:p>2911799</text:p>
          </table:table-cell>
          <table:table-cell table:style-name="ce3" office:value-type="float" office:value="19639488" calcext:value-type="float">
            <text:p>19639488</text:p>
          </table:table-cell>
          <table:table-cell table:style-name="ce13" table:formula="of:=([.S9]+[.O9])/1000" office:value-type="float" office:value="22472.547" calcext:value-type="float">
            <text:p>22473</text:p>
          </table:table-cell>
          <table:table-cell table:style-name="ce13" table:formula="of:=([.Q9]+[.R9])/1000" office:value-type="float" office:value="2916.811" calcext:value-type="float">
            <text:p>2917</text:p>
          </table:table-cell>
          <table:table-cell table:style-name="ce13" table:formula="of:=[.$T$4]/[.$N9]" office:value-type="float" office:value="14857.7014" calcext:value-type="float">
            <text:p>14858</text:p>
          </table:table-cell>
          <table:table-cell table:style-name="ce23" table:formula="of:=[.$T$4]/[.T9]" office:value-type="float" office:value="3.30574487173172" calcext:value-type="float">
            <text:p>3,31</text:p>
          </table:table-cell>
          <table:table-cell table:style-name="ce23" table:formula="of:=[.$T$5]/[.T9]" office:value-type="float" office:value="3.58277546376919" calcext:value-type="float">
            <text:p>3,58</text:p>
          </table:table-cell>
          <table:table-cell table:style-name="ce35" table:formula="of:=[.V9]/[.T9]" office:value-type="float" office:value="0.661148974346344" calcext:value-type="float">
            <text:p>0,66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2086584" calcext:value-type="float">
            <text:p>2086584</text:p>
          </table:table-cell>
          <table:table-cell table:style-name="ce3" office:value-type="float" office:value="14786" calcext:value-type="float">
            <text:p>14786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6524" calcext:value-type="float">
            <text:p>6524</text:p>
          </table:table-cell>
          <table:table-cell table:style-name="ce3" office:value-type="float" office:value="14750950" calcext:value-type="float">
            <text:p>14750950</text:p>
          </table:table-cell>
          <table:table-cell table:style-name="ce13" table:formula="of:=([.F10]+[.B10])/1000" office:value-type="float" office:value="16837.534" calcext:value-type="float">
            <text:p>16838</text:p>
          </table:table-cell>
          <table:table-cell table:style-name="ce13" table:formula="of:=([.D10]+[.E10])/1000" office:value-type="float" office:value="6.687" calcext:value-type="float">
            <text:p>7</text:p>
          </table:table-cell>
          <table:table-cell table:style-name="ce13" table:formula="of:=[.$G$4]/[.$A10]" office:value-type="float" office:value="11530.477" calcext:value-type="float">
            <text:p>11530</text:p>
          </table:table-cell>
          <table:table-cell table:style-name="ce23" table:formula="of:=[.$G$4]/[.G10]" office:value-type="float" office:value="4.10884764954298" calcext:value-type="float">
            <text:p>4,11</text:p>
          </table:table-cell>
          <table:table-cell table:style-name="ce23" table:formula="of:=[.$G$5]/[.G10]" office:value-type="float" office:value="4.17693327300779" calcext:value-type="float">
            <text:p>4,18</text:p>
          </table:table-cell>
          <table:table-cell table:style-name="ce35" table:formula="of:=[.I10]/[.G10]" office:value-type="float" office:value="0.684807941590497" calcext:value-type="float">
            <text:p>0,68</text:p>
          </table:table-cell>
          <table:table-cell table:style-name="ce40"/>
          <table:table-cell table:style-name="ce3" office:value-type="float" office:value="6" calcext:value-type="float">
            <text:p>6</text:p>
          </table:table-cell>
          <table:table-cell table:style-name="ce3" office:value-type="float" office:value="2429461" calcext:value-type="float">
            <text:p>2429461</text:p>
          </table:table-cell>
          <table:table-cell table:style-name="ce3" office:value-type="float" office:value="18614" calcext:value-type="float">
            <text:p>18614</text:p>
          </table:table-cell>
          <table:table-cell table:style-name="ce3" office:value-type="float" office:value="5477" calcext:value-type="float">
            <text:p>5477</text:p>
          </table:table-cell>
          <table:table-cell table:style-name="ce3" office:value-type="float" office:value="939809" calcext:value-type="float">
            <text:p>939809</text:p>
          </table:table-cell>
          <table:table-cell table:style-name="ce3" office:value-type="float" office:value="13178353" calcext:value-type="float">
            <text:p>13178353</text:p>
          </table:table-cell>
          <table:table-cell table:style-name="ce13" table:formula="of:=([.S10]+[.O10])/1000" office:value-type="float" office:value="15607.814" calcext:value-type="float">
            <text:p>15608</text:p>
          </table:table-cell>
          <table:table-cell table:style-name="ce13" table:formula="of:=([.Q10]+[.R10])/1000" office:value-type="float" office:value="945.286" calcext:value-type="float">
            <text:p>945</text:p>
          </table:table-cell>
          <table:table-cell table:style-name="ce13" table:formula="of:=[.$T$4]/[.$N10]" office:value-type="float" office:value="12381.4178333333" calcext:value-type="float">
            <text:p>12381</text:p>
          </table:table-cell>
          <table:table-cell table:style-name="ce23" table:formula="of:=[.$T$4]/[.T10]" office:value-type="float" office:value="4.7596996606956" calcext:value-type="float">
            <text:p>4,76</text:p>
          </table:table-cell>
          <table:table-cell table:style-name="ce23" table:formula="of:=[.$T$5]/[.T10]" office:value-type="float" office:value="5.15857569804458" calcext:value-type="float">
            <text:p>5,16</text:p>
          </table:table-cell>
          <table:table-cell table:style-name="ce35" table:formula="of:=[.V10]/[.T10]" office:value-type="float" office:value="0.7932832767826" calcext:value-type="float">
            <text:p>0,79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2261301" calcext:value-type="float">
            <text:p>2261301</text:p>
          </table:table-cell>
          <table:table-cell table:style-name="ce3" office:value-type="float" office:value="19105" calcext:value-type="float">
            <text:p>19105</text:p>
          </table:table-cell>
          <table:table-cell table:style-name="ce3" office:value-type="float" office:value="182" calcext:value-type="float">
            <text:p>182</text:p>
          </table:table-cell>
          <table:table-cell table:style-name="ce3" office:value-type="float" office:value="8973" calcext:value-type="float">
            <text:p>8973</text:p>
          </table:table-cell>
          <table:table-cell table:style-name="ce3" office:value-type="float" office:value="13679487" calcext:value-type="float">
            <text:p>13679487</text:p>
          </table:table-cell>
          <table:table-cell table:style-name="ce13" table:formula="of:=([.F11]+[.B11])/1000" office:value-type="float" office:value="15940.788" calcext:value-type="float">
            <text:p>15941</text:p>
          </table:table-cell>
          <table:table-cell table:style-name="ce13" table:formula="of:=([.D11]+[.E11])/1000" office:value-type="float" office:value="9.155" calcext:value-type="float">
            <text:p>9</text:p>
          </table:table-cell>
          <table:table-cell table:style-name="ce13" table:formula="of:=[.$G$4]/[.$A11]" office:value-type="float" office:value="9883.266" calcext:value-type="float">
            <text:p>9883</text:p>
          </table:table-cell>
          <table:table-cell table:style-name="ce23" table:formula="of:=[.$G$4]/[.G11]" office:value-type="float" office:value="4.33999009333792" calcext:value-type="float">
            <text:p>4,34</text:p>
          </table:table-cell>
          <table:table-cell table:style-name="ce23" table:formula="of:=[.$G$5]/[.G11]" office:value-type="float" office:value="4.41190586061367" calcext:value-type="float">
            <text:p>4,41</text:p>
          </table:table-cell>
          <table:table-cell table:style-name="ce35" table:formula="of:=[.I11]/[.G11]" office:value-type="float" office:value="0.61999858476256" calcext:value-type="float">
            <text:p>0,62</text:p>
          </table:table-cell>
          <table:table-cell table:style-name="ce40"/>
          <table:table-cell table:style-name="ce3" office:value-type="float" office:value="7" calcext:value-type="float">
            <text:p>7</text:p>
          </table:table-cell>
          <table:table-cell table:style-name="ce3" office:value-type="float" office:value="2045248" calcext:value-type="float">
            <text:p>2045248</text:p>
          </table:table-cell>
          <table:table-cell table:style-name="ce3" office:value-type="float" office:value="17052" calcext:value-type="float">
            <text:p>17052</text:p>
          </table:table-cell>
          <table:table-cell table:style-name="ce3" office:value-type="float" office:value="5565" calcext:value-type="float">
            <text:p>5565</text:p>
          </table:table-cell>
          <table:table-cell table:style-name="ce3" office:value-type="float" office:value="209387" calcext:value-type="float">
            <text:p>209387</text:p>
          </table:table-cell>
          <table:table-cell table:style-name="ce3" office:value-type="float" office:value="10474320" calcext:value-type="float">
            <text:p>10474320</text:p>
          </table:table-cell>
          <table:table-cell table:style-name="ce13" table:formula="of:=([.S11]+[.O11])/1000" office:value-type="float" office:value="12519.568" calcext:value-type="float">
            <text:p>12520</text:p>
          </table:table-cell>
          <table:table-cell table:style-name="ce13" table:formula="of:=([.Q11]+[.R11])/1000" office:value-type="float" office:value="214.952" calcext:value-type="float">
            <text:p>215</text:p>
          </table:table-cell>
          <table:table-cell table:style-name="ce13" table:formula="of:=[.$T$4]/[.$N11]" office:value-type="float" office:value="10612.6438571429" calcext:value-type="float">
            <text:p>10613</text:p>
          </table:table-cell>
          <table:table-cell table:style-name="ce23" table:formula="of:=[.$T$4]/[.T11]" office:value-type="float" office:value="5.93379156533197" calcext:value-type="float">
            <text:p>5,93</text:p>
          </table:table-cell>
          <table:table-cell table:style-name="ce23" table:formula="of:=[.$T$5]/[.T11]" office:value-type="float" office:value="6.43105976180648" calcext:value-type="float">
            <text:p>6,43</text:p>
          </table:table-cell>
          <table:table-cell table:style-name="ce35" table:formula="of:=[.V11]/[.T11]" office:value-type="float" office:value="0.847684509333138" calcext:value-type="float">
            <text:p>0,85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2464712" calcext:value-type="float">
            <text:p>2464712</text:p>
          </table:table-cell>
          <table:table-cell table:style-name="ce3" office:value-type="float" office:value="17500" calcext:value-type="float">
            <text:p>17500</text:p>
          </table:table-cell>
          <table:table-cell table:style-name="ce3" office:value-type="float" office:value="205" calcext:value-type="float">
            <text:p>205</text:p>
          </table:table-cell>
          <table:table-cell table:style-name="ce3" office:value-type="float" office:value="9143" calcext:value-type="float">
            <text:p>9143</text:p>
          </table:table-cell>
          <table:table-cell table:style-name="ce3" office:value-type="float" office:value="12266519" calcext:value-type="float">
            <text:p>12266519</text:p>
          </table:table-cell>
          <table:table-cell table:style-name="ce13" table:formula="of:=([.F12]+[.B12])/1000" office:value-type="float" office:value="14731.231" calcext:value-type="float">
            <text:p>14731</text:p>
          </table:table-cell>
          <table:table-cell table:style-name="ce13" table:formula="of:=([.D12]+[.E12])/1000" office:value-type="float" office:value="9.348" calcext:value-type="float">
            <text:p>9</text:p>
          </table:table-cell>
          <table:table-cell table:style-name="ce13" table:formula="of:=[.$G$4]/[.$A12]" office:value-type="float" office:value="8647.85775" calcext:value-type="float">
            <text:p>8648</text:p>
          </table:table-cell>
          <table:table-cell table:style-name="ce23" table:formula="of:=[.$G$4]/[.G12]" office:value-type="float" office:value="4.69633949803652" calcext:value-type="float">
            <text:p>4,70</text:p>
          </table:table-cell>
          <table:table-cell table:style-name="ce23" table:formula="of:=[.$G$5]/[.G12]" office:value-type="float" office:value="4.77416014995624" calcext:value-type="float">
            <text:p>4,77</text:p>
          </table:table-cell>
          <table:table-cell table:style-name="ce35" table:formula="of:=[.I12]/[.G12]" office:value-type="float" office:value="0.587042437254565" calcext:value-type="float">
            <text:p>0,59</text:p>
          </table:table-cell>
          <table:table-cell table:style-name="ce40"/>
          <table:table-cell table:style-name="ce3" office:value-type="float" office:value="8" calcext:value-type="float">
            <text:p>8</text:p>
          </table:table-cell>
          <table:table-cell table:style-name="ce3" office:value-type="float" office:value="2027535" calcext:value-type="float">
            <text:p>2027535</text:p>
          </table:table-cell>
          <table:table-cell table:style-name="ce3" office:value-type="float" office:value="18878" calcext:value-type="float">
            <text:p>18878</text:p>
          </table:table-cell>
          <table:table-cell table:style-name="ce3" office:value-type="float" office:value="5892" calcext:value-type="float">
            <text:p>5892</text:p>
          </table:table-cell>
          <table:table-cell table:style-name="ce3" office:value-type="float" office:value="223085" calcext:value-type="float">
            <text:p>223085</text:p>
          </table:table-cell>
          <table:table-cell table:style-name="ce3" office:value-type="float" office:value="9269503" calcext:value-type="float">
            <text:p>9269503</text:p>
          </table:table-cell>
          <table:table-cell table:style-name="ce13" table:formula="of:=([.S12]+[.O12])/1000" office:value-type="float" office:value="11297.038" calcext:value-type="float">
            <text:p>11297</text:p>
          </table:table-cell>
          <table:table-cell table:style-name="ce13" table:formula="of:=([.Q12]+[.R12])/1000" office:value-type="float" office:value="228.977" calcext:value-type="float">
            <text:p>229</text:p>
          </table:table-cell>
          <table:table-cell table:style-name="ce13" table:formula="of:=[.$T$4]/[.$N12]" office:value-type="float" office:value="9286.063375" calcext:value-type="float">
            <text:p>9286</text:p>
          </table:table-cell>
          <table:table-cell table:style-name="ce23" table:formula="of:=[.$T$4]/[.T12]" office:value-type="float" office:value="6.57592786710995" calcext:value-type="float">
            <text:p>6,58</text:p>
          </table:table-cell>
          <table:table-cell table:style-name="ce23" table:formula="of:=[.$T$5]/[.T12]" office:value-type="float" office:value="7.12700886728008" calcext:value-type="float">
            <text:p>7,13</text:p>
          </table:table-cell>
          <table:table-cell table:style-name="ce35" table:formula="of:=[.V12]/[.T12]" office:value-type="float" office:value="0.821990983388743" calcext:value-type="float">
            <text:p>0,82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2453536" calcext:value-type="float">
            <text:p>2453536</text:p>
          </table:table-cell>
          <table:table-cell table:style-name="ce3" office:value-type="float" office:value="14378" calcext:value-type="float">
            <text:p>14378</text:p>
          </table:table-cell>
          <table:table-cell table:style-name="ce3" office:value-type="float" office:value="257" calcext:value-type="float">
            <text:p>257</text:p>
          </table:table-cell>
          <table:table-cell table:style-name="ce3" office:value-type="float" office:value="7442" calcext:value-type="float">
            <text:p>7442</text:p>
          </table:table-cell>
          <table:table-cell table:style-name="ce3" office:value-type="float" office:value="10266402" calcext:value-type="float">
            <text:p>10266402</text:p>
          </table:table-cell>
          <table:table-cell table:style-name="ce13" table:formula="of:=([.F13]+[.B13])/1000" office:value-type="float" office:value="12719.938" calcext:value-type="float">
            <text:p>12720</text:p>
          </table:table-cell>
          <table:table-cell table:style-name="ce13" table:formula="of:=([.D13]+[.E13])/1000" office:value-type="float" office:value="7.699" calcext:value-type="float">
            <text:p>8</text:p>
          </table:table-cell>
          <table:table-cell table:style-name="ce13" table:formula="of:=[.$G$4]/[.$A13]" office:value-type="float" office:value="7686.98466666667" calcext:value-type="float">
            <text:p>7687</text:p>
          </table:table-cell>
          <table:table-cell table:style-name="ce23" table:formula="of:=[.$G$4]/[.G13]" office:value-type="float" office:value="5.43893075579456" calcext:value-type="float">
            <text:p>5,44</text:p>
          </table:table-cell>
          <table:table-cell table:style-name="ce23" table:formula="of:=[.$G$5]/[.G13]" office:value-type="float" office:value="5.52905650955217" calcext:value-type="float">
            <text:p>5,53</text:p>
          </table:table-cell>
          <table:table-cell table:style-name="ce35" table:formula="of:=[.I13]/[.G13]" office:value-type="float" office:value="0.604325639532729" calcext:value-type="float">
            <text:p>0,60</text:p>
          </table:table-cell>
          <table:table-cell table:style-name="ce40"/>
          <table:table-cell table:style-name="ce3" office:value-type="float" office:value="9" calcext:value-type="float">
            <text:p>9</text:p>
          </table:table-cell>
          <table:table-cell table:style-name="ce3" office:value-type="float" office:value="2027120" calcext:value-type="float">
            <text:p>2027120</text:p>
          </table:table-cell>
          <table:table-cell table:style-name="ce3" office:value-type="float" office:value="19945" calcext:value-type="float">
            <text:p>19945</text:p>
          </table:table-cell>
          <table:table-cell table:style-name="ce3" office:value-type="float" office:value="6304" calcext:value-type="float">
            <text:p>6304</text:p>
          </table:table-cell>
          <table:table-cell table:style-name="ce3" office:value-type="float" office:value="272965" calcext:value-type="float">
            <text:p>272965</text:p>
          </table:table-cell>
          <table:table-cell table:style-name="ce3" office:value-type="float" office:value="8279755" calcext:value-type="float">
            <text:p>8279755</text:p>
          </table:table-cell>
          <table:table-cell table:style-name="ce13" table:formula="of:=([.S13]+[.O13])/1000" office:value-type="float" office:value="10306.875" calcext:value-type="float">
            <text:p>10307</text:p>
          </table:table-cell>
          <table:table-cell table:style-name="ce13" table:formula="of:=([.Q13]+[.R13])/1000" office:value-type="float" office:value="279.269" calcext:value-type="float">
            <text:p>279</text:p>
          </table:table-cell>
          <table:table-cell table:style-name="ce13" table:formula="of:=[.$T$4]/[.$N13]" office:value-type="float" office:value="8254.27855555556" calcext:value-type="float">
            <text:p>8254</text:p>
          </table:table-cell>
          <table:table-cell table:style-name="ce23" table:formula="of:=[.$T$4]/[.T13]" office:value-type="float" office:value="7.20766546601176" calcext:value-type="float">
            <text:p>7,21</text:p>
          </table:table-cell>
          <table:table-cell table:style-name="ce23" table:formula="of:=[.$T$5]/[.T13]" office:value-type="float" office:value="7.8116878297253" calcext:value-type="float">
            <text:p>7,81</text:p>
          </table:table-cell>
          <table:table-cell table:style-name="ce35" table:formula="of:=[.V13]/[.T13]" office:value-type="float" office:value="0.800851718445751" calcext:value-type="float">
            <text:p>0,8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05862" calcext:value-type="float">
            <text:p>2205862</text:p>
          </table:table-cell>
          <table:table-cell table:style-name="ce3" office:value-type="float" office:value="14259" calcext:value-type="float">
            <text:p>14259</text:p>
          </table:table-cell>
          <table:table-cell table:style-name="ce3" office:value-type="float" office:value="253" calcext:value-type="float">
            <text:p>253</text:p>
          </table:table-cell>
          <table:table-cell table:style-name="ce3" office:value-type="float" office:value="8098" calcext:value-type="float">
            <text:p>8098</text:p>
          </table:table-cell>
          <table:table-cell table:style-name="ce3" office:value-type="float" office:value="9576855" calcext:value-type="float">
            <text:p>9576855</text:p>
          </table:table-cell>
          <table:table-cell table:style-name="ce13" table:formula="of:=([.F14]+[.B14])/1000" office:value-type="float" office:value="11782.717" calcext:value-type="float">
            <text:p>11783</text:p>
          </table:table-cell>
          <table:table-cell table:style-name="ce13" table:formula="of:=([.D14]+[.E14])/1000" office:value-type="float" office:value="8.351" calcext:value-type="float">
            <text:p>8</text:p>
          </table:table-cell>
          <table:table-cell table:style-name="ce13" table:formula="of:=[.$G$4]/[.$A14]" office:value-type="float" office:value="6918.2862" calcext:value-type="float">
            <text:p>6918</text:p>
          </table:table-cell>
          <table:table-cell table:style-name="ce23" table:formula="of:=[.$G$4]/[.G14]" office:value-type="float" office:value="5.87155424338885" calcext:value-type="float">
            <text:p>5,87</text:p>
          </table:table-cell>
          <table:table-cell table:style-name="ce23" table:formula="of:=[.$G$5]/[.G14]" office:value-type="float" office:value="5.96884878080327" calcext:value-type="float">
            <text:p>5,97</text:p>
          </table:table-cell>
          <table:table-cell table:style-name="ce35" table:formula="of:=[.I14]/[.G14]" office:value-type="float" office:value="0.587155424338885" calcext:value-type="float">
            <text:p>0,59</text:p>
          </table:table-cell>
          <table:table-cell table:style-name="ce40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2023360" calcext:value-type="float">
            <text:p>2023360</text:p>
          </table:table-cell>
          <table:table-cell table:style-name="ce3" office:value-type="float" office:value="14612" calcext:value-type="float">
            <text:p>14612</text:p>
          </table:table-cell>
          <table:table-cell table:style-name="ce3" office:value-type="float" office:value="6175" calcext:value-type="float">
            <text:p>6175</text:p>
          </table:table-cell>
          <table:table-cell table:style-name="ce3" office:value-type="float" office:value="381927" calcext:value-type="float">
            <text:p>381927</text:p>
          </table:table-cell>
          <table:table-cell table:style-name="ce3" office:value-type="float" office:value="7516332" calcext:value-type="float">
            <text:p>7516332</text:p>
          </table:table-cell>
          <table:table-cell table:style-name="ce13" table:formula="of:=([.S14]+[.O14])/1000" office:value-type="float" office:value="9539.692" calcext:value-type="float">
            <text:p>9540</text:p>
          </table:table-cell>
          <table:table-cell table:style-name="ce13" table:formula="of:=([.Q14]+[.R14])/1000" office:value-type="float" office:value="388.102" calcext:value-type="float">
            <text:p>388</text:p>
          </table:table-cell>
          <table:table-cell table:style-name="ce13" table:formula="of:=[.$T$4]/[.$N14]" office:value-type="float" office:value="7428.8507" calcext:value-type="float">
            <text:p>7429</text:p>
          </table:table-cell>
          <table:table-cell table:style-name="ce23" table:formula="of:=[.$T$4]/[.T14]" office:value-type="float" office:value="7.78730665518342" calcext:value-type="float">
            <text:p>7,79</text:p>
          </table:table-cell>
          <table:table-cell table:style-name="ce23" table:formula="of:=[.$T$5]/[.T14]" office:value-type="float" office:value="8.43990455876353" calcext:value-type="float">
            <text:p>8,44</text:p>
          </table:table-cell>
          <table:table-cell table:style-name="ce35" table:formula="of:=[.V14]/[.T14]" office:value-type="float" office:value="0.778730665518342" calcext:value-type="float">
            <text:p>0,78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2217039" calcext:value-type="float">
            <text:p>2217039</text:p>
          </table:table-cell>
          <table:table-cell table:style-name="ce3" office:value-type="float" office:value="14637" calcext:value-type="float">
            <text:p>14637</text:p>
          </table:table-cell>
          <table:table-cell table:style-name="ce3" office:value-type="float" office:value="282" calcext:value-type="float">
            <text:p>282</text:p>
          </table:table-cell>
          <table:table-cell table:style-name="ce3" office:value-type="float" office:value="18997" calcext:value-type="float">
            <text:p>18997</text:p>
          </table:table-cell>
          <table:table-cell table:style-name="ce3" office:value-type="float" office:value="9144600" calcext:value-type="float">
            <text:p>9144600</text:p>
          </table:table-cell>
          <table:table-cell table:style-name="ce13" table:formula="of:=([.F15]+[.B15])/1000" office:value-type="float" office:value="11361.639" calcext:value-type="float">
            <text:p>11362</text:p>
          </table:table-cell>
          <table:table-cell table:style-name="ce13" table:formula="of:=([.D15]+[.E15])/1000" office:value-type="float" office:value="19.279" calcext:value-type="float">
            <text:p>19</text:p>
          </table:table-cell>
          <table:table-cell table:style-name="ce13" table:formula="of:=[.$G$4]/[.$A15]" office:value-type="float" office:value="6289.35109090909" calcext:value-type="float">
            <text:p>6289</text:p>
          </table:table-cell>
          <table:table-cell table:style-name="ce23" table:formula="of:=[.$G$4]/[.G15]" office:value-type="float" office:value="6.08916213585029" calcext:value-type="float">
            <text:p>6,09</text:p>
          </table:table-cell>
          <table:table-cell table:style-name="ce23" table:formula="of:=[.$G$5]/[.G15]" office:value-type="float" office:value="6.19006254291304" calcext:value-type="float">
            <text:p>6,19</text:p>
          </table:table-cell>
          <table:table-cell table:style-name="ce35" table:formula="of:=[.I15]/[.G15]" office:value-type="float" office:value="0.553560194168209" calcext:value-type="float">
            <text:p>0,55</text:p>
          </table:table-cell>
          <table:table-cell table:style-name="ce40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22880" calcext:value-type="float">
            <text:p>2022880</text:p>
          </table:table-cell>
          <table:table-cell table:style-name="ce3" office:value-type="float" office:value="14677" calcext:value-type="float">
            <text:p>14677</text:p>
          </table:table-cell>
          <table:table-cell table:style-name="ce3" office:value-type="float" office:value="6685" calcext:value-type="float">
            <text:p>6685</text:p>
          </table:table-cell>
          <table:table-cell table:style-name="ce3" office:value-type="float" office:value="362328" calcext:value-type="float">
            <text:p>362328</text:p>
          </table:table-cell>
          <table:table-cell table:style-name="ce3" office:value-type="float" office:value="6893347" calcext:value-type="float">
            <text:p>6893347</text:p>
          </table:table-cell>
          <table:table-cell table:style-name="ce13" table:formula="of:=([.S15]+[.O15])/1000" office:value-type="float" office:value="8916.227" calcext:value-type="float">
            <text:p>8916</text:p>
          </table:table-cell>
          <table:table-cell table:style-name="ce13" table:formula="of:=([.Q15]+[.R15])/1000" office:value-type="float" office:value="369.013" calcext:value-type="float">
            <text:p>369</text:p>
          </table:table-cell>
          <table:table-cell table:style-name="ce13" table:formula="of:=[.$T$4]/[.$N15]" office:value-type="float" office:value="6753.50063636364" calcext:value-type="float">
            <text:p>6754</text:p>
          </table:table-cell>
          <table:table-cell table:style-name="ce23" table:formula="of:=[.$T$4]/[.T15]" office:value-type="float" office:value="8.33183217520146" calcext:value-type="float">
            <text:p>8,33</text:p>
          </table:table-cell>
          <table:table-cell table:style-name="ce23" table:formula="of:=[.$T$5]/[.T15]" office:value-type="float" office:value="9.03006282814468" calcext:value-type="float">
            <text:p>9,03</text:p>
          </table:table-cell>
          <table:table-cell table:style-name="ce35" table:formula="of:=[.V15]/[.T15]" office:value-type="float" office:value="0.757439288654678" calcext:value-type="float">
            <text:p>0,76</text:p>
          </table:table-cell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49902" calcext:value-type="float">
            <text:p>2249902</text:p>
          </table:table-cell>
          <table:table-cell table:style-name="ce3" office:value-type="float" office:value="14706" calcext:value-type="float">
            <text:p>14706</text:p>
          </table:table-cell>
          <table:table-cell table:style-name="ce3" office:value-type="float" office:value="305" calcext:value-type="float">
            <text:p>305</text:p>
          </table:table-cell>
          <table:table-cell table:style-name="ce3" office:value-type="float" office:value="10624" calcext:value-type="float">
            <text:p>10624</text:p>
          </table:table-cell>
          <table:table-cell table:style-name="ce3" office:value-type="float" office:value="8504620" calcext:value-type="float">
            <text:p>8504620</text:p>
          </table:table-cell>
          <table:table-cell table:style-name="ce13" table:formula="of:=([.F16]+[.B16])/1000" office:value-type="float" office:value="10754.522" calcext:value-type="float">
            <text:p>10755</text:p>
          </table:table-cell>
          <table:table-cell table:style-name="ce13" table:formula="of:=([.D16]+[.E16])/1000" office:value-type="float" office:value="10.929" calcext:value-type="float">
            <text:p>11</text:p>
          </table:table-cell>
          <table:table-cell table:style-name="ce13" table:formula="of:=[.$G$4]/[.$A16]" office:value-type="float" office:value="5765.2385" calcext:value-type="float">
            <text:p>5765</text:p>
          </table:table-cell>
          <table:table-cell table:style-name="ce23" table:formula="of:=[.$G$4]/[.G16]" office:value-type="float" office:value="6.43290905909161" calcext:value-type="float">
            <text:p>6,43</text:p>
          </table:table-cell>
          <table:table-cell table:style-name="ce23" table:formula="of:=[.$G$5]/[.G16]" office:value-type="float" office:value="6.53950552149133" calcext:value-type="float">
            <text:p>6,54</text:p>
          </table:table-cell>
          <table:table-cell table:style-name="ce35" table:formula="of:=[.I16]/[.G16]" office:value-type="float" office:value="0.536075754924301" calcext:value-type="float">
            <text:p>0,54</text:p>
          </table:table-cell>
          <table:table-cell table:style-name="ce40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2023336" calcext:value-type="float">
            <text:p>2023336</text:p>
          </table:table-cell>
          <table:table-cell table:style-name="ce3" office:value-type="float" office:value="15032" calcext:value-type="float">
            <text:p>15032</text:p>
          </table:table-cell>
          <table:table-cell table:style-name="ce3" office:value-type="float" office:value="6477" calcext:value-type="float">
            <text:p>6477</text:p>
          </table:table-cell>
          <table:table-cell table:style-name="ce3" office:value-type="float" office:value="520760" calcext:value-type="float">
            <text:p>520760</text:p>
          </table:table-cell>
          <table:table-cell table:style-name="ce3" office:value-type="float" office:value="6559317" calcext:value-type="float">
            <text:p>6559317</text:p>
          </table:table-cell>
          <table:table-cell table:style-name="ce13" table:formula="of:=([.S16]+[.O16])/1000" office:value-type="float" office:value="8582.653" calcext:value-type="float">
            <text:p>8583</text:p>
          </table:table-cell>
          <table:table-cell table:style-name="ce13" table:formula="of:=([.Q16]+[.R16])/1000" office:value-type="float" office:value="527.237" calcext:value-type="float">
            <text:p>527</text:p>
          </table:table-cell>
          <table:table-cell table:style-name="ce13" table:formula="of:=[.$T$4]/[.$N16]" office:value-type="float" office:value="6190.70891666667" calcext:value-type="float">
            <text:p>6191</text:p>
          </table:table-cell>
          <table:table-cell table:style-name="ce23" table:formula="of:=[.$T$4]/[.T16]" office:value-type="float" office:value="8.65565775524188" calcext:value-type="float">
            <text:p>8,66</text:p>
          </table:table-cell>
          <table:table-cell table:style-name="ce23" table:formula="of:=[.$T$5]/[.T16]" office:value-type="float" office:value="9.38102589024629" calcext:value-type="float">
            <text:p>9,38</text:p>
          </table:table-cell>
          <table:table-cell table:style-name="ce35" table:formula="of:=[.V16]/[.T16]" office:value-type="float" office:value="0.721304812936823" calcext:value-type="float">
            <text:p>0,72</text:p>
          </table:table-cell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float" office:value="2307215" calcext:value-type="float">
            <text:p>2307215</text:p>
          </table:table-cell>
          <table:table-cell table:style-name="ce4" office:value-type="float" office:value="14609" calcext:value-type="float">
            <text:p>14609</text:p>
          </table:table-cell>
          <table:table-cell table:style-name="ce4" office:value-type="float" office:value="320" calcext:value-type="float">
            <text:p>320</text:p>
          </table:table-cell>
          <table:table-cell table:style-name="ce4" office:value-type="float" office:value="156805" calcext:value-type="float">
            <text:p>156805</text:p>
          </table:table-cell>
          <table:table-cell table:style-name="ce4" office:value-type="float" office:value="7720733" calcext:value-type="float">
            <text:p>7720733</text:p>
          </table:table-cell>
          <table:table-cell table:style-name="ce14" table:formula="of:=([.F17]+[.B17])/1000" office:value-type="float" office:value="10027.948" calcext:value-type="float">
            <text:p>10028</text:p>
          </table:table-cell>
          <table:table-cell table:style-name="ce14" table:formula="of:=([.D17]+[.E17])/1000" office:value-type="float" office:value="157.125" calcext:value-type="float">
            <text:p>157</text:p>
          </table:table-cell>
          <table:table-cell table:style-name="ce14" table:formula="of:=[.$G$4]/[.$A17]" office:value-type="float" office:value="5321.75861538462" calcext:value-type="float">
            <text:p>5322</text:p>
          </table:table-cell>
          <table:table-cell table:style-name="ce24" table:formula="of:=[.$G$4]/[.G17]" office:value-type="float" office:value="6.89900486121388" calcext:value-type="float">
            <text:p>6,90</text:p>
          </table:table-cell>
          <table:table-cell table:style-name="ce24" table:formula="of:=[.$G$5]/[.G17]" office:value-type="float" office:value="7.01332475996086" calcext:value-type="float">
            <text:p>7,01</text:p>
          </table:table-cell>
          <table:table-cell table:style-name="ce36" table:formula="of:=[.I17]/[.G17]" office:value-type="float" office:value="0.530692681631837" calcext:value-type="float">
            <text:p>0,53</text:p>
          </table:table-cell>
          <table:table-cell table:style-name="ce40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2025108" calcext:value-type="float">
            <text:p>2025108</text:p>
          </table:table-cell>
          <table:table-cell table:style-name="ce3" office:value-type="float" office:value="18273" calcext:value-type="float">
            <text:p>18273</text:p>
          </table:table-cell>
          <table:table-cell table:style-name="ce3" office:value-type="float" office:value="6798" calcext:value-type="float">
            <text:p>6798</text:p>
          </table:table-cell>
          <table:table-cell table:style-name="ce3" office:value-type="float" office:value="243936" calcext:value-type="float">
            <text:p>243936</text:p>
          </table:table-cell>
          <table:table-cell table:style-name="ce3" office:value-type="float" office:value="5994824" calcext:value-type="float">
            <text:p>5994824</text:p>
          </table:table-cell>
          <table:table-cell table:style-name="ce13" table:formula="of:=([.S17]+[.O17])/1000" office:value-type="float" office:value="8019.932" calcext:value-type="float">
            <text:p>8020</text:p>
          </table:table-cell>
          <table:table-cell table:style-name="ce13" table:formula="of:=([.Q17]+[.R17])/1000" office:value-type="float" office:value="250.734" calcext:value-type="float">
            <text:p>251</text:p>
          </table:table-cell>
          <table:table-cell table:style-name="ce13" table:formula="of:=[.$T$4]/[.$N17]" office:value-type="float" office:value="5714.50053846154" calcext:value-type="float">
            <text:p>5715</text:p>
          </table:table-cell>
          <table:table-cell table:style-name="ce23" table:formula="of:=[.$T$4]/[.T17]" office:value-type="float" office:value="9.26298464874765" calcext:value-type="float">
            <text:p>9,26</text:p>
          </table:table-cell>
          <table:table-cell table:style-name="ce23" table:formula="of:=[.$T$5]/[.T17]" office:value-type="float" office:value="10.0392484624558" calcext:value-type="float">
            <text:p>10,04</text:p>
          </table:table-cell>
          <table:table-cell table:style-name="ce35" table:formula="of:=[.V17]/[.T17]" office:value-type="float" office:value="0.712537280672896" calcext:value-type="float">
            <text:p>0,71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2356286" calcext:value-type="float">
            <text:p>2356286</text:p>
          </table:table-cell>
          <table:table-cell table:style-name="ce3" office:value-type="float" office:value="14694" calcext:value-type="float">
            <text:p>14694</text:p>
          </table:table-cell>
          <table:table-cell table:style-name="ce3" office:value-type="float" office:value="345" calcext:value-type="float">
            <text:p>345</text:p>
          </table:table-cell>
          <table:table-cell table:style-name="ce3" office:value-type="float" office:value="382993" calcext:value-type="float">
            <text:p>382993</text:p>
          </table:table-cell>
          <table:table-cell table:style-name="ce3" office:value-type="float" office:value="7798426" calcext:value-type="float">
            <text:p>7798426</text:p>
          </table:table-cell>
          <table:table-cell table:style-name="ce13" table:formula="of:=([.F18]+[.B18])/1000" office:value-type="float" office:value="10154.712" calcext:value-type="float">
            <text:p>10155</text:p>
          </table:table-cell>
          <table:table-cell table:style-name="ce13" table:formula="of:=([.D18]+[.E18])/1000" office:value-type="float" office:value="383.338" calcext:value-type="float">
            <text:p>383</text:p>
          </table:table-cell>
          <table:table-cell table:style-name="ce13" table:formula="of:=[.$G$4]/[.$A18]" office:value-type="float" office:value="4941.633" calcext:value-type="float">
            <text:p>4942</text:p>
          </table:table-cell>
          <table:table-cell table:style-name="ce23" table:formula="of:=[.$G$4]/[.G18]" office:value-type="float" office:value="6.81288272872731" calcext:value-type="float">
            <text:p>6,81</text:p>
          </table:table-cell>
          <table:table-cell table:style-name="ce23" table:formula="of:=[.$G$5]/[.G18]" office:value-type="float" office:value="6.92577554144322" calcext:value-type="float">
            <text:p>6,93</text:p>
          </table:table-cell>
          <table:table-cell table:style-name="ce35" table:formula="of:=[.I18]/[.G18]" office:value-type="float" office:value="0.48663448062338" calcext:value-type="float">
            <text:p>0,49</text:p>
          </table:table-cell>
          <table:table-cell table:style-name="ce40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2025812" calcext:value-type="float">
            <text:p>2025812</text:p>
          </table:table-cell>
          <table:table-cell table:style-name="ce3" office:value-type="float" office:value="20125" calcext:value-type="float">
            <text:p>20125</text:p>
          </table:table-cell>
          <table:table-cell table:style-name="ce3" office:value-type="float" office:value="7283" calcext:value-type="float">
            <text:p>7283</text:p>
          </table:table-cell>
          <table:table-cell table:style-name="ce3" office:value-type="float" office:value="260918" calcext:value-type="float">
            <text:p>260918</text:p>
          </table:table-cell>
          <table:table-cell table:style-name="ce3" office:value-type="float" office:value="5667184" calcext:value-type="float">
            <text:p>5667184</text:p>
          </table:table-cell>
          <table:table-cell table:style-name="ce13" table:formula="of:=([.S18]+[.O18])/1000" office:value-type="float" office:value="7692.996" calcext:value-type="float">
            <text:p>7693</text:p>
          </table:table-cell>
          <table:table-cell table:style-name="ce13" table:formula="of:=([.Q18]+[.R18])/1000" office:value-type="float" office:value="268.201" calcext:value-type="float">
            <text:p>268</text:p>
          </table:table-cell>
          <table:table-cell table:style-name="ce13" table:formula="of:=[.$T$4]/[.$N18]" office:value-type="float" office:value="5306.32192857143" calcext:value-type="float">
            <text:p>5306</text:p>
          </table:table-cell>
          <table:table-cell table:style-name="ce23" table:formula="of:=[.$T$4]/[.T18]" office:value-type="float" office:value="9.65664183368872" calcext:value-type="float">
            <text:p>9,66</text:p>
          </table:table-cell>
          <table:table-cell table:style-name="ce23" table:formula="of:=[.$T$5]/[.T18]" office:value-type="float" office:value="10.4658952116965" calcext:value-type="float">
            <text:p>10,47</text:p>
          </table:table-cell>
          <table:table-cell table:style-name="ce35" table:formula="of:=[.V18]/[.T18]" office:value-type="float" office:value="0.689760130977766" calcext:value-type="float">
            <text:p>0,69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79328" calcext:value-type="float">
            <text:p>2579328</text:p>
          </table:table-cell>
          <table:table-cell table:style-name="ce3" office:value-type="float" office:value="14602" calcext:value-type="float">
            <text:p>14602</text:p>
          </table:table-cell>
          <table:table-cell table:style-name="ce3" office:value-type="float" office:value="361" calcext:value-type="float">
            <text:p>361</text:p>
          </table:table-cell>
          <table:table-cell table:style-name="ce3" office:value-type="float" office:value="596038" calcext:value-type="float">
            <text:p>596038</text:p>
          </table:table-cell>
          <table:table-cell table:style-name="ce3" office:value-type="float" office:value="7812362" calcext:value-type="float">
            <text:p>7812362</text:p>
          </table:table-cell>
          <table:table-cell table:style-name="ce13" table:formula="of:=([.F19]+[.B19])/1000" office:value-type="float" office:value="10391.69" calcext:value-type="float">
            <text:p>10392</text:p>
          </table:table-cell>
          <table:table-cell table:style-name="ce13" table:formula="of:=([.D19]+[.E19])/1000" office:value-type="float" office:value="596.399" calcext:value-type="float">
            <text:p>596</text:p>
          </table:table-cell>
          <table:table-cell table:style-name="ce13" table:formula="of:=[.$G$4]/[.$A19]" office:value-type="float" office:value="4612.1908" calcext:value-type="float">
            <text:p>4612</text:p>
          </table:table-cell>
          <table:table-cell table:style-name="ce23" table:formula="of:=[.$G$4]/[.G19]" office:value-type="float" office:value="6.65751788207693" calcext:value-type="float">
            <text:p>6,66</text:p>
          </table:table-cell>
          <table:table-cell table:style-name="ce23" table:formula="of:=[.$G$5]/[.G19]" office:value-type="float" office:value="6.76783622298202" calcext:value-type="float">
            <text:p>6,77</text:p>
          </table:table-cell>
          <table:table-cell table:style-name="ce35" table:formula="of:=[.I19]/[.G19]" office:value-type="float" office:value="0.443834525471795" calcext:value-type="float">
            <text:p>0,44</text:p>
          </table:table-cell>
          <table:table-cell table:style-name="ce40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61691" calcext:value-type="float">
            <text:p>2061691</text:p>
          </table:table-cell>
          <table:table-cell table:style-name="ce4" office:value-type="float" office:value="22181" calcext:value-type="float">
            <text:p>22181</text:p>
          </table:table-cell>
          <table:table-cell table:style-name="ce4" office:value-type="float" office:value="7329" calcext:value-type="float">
            <text:p>7329</text:p>
          </table:table-cell>
          <table:table-cell table:style-name="ce4" office:value-type="float" office:value="219703" calcext:value-type="float">
            <text:p>219703</text:p>
          </table:table-cell>
          <table:table-cell table:style-name="ce4" office:value-type="float" office:value="5286968" calcext:value-type="float">
            <text:p>5286968</text:p>
          </table:table-cell>
          <table:table-cell table:style-name="ce14" table:formula="of:=([.S19]+[.O19])/1000" office:value-type="float" office:value="7348.659" calcext:value-type="float">
            <text:p>7349</text:p>
          </table:table-cell>
          <table:table-cell table:style-name="ce14" table:formula="of:=([.Q19]+[.R19])/1000" office:value-type="float" office:value="227.032" calcext:value-type="float">
            <text:p>227</text:p>
          </table:table-cell>
          <table:table-cell table:style-name="ce14" table:formula="of:=[.$T$4]/[.$N19]" office:value-type="float" office:value="4952.56713333333" calcext:value-type="float">
            <text:p>4953</text:p>
          </table:table-cell>
          <table:table-cell table:style-name="ce24" table:formula="of:=[.$T$4]/[.T19]" office:value-type="float" office:value="10.109124263352" calcext:value-type="float">
            <text:p>10,11</text:p>
          </table:table-cell>
          <table:table-cell table:style-name="ce24" table:formula="of:=[.$T$5]/[.T19]" office:value-type="float" office:value="10.9562969243776" calcext:value-type="float">
            <text:p>10,96</text:p>
          </table:table-cell>
          <table:table-cell table:style-name="ce36" table:formula="of:=[.V19]/[.T19]" office:value-type="float" office:value="0.6739416175568" calcext:value-type="float">
            <text:p>0,67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2559578" calcext:value-type="float">
            <text:p>2559578</text:p>
          </table:table-cell>
          <table:table-cell table:style-name="ce3" office:value-type="float" office:value="14581" calcext:value-type="float">
            <text:p>14581</text:p>
          </table:table-cell>
          <table:table-cell table:style-name="ce3" office:value-type="float" office:value="382" calcext:value-type="float">
            <text:p>382</text:p>
          </table:table-cell>
          <table:table-cell table:style-name="ce3" office:value-type="float" office:value="795198" calcext:value-type="float">
            <text:p>795198</text:p>
          </table:table-cell>
          <table:table-cell table:style-name="ce3" office:value-type="float" office:value="7975279" calcext:value-type="float">
            <text:p>7975279</text:p>
          </table:table-cell>
          <table:table-cell table:style-name="ce13" table:formula="of:=([.F20]+[.B20])/1000" office:value-type="float" office:value="10534.857" calcext:value-type="float">
            <text:p>10535</text:p>
          </table:table-cell>
          <table:table-cell table:style-name="ce13" table:formula="of:=([.D20]+[.E20])/1000" office:value-type="float" office:value="795.58" calcext:value-type="float">
            <text:p>796</text:p>
          </table:table-cell>
          <table:table-cell table:style-name="ce13" table:formula="of:=[.$G$4]/[.$A20]" office:value-type="float" office:value="4323.928875" calcext:value-type="float">
            <text:p>4324</text:p>
          </table:table-cell>
          <table:table-cell table:style-name="ce23" table:formula="of:=[.$G$4]/[.G20]" office:value-type="float" office:value="6.56704329256676" calcext:value-type="float">
            <text:p>6,57</text:p>
          </table:table-cell>
          <table:table-cell table:style-name="ce23" table:formula="of:=[.$G$5]/[.G20]" office:value-type="float" office:value="6.67586242509034" calcext:value-type="float">
            <text:p>6,68</text:p>
          </table:table-cell>
          <table:table-cell table:style-name="ce35" table:formula="of:=[.I20]/[.G20]" office:value-type="float" office:value="0.410440205785423" calcext:value-type="float">
            <text:p>0,41</text:p>
          </table:table-cell>
          <table:table-cell table:style-name="ce40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2078756" calcext:value-type="float">
            <text:p>2078756</text:p>
          </table:table-cell>
          <table:table-cell table:style-name="ce3" office:value-type="float" office:value="20626" calcext:value-type="float">
            <text:p>20626</text:p>
          </table:table-cell>
          <table:table-cell table:style-name="ce3" office:value-type="float" office:value="7424" calcext:value-type="float">
            <text:p>7424</text:p>
          </table:table-cell>
          <table:table-cell table:style-name="ce3" office:value-type="float" office:value="5257824" calcext:value-type="float">
            <text:p>5257824</text:p>
          </table:table-cell>
          <table:table-cell table:style-name="ce3" office:value-type="float" office:value="10240077" calcext:value-type="float">
            <text:p>10240077</text:p>
          </table:table-cell>
          <table:table-cell table:style-name="ce13" table:formula="of:=([.S20]+[.O20])/1000" office:value-type="float" office:value="12318.833" calcext:value-type="float">
            <text:p>12319</text:p>
          </table:table-cell>
          <table:table-cell table:style-name="ce13" table:formula="of:=([.Q20]+[.R20])/1000" office:value-type="float" office:value="5265.248" calcext:value-type="float">
            <text:p>5265</text:p>
          </table:table-cell>
          <table:table-cell table:style-name="ce13" table:formula="of:=[.$T$4]/[.$N20]" office:value-type="float" office:value="4643.0316875" calcext:value-type="float">
            <text:p>4643</text:p>
          </table:table-cell>
          <table:table-cell table:style-name="ce23" table:formula="of:=[.$T$4]/[.T20]" office:value-type="float" office:value="6.03048251404983" calcext:value-type="float">
            <text:p>6,03</text:p>
          </table:table-cell>
          <table:table-cell table:style-name="ce23" table:formula="of:=[.$T$5]/[.T20]" office:value-type="float" office:value="6.53585368029585" calcext:value-type="float">
            <text:p>6,54</text:p>
          </table:table-cell>
          <table:table-cell table:style-name="ce35" table:formula="of:=[.V20]/[.T20]" office:value-type="float" office:value="0.376905157128114" calcext:value-type="float">
            <text:p>0,3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1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2"/>
          <table:table-cell table:style-name="ce19" office:value-type="string" calcext:value-type="string" table:number-columns-spanned="3" table:number-rows-spanned="1">
            <text:p>RATIO WITH HOST : </text:p>
          </table:table-cell>
          <table:covered-table-cell table:style-name="ce19"/>
          <table:covered-table-cell table:style-name="ce25"/>
          <table:table-cell table:style-name="ce31" table:formula="of:=[.F23]/[.F4]" office:value-type="float" office:value="8.19889533270148" calcext:value-type="float" table:number-columns-spanned="2" table:number-rows-spanned="1">
            <text:p>8,2</text:p>
          </table:table-cell>
          <table:covered-table-cell table:style-name="ce19"/>
          <table:table-cell table:style-name="ce32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1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2"/>
          <table:table-cell table:style-name="ce19" office:value-type="string" calcext:value-type="string" table:number-columns-spanned="3" table:number-rows-spanned="1">
            <text:p>RATIO WITH HOST : </text:p>
          </table:table-cell>
          <table:covered-table-cell table:style-name="ce19"/>
          <table:covered-table-cell table:style-name="ce25"/>
          <table:table-cell table:style-name="ce31" table:formula="of:=[.S23]/[.S4]" office:value-type="float" office:value="7.56496863655587" calcext:value-type="float" table:number-columns-spanned="2" table:number-rows-spanned="1">
            <text:p>7,6</text:p>
          </table:table-cell>
          <table:covered-table-cell table:style-name="ce19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8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1" office:value-type="string" calcext:value-type="string">
            <text:p>Speedup</text:p>
          </table:table-cell>
          <table:table-cell table:style-name="ce30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32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8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1" office:value-type="string" calcext:value-type="string">
            <text:p>Speedup</text:p>
          </table:table-cell>
          <table:table-cell table:style-name="ce30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7380547" calcext:value-type="float">
            <text:p>17380547</text:p>
          </table:table-cell>
          <table:table-cell table:style-name="ce3" office:value-type="float" office:value="406654" calcext:value-type="float">
            <text:p>40665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46702226" calcext:value-type="float">
            <text:p>546702226</text:p>
          </table:table-cell>
          <table:table-cell table:style-name="ce15" table:formula="of:=([.F23]+[.B23])/1000" office:value-type="float" office:value="564082.773" calcext:value-type="float">
            <text:p>564083</text:p>
          </table:table-cell>
          <table:table-cell table:style-name="ce15"/>
          <table:table-cell table:style-name="ce3"/>
          <table:table-cell table:style-name="ce22" table:number-columns-repeated="2"/>
          <table:table-cell table:style-name="ce5"/>
          <table:table-cell table:style-name="ce3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7278042" calcext:value-type="float">
            <text:p>17278042</text:p>
          </table:table-cell>
          <table:table-cell table:style-name="ce3" office:value-type="float" office:value="403043" calcext:value-type="float">
            <text:p>40304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43130910" calcext:value-type="float">
            <text:p>543130910</text:p>
          </table:table-cell>
          <table:table-cell table:style-name="ce15" table:formula="of:=([.S23]+[.O23])/1000" office:value-type="float" office:value="560408.952" calcext:value-type="float">
            <text:p>560409</text:p>
          </table:table-cell>
          <table:table-cell table:style-name="ce15"/>
          <table:table-cell table:style-name="ce3"/>
          <table:table-cell table:style-name="ce22" table:number-columns-repeated="2"/>
          <table:table-cell table:style-name="ce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7415740" calcext:value-type="float">
            <text:p>17415740</text:p>
          </table:table-cell>
          <table:table-cell table:style-name="ce3" office:value-type="float" office:value="413490" calcext:value-type="float">
            <text:p>413490</text:p>
          </table:table-cell>
          <table:table-cell table:style-name="ce3" office:value-type="float" office:value="588" calcext:value-type="float">
            <text:p>588</text:p>
          </table:table-cell>
          <table:table-cell table:style-name="ce3" office:value-type="float" office:value="547745084" calcext:value-type="float">
            <text:p>547745084</text:p>
          </table:table-cell>
          <table:table-cell table:style-name="ce3" office:value-type="float" office:value="548162663" calcext:value-type="float">
            <text:p>548162663</text:p>
          </table:table-cell>
          <table:table-cell table:style-name="ce15" table:formula="of:=([.F24]+[.B24])/1000" office:value-type="float" office:value="565578.403" calcext:value-type="float">
            <text:p>565578</text:p>
          </table:table-cell>
          <table:table-cell table:style-name="ce15" table:formula="of:=([.D24]+[.E24])/1000" office:value-type="float" office:value="547745.672" calcext:value-type="float">
            <text:p>547746</text:p>
          </table:table-cell>
          <table:table-cell table:style-name="ce15" table:formula="of:=[.$G$23]/[.$A24]" office:value-type="float" office:value="564082.773" calcext:value-type="float">
            <text:p>564083</text:p>
          </table:table-cell>
          <table:table-cell table:style-name="ce23" table:formula="of:=[.$G$23]/[.G24]" office:value-type="float" office:value="0.997355574413615" calcext:value-type="float">
            <text:p>1,00</text:p>
          </table:table-cell>
          <table:table-cell table:style-name="ce23" table:formula="of:=[.$G$24]/[.G24]" office:value-type="float" office:value="1" calcext:value-type="float">
            <text:p>1,00</text:p>
          </table:table-cell>
          <table:table-cell table:style-name="ce37" table:formula="of:=[.I24]/[.G24]" office:value-type="float" office:value="0.997355574413615" calcext:value-type="float">
            <text:p>1,00</text:p>
          </table:table-cell>
          <table:table-cell table:style-name="ce40"/>
          <table:table-cell table:style-name="ce3" office:value-type="float" office:value="1" calcext:value-type="float">
            <text:p>1</text:p>
          </table:table-cell>
          <table:table-cell table:style-name="ce3" office:value-type="float" office:value="17278710" calcext:value-type="float">
            <text:p>17278710</text:p>
          </table:table-cell>
          <table:table-cell table:style-name="ce3" office:value-type="float" office:value="405499" calcext:value-type="float">
            <text:p>405499</text:p>
          </table:table-cell>
          <table:table-cell table:style-name="ce3" office:value-type="float" office:value="1042" calcext:value-type="float">
            <text:p>1042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32008741" calcext:value-type="float">
            <text:p>532008741</text:p>
          </table:table-cell>
          <table:table-cell table:style-name="ce15" table:formula="of:=([.S24]+[.O24])/1000" office:value-type="float" office:value="549287.451" calcext:value-type="float">
            <text:p>549287</text:p>
          </table:table-cell>
          <table:table-cell table:style-name="ce15" table:formula="of:=([.Q24]+[.R24])/1000" office:value-type="float" office:value="1.603" calcext:value-type="float">
            <text:p>2</text:p>
          </table:table-cell>
          <table:table-cell table:style-name="ce15" table:formula="of:=[.$T$23]/[.$N24]" office:value-type="float" office:value="560408.952" calcext:value-type="float">
            <text:p>560409</text:p>
          </table:table-cell>
          <table:table-cell table:style-name="ce23" table:formula="of:=[.$T$23]/[.T24]" office:value-type="float" office:value="1.02024714196502" calcext:value-type="float">
            <text:p>1,02</text:p>
          </table:table-cell>
          <table:table-cell table:style-name="ce23" table:formula="of:=[.$T$24]/[.T24]" office:value-type="float" office:value="1" calcext:value-type="float">
            <text:p>1,00</text:p>
          </table:table-cell>
          <table:table-cell table:style-name="ce37" table:formula="of:=[.V24]/[.T24]" office:value-type="float" office:value="1.02024714196502" calcext:value-type="float">
            <text:p>1,02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465952" calcext:value-type="float">
            <text:p>17465952</text:p>
          </table:table-cell>
          <table:table-cell table:style-name="ce3" office:value-type="float" office:value="421873" calcext:value-type="float">
            <text:p>421873</text:p>
          </table:table-cell>
          <table:table-cell table:style-name="ce3" office:value-type="float" office:value="2929" calcext:value-type="float">
            <text:p>2929</text:p>
          </table:table-cell>
          <table:table-cell table:style-name="ce3" office:value-type="float" office:value="55808524" calcext:value-type="float">
            <text:p>55808524</text:p>
          </table:table-cell>
          <table:table-cell table:style-name="ce3" office:value-type="float" office:value="109882588" calcext:value-type="float">
            <text:p>109882588</text:p>
          </table:table-cell>
          <table:table-cell table:style-name="ce15" table:formula="of:=([.F25]+[.B25])/1000" office:value-type="float" office:value="127348.54" calcext:value-type="float">
            <text:p>127349</text:p>
          </table:table-cell>
          <table:table-cell table:style-name="ce15" table:formula="of:=([.D25]+[.E25])/1000" office:value-type="float" office:value="55811.453" calcext:value-type="float">
            <text:p>55811</text:p>
          </table:table-cell>
          <table:table-cell table:style-name="ce15" table:formula="of:=[.$G$23]/[.$A25]" office:value-type="float" office:value="56408.2773" calcext:value-type="float">
            <text:p>56408</text:p>
          </table:table-cell>
          <table:table-cell table:style-name="ce23" table:formula="of:=[.$G$23]/[.G25]" office:value-type="float" office:value="4.42944043959986" calcext:value-type="float">
            <text:p>4,43</text:p>
          </table:table-cell>
          <table:table-cell table:style-name="ce23" table:formula="of:=[.$G$24]/[.G25]" office:value-type="float" office:value="4.44118482237802" calcext:value-type="float">
            <text:p>4,44</text:p>
          </table:table-cell>
          <table:table-cell table:style-name="ce37" table:formula="of:=[.I25]/[.G25]" office:value-type="float" office:value="0.442944043959986" calcext:value-type="float">
            <text:p>0,44</text:p>
          </table:table-cell>
          <table:table-cell table:style-name="ce40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7279197" calcext:value-type="float">
            <text:p>17279197</text:p>
          </table:table-cell>
          <table:table-cell table:style-name="ce3" office:value-type="float" office:value="422012" calcext:value-type="float">
            <text:p>422012</text:p>
          </table:table-cell>
          <table:table-cell table:style-name="ce3" office:value-type="float" office:value="3784" calcext:value-type="float">
            <text:p>3784</text:p>
          </table:table-cell>
          <table:table-cell table:style-name="ce3" office:value-type="float" office:value="39754238" calcext:value-type="float">
            <text:p>39754238</text:p>
          </table:table-cell>
          <table:table-cell table:style-name="ce3" office:value-type="float" office:value="52389587" calcext:value-type="float">
            <text:p>52389587</text:p>
          </table:table-cell>
          <table:table-cell table:style-name="ce15" table:formula="of:=([.S25]+[.O25])/1000" office:value-type="float" office:value="69668.784" calcext:value-type="float">
            <text:p>69669</text:p>
          </table:table-cell>
          <table:table-cell table:style-name="ce15" table:formula="of:=([.Q25]+[.R25])/1000" office:value-type="float" office:value="39758.022" calcext:value-type="float">
            <text:p>39758</text:p>
          </table:table-cell>
          <table:table-cell table:style-name="ce15" table:formula="of:=[.$T$23]/[.$N25]" office:value-type="float" office:value="56040.8952" calcext:value-type="float">
            <text:p>56041</text:p>
          </table:table-cell>
          <table:table-cell table:style-name="ce23" table:formula="of:=[.$T$23]/[.T25]" office:value-type="float" office:value="8.04390316328759" calcext:value-type="float">
            <text:p>8,04</text:p>
          </table:table-cell>
          <table:table-cell table:style-name="ce23" table:formula="of:=[.$T$24]/[.T25]" office:value-type="float" office:value="7.88426924460171" calcext:value-type="float">
            <text:p>7,88</text:p>
          </table:table-cell>
          <table:table-cell table:style-name="ce37" table:formula="of:=[.V25]/[.T25]" office:value-type="float" office:value="0.804390316328759" calcext:value-type="float">
            <text:p>0,80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863453" calcext:value-type="float">
            <text:p>17863453</text:p>
          </table:table-cell>
          <table:table-cell table:style-name="ce3" office:value-type="float" office:value="423838" calcext:value-type="float">
            <text:p>423838</text:p>
          </table:table-cell>
          <table:table-cell table:style-name="ce3" office:value-type="float" office:value="5832" calcext:value-type="float">
            <text:p>5832</text:p>
          </table:table-cell>
          <table:table-cell table:style-name="ce3" office:value-type="float" office:value="66771772" calcext:value-type="float">
            <text:p>66771772</text:p>
          </table:table-cell>
          <table:table-cell table:style-name="ce3" office:value-type="float" office:value="95892756" calcext:value-type="float">
            <text:p>95892756</text:p>
          </table:table-cell>
          <table:table-cell table:style-name="ce15" table:formula="of:=([.F26]+[.B26])/1000" office:value-type="float" office:value="113756.209" calcext:value-type="float">
            <text:p>113756</text:p>
          </table:table-cell>
          <table:table-cell table:style-name="ce15" table:formula="of:=([.D26]+[.E26])/1000" office:value-type="float" office:value="66777.604" calcext:value-type="float">
            <text:p>66778</text:p>
          </table:table-cell>
          <table:table-cell table:style-name="ce15" table:formula="of:=[.$G$23]/[.$A26]" office:value-type="float" office:value="28204.13865" calcext:value-type="float">
            <text:p>28204</text:p>
          </table:table-cell>
          <table:table-cell table:style-name="ce23" table:formula="of:=[.$G$23]/[.G26]" office:value-type="float" office:value="4.95869876430218" calcext:value-type="float">
            <text:p>4,96</text:p>
          </table:table-cell>
          <table:table-cell table:style-name="ce23" table:formula="of:=[.$G$24]/[.G26]" office:value-type="float" office:value="4.97184644224563" calcext:value-type="float">
            <text:p>4,97</text:p>
          </table:table-cell>
          <table:table-cell table:style-name="ce37" table:formula="of:=[.I26]/[.G26]" office:value-type="float" office:value="0.247934938215109" calcext:value-type="float">
            <text:p>0,25</text:p>
          </table:table-cell>
          <table:table-cell table:style-name="ce40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17279621" calcext:value-type="float">
            <text:p>17279621</text:p>
          </table:table-cell>
          <table:table-cell table:style-name="ce3" office:value-type="float" office:value="420341" calcext:value-type="float">
            <text:p>420341</text:p>
          </table:table-cell>
          <table:table-cell table:style-name="ce3" office:value-type="float" office:value="6942" calcext:value-type="float">
            <text:p>6942</text:p>
          </table:table-cell>
          <table:table-cell table:style-name="ce3" office:value-type="float" office:value="20422299" calcext:value-type="float">
            <text:p>20422299</text:p>
          </table:table-cell>
          <table:table-cell table:style-name="ce3" office:value-type="float" office:value="29258023" calcext:value-type="float">
            <text:p>29258023</text:p>
          </table:table-cell>
          <table:table-cell table:style-name="ce15" table:formula="of:=([.S26]+[.O26])/1000" office:value-type="float" office:value="46537.644" calcext:value-type="float">
            <text:p>46538</text:p>
          </table:table-cell>
          <table:table-cell table:style-name="ce15" table:formula="of:=([.Q26]+[.R26])/1000" office:value-type="float" office:value="20429.241" calcext:value-type="float">
            <text:p>20429</text:p>
          </table:table-cell>
          <table:table-cell table:style-name="ce15" table:formula="of:=[.$T$23]/[.$N26]" office:value-type="float" office:value="28020.4476" calcext:value-type="float">
            <text:p>28020</text:p>
          </table:table-cell>
          <table:table-cell table:style-name="ce23" table:formula="of:=[.$T$23]/[.T26]" office:value-type="float" office:value="12.0420567917018" calcext:value-type="float">
            <text:p>12,04</text:p>
          </table:table-cell>
          <table:table-cell table:style-name="ce23" table:formula="of:=[.$T$24]/[.T26]" office:value-type="float" office:value="11.8030781919257" calcext:value-type="float">
            <text:p>11,80</text:p>
          </table:table-cell>
          <table:table-cell table:style-name="ce37" table:formula="of:=[.V26]/[.T26]" office:value-type="float" office:value="0.602102839585089" calcext:value-type="float">
            <text:p>0,60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453884" calcext:value-type="float">
            <text:p>17453884</text:p>
          </table:table-cell>
          <table:table-cell table:style-name="ce3" office:value-type="float" office:value="426158" calcext:value-type="float">
            <text:p>426158</text:p>
          </table:table-cell>
          <table:table-cell table:style-name="ce3" office:value-type="float" office:value="8784" calcext:value-type="float">
            <text:p>8784</text:p>
          </table:table-cell>
          <table:table-cell table:style-name="ce3" office:value-type="float" office:value="58127083" calcext:value-type="float">
            <text:p>58127083</text:p>
          </table:table-cell>
          <table:table-cell table:style-name="ce3" office:value-type="float" office:value="82134521" calcext:value-type="float">
            <text:p>82134521</text:p>
          </table:table-cell>
          <table:table-cell table:style-name="ce15" table:formula="of:=([.F27]+[.B27])/1000" office:value-type="float" office:value="99588.405" calcext:value-type="float">
            <text:p>99588</text:p>
          </table:table-cell>
          <table:table-cell table:style-name="ce15" table:formula="of:=([.D27]+[.E27])/1000" office:value-type="float" office:value="58135.867" calcext:value-type="float">
            <text:p>58136</text:p>
          </table:table-cell>
          <table:table-cell table:style-name="ce15" table:formula="of:=[.$G$23]/[.$A27]" office:value-type="float" office:value="18802.7591" calcext:value-type="float">
            <text:p>18803</text:p>
          </table:table-cell>
          <table:table-cell table:style-name="ce23" table:formula="of:=[.$G$23]/[.G27]" office:value-type="float" office:value="5.66414105136035" calcext:value-type="float">
            <text:p>5,66</text:p>
          </table:table-cell>
          <table:table-cell table:style-name="ce23" table:formula="of:=[.$G$24]/[.G27]" office:value-type="float" office:value="5.67915916516587" calcext:value-type="float">
            <text:p>5,68</text:p>
          </table:table-cell>
          <table:table-cell table:style-name="ce37" table:formula="of:=[.I27]/[.G27]" office:value-type="float" office:value="0.188804701712012" calcext:value-type="float">
            <text:p>0,19</text:p>
          </table:table-cell>
          <table:table-cell table:style-name="ce40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279608" calcext:value-type="float">
            <text:p>17279608</text:p>
          </table:table-cell>
          <table:table-cell table:style-name="ce3" office:value-type="float" office:value="425195" calcext:value-type="float">
            <text:p>425195</text:p>
          </table:table-cell>
          <table:table-cell table:style-name="ce3" office:value-type="float" office:value="10193" calcext:value-type="float">
            <text:p>10193</text:p>
          </table:table-cell>
          <table:table-cell table:style-name="ce3" office:value-type="float" office:value="13412786" calcext:value-type="float">
            <text:p>13412786</text:p>
          </table:table-cell>
          <table:table-cell table:style-name="ce3" office:value-type="float" office:value="18663576" calcext:value-type="float">
            <text:p>18663576</text:p>
          </table:table-cell>
          <table:table-cell table:style-name="ce15" table:formula="of:=([.S27]+[.O27])/1000" office:value-type="float" office:value="35943.184" calcext:value-type="float">
            <text:p>35943</text:p>
          </table:table-cell>
          <table:table-cell table:style-name="ce15" table:formula="of:=([.Q27]+[.R27])/1000" office:value-type="float" office:value="13422.979" calcext:value-type="float">
            <text:p>13423</text:p>
          </table:table-cell>
          <table:table-cell table:style-name="ce15" table:formula="of:=[.$T$23]/[.$N27]" office:value-type="float" office:value="18680.2984" calcext:value-type="float">
            <text:p>18680</text:p>
          </table:table-cell>
          <table:table-cell table:style-name="ce23" table:formula="of:=[.$T$23]/[.T27]" office:value-type="float" office:value="15.5915222201795" calcext:value-type="float">
            <text:p>15,59</text:p>
          </table:table-cell>
          <table:table-cell table:style-name="ce23" table:formula="of:=[.$T$24]/[.T27]" office:value-type="float" office:value="15.2821033050383" calcext:value-type="float">
            <text:p>15,28</text:p>
          </table:table-cell>
          <table:table-cell table:style-name="ce37" table:formula="of:=[.V27]/[.T27]" office:value-type="float" office:value="0.519717407339317" calcext:value-type="float">
            <text:p>0,52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17502239" calcext:value-type="float">
            <text:p>17502239</text:p>
          </table:table-cell>
          <table:table-cell table:style-name="ce3" office:value-type="float" office:value="430146" calcext:value-type="float">
            <text:p>430146</text:p>
          </table:table-cell>
          <table:table-cell table:style-name="ce3" office:value-type="float" office:value="12362" calcext:value-type="float">
            <text:p>12362</text:p>
          </table:table-cell>
          <table:table-cell table:style-name="ce3" office:value-type="float" office:value="51599941" calcext:value-type="float">
            <text:p>51599941</text:p>
          </table:table-cell>
          <table:table-cell table:style-name="ce3" office:value-type="float" office:value="70764693" calcext:value-type="float">
            <text:p>70764693</text:p>
          </table:table-cell>
          <table:table-cell table:style-name="ce15" table:formula="of:=([.F28]+[.B28])/1000" office:value-type="float" office:value="88266.932" calcext:value-type="float">
            <text:p>88267</text:p>
          </table:table-cell>
          <table:table-cell table:style-name="ce15" table:formula="of:=([.D28]+[.E28])/1000" office:value-type="float" office:value="51612.303" calcext:value-type="float">
            <text:p>51612</text:p>
          </table:table-cell>
          <table:table-cell table:style-name="ce15" table:formula="of:=[.$G$23]/[.$A28]" office:value-type="float" office:value="14102.069325" calcext:value-type="float">
            <text:p>14102</text:p>
          </table:table-cell>
          <table:table-cell table:style-name="ce23" table:formula="of:=[.$G$23]/[.G28]" office:value-type="float" office:value="6.39064664669664" calcext:value-type="float">
            <text:p>6,39</text:p>
          </table:table-cell>
          <table:table-cell table:style-name="ce23" table:formula="of:=[.$G$24]/[.G28]" office:value-type="float" office:value="6.40759104440154" calcext:value-type="float">
            <text:p>6,41</text:p>
          </table:table-cell>
          <table:table-cell table:style-name="ce37" table:formula="of:=[.I28]/[.G28]" office:value-type="float" office:value="0.159766166167416" calcext:value-type="float">
            <text:p>0,16</text:p>
          </table:table-cell>
          <table:table-cell table:style-name="ce40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17279690" calcext:value-type="float">
            <text:p>17279690</text:p>
          </table:table-cell>
          <table:table-cell table:style-name="ce3" office:value-type="float" office:value="428023" calcext:value-type="float">
            <text:p>428023</text:p>
          </table:table-cell>
          <table:table-cell table:style-name="ce3" office:value-type="float" office:value="13560" calcext:value-type="float">
            <text:p>13560</text:p>
          </table:table-cell>
          <table:table-cell table:style-name="ce3" office:value-type="float" office:value="9563359" calcext:value-type="float">
            <text:p>9563359</text:p>
          </table:table-cell>
          <table:table-cell table:style-name="ce3" office:value-type="float" office:value="14934293" calcext:value-type="float">
            <text:p>14934293</text:p>
          </table:table-cell>
          <table:table-cell table:style-name="ce15" table:formula="of:=([.S28]+[.O28])/1000" office:value-type="float" office:value="32213.983" calcext:value-type="float">
            <text:p>32214</text:p>
          </table:table-cell>
          <table:table-cell table:style-name="ce15" table:formula="of:=([.Q28]+[.R28])/1000" office:value-type="float" office:value="9576.919" calcext:value-type="float">
            <text:p>9577</text:p>
          </table:table-cell>
          <table:table-cell table:style-name="ce15" table:formula="of:=[.$T$23]/[.$N28]" office:value-type="float" office:value="14010.2238" calcext:value-type="float">
            <text:p>14010</text:p>
          </table:table-cell>
          <table:table-cell table:style-name="ce23" table:formula="of:=[.$T$23]/[.T28]" office:value-type="float" office:value="17.3964502309447" calcext:value-type="float">
            <text:p>17,40</text:p>
          </table:table-cell>
          <table:table-cell table:style-name="ce23" table:formula="of:=[.$T$24]/[.T28]" office:value-type="float" office:value="17.0512119224748" calcext:value-type="float">
            <text:p>17,05</text:p>
          </table:table-cell>
          <table:table-cell table:style-name="ce37" table:formula="of:=[.V28]/[.T28]" office:value-type="float" office:value="0.434911255773619" calcext:value-type="float">
            <text:p>0,43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17517165" calcext:value-type="float">
            <text:p>17517165</text:p>
          </table:table-cell>
          <table:table-cell table:style-name="ce3" office:value-type="float" office:value="434282" calcext:value-type="float">
            <text:p>434282</text:p>
          </table:table-cell>
          <table:table-cell table:style-name="ce3" office:value-type="float" office:value="15409" calcext:value-type="float">
            <text:p>15409</text:p>
          </table:table-cell>
          <table:table-cell table:style-name="ce3" office:value-type="float" office:value="46876093" calcext:value-type="float">
            <text:p>46876093</text:p>
          </table:table-cell>
          <table:table-cell table:style-name="ce3" office:value-type="float" office:value="62095664" calcext:value-type="float">
            <text:p>62095664</text:p>
          </table:table-cell>
          <table:table-cell table:style-name="ce15" table:formula="of:=([.F29]+[.B29])/1000" office:value-type="float" office:value="79612.829" calcext:value-type="float">
            <text:p>79613</text:p>
          </table:table-cell>
          <table:table-cell table:style-name="ce15" table:formula="of:=([.D29]+[.E29])/1000" office:value-type="float" office:value="46891.502" calcext:value-type="float">
            <text:p>46892</text:p>
          </table:table-cell>
          <table:table-cell table:style-name="ce15" table:formula="of:=[.$G$23]/[.$A29]" office:value-type="float" office:value="11281.65546" calcext:value-type="float">
            <text:p>11282</text:p>
          </table:table-cell>
          <table:table-cell table:style-name="ce23" table:formula="of:=[.$G$23]/[.G29]" office:value-type="float" office:value="7.08532506739586" calcext:value-type="float">
            <text:p>7,09</text:p>
          </table:table-cell>
          <table:table-cell table:style-name="ce23" table:formula="of:=[.$G$24]/[.G29]" office:value-type="float" office:value="7.10411136124807" calcext:value-type="float">
            <text:p>7,10</text:p>
          </table:table-cell>
          <table:table-cell table:style-name="ce37" table:formula="of:=[.I29]/[.G29]" office:value-type="float" office:value="0.141706501347917" calcext:value-type="float">
            <text:p>0,14</text:p>
          </table:table-cell>
          <table:table-cell table:style-name="ce40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17279712" calcext:value-type="float">
            <text:p>17279712</text:p>
          </table:table-cell>
          <table:table-cell table:style-name="ce3" office:value-type="float" office:value="435147" calcext:value-type="float">
            <text:p>435147</text:p>
          </table:table-cell>
          <table:table-cell table:style-name="ce3" office:value-type="float" office:value="17079" calcext:value-type="float">
            <text:p>17079</text:p>
          </table:table-cell>
          <table:table-cell table:style-name="ce3" office:value-type="float" office:value="6669424" calcext:value-type="float">
            <text:p>6669424</text:p>
          </table:table-cell>
          <table:table-cell table:style-name="ce3" office:value-type="float" office:value="11793578" calcext:value-type="float">
            <text:p>11793578</text:p>
          </table:table-cell>
          <table:table-cell table:style-name="ce15" table:formula="of:=([.S29]+[.O29])/1000" office:value-type="float" office:value="29073.29" calcext:value-type="float">
            <text:p>29073</text:p>
          </table:table-cell>
          <table:table-cell table:style-name="ce15" table:formula="of:=([.Q29]+[.R29])/1000" office:value-type="float" office:value="6686.503" calcext:value-type="float">
            <text:p>6687</text:p>
          </table:table-cell>
          <table:table-cell table:style-name="ce15" table:formula="of:=[.$T$23]/[.$N29]" office:value-type="float" office:value="11208.17904" calcext:value-type="float">
            <text:p>11208</text:p>
          </table:table-cell>
          <table:table-cell table:style-name="ce23" table:formula="of:=[.$T$23]/[.T29]" office:value-type="float" office:value="19.2757321926758" calcext:value-type="float">
            <text:p>19,28</text:p>
          </table:table-cell>
          <table:table-cell table:style-name="ce23" table:formula="of:=[.$T$24]/[.T29]" office:value-type="float" office:value="18.8931989121286" calcext:value-type="float">
            <text:p>18,89</text:p>
          </table:table-cell>
          <table:table-cell table:style-name="ce37" table:formula="of:=[.V29]/[.T29]" office:value-type="float" office:value="0.385514643853516" calcext:value-type="float">
            <text:p>0,39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36766261" calcext:value-type="float">
            <text:p>36766261</text:p>
          </table:table-cell>
          <table:table-cell table:style-name="ce3" office:value-type="float" office:value="530054" calcext:value-type="float">
            <text:p>530054</text:p>
          </table:table-cell>
          <table:table-cell table:style-name="ce3" office:value-type="float" office:value="22369" calcext:value-type="float">
            <text:p>22369</text:p>
          </table:table-cell>
          <table:table-cell table:style-name="ce3" office:value-type="float" office:value="27085901" calcext:value-type="float">
            <text:p>27085901</text:p>
          </table:table-cell>
          <table:table-cell table:style-name="ce3" office:value-type="float" office:value="52323688" calcext:value-type="float">
            <text:p>52323688</text:p>
          </table:table-cell>
          <table:table-cell table:style-name="ce15" table:formula="of:=([.F30]+[.B30])/1000" office:value-type="float" office:value="89089.949" calcext:value-type="float">
            <text:p>89090</text:p>
          </table:table-cell>
          <table:table-cell table:style-name="ce15" table:formula="of:=([.D30]+[.E30])/1000" office:value-type="float" office:value="27108.27" calcext:value-type="float">
            <text:p>27108</text:p>
          </table:table-cell>
          <table:table-cell table:style-name="ce15" table:formula="of:=[.$G$23]/[.$A30]" office:value-type="float" office:value="9401.37955" calcext:value-type="float">
            <text:p>9401</text:p>
          </table:table-cell>
          <table:table-cell table:style-name="ce23" table:formula="of:=[.$G$23]/[.G30]" office:value-type="float" office:value="6.33160956237611" calcext:value-type="float">
            <text:p>6,33</text:p>
          </table:table-cell>
          <table:table-cell table:style-name="ce23" table:formula="of:=[.$G$24]/[.G30]" office:value-type="float" office:value="6.34839742696452" calcext:value-type="float">
            <text:p>6,35</text:p>
          </table:table-cell>
          <table:table-cell table:style-name="ce37" table:formula="of:=[.I30]/[.G30]" office:value-type="float" office:value="0.105526826039602" calcext:value-type="float">
            <text:p>0,11</text:p>
          </table:table-cell>
          <table:table-cell table:style-name="ce40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279702" calcext:value-type="float">
            <text:p>17279702</text:p>
          </table:table-cell>
          <table:table-cell table:style-name="ce3" office:value-type="float" office:value="439545" calcext:value-type="float">
            <text:p>439545</text:p>
          </table:table-cell>
          <table:table-cell table:style-name="ce3" office:value-type="float" office:value="20787" calcext:value-type="float">
            <text:p>20787</text:p>
          </table:table-cell>
          <table:table-cell table:style-name="ce3" office:value-type="float" office:value="6367249" calcext:value-type="float">
            <text:p>6367249</text:p>
          </table:table-cell>
          <table:table-cell table:style-name="ce3" office:value-type="float" office:value="10042692" calcext:value-type="float">
            <text:p>10042692</text:p>
          </table:table-cell>
          <table:table-cell table:style-name="ce15" table:formula="of:=([.S30]+[.O30])/1000" office:value-type="float" office:value="27322.394" calcext:value-type="float">
            <text:p>27322</text:p>
          </table:table-cell>
          <table:table-cell table:style-name="ce15" table:formula="of:=([.Q30]+[.R30])/1000" office:value-type="float" office:value="6388.036" calcext:value-type="float">
            <text:p>6388</text:p>
          </table:table-cell>
          <table:table-cell table:style-name="ce15" table:formula="of:=[.$T$23]/[.$N30]" office:value-type="float" office:value="9340.1492" calcext:value-type="float">
            <text:p>9340</text:p>
          </table:table-cell>
          <table:table-cell table:style-name="ce23" table:formula="of:=[.$T$23]/[.T30]" office:value-type="float" office:value="20.5109754291663" calcext:value-type="float">
            <text:p>20,51</text:p>
          </table:table-cell>
          <table:table-cell table:style-name="ce23" table:formula="of:=[.$T$24]/[.T30]" office:value-type="float" office:value="20.1039283380512" calcext:value-type="float">
            <text:p>20,10</text:p>
          </table:table-cell>
          <table:table-cell table:style-name="ce37" table:formula="of:=[.V30]/[.T30]" office:value-type="float" office:value="0.341849590486105" calcext:value-type="float">
            <text:p>0,34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55837467" calcext:value-type="float">
            <text:p>55837467</text:p>
          </table:table-cell>
          <table:table-cell table:style-name="ce3" office:value-type="float" office:value="639774" calcext:value-type="float">
            <text:p>639774</text:p>
          </table:table-cell>
          <table:table-cell table:style-name="ce3" office:value-type="float" office:value="35324" calcext:value-type="float">
            <text:p>35324</text:p>
          </table:table-cell>
          <table:table-cell table:style-name="ce3" office:value-type="float" office:value="10045389" calcext:value-type="float">
            <text:p>10045389</text:p>
          </table:table-cell>
          <table:table-cell table:style-name="ce3" office:value-type="float" office:value="38602213" calcext:value-type="float">
            <text:p>38602213</text:p>
          </table:table-cell>
          <table:table-cell table:style-name="ce15" table:formula="of:=([.F31]+[.B31])/1000" office:value-type="float" office:value="94439.68" calcext:value-type="float">
            <text:p>94440</text:p>
          </table:table-cell>
          <table:table-cell table:style-name="ce15" table:formula="of:=([.D31]+[.E31])/1000" office:value-type="float" office:value="10080.713" calcext:value-type="float">
            <text:p>10081</text:p>
          </table:table-cell>
          <table:table-cell table:style-name="ce15" table:formula="of:=[.$G$23]/[.$A31]" office:value-type="float" office:value="8058.32532857143" calcext:value-type="float">
            <text:p>8058</text:p>
          </table:table-cell>
          <table:table-cell table:style-name="ce23" table:formula="of:=[.$G$23]/[.G31]" office:value-type="float" office:value="5.97294244326114" calcext:value-type="float">
            <text:p>5,97</text:p>
          </table:table-cell>
          <table:table-cell table:style-name="ce23" table:formula="of:=[.$G$24]/[.G31]" office:value-type="float" office:value="5.98877932453816" calcext:value-type="float">
            <text:p>5,99</text:p>
          </table:table-cell>
          <table:table-cell table:style-name="ce37" table:formula="of:=[.I31]/[.G31]" office:value-type="float" office:value="0.0853277491894448" calcext:value-type="float">
            <text:p>0,09</text:p>
          </table:table-cell>
          <table:table-cell table:style-name="ce40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17280630" calcext:value-type="float">
            <text:p>17280630</text:p>
          </table:table-cell>
          <table:table-cell table:style-name="ce3" office:value-type="float" office:value="441225" calcext:value-type="float">
            <text:p>441225</text:p>
          </table:table-cell>
          <table:table-cell table:style-name="ce3" office:value-type="float" office:value="24535" calcext:value-type="float">
            <text:p>24535</text:p>
          </table:table-cell>
          <table:table-cell table:style-name="ce3" office:value-type="float" office:value="3590752" calcext:value-type="float">
            <text:p>3590752</text:p>
          </table:table-cell>
          <table:table-cell table:style-name="ce3" office:value-type="float" office:value="8451148" calcext:value-type="float">
            <text:p>8451148</text:p>
          </table:table-cell>
          <table:table-cell table:style-name="ce15" table:formula="of:=([.S31]+[.O31])/1000" office:value-type="float" office:value="25731.778" calcext:value-type="float">
            <text:p>25732</text:p>
          </table:table-cell>
          <table:table-cell table:style-name="ce15" table:formula="of:=([.Q31]+[.R31])/1000" office:value-type="float" office:value="3615.287" calcext:value-type="float">
            <text:p>3615</text:p>
          </table:table-cell>
          <table:table-cell table:style-name="ce15" table:formula="of:=[.$T$23]/[.$N31]" office:value-type="float" office:value="8005.84217142857" calcext:value-type="float">
            <text:p>8006</text:p>
          </table:table-cell>
          <table:table-cell table:style-name="ce23" table:formula="of:=[.$T$23]/[.T31]" office:value-type="float" office:value="21.7788662718915" calcext:value-type="float">
            <text:p>21,78</text:p>
          </table:table-cell>
          <table:table-cell table:style-name="ce23" table:formula="of:=[.$T$24]/[.T31]" office:value-type="float" office:value="21.3466574676651" calcext:value-type="float">
            <text:p>21,35</text:p>
          </table:table-cell>
          <table:table-cell table:style-name="ce37" table:formula="of:=[.V31]/[.T31]" office:value-type="float" office:value="0.311126661027022" calcext:value-type="float">
            <text:p>0,31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56930967" calcext:value-type="float">
            <text:p>56930967</text:p>
          </table:table-cell>
          <table:table-cell table:style-name="ce3" office:value-type="float" office:value="680465" calcext:value-type="float">
            <text:p>680465</text:p>
          </table:table-cell>
          <table:table-cell table:style-name="ce3" office:value-type="float" office:value="37672" calcext:value-type="float">
            <text:p>37672</text:p>
          </table:table-cell>
          <table:table-cell table:style-name="ce3" office:value-type="float" office:value="9419438" calcext:value-type="float">
            <text:p>9419438</text:p>
          </table:table-cell>
          <table:table-cell table:style-name="ce3" office:value-type="float" office:value="37031646" calcext:value-type="float">
            <text:p>37031646</text:p>
          </table:table-cell>
          <table:table-cell table:style-name="ce15" table:formula="of:=([.F32]+[.B32])/1000" office:value-type="float" office:value="93962.613" calcext:value-type="float">
            <text:p>93963</text:p>
          </table:table-cell>
          <table:table-cell table:style-name="ce15" table:formula="of:=([.D32]+[.E32])/1000" office:value-type="float" office:value="9457.11" calcext:value-type="float">
            <text:p>9457</text:p>
          </table:table-cell>
          <table:table-cell table:style-name="ce15" table:formula="of:=[.$G$23]/[.$A32]" office:value-type="float" office:value="7051.0346625" calcext:value-type="float">
            <text:p>7051</text:p>
          </table:table-cell>
          <table:table-cell table:style-name="ce23" table:formula="of:=[.$G$23]/[.G32]" office:value-type="float" office:value="6.00326826798655" calcext:value-type="float">
            <text:p>6,00</text:p>
          </table:table-cell>
          <table:table-cell table:style-name="ce23" table:formula="of:=[.$G$24]/[.G32]" office:value-type="float" office:value="6.01918555628077" calcext:value-type="float">
            <text:p>6,02</text:p>
          </table:table-cell>
          <table:table-cell table:style-name="ce37" table:formula="of:=[.I32]/[.G32]" office:value-type="float" office:value="0.0750408533498318" calcext:value-type="float">
            <text:p>0,08</text:p>
          </table:table-cell>
          <table:table-cell table:style-name="ce40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17279966" calcext:value-type="float">
            <text:p>17279966</text:p>
          </table:table-cell>
          <table:table-cell table:style-name="ce3" office:value-type="float" office:value="441471" calcext:value-type="float">
            <text:p>441471</text:p>
          </table:table-cell>
          <table:table-cell table:style-name="ce3" office:value-type="float" office:value="28678" calcext:value-type="float">
            <text:p>28678</text:p>
          </table:table-cell>
          <table:table-cell table:style-name="ce3" office:value-type="float" office:value="3824988" calcext:value-type="float">
            <text:p>3824988</text:p>
          </table:table-cell>
          <table:table-cell table:style-name="ce3" office:value-type="float" office:value="8040166" calcext:value-type="float">
            <text:p>8040166</text:p>
          </table:table-cell>
          <table:table-cell table:style-name="ce15" table:formula="of:=([.S32]+[.O32])/1000" office:value-type="float" office:value="25320.132" calcext:value-type="float">
            <text:p>25320</text:p>
          </table:table-cell>
          <table:table-cell table:style-name="ce15" table:formula="of:=([.Q32]+[.R32])/1000" office:value-type="float" office:value="3853.666" calcext:value-type="float">
            <text:p>3854</text:p>
          </table:table-cell>
          <table:table-cell table:style-name="ce15" table:formula="of:=[.$T$23]/[.$N32]" office:value-type="float" office:value="7005.1119" calcext:value-type="float">
            <text:p>7005</text:p>
          </table:table-cell>
          <table:table-cell table:style-name="ce23" table:formula="of:=[.$T$23]/[.T32]" office:value-type="float" office:value="22.1329395913102" calcext:value-type="float">
            <text:p>22,13</text:p>
          </table:table-cell>
          <table:table-cell table:style-name="ce23" table:formula="of:=[.$T$24]/[.T32]" office:value-type="float" office:value="21.693704084955" calcext:value-type="float">
            <text:p>21,69</text:p>
          </table:table-cell>
          <table:table-cell table:style-name="ce37" table:formula="of:=[.V32]/[.T32]" office:value-type="float" office:value="0.276661744891377" calcext:value-type="float">
            <text:p>0,28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57569007" calcext:value-type="float">
            <text:p>57569007</text:p>
          </table:table-cell>
          <table:table-cell table:style-name="ce3" office:value-type="float" office:value="654773" calcext:value-type="float">
            <text:p>654773</text:p>
          </table:table-cell>
          <table:table-cell table:style-name="ce3" office:value-type="float" office:value="45301" calcext:value-type="float">
            <text:p>45301</text:p>
          </table:table-cell>
          <table:table-cell table:style-name="ce3" office:value-type="float" office:value="7219342" calcext:value-type="float">
            <text:p>7219342</text:p>
          </table:table-cell>
          <table:table-cell table:style-name="ce3" office:value-type="float" office:value="31195341" calcext:value-type="float">
            <text:p>31195341</text:p>
          </table:table-cell>
          <table:table-cell table:style-name="ce15" table:formula="of:=([.F33]+[.B33])/1000" office:value-type="float" office:value="88764.348" calcext:value-type="float">
            <text:p>88764</text:p>
          </table:table-cell>
          <table:table-cell table:style-name="ce15" table:formula="of:=([.D33]+[.E33])/1000" office:value-type="float" office:value="7264.643" calcext:value-type="float">
            <text:p>7265</text:p>
          </table:table-cell>
          <table:table-cell table:style-name="ce15" table:formula="of:=[.$G$23]/[.$A33]" office:value-type="float" office:value="6267.58636666667" calcext:value-type="float">
            <text:p>6268</text:p>
          </table:table-cell>
          <table:table-cell table:style-name="ce23" table:formula="of:=[.$G$23]/[.G33]" office:value-type="float" office:value="6.35483486004989" calcext:value-type="float">
            <text:p>6,35</text:p>
          </table:table-cell>
          <table:table-cell table:style-name="ce23" table:formula="of:=[.$G$24]/[.G33]" office:value-type="float" office:value="6.37168430505455" calcext:value-type="float">
            <text:p>6,37</text:p>
          </table:table-cell>
          <table:table-cell table:style-name="ce37" table:formula="of:=[.I33]/[.G33]" office:value-type="float" office:value="0.0706092762227766" calcext:value-type="float">
            <text:p>0,07</text:p>
          </table:table-cell>
          <table:table-cell table:style-name="ce40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17279074" calcext:value-type="float">
            <text:p>17279074</text:p>
          </table:table-cell>
          <table:table-cell table:style-name="ce3" office:value-type="float" office:value="450739" calcext:value-type="float">
            <text:p>450739</text:p>
          </table:table-cell>
          <table:table-cell table:style-name="ce3" office:value-type="float" office:value="33458" calcext:value-type="float">
            <text:p>33458</text:p>
          </table:table-cell>
          <table:table-cell table:style-name="ce3" office:value-type="float" office:value="3786239" calcext:value-type="float">
            <text:p>3786239</text:p>
          </table:table-cell>
          <table:table-cell table:style-name="ce3" office:value-type="float" office:value="7167629" calcext:value-type="float">
            <text:p>7167629</text:p>
          </table:table-cell>
          <table:table-cell table:style-name="ce15" table:formula="of:=([.S33]+[.O33])/1000" office:value-type="float" office:value="24446.703" calcext:value-type="float">
            <text:p>24447</text:p>
          </table:table-cell>
          <table:table-cell table:style-name="ce15" table:formula="of:=([.Q33]+[.R33])/1000" office:value-type="float" office:value="3819.697" calcext:value-type="float">
            <text:p>3820</text:p>
          </table:table-cell>
          <table:table-cell table:style-name="ce15" table:formula="of:=[.$T$23]/[.$N33]" office:value-type="float" office:value="6226.76613333333" calcext:value-type="float">
            <text:p>6227</text:p>
          </table:table-cell>
          <table:table-cell table:style-name="ce23" table:formula="of:=[.$T$23]/[.T33]" office:value-type="float" office:value="22.9237027177039" calcext:value-type="float">
            <text:p>22,92</text:p>
          </table:table-cell>
          <table:table-cell table:style-name="ce23" table:formula="of:=[.$T$24]/[.T33]" office:value-type="float" office:value="22.4687742555714" calcext:value-type="float">
            <text:p>22,47</text:p>
          </table:table-cell>
          <table:table-cell table:style-name="ce37" table:formula="of:=[.V33]/[.T33]" office:value-type="float" office:value="0.254707807974488" calcext:value-type="float">
            <text:p>0,25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57813251" calcext:value-type="float">
            <text:p>57813251</text:p>
          </table:table-cell>
          <table:table-cell table:style-name="ce3" office:value-type="float" office:value="659782" calcext:value-type="float">
            <text:p>659782</text:p>
          </table:table-cell>
          <table:table-cell table:style-name="ce3" office:value-type="float" office:value="49831" calcext:value-type="float">
            <text:p>49831</text:p>
          </table:table-cell>
          <table:table-cell table:style-name="ce3" office:value-type="float" office:value="7268933" calcext:value-type="float">
            <text:p>7268933</text:p>
          </table:table-cell>
          <table:table-cell table:style-name="ce3" office:value-type="float" office:value="30072971" calcext:value-type="float">
            <text:p>30072971</text:p>
          </table:table-cell>
          <table:table-cell table:style-name="ce15" table:formula="of:=([.F34]+[.B34])/1000" office:value-type="float" office:value="87886.222" calcext:value-type="float">
            <text:p>87886</text:p>
          </table:table-cell>
          <table:table-cell table:style-name="ce15" table:formula="of:=([.D34]+[.E34])/1000" office:value-type="float" office:value="7318.764" calcext:value-type="float">
            <text:p>7319</text:p>
          </table:table-cell>
          <table:table-cell table:style-name="ce15" table:formula="of:=[.$G$23]/[.$A34]" office:value-type="float" office:value="5640.82773" calcext:value-type="float">
            <text:p>5641</text:p>
          </table:table-cell>
          <table:table-cell table:style-name="ce23" table:formula="of:=[.$G$23]/[.G34]" office:value-type="float" office:value="6.41832997440714" calcext:value-type="float">
            <text:p>6,42</text:p>
          </table:table-cell>
          <table:table-cell table:style-name="ce23" table:formula="of:=[.$G$24]/[.G34]" office:value-type="float" office:value="6.43534777271459" calcext:value-type="float">
            <text:p>6,44</text:p>
          </table:table-cell>
          <table:table-cell table:style-name="ce37" table:formula="of:=[.I34]/[.G34]" office:value-type="float" office:value="0.0641832997440714" calcext:value-type="float">
            <text:p>0,06</text:p>
          </table:table-cell>
          <table:table-cell table:style-name="ce40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17278882" calcext:value-type="float">
            <text:p>17278882</text:p>
          </table:table-cell>
          <table:table-cell table:style-name="ce3" office:value-type="float" office:value="451968" calcext:value-type="float">
            <text:p>451968</text:p>
          </table:table-cell>
          <table:table-cell table:style-name="ce3" office:value-type="float" office:value="38043" calcext:value-type="float">
            <text:p>38043</text:p>
          </table:table-cell>
          <table:table-cell table:style-name="ce3" office:value-type="float" office:value="3491535" calcext:value-type="float">
            <text:p>3491535</text:p>
          </table:table-cell>
          <table:table-cell table:style-name="ce3" office:value-type="float" office:value="6386863" calcext:value-type="float">
            <text:p>6386863</text:p>
          </table:table-cell>
          <table:table-cell table:style-name="ce15" table:formula="of:=([.S34]+[.O34])/1000" office:value-type="float" office:value="23665.745" calcext:value-type="float">
            <text:p>23666</text:p>
          </table:table-cell>
          <table:table-cell table:style-name="ce15" table:formula="of:=([.Q34]+[.R34])/1000" office:value-type="float" office:value="3529.578" calcext:value-type="float">
            <text:p>3530</text:p>
          </table:table-cell>
          <table:table-cell table:style-name="ce15" table:formula="of:=[.$T$23]/[.$N34]" office:value-type="float" office:value="5604.08952" calcext:value-type="float">
            <text:p>5604</text:p>
          </table:table-cell>
          <table:table-cell table:style-name="ce23" table:formula="of:=[.$T$23]/[.T34]" office:value-type="float" office:value="23.6801736856372" calcext:value-type="float">
            <text:p>23,68</text:p>
          </table:table-cell>
          <table:table-cell table:style-name="ce23" table:formula="of:=[.$T$24]/[.T34]" office:value-type="float" office:value="23.2102328069537" calcext:value-type="float">
            <text:p>23,21</text:p>
          </table:table-cell>
          <table:table-cell table:style-name="ce37" table:formula="of:=[.V34]/[.T34]" office:value-type="float" office:value="0.236801736856372" calcext:value-type="float">
            <text:p>0,24</text:p>
          </table:table-cell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57910481" calcext:value-type="float">
            <text:p>57910481</text:p>
          </table:table-cell>
          <table:table-cell table:style-name="ce5" office:value-type="float" office:value="699946" calcext:value-type="float">
            <text:p>699946</text:p>
          </table:table-cell>
          <table:table-cell table:style-name="ce5" office:value-type="float" office:value="56047" calcext:value-type="float">
            <text:p>56047</text:p>
          </table:table-cell>
          <table:table-cell table:style-name="ce5" office:value-type="float" office:value="7178995" calcext:value-type="float">
            <text:p>7178995</text:p>
          </table:table-cell>
          <table:table-cell table:style-name="ce5" office:value-type="float" office:value="28960511" calcext:value-type="float">
            <text:p>28960511</text:p>
          </table:table-cell>
          <table:table-cell table:style-name="ce16" table:formula="of:=([.F35]+[.B35])/1000" office:value-type="float" office:value="86870.992" calcext:value-type="float">
            <text:p>86871</text:p>
          </table:table-cell>
          <table:table-cell table:style-name="ce16" table:formula="of:=([.D35]+[.E35])/1000" office:value-type="float" office:value="7235.042" calcext:value-type="float">
            <text:p>7235</text:p>
          </table:table-cell>
          <table:table-cell table:style-name="ce16" table:formula="of:=[.$G$23]/[.$A35]" office:value-type="float" office:value="5128.02520909091" calcext:value-type="float">
            <text:p>5128</text:p>
          </table:table-cell>
          <table:table-cell table:style-name="ce26" table:formula="of:=[.$G$23]/[.G35]" office:value-type="float" office:value="6.49333868548433" calcext:value-type="float">
            <text:p>6,49</text:p>
          </table:table-cell>
          <table:table-cell table:style-name="ce26" table:formula="of:=[.$G$24]/[.G35]" office:value-type="float" office:value="6.51055536467225" calcext:value-type="float">
            <text:p>6,51</text:p>
          </table:table-cell>
          <table:table-cell table:style-name="ce37" table:formula="of:=[.I35]/[.G35]" office:value-type="float" office:value="0.0590303516862212" calcext:value-type="float">
            <text:p>0,06</text:p>
          </table:table-cell>
          <table:table-cell table:style-name="ce40"/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7278636" calcext:value-type="float">
            <text:p>17278636</text:p>
          </table:table-cell>
          <table:table-cell table:style-name="ce5" office:value-type="float" office:value="452227" calcext:value-type="float">
            <text:p>452227</text:p>
          </table:table-cell>
          <table:table-cell table:style-name="ce5" office:value-type="float" office:value="42440" calcext:value-type="float">
            <text:p>42440</text:p>
          </table:table-cell>
          <table:table-cell table:style-name="ce5" office:value-type="float" office:value="2876114" calcext:value-type="float">
            <text:p>2876114</text:p>
          </table:table-cell>
          <table:table-cell table:style-name="ce5" office:value-type="float" office:value="5861058" calcext:value-type="float">
            <text:p>5861058</text:p>
          </table:table-cell>
          <table:table-cell table:style-name="ce16" table:formula="of:=([.S35]+[.O35])/1000" office:value-type="float" office:value="23139.694" calcext:value-type="float">
            <text:p>23140</text:p>
          </table:table-cell>
          <table:table-cell table:style-name="ce16" table:formula="of:=([.Q35]+[.R35])/1000" office:value-type="float" office:value="2918.554" calcext:value-type="float">
            <text:p>2919</text:p>
          </table:table-cell>
          <table:table-cell table:style-name="ce15" table:formula="of:=[.$T$23]/[.$N35]" office:value-type="float" office:value="5094.62683636364" calcext:value-type="float">
            <text:p>5095</text:p>
          </table:table-cell>
          <table:table-cell table:style-name="ce23" table:formula="of:=[.$T$23]/[.T35]" office:value-type="float" office:value="24.2185117919018" calcext:value-type="float">
            <text:p>24,22</text:p>
          </table:table-cell>
          <table:table-cell table:style-name="ce23" table:formula="of:=[.$T$24]/[.T35]" office:value-type="float" office:value="23.7378874154516" calcext:value-type="float">
            <text:p>23,74</text:p>
          </table:table-cell>
          <table:table-cell table:style-name="ce37" table:formula="of:=[.V35]/[.T35]" office:value-type="float" office:value="0.220168289017289" calcext:value-type="float">
            <text:p>0,22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57975893" calcext:value-type="float">
            <text:p>57975893</text:p>
          </table:table-cell>
          <table:table-cell table:style-name="ce3" office:value-type="float" office:value="735203" calcext:value-type="float">
            <text:p>735203</text:p>
          </table:table-cell>
          <table:table-cell table:style-name="ce3" office:value-type="float" office:value="65142" calcext:value-type="float">
            <text:p>65142</text:p>
          </table:table-cell>
          <table:table-cell table:style-name="ce3" office:value-type="float" office:value="8437477" calcext:value-type="float">
            <text:p>8437477</text:p>
          </table:table-cell>
          <table:table-cell table:style-name="ce3" office:value-type="float" office:value="28326575" calcext:value-type="float">
            <text:p>28326575</text:p>
          </table:table-cell>
          <table:table-cell table:style-name="ce15" table:formula="of:=([.F36]+[.B36])/1000" office:value-type="float" office:value="86302.468" calcext:value-type="float">
            <text:p>86302</text:p>
          </table:table-cell>
          <table:table-cell table:style-name="ce15" table:formula="of:=([.D36]+[.E36])/1000" office:value-type="float" office:value="8502.619" calcext:value-type="float">
            <text:p>8503</text:p>
          </table:table-cell>
          <table:table-cell table:style-name="ce15" table:formula="of:=[.$G$23]/[.$A36]" office:value-type="float" office:value="4700.689775" calcext:value-type="float">
            <text:p>4701</text:p>
          </table:table-cell>
          <table:table-cell table:style-name="ce23" table:formula="of:=[.$G$23]/[.G36]" office:value-type="float" office:value="6.53611404253237" calcext:value-type="float">
            <text:p>6,54</text:p>
          </table:table-cell>
          <table:table-cell table:style-name="ce23" table:formula="of:=[.$G$24]/[.G36]" office:value-type="float" office:value="6.55344413788955" calcext:value-type="float">
            <text:p>6,55</text:p>
          </table:table-cell>
          <table:table-cell table:style-name="ce37" table:formula="of:=[.I36]/[.G36]" office:value-type="float" office:value="0.054467617021103" calcext:value-type="float">
            <text:p>0,05</text:p>
          </table:table-cell>
          <table:table-cell table:style-name="ce40"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17280032" calcext:value-type="float">
            <text:p>17280032</text:p>
          </table:table-cell>
          <table:table-cell table:style-name="ce3" office:value-type="float" office:value="452750" calcext:value-type="float">
            <text:p>452750</text:p>
          </table:table-cell>
          <table:table-cell table:style-name="ce3" office:value-type="float" office:value="47944" calcext:value-type="float">
            <text:p>47944</text:p>
          </table:table-cell>
          <table:table-cell table:style-name="ce3" office:value-type="float" office:value="2478637" calcext:value-type="float">
            <text:p>2478637</text:p>
          </table:table-cell>
          <table:table-cell table:style-name="ce3" office:value-type="float" office:value="6407957" calcext:value-type="float">
            <text:p>6407957</text:p>
          </table:table-cell>
          <table:table-cell table:style-name="ce15" table:formula="of:=([.S36]+[.O36])/1000" office:value-type="float" office:value="23687.989" calcext:value-type="float">
            <text:p>23688</text:p>
          </table:table-cell>
          <table:table-cell table:style-name="ce15" table:formula="of:=([.Q36]+[.R36])/1000" office:value-type="float" office:value="2526.581" calcext:value-type="float">
            <text:p>2527</text:p>
          </table:table-cell>
          <table:table-cell table:style-name="ce15" table:formula="of:=[.$T$23]/[.$N36]" office:value-type="float" office:value="4670.0746" calcext:value-type="float">
            <text:p>4670</text:p>
          </table:table-cell>
          <table:table-cell table:style-name="ce23" table:formula="of:=[.$T$23]/[.T36]" office:value-type="float" office:value="23.6579370245402" calcext:value-type="float">
            <text:p>23,66</text:p>
          </table:table-cell>
          <table:table-cell table:style-name="ce23" table:formula="of:=[.$T$24]/[.T36]" office:value-type="float" office:value="23.1884374397506" calcext:value-type="float">
            <text:p>23,19</text:p>
          </table:table-cell>
          <table:table-cell table:style-name="ce37" table:formula="of:=[.V36]/[.T36]" office:value-type="float" office:value="0.197149475204501" calcext:value-type="float">
            <text:p>0,20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58029986" calcext:value-type="float">
            <text:p>58029986</text:p>
          </table:table-cell>
          <table:table-cell table:style-name="ce3" office:value-type="float" office:value="747800" calcext:value-type="float">
            <text:p>747800</text:p>
          </table:table-cell>
          <table:table-cell table:style-name="ce3" office:value-type="float" office:value="68035" calcext:value-type="float">
            <text:p>68035</text:p>
          </table:table-cell>
          <table:table-cell table:style-name="ce3" office:value-type="float" office:value="8826489" calcext:value-type="float">
            <text:p>8826489</text:p>
          </table:table-cell>
          <table:table-cell table:style-name="ce3" office:value-type="float" office:value="27741203" calcext:value-type="float">
            <text:p>27741203</text:p>
          </table:table-cell>
          <table:table-cell table:style-name="ce15" table:formula="of:=([.F37]+[.B37])/1000" office:value-type="float" office:value="85771.189" calcext:value-type="float">
            <text:p>85771</text:p>
          </table:table-cell>
          <table:table-cell table:style-name="ce15" table:formula="of:=([.D37]+[.E37])/1000" office:value-type="float" office:value="8894.524" calcext:value-type="float">
            <text:p>8895</text:p>
          </table:table-cell>
          <table:table-cell table:style-name="ce15" table:formula="of:=[.$G$23]/[.$A37]" office:value-type="float" office:value="4339.09825384615" calcext:value-type="float">
            <text:p>4339</text:p>
          </table:table-cell>
          <table:table-cell table:style-name="ce23" table:formula="of:=[.$G$23]/[.G37]" office:value-type="float" office:value="6.57659966681819" calcext:value-type="float">
            <text:p>6,58</text:p>
          </table:table-cell>
          <table:table-cell table:style-name="ce23" table:formula="of:=[.$G$24]/[.G37]" office:value-type="float" office:value="6.59403710726221" calcext:value-type="float">
            <text:p>6,59</text:p>
          </table:table-cell>
          <table:table-cell table:style-name="ce37" table:formula="of:=[.I37]/[.G37]" office:value-type="float" office:value="0.0505892282062938" calcext:value-type="float">
            <text:p>0,05</text:p>
          </table:table-cell>
          <table:table-cell table:style-name="ce40"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17278541" calcext:value-type="float">
            <text:p>17278541</text:p>
          </table:table-cell>
          <table:table-cell table:style-name="ce3" office:value-type="float" office:value="455988" calcext:value-type="float">
            <text:p>455988</text:p>
          </table:table-cell>
          <table:table-cell table:style-name="ce3" office:value-type="float" office:value="53158" calcext:value-type="float">
            <text:p>53158</text:p>
          </table:table-cell>
          <table:table-cell table:style-name="ce3" office:value-type="float" office:value="3993117" calcext:value-type="float">
            <text:p>3993117</text:p>
          </table:table-cell>
          <table:table-cell table:style-name="ce3" office:value-type="float" office:value="7021715" calcext:value-type="float">
            <text:p>7021715</text:p>
          </table:table-cell>
          <table:table-cell table:style-name="ce15" table:formula="of:=([.S37]+[.O37])/1000" office:value-type="float" office:value="24300.256" calcext:value-type="float">
            <text:p>24300</text:p>
          </table:table-cell>
          <table:table-cell table:style-name="ce15" table:formula="of:=([.Q37]+[.R37])/1000" office:value-type="float" office:value="4046.275" calcext:value-type="float">
            <text:p>4046</text:p>
          </table:table-cell>
          <table:table-cell table:style-name="ce15" table:formula="of:=[.$T$23]/[.$N37]" office:value-type="float" office:value="4310.83809230769" calcext:value-type="float">
            <text:p>4311</text:p>
          </table:table-cell>
          <table:table-cell table:style-name="ce23" table:formula="of:=[.$T$23]/[.T37]" office:value-type="float" office:value="23.0618538339678" calcext:value-type="float">
            <text:p>23,06</text:p>
          </table:table-cell>
          <table:table-cell table:style-name="ce23" table:formula="of:=[.$T$24]/[.T37]" office:value-type="float" office:value="22.6041837172415" calcext:value-type="float">
            <text:p>22,60</text:p>
          </table:table-cell>
          <table:table-cell table:style-name="ce37" table:formula="of:=[.V37]/[.T37]" office:value-type="float" office:value="0.177398875645906" calcext:value-type="float">
            <text:p>0,18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57997903" calcext:value-type="float">
            <text:p>57997903</text:p>
          </table:table-cell>
          <table:table-cell table:style-name="ce3" office:value-type="float" office:value="763386" calcext:value-type="float">
            <text:p>763386</text:p>
          </table:table-cell>
          <table:table-cell table:style-name="ce3" office:value-type="float" office:value="81393" calcext:value-type="float">
            <text:p>81393</text:p>
          </table:table-cell>
          <table:table-cell table:style-name="ce3" office:value-type="float" office:value="5764687" calcext:value-type="float">
            <text:p>5764687</text:p>
          </table:table-cell>
          <table:table-cell table:style-name="ce3" office:value-type="float" office:value="22341516" calcext:value-type="float">
            <text:p>22341516</text:p>
          </table:table-cell>
          <table:table-cell table:style-name="ce15" table:formula="of:=([.F38]+[.B38])/1000" office:value-type="float" office:value="80339.419" calcext:value-type="float">
            <text:p>80339</text:p>
          </table:table-cell>
          <table:table-cell table:style-name="ce15" table:formula="of:=([.D38]+[.E38])/1000" office:value-type="float" office:value="5846.08" calcext:value-type="float">
            <text:p>5846</text:p>
          </table:table-cell>
          <table:table-cell table:style-name="ce15" table:formula="of:=[.$G$23]/[.$A38]" office:value-type="float" office:value="4029.16266428572" calcext:value-type="float">
            <text:p>4029</text:p>
          </table:table-cell>
          <table:table-cell table:style-name="ce23" table:formula="of:=[.$G$23]/[.G38]" office:value-type="float" office:value="7.02124536150803" calcext:value-type="float">
            <text:p>7,02</text:p>
          </table:table-cell>
          <table:table-cell table:style-name="ce23" table:formula="of:=[.$G$24]/[.G38]" office:value-type="float" office:value="7.03986175204976" calcext:value-type="float">
            <text:p>7,04</text:p>
          </table:table-cell>
          <table:table-cell table:style-name="ce37" table:formula="of:=[.I38]/[.G38]" office:value-type="float" office:value="0.0501517525822002" calcext:value-type="float">
            <text:p>0,05</text:p>
          </table:table-cell>
          <table:table-cell table:style-name="ce40"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17280182" calcext:value-type="float">
            <text:p>17280182</text:p>
          </table:table-cell>
          <table:table-cell table:style-name="ce3" office:value-type="float" office:value="467277" calcext:value-type="float">
            <text:p>467277</text:p>
          </table:table-cell>
          <table:table-cell table:style-name="ce3" office:value-type="float" office:value="58407" calcext:value-type="float">
            <text:p>58407</text:p>
          </table:table-cell>
          <table:table-cell table:style-name="ce3" office:value-type="float" office:value="3063504" calcext:value-type="float">
            <text:p>3063504</text:p>
          </table:table-cell>
          <table:table-cell table:style-name="ce3" office:value-type="float" office:value="7121608" calcext:value-type="float">
            <text:p>7121608</text:p>
          </table:table-cell>
          <table:table-cell table:style-name="ce15" table:formula="of:=([.S38]+[.O38])/1000" office:value-type="float" office:value="24401.79" calcext:value-type="float">
            <text:p>24402</text:p>
          </table:table-cell>
          <table:table-cell table:style-name="ce15" table:formula="of:=([.Q38]+[.R38])/1000" office:value-type="float" office:value="3121.911" calcext:value-type="float">
            <text:p>3122</text:p>
          </table:table-cell>
          <table:table-cell table:style-name="ce15" table:formula="of:=[.$T$23]/[.$N38]" office:value-type="float" office:value="4002.92108571429" calcext:value-type="float">
            <text:p>4003</text:p>
          </table:table-cell>
          <table:table-cell table:style-name="ce23" table:formula="of:=[.$T$23]/[.T38]" office:value-type="float" office:value="22.965895206868" calcext:value-type="float">
            <text:p>22,97</text:p>
          </table:table-cell>
          <table:table-cell table:style-name="ce23" table:formula="of:=[.$T$24]/[.T38]" office:value-type="float" office:value="22.5101294208335" calcext:value-type="float">
            <text:p>22,51</text:p>
          </table:table-cell>
          <table:table-cell table:style-name="ce37" table:formula="of:=[.V38]/[.T38]" office:value-type="float" office:value="0.164042108620486" calcext:value-type="float">
            <text:p>0,16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58021430" calcext:value-type="float">
            <text:p>58021430</text:p>
          </table:table-cell>
          <table:table-cell table:style-name="ce3" office:value-type="float" office:value="728089" calcext:value-type="float">
            <text:p>728089</text:p>
          </table:table-cell>
          <table:table-cell table:style-name="ce3" office:value-type="float" office:value="77399" calcext:value-type="float">
            <text:p>77399</text:p>
          </table:table-cell>
          <table:table-cell table:style-name="ce3" office:value-type="float" office:value="5532943" calcext:value-type="float">
            <text:p>5532943</text:p>
          </table:table-cell>
          <table:table-cell table:style-name="ce3" office:value-type="float" office:value="20651526" calcext:value-type="float">
            <text:p>20651526</text:p>
          </table:table-cell>
          <table:table-cell table:style-name="ce15" table:formula="of:=([.F39]+[.B39])/1000" office:value-type="float" office:value="78672.956" calcext:value-type="float">
            <text:p>78673</text:p>
          </table:table-cell>
          <table:table-cell table:style-name="ce15" table:formula="of:=([.D39]+[.E39])/1000" office:value-type="float" office:value="5610.342" calcext:value-type="float">
            <text:p>5610</text:p>
          </table:table-cell>
          <table:table-cell table:style-name="ce15" table:formula="of:=[.$G$23]/[.$A39]" office:value-type="float" office:value="3760.55182" calcext:value-type="float">
            <text:p>3761</text:p>
          </table:table-cell>
          <table:table-cell table:style-name="ce23" table:formula="of:=[.$G$23]/[.G39]" office:value-type="float" office:value="7.16997049151172" calcext:value-type="float">
            <text:p>7,17</text:p>
          </table:table-cell>
          <table:table-cell table:style-name="ce23" table:formula="of:=[.$G$24]/[.G39]" office:value-type="float" office:value="7.18898121738301" calcext:value-type="float">
            <text:p>7,19</text:p>
          </table:table-cell>
          <table:table-cell table:style-name="ce37" table:formula="of:=[.I39]/[.G39]" office:value-type="float" office:value="0.0477998032767448" calcext:value-type="float">
            <text:p>0,05</text:p>
          </table:table-cell>
          <table:table-cell table:style-name="ce40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7281826" calcext:value-type="float">
            <text:p>17281826</text:p>
          </table:table-cell>
          <table:table-cell table:style-name="ce3" office:value-type="float" office:value="473376" calcext:value-type="float">
            <text:p>473376</text:p>
          </table:table-cell>
          <table:table-cell table:style-name="ce3" office:value-type="float" office:value="63490" calcext:value-type="float">
            <text:p>63490</text:p>
          </table:table-cell>
          <table:table-cell table:style-name="ce3" office:value-type="float" office:value="2597223" calcext:value-type="float">
            <text:p>2597223</text:p>
          </table:table-cell>
          <table:table-cell table:style-name="ce3" office:value-type="float" office:value="6572312" calcext:value-type="float">
            <text:p>6572312</text:p>
          </table:table-cell>
          <table:table-cell table:style-name="ce15" table:formula="of:=([.S39]+[.O39])/1000" office:value-type="float" office:value="23854.138" calcext:value-type="float">
            <text:p>23854</text:p>
          </table:table-cell>
          <table:table-cell table:style-name="ce15" table:formula="of:=([.Q39]+[.R39])/1000" office:value-type="float" office:value="2660.713" calcext:value-type="float">
            <text:p>2661</text:p>
          </table:table-cell>
          <table:table-cell table:style-name="ce15" table:formula="of:=[.$T$23]/[.$N39]" office:value-type="float" office:value="3736.05968" calcext:value-type="float">
            <text:p>3736</text:p>
          </table:table-cell>
          <table:table-cell table:style-name="ce23" table:formula="of:=[.$T$23]/[.T39]" office:value-type="float" office:value="23.493154604874" calcext:value-type="float">
            <text:p>23,49</text:p>
          </table:table-cell>
          <table:table-cell table:style-name="ce23" table:formula="of:=[.$T$24]/[.T39]" office:value-type="float" office:value="23.0269251817022" calcext:value-type="float">
            <text:p>23,03</text:p>
          </table:table-cell>
          <table:table-cell table:style-name="ce37" table:formula="of:=[.V39]/[.T39]" office:value-type="float" office:value="0.15662103069916" calcext:value-type="float">
            <text:p>0,16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39100337" calcext:value-type="float">
            <text:p>39100337</text:p>
          </table:table-cell>
          <table:table-cell table:style-name="ce3" office:value-type="float" office:value="564159" calcext:value-type="float">
            <text:p>564159</text:p>
          </table:table-cell>
          <table:table-cell table:style-name="ce3" office:value-type="float" office:value="74301" calcext:value-type="float">
            <text:p>74301</text:p>
          </table:table-cell>
          <table:table-cell table:style-name="ce3" office:value-type="float" office:value="4234945" calcext:value-type="float">
            <text:p>4234945</text:p>
          </table:table-cell>
          <table:table-cell table:style-name="ce3" office:value-type="float" office:value="14048549" calcext:value-type="float">
            <text:p>14048549</text:p>
          </table:table-cell>
          <table:table-cell table:style-name="ce15" table:formula="of:=([.F40]+[.B40])/1000" office:value-type="float" office:value="53148.886" calcext:value-type="float">
            <text:p>53149</text:p>
          </table:table-cell>
          <table:table-cell table:style-name="ce15" table:formula="of:=([.D40]+[.E40])/1000" office:value-type="float" office:value="4309.246" calcext:value-type="float">
            <text:p>4309</text:p>
          </table:table-cell>
          <table:table-cell table:style-name="ce15" table:formula="of:=[.$G$23]/[.$A40]" office:value-type="float" office:value="3525.51733125" calcext:value-type="float">
            <text:p>3526</text:p>
          </table:table-cell>
          <table:table-cell table:style-name="ce23" table:formula="of:=[.$G$23]/[.G40]" office:value-type="float" office:value="10.6132567482223" calcext:value-type="float">
            <text:p>10,61</text:p>
          </table:table-cell>
          <table:table-cell table:style-name="ce23" table:formula="of:=[.$G$24]/[.G40]" office:value-type="float" office:value="10.6413971310706" calcext:value-type="float">
            <text:p>10,64</text:p>
          </table:table-cell>
          <table:table-cell table:style-name="ce37" table:formula="of:=[.I40]/[.G40]" office:value-type="float" office:value="0.0663328546763897" calcext:value-type="float">
            <text:p>0,07</text:p>
          </table:table-cell>
          <table:table-cell table:style-name="ce40"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8005223" calcext:value-type="float">
            <text:p>18005223</text:p>
          </table:table-cell>
          <table:table-cell table:style-name="ce3" office:value-type="float" office:value="480964" calcext:value-type="float">
            <text:p>480964</text:p>
          </table:table-cell>
          <table:table-cell table:style-name="ce3" office:value-type="float" office:value="74970" calcext:value-type="float">
            <text:p>74970</text:p>
          </table:table-cell>
          <table:table-cell table:style-name="ce3" office:value-type="float" office:value="3269176" calcext:value-type="float">
            <text:p>3269176</text:p>
          </table:table-cell>
          <table:table-cell table:style-name="ce3" office:value-type="float" office:value="7646577" calcext:value-type="float">
            <text:p>7646577</text:p>
          </table:table-cell>
          <table:table-cell table:style-name="ce15" table:formula="of:=([.S40]+[.O40])/1000" office:value-type="float" office:value="25651.8" calcext:value-type="float">
            <text:p>25652</text:p>
          </table:table-cell>
          <table:table-cell table:style-name="ce15" table:formula="of:=([.Q40]+[.R40])/1000" office:value-type="float" office:value="3344.146" calcext:value-type="float">
            <text:p>3344</text:p>
          </table:table-cell>
          <table:table-cell table:style-name="ce15" table:formula="of:=[.$T$23]/[.$N40]" office:value-type="float" office:value="3502.55595" calcext:value-type="float">
            <text:p>3503</text:p>
          </table:table-cell>
          <table:table-cell table:style-name="ce23" table:formula="of:=[.$T$23]/[.T40]" office:value-type="float" office:value="21.8467691156176" calcext:value-type="float">
            <text:p>21,85</text:p>
          </table:table-cell>
          <table:table-cell table:style-name="ce23" table:formula="of:=[.$T$24]/[.T40]" office:value-type="float" office:value="21.4132127569995" calcext:value-type="float">
            <text:p>21,41</text:p>
          </table:table-cell>
          <table:table-cell table:style-name="ce37" table:formula="of:=[.V40]/[.T40]" office:value-type="float" office:value="0.13654230697261" calcext:value-type="float">
            <text:p>0,14</text:p>
          </table:table-cell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7279714" calcext:value-type="float">
            <text:p>17279714</text:p>
          </table:table-cell>
          <table:table-cell table:style-name="ce3" office:value-type="float" office:value="504971" calcext:value-type="float">
            <text:p>504971</text:p>
          </table:table-cell>
          <table:table-cell table:style-name="ce3" office:value-type="float" office:value="72678" calcext:value-type="float">
            <text:p>72678</text:p>
          </table:table-cell>
          <table:table-cell table:style-name="ce3" office:value-type="float" office:value="3084995" calcext:value-type="float">
            <text:p>3084995</text:p>
          </table:table-cell>
          <table:table-cell table:style-name="ce3" office:value-type="float" office:value="7281788" calcext:value-type="float">
            <text:p>7281788</text:p>
          </table:table-cell>
          <table:table-cell table:style-name="ce15" table:formula="of:=([.F41]+[.B41])/1000" office:value-type="float" office:value="24561.502" calcext:value-type="float">
            <text:p>24562</text:p>
          </table:table-cell>
          <table:table-cell table:style-name="ce15" table:formula="of:=([.D41]+[.E41])/1000" office:value-type="float" office:value="3157.673" calcext:value-type="float">
            <text:p>3158</text:p>
          </table:table-cell>
          <table:table-cell table:style-name="ce15" table:formula="of:=[.$G$23]/[.$A41]" office:value-type="float" office:value="3318.13395882353" calcext:value-type="float">
            <text:p>3318</text:p>
          </table:table-cell>
          <table:table-cell table:style-name="ce23" table:formula="of:=[.$G$23]/[.G41]" office:value-type="float" office:value="22.9661350922269" calcext:value-type="float">
            <text:p>22,97</text:p>
          </table:table-cell>
          <table:table-cell table:style-name="ce23" table:formula="of:=[.$G$24]/[.G41]" office:value-type="float" office:value="23.0270283551877" calcext:value-type="float">
            <text:p>23,03</text:p>
          </table:table-cell>
          <table:table-cell table:style-name="ce37" table:formula="of:=[.I41]/[.G41]" office:value-type="float" office:value="0.135094912307217" calcext:value-type="float">
            <text:p>0,14</text:p>
          </table:table-cell>
          <table:table-cell table:style-name="ce40"/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19356712" calcext:value-type="float">
            <text:p>19356712</text:p>
          </table:table-cell>
          <table:table-cell table:style-name="ce3" office:value-type="float" office:value="483982" calcext:value-type="float">
            <text:p>483982</text:p>
          </table:table-cell>
          <table:table-cell table:style-name="ce3" office:value-type="float" office:value="84093" calcext:value-type="float">
            <text:p>84093</text:p>
          </table:table-cell>
          <table:table-cell table:style-name="ce3" office:value-type="float" office:value="3768972" calcext:value-type="float">
            <text:p>3768972</text:p>
          </table:table-cell>
          <table:table-cell table:style-name="ce3" office:value-type="float" office:value="8498279" calcext:value-type="float">
            <text:p>8498279</text:p>
          </table:table-cell>
          <table:table-cell table:style-name="ce15" table:formula="of:=([.S41]+[.O41])/1000" office:value-type="float" office:value="27854.991" calcext:value-type="float">
            <text:p>27855</text:p>
          </table:table-cell>
          <table:table-cell table:style-name="ce15" table:formula="of:=([.Q41]+[.R41])/1000" office:value-type="float" office:value="3853.065" calcext:value-type="float">
            <text:p>3853</text:p>
          </table:table-cell>
          <table:table-cell table:style-name="ce15" table:formula="of:=[.$T$23]/[.$N41]" office:value-type="float" office:value="3296.52324705882" calcext:value-type="float">
            <text:p>3297</text:p>
          </table:table-cell>
          <table:table-cell table:style-name="ce23" table:formula="of:=[.$T$23]/[.T41]" office:value-type="float" office:value="20.1187985305757" calcext:value-type="float">
            <text:p>20,12</text:p>
          </table:table-cell>
          <table:table-cell table:style-name="ce23" table:formula="of:=[.$T$24]/[.T41]" office:value-type="float" office:value="19.7195343197203" calcext:value-type="float">
            <text:p>19,72</text:p>
          </table:table-cell>
          <table:table-cell table:style-name="ce37" table:formula="of:=[.V41]/[.T41]" office:value-type="float" office:value="0.118345873709269" calcext:value-type="float">
            <text:p>0,12</text:p>
          </table:table-cell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7279075" calcext:value-type="float">
            <text:p>17279075</text:p>
          </table:table-cell>
          <table:table-cell table:style-name="ce3" office:value-type="float" office:value="507274" calcext:value-type="float">
            <text:p>507274</text:p>
          </table:table-cell>
          <table:table-cell table:style-name="ce3" office:value-type="float" office:value="76813" calcext:value-type="float">
            <text:p>76813</text:p>
          </table:table-cell>
          <table:table-cell table:style-name="ce3" office:value-type="float" office:value="2805938" calcext:value-type="float">
            <text:p>2805938</text:p>
          </table:table-cell>
          <table:table-cell table:style-name="ce3" office:value-type="float" office:value="7485006" calcext:value-type="float">
            <text:p>7485006</text:p>
          </table:table-cell>
          <table:table-cell table:style-name="ce15" table:formula="of:=([.F42]+[.B42])/1000" office:value-type="float" office:value="24764.081" calcext:value-type="float">
            <text:p>24764</text:p>
          </table:table-cell>
          <table:table-cell table:style-name="ce15" table:formula="of:=([.D42]+[.E42])/1000" office:value-type="float" office:value="2882.751" calcext:value-type="float">
            <text:p>2883</text:p>
          </table:table-cell>
          <table:table-cell table:style-name="ce15" table:formula="of:=[.$G$23]/[.$A42]" office:value-type="float" office:value="3133.79318333333" calcext:value-type="float">
            <text:p>3134</text:p>
          </table:table-cell>
          <table:table-cell table:style-name="ce23" table:formula="of:=[.$G$23]/[.G42]" office:value-type="float" office:value="22.7782639299233" calcext:value-type="float">
            <text:p>22,78</text:p>
          </table:table-cell>
          <table:table-cell table:style-name="ce23" table:formula="of:=[.$G$24]/[.G42]" office:value-type="float" office:value="22.8386590643117" calcext:value-type="float">
            <text:p>22,84</text:p>
          </table:table-cell>
          <table:table-cell table:style-name="ce37" table:formula="of:=[.I42]/[.G42]" office:value-type="float" office:value="0.126545910721796" calcext:value-type="float">
            <text:p>0,13</text:p>
          </table:table-cell>
          <table:table-cell table:style-name="ce40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17293262" calcext:value-type="float">
            <text:p>17293262</text:p>
          </table:table-cell>
          <table:table-cell table:style-name="ce3" office:value-type="float" office:value="482024" calcext:value-type="float">
            <text:p>482024</text:p>
          </table:table-cell>
          <table:table-cell table:style-name="ce3" office:value-type="float" office:value="82764" calcext:value-type="float">
            <text:p>82764</text:p>
          </table:table-cell>
          <table:table-cell table:style-name="ce3" office:value-type="float" office:value="3023376" calcext:value-type="float">
            <text:p>3023376</text:p>
          </table:table-cell>
          <table:table-cell table:style-name="ce3" office:value-type="float" office:value="6770473" calcext:value-type="float">
            <text:p>6770473</text:p>
          </table:table-cell>
          <table:table-cell table:style-name="ce15" table:formula="of:=([.S42]+[.O42])/1000" office:value-type="float" office:value="24063.735" calcext:value-type="float">
            <text:p>24064</text:p>
          </table:table-cell>
          <table:table-cell table:style-name="ce15" table:formula="of:=([.Q42]+[.R42])/1000" office:value-type="float" office:value="3106.14" calcext:value-type="float">
            <text:p>3106</text:p>
          </table:table-cell>
          <table:table-cell table:style-name="ce15" table:formula="of:=[.$T$23]/[.$N42]" office:value-type="float" office:value="3113.38306666667" calcext:value-type="float">
            <text:p>3113</text:p>
          </table:table-cell>
          <table:table-cell table:style-name="ce23" table:formula="of:=[.$T$23]/[.T42]" office:value-type="float" office:value="23.2885274044117" calcext:value-type="float">
            <text:p>23,29</text:p>
          </table:table-cell>
          <table:table-cell table:style-name="ce23" table:formula="of:=[.$T$24]/[.T42]" office:value-type="float" office:value="22.8263588757107" calcext:value-type="float">
            <text:p>22,83</text:p>
          </table:table-cell>
          <table:table-cell table:style-name="ce37" table:formula="of:=[.V42]/[.T42]" office:value-type="float" office:value="0.129380707802287" calcext:value-type="float">
            <text:p>0,13</text:p>
          </table:table-cell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7279698" calcext:value-type="float">
            <text:p>17279698</text:p>
          </table:table-cell>
          <table:table-cell table:style-name="ce3" office:value-type="float" office:value="535899" calcext:value-type="float">
            <text:p>535899</text:p>
          </table:table-cell>
          <table:table-cell table:style-name="ce3" office:value-type="float" office:value="82703" calcext:value-type="float">
            <text:p>82703</text:p>
          </table:table-cell>
          <table:table-cell table:style-name="ce3" office:value-type="float" office:value="3468132" calcext:value-type="float">
            <text:p>3468132</text:p>
          </table:table-cell>
          <table:table-cell table:style-name="ce3" office:value-type="float" office:value="8437453" calcext:value-type="float">
            <text:p>8437453</text:p>
          </table:table-cell>
          <table:table-cell table:style-name="ce15" table:formula="of:=([.F43]+[.B43])/1000" office:value-type="float" office:value="25717.151" calcext:value-type="float">
            <text:p>25717</text:p>
          </table:table-cell>
          <table:table-cell table:style-name="ce15" table:formula="of:=([.D43]+[.E43])/1000" office:value-type="float" office:value="3550.835" calcext:value-type="float">
            <text:p>3551</text:p>
          </table:table-cell>
          <table:table-cell table:style-name="ce15" table:formula="of:=[.$G$23]/[.$A43]" office:value-type="float" office:value="2968.8567" calcext:value-type="float">
            <text:p>2969</text:p>
          </table:table-cell>
          <table:table-cell table:style-name="ce23" table:formula="of:=[.$G$23]/[.G43]" office:value-type="float" office:value="21.9341082143975" calcext:value-type="float">
            <text:p>21,93</text:p>
          </table:table-cell>
          <table:table-cell table:style-name="ce23" table:formula="of:=[.$G$24]/[.G43]" office:value-type="float" office:value="21.9922651229913" calcext:value-type="float">
            <text:p>21,99</text:p>
          </table:table-cell>
          <table:table-cell table:style-name="ce37" table:formula="of:=[.I43]/[.G43]" office:value-type="float" office:value="0.115442674812618" calcext:value-type="float">
            <text:p>0,12</text:p>
          </table:table-cell>
          <table:table-cell table:style-name="ce40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17286557" calcext:value-type="float">
            <text:p>17286557</text:p>
          </table:table-cell>
          <table:table-cell table:style-name="ce3" office:value-type="float" office:value="490706" calcext:value-type="float">
            <text:p>490706</text:p>
          </table:table-cell>
          <table:table-cell table:style-name="ce3" office:value-type="float" office:value="91032" calcext:value-type="float">
            <text:p>91032</text:p>
          </table:table-cell>
          <table:table-cell table:style-name="ce3" office:value-type="float" office:value="3254947" calcext:value-type="float">
            <text:p>3254947</text:p>
          </table:table-cell>
          <table:table-cell table:style-name="ce3" office:value-type="float" office:value="6803666" calcext:value-type="float">
            <text:p>6803666</text:p>
          </table:table-cell>
          <table:table-cell table:style-name="ce15" table:formula="of:=([.S43]+[.O43])/1000" office:value-type="float" office:value="24090.223" calcext:value-type="float">
            <text:p>24090</text:p>
          </table:table-cell>
          <table:table-cell table:style-name="ce15" table:formula="of:=([.Q43]+[.R43])/1000" office:value-type="float" office:value="3345.979" calcext:value-type="float">
            <text:p>3346</text:p>
          </table:table-cell>
          <table:table-cell table:style-name="ce15" table:formula="of:=[.$T$23]/[.$N43]" office:value-type="float" office:value="2949.5208" calcext:value-type="float">
            <text:p>2950</text:p>
          </table:table-cell>
          <table:table-cell table:style-name="ce23" table:formula="of:=[.$T$23]/[.T43]" office:value-type="float" office:value="23.2629208953358" calcext:value-type="float">
            <text:p>23,26</text:p>
          </table:table-cell>
          <table:table-cell table:style-name="ce23" table:formula="of:=[.$T$24]/[.T43]" office:value-type="float" office:value="22.8012605362765" calcext:value-type="float">
            <text:p>22,80</text:p>
          </table:table-cell>
          <table:table-cell table:style-name="ce37" table:formula="of:=[.V43]/[.T43]" office:value-type="float" office:value="0.122436425764925" calcext:value-type="float">
            <text:p>0,12</text:p>
          </table:table-cell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7278431" calcext:value-type="float">
            <text:p>17278431</text:p>
          </table:table-cell>
          <table:table-cell table:style-name="ce3" office:value-type="float" office:value="537978" calcext:value-type="float">
            <text:p>537978</text:p>
          </table:table-cell>
          <table:table-cell table:style-name="ce3" office:value-type="float" office:value="89737" calcext:value-type="float">
            <text:p>89737</text:p>
          </table:table-cell>
          <table:table-cell table:style-name="ce3" office:value-type="float" office:value="3533976" calcext:value-type="float">
            <text:p>3533976</text:p>
          </table:table-cell>
          <table:table-cell table:style-name="ce3" office:value-type="float" office:value="8406493" calcext:value-type="float">
            <text:p>8406493</text:p>
          </table:table-cell>
          <table:table-cell table:style-name="ce15" table:formula="of:=([.F44]+[.B44])/1000" office:value-type="float" office:value="25684.924" calcext:value-type="float">
            <text:p>25685</text:p>
          </table:table-cell>
          <table:table-cell table:style-name="ce15" table:formula="of:=([.D44]+[.E44])/1000" office:value-type="float" office:value="3623.713" calcext:value-type="float">
            <text:p>3624</text:p>
          </table:table-cell>
          <table:table-cell table:style-name="ce15" table:formula="of:=[.$G$23]/[.$A44]" office:value-type="float" office:value="2820.413865" calcext:value-type="float">
            <text:p>2820</text:p>
          </table:table-cell>
          <table:table-cell table:style-name="ce23" table:formula="of:=[.$G$23]/[.G44]" office:value-type="float" office:value="21.9616290474521" calcext:value-type="float">
            <text:p>21,96</text:p>
          </table:table-cell>
          <table:table-cell table:style-name="ce23" table:formula="of:=[.$G$24]/[.G44]" office:value-type="float" office:value="22.0198589258041" calcext:value-type="float">
            <text:p>22,02</text:p>
          </table:table-cell>
          <table:table-cell table:style-name="ce37" table:formula="of:=[.I44]/[.G44]" office:value-type="float" office:value="0.109808145237261" calcext:value-type="float">
            <text:p>0,11</text:p>
          </table:table-cell>
          <table:table-cell table:style-name="ce40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17283175" calcext:value-type="float">
            <text:p>17283175</text:p>
          </table:table-cell>
          <table:table-cell table:style-name="ce3" office:value-type="float" office:value="509693" calcext:value-type="float">
            <text:p>509693</text:p>
          </table:table-cell>
          <table:table-cell table:style-name="ce3" office:value-type="float" office:value="96606" calcext:value-type="float">
            <text:p>96606</text:p>
          </table:table-cell>
          <table:table-cell table:style-name="ce3" office:value-type="float" office:value="3346354" calcext:value-type="float">
            <text:p>3346354</text:p>
          </table:table-cell>
          <table:table-cell table:style-name="ce3" office:value-type="float" office:value="6758303" calcext:value-type="float">
            <text:p>6758303</text:p>
          </table:table-cell>
          <table:table-cell table:style-name="ce15" table:formula="of:=([.S44]+[.O44])/1000" office:value-type="float" office:value="24041.478" calcext:value-type="float">
            <text:p>24041</text:p>
          </table:table-cell>
          <table:table-cell table:style-name="ce15" table:formula="of:=([.Q44]+[.R44])/1000" office:value-type="float" office:value="3442.96" calcext:value-type="float">
            <text:p>3443</text:p>
          </table:table-cell>
          <table:table-cell table:style-name="ce15" table:formula="of:=[.$T$23]/[.$N44]" office:value-type="float" office:value="2802.04476" calcext:value-type="float">
            <text:p>2802</text:p>
          </table:table-cell>
          <table:table-cell table:style-name="ce23" table:formula="of:=[.$T$23]/[.T44]" office:value-type="float" office:value="23.310087341552" calcext:value-type="float">
            <text:p>23,31</text:p>
          </table:table-cell>
          <table:table-cell table:style-name="ce23" table:formula="of:=[.$T$24]/[.T44]" office:value-type="float" office:value="22.8474909487678" calcext:value-type="float">
            <text:p>22,85</text:p>
          </table:table-cell>
          <table:table-cell table:style-name="ce37" table:formula="of:=[.V44]/[.T44]" office:value-type="float" office:value="0.11655043670776" calcext:value-type="float">
            <text:p>0,12</text:p>
          </table:table-cell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7279994" calcext:value-type="float">
            <text:p>17279994</text:p>
          </table:table-cell>
          <table:table-cell table:style-name="ce3" office:value-type="float" office:value="537867" calcext:value-type="float">
            <text:p>537867</text:p>
          </table:table-cell>
          <table:table-cell table:style-name="ce3" office:value-type="float" office:value="99267" calcext:value-type="float">
            <text:p>99267</text:p>
          </table:table-cell>
          <table:table-cell table:style-name="ce3" office:value-type="float" office:value="3627207" calcext:value-type="float">
            <text:p>3627207</text:p>
          </table:table-cell>
          <table:table-cell table:style-name="ce3" office:value-type="float" office:value="8327382" calcext:value-type="float">
            <text:p>8327382</text:p>
          </table:table-cell>
          <table:table-cell table:style-name="ce15" table:formula="of:=([.F45]+[.B45])/1000" office:value-type="float" office:value="25607.376" calcext:value-type="float">
            <text:p>25607</text:p>
          </table:table-cell>
          <table:table-cell table:style-name="ce15" table:formula="of:=([.D45]+[.E45])/1000" office:value-type="float" office:value="3726.474" calcext:value-type="float">
            <text:p>3726</text:p>
          </table:table-cell>
          <table:table-cell table:style-name="ce15" table:formula="of:=[.$G$23]/[.$A45]" office:value-type="float" office:value="2686.10844285714" calcext:value-type="float">
            <text:p>2686</text:p>
          </table:table-cell>
          <table:table-cell table:style-name="ce23" table:formula="of:=[.$G$23]/[.G45]" office:value-type="float" office:value="22.028136463494" calcext:value-type="float">
            <text:p>22,03</text:p>
          </table:table-cell>
          <table:table-cell table:style-name="ce23" table:formula="of:=[.$G$24]/[.G45]" office:value-type="float" office:value="22.0865426820772" calcext:value-type="float">
            <text:p>22,09</text:p>
          </table:table-cell>
          <table:table-cell table:style-name="ce37" table:formula="of:=[.I45]/[.G45]" office:value-type="float" office:value="0.1048958879214" calcext:value-type="float">
            <text:p>0,10</text:p>
          </table:table-cell>
          <table:table-cell table:style-name="ce40"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17280470" calcext:value-type="float">
            <text:p>17280470</text:p>
          </table:table-cell>
          <table:table-cell table:style-name="ce3" office:value-type="float" office:value="510884" calcext:value-type="float">
            <text:p>510884</text:p>
          </table:table-cell>
          <table:table-cell table:style-name="ce3" office:value-type="float" office:value="102876" calcext:value-type="float">
            <text:p>102876</text:p>
          </table:table-cell>
          <table:table-cell table:style-name="ce3" office:value-type="float" office:value="3589081" calcext:value-type="float">
            <text:p>3589081</text:p>
          </table:table-cell>
          <table:table-cell table:style-name="ce3" office:value-type="float" office:value="6840249" calcext:value-type="float">
            <text:p>6840249</text:p>
          </table:table-cell>
          <table:table-cell table:style-name="ce15" table:formula="of:=([.S45]+[.O45])/1000" office:value-type="float" office:value="24120.719" calcext:value-type="float">
            <text:p>24121</text:p>
          </table:table-cell>
          <table:table-cell table:style-name="ce15" table:formula="of:=([.Q45]+[.R45])/1000" office:value-type="float" office:value="3691.957" calcext:value-type="float">
            <text:p>3692</text:p>
          </table:table-cell>
          <table:table-cell table:style-name="ce15" table:formula="of:=[.$T$23]/[.$N45]" office:value-type="float" office:value="2668.61405714286" calcext:value-type="float">
            <text:p>2669</text:p>
          </table:table-cell>
          <table:table-cell table:style-name="ce23" table:formula="of:=[.$T$23]/[.T45]" office:value-type="float" office:value="23.2335094157019" calcext:value-type="float">
            <text:p>23,23</text:p>
          </table:table-cell>
          <table:table-cell table:style-name="ce23" table:formula="of:=[.$T$24]/[.T45]" office:value-type="float" office:value="22.7724327371833" calcext:value-type="float">
            <text:p>22,77</text:p>
          </table:table-cell>
          <table:table-cell table:style-name="ce37" table:formula="of:=[.V45]/[.T45]" office:value-type="float" office:value="0.11063575912239" calcext:value-type="float">
            <text:p>0,11</text:p>
          </table:table-cell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7278459" calcext:value-type="float">
            <text:p>17278459</text:p>
          </table:table-cell>
          <table:table-cell table:style-name="ce3" office:value-type="float" office:value="538366" calcext:value-type="float">
            <text:p>538366</text:p>
          </table:table-cell>
          <table:table-cell table:style-name="ce3" office:value-type="float" office:value="102399" calcext:value-type="float">
            <text:p>102399</text:p>
          </table:table-cell>
          <table:table-cell table:style-name="ce3" office:value-type="float" office:value="3577501" calcext:value-type="float">
            <text:p>3577501</text:p>
          </table:table-cell>
          <table:table-cell table:style-name="ce3" office:value-type="float" office:value="8074004" calcext:value-type="float">
            <text:p>8074004</text:p>
          </table:table-cell>
          <table:table-cell table:style-name="ce15" table:formula="of:=([.F46]+[.B46])/1000" office:value-type="float" office:value="25352.463" calcext:value-type="float">
            <text:p>25352</text:p>
          </table:table-cell>
          <table:table-cell table:style-name="ce15" table:formula="of:=([.D46]+[.E46])/1000" office:value-type="float" office:value="3679.9" calcext:value-type="float">
            <text:p>3680</text:p>
          </table:table-cell>
          <table:table-cell table:style-name="ce15" table:formula="of:=[.$G$23]/[.$A46]" office:value-type="float" office:value="2564.01260454545" calcext:value-type="float">
            <text:p>2564</text:p>
          </table:table-cell>
          <table:table-cell table:style-name="ce23" table:formula="of:=[.$G$23]/[.G46]" office:value-type="float" office:value="22.2496241489436" calcext:value-type="float">
            <text:p>22,25</text:p>
          </table:table-cell>
          <table:table-cell table:style-name="ce23" table:formula="of:=[.$G$24]/[.G46]" office:value-type="float" office:value="22.3086176281965" calcext:value-type="float">
            <text:p>22,31</text:p>
          </table:table-cell>
          <table:table-cell table:style-name="ce37" table:formula="of:=[.I46]/[.G46]" office:value-type="float" office:value="0.101134655222471" calcext:value-type="float">
            <text:p>0,10</text:p>
          </table:table-cell>
          <table:table-cell table:style-name="ce40"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17279526" calcext:value-type="float">
            <text:p>17279526</text:p>
          </table:table-cell>
          <table:table-cell table:style-name="ce3" office:value-type="float" office:value="511008" calcext:value-type="float">
            <text:p>511008</text:p>
          </table:table-cell>
          <table:table-cell table:style-name="ce3" office:value-type="float" office:value="107704" calcext:value-type="float">
            <text:p>107704</text:p>
          </table:table-cell>
          <table:table-cell table:style-name="ce3" office:value-type="float" office:value="3327031" calcext:value-type="float">
            <text:p>3327031</text:p>
          </table:table-cell>
          <table:table-cell table:style-name="ce3" office:value-type="float" office:value="6599582" calcext:value-type="float">
            <text:p>6599582</text:p>
          </table:table-cell>
          <table:table-cell table:style-name="ce15" table:formula="of:=([.S46]+[.O46])/1000" office:value-type="float" office:value="23879.108" calcext:value-type="float">
            <text:p>23879</text:p>
          </table:table-cell>
          <table:table-cell table:style-name="ce15" table:formula="of:=([.Q46]+[.R46])/1000" office:value-type="float" office:value="3434.735" calcext:value-type="float">
            <text:p>3435</text:p>
          </table:table-cell>
          <table:table-cell table:style-name="ce15" table:formula="of:=[.$T$23]/[.$N46]" office:value-type="float" office:value="2547.31341818182" calcext:value-type="float">
            <text:p>2547</text:p>
          </table:table-cell>
          <table:table-cell table:style-name="ce23" table:formula="of:=[.$T$23]/[.T46]" office:value-type="float" office:value="23.4685881901451" calcext:value-type="float">
            <text:p>23,47</text:p>
          </table:table-cell>
          <table:table-cell table:style-name="ce23" table:formula="of:=[.$T$24]/[.T46]" office:value-type="float" office:value="23.0028462955986" calcext:value-type="float">
            <text:p>23,00</text:p>
          </table:table-cell>
          <table:table-cell table:style-name="ce37" table:formula="of:=[.V46]/[.T46]" office:value-type="float" office:value="0.106675400864296" calcext:value-type="float">
            <text:p>0,11</text:p>
          </table:table-cell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17277971" calcext:value-type="float">
            <text:p>17277971</text:p>
          </table:table-cell>
          <table:table-cell table:style-name="ce4" office:value-type="float" office:value="538914" calcext:value-type="float">
            <text:p>538914</text:p>
          </table:table-cell>
          <table:table-cell table:style-name="ce4" office:value-type="float" office:value="109766" calcext:value-type="float">
            <text:p>109766</text:p>
          </table:table-cell>
          <table:table-cell table:style-name="ce4" office:value-type="float" office:value="3327671" calcext:value-type="float">
            <text:p>3327671</text:p>
          </table:table-cell>
          <table:table-cell table:style-name="ce4" office:value-type="float" office:value="7576846" calcext:value-type="float">
            <text:p>7576846</text:p>
          </table:table-cell>
          <table:table-cell table:style-name="ce17" table:formula="of:=([.F47]+[.B47])/1000" office:value-type="float" office:value="24854.817" calcext:value-type="float">
            <text:p>24855</text:p>
          </table:table-cell>
          <table:table-cell table:style-name="ce17" table:formula="of:=([.D47]+[.E47])/1000" office:value-type="float" office:value="3437.437" calcext:value-type="float">
            <text:p>3437</text:p>
          </table:table-cell>
          <table:table-cell table:style-name="ce17" table:formula="of:=[.$G$23]/[.$A47]" office:value-type="float" office:value="2452.53379565217" calcext:value-type="float">
            <text:p>2453</text:p>
          </table:table-cell>
          <table:table-cell table:style-name="ce24" table:formula="of:=[.$G$23]/[.G47]" office:value-type="float" office:value="22.695108678531" calcext:value-type="float">
            <text:p>22,70</text:p>
          </table:table-cell>
          <table:table-cell table:style-name="ce24" table:formula="of:=[.$G$24]/[.G47]" office:value-type="float" office:value="22.7552833319996" calcext:value-type="float">
            <text:p>22,76</text:p>
          </table:table-cell>
          <table:table-cell table:style-name="ce38" table:formula="of:=[.I47]/[.G47]" office:value-type="float" office:value="0.0986743855588305" calcext:value-type="float">
            <text:p>0,10</text:p>
          </table:table-cell>
          <table:table-cell table:style-name="ce40"/>
          <table:table-cell table:style-name="ce4" office:value-type="float" office:value="230" calcext:value-type="float">
            <text:p>230</text:p>
          </table:table-cell>
          <table:table-cell table:style-name="ce4" office:value-type="float" office:value="17277906" calcext:value-type="float">
            <text:p>17277906</text:p>
          </table:table-cell>
          <table:table-cell table:style-name="ce4" office:value-type="float" office:value="509704" calcext:value-type="float">
            <text:p>509704</text:p>
          </table:table-cell>
          <table:table-cell table:style-name="ce4" office:value-type="float" office:value="117176" calcext:value-type="float">
            <text:p>117176</text:p>
          </table:table-cell>
          <table:table-cell table:style-name="ce4" office:value-type="float" office:value="3391527" calcext:value-type="float">
            <text:p>3391527</text:p>
          </table:table-cell>
          <table:table-cell table:style-name="ce4" office:value-type="float" office:value="6321272" calcext:value-type="float">
            <text:p>6321272</text:p>
          </table:table-cell>
          <table:table-cell table:style-name="ce17" table:formula="of:=([.S47]+[.O47])/1000" office:value-type="float" office:value="23599.178" calcext:value-type="float">
            <text:p>23599</text:p>
          </table:table-cell>
          <table:table-cell table:style-name="ce17" table:formula="of:=([.Q47]+[.R47])/1000" office:value-type="float" office:value="3508.703" calcext:value-type="float">
            <text:p>3509</text:p>
          </table:table-cell>
          <table:table-cell table:style-name="ce17" table:formula="of:=[.$T$23]/[.$N47]" office:value-type="float" office:value="2436.56066086957" calcext:value-type="float">
            <text:p>2437</text:p>
          </table:table-cell>
          <table:table-cell table:style-name="ce24" table:formula="of:=[.$T$23]/[.T47]" office:value-type="float" office:value="23.7469691529086" calcext:value-type="float">
            <text:p>23,75</text:p>
          </table:table-cell>
          <table:table-cell table:style-name="ce24" table:formula="of:=[.$T$24]/[.T47]" office:value-type="float" office:value="23.2757026960854" calcext:value-type="float">
            <text:p>23,28</text:p>
          </table:table-cell>
          <table:table-cell table:style-name="ce38" table:formula="of:=[.V47]/[.T47]" office:value-type="float" office:value="0.103247691969168" calcext:value-type="float">
            <text:p>0,10</text:p>
          </table:table-cell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7278019" calcext:value-type="float">
            <text:p>17278019</text:p>
          </table:table-cell>
          <table:table-cell table:style-name="ce3" office:value-type="float" office:value="537990" calcext:value-type="float">
            <text:p>537990</text:p>
          </table:table-cell>
          <table:table-cell table:style-name="ce3" office:value-type="float" office:value="119650" calcext:value-type="float">
            <text:p>119650</text:p>
          </table:table-cell>
          <table:table-cell table:style-name="ce3" office:value-type="float" office:value="3786889" calcext:value-type="float">
            <text:p>3786889</text:p>
          </table:table-cell>
          <table:table-cell table:style-name="ce3" office:value-type="float" office:value="8970764" calcext:value-type="float">
            <text:p>8970764</text:p>
          </table:table-cell>
          <table:table-cell table:style-name="ce15" table:formula="of:=([.F48]+[.B48])/1000" office:value-type="float" office:value="26248.783" calcext:value-type="float">
            <text:p>26249</text:p>
          </table:table-cell>
          <table:table-cell table:style-name="ce15" table:formula="of:=([.D48]+[.E48])/1000" office:value-type="float" office:value="3906.539" calcext:value-type="float">
            <text:p>3907</text:p>
          </table:table-cell>
          <table:table-cell table:style-name="ce15" table:formula="of:=[.$G$23]/[.$A48]" office:value-type="float" office:value="2350.3448875" calcext:value-type="float">
            <text:p>2350</text:p>
          </table:table-cell>
          <table:table-cell table:style-name="ce23" table:formula="of:=[.$G$23]/[.G48]" office:value-type="float" office:value="21.4898638538785" calcext:value-type="float">
            <text:p>21,49</text:p>
          </table:table-cell>
          <table:table-cell table:style-name="ce23" table:formula="of:=[.$G$24]/[.G48]" office:value-type="float" office:value="21.5468428764869" calcext:value-type="float">
            <text:p>21,55</text:p>
          </table:table-cell>
          <table:table-cell table:style-name="ce37" table:formula="of:=[.I48]/[.G48]" office:value-type="float" office:value="0.0895410993911604" calcext:value-type="float">
            <text:p>0,09</text:p>
          </table:table-cell>
          <table:table-cell table:style-name="ce40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17278488" calcext:value-type="float">
            <text:p>17278488</text:p>
          </table:table-cell>
          <table:table-cell table:style-name="ce3" office:value-type="float" office:value="510998" calcext:value-type="float">
            <text:p>510998</text:p>
          </table:table-cell>
          <table:table-cell table:style-name="ce3" office:value-type="float" office:value="125165" calcext:value-type="float">
            <text:p>125165</text:p>
          </table:table-cell>
          <table:table-cell table:style-name="ce3" office:value-type="float" office:value="3369423" calcext:value-type="float">
            <text:p>3369423</text:p>
          </table:table-cell>
          <table:table-cell table:style-name="ce3" office:value-type="float" office:value="6540338" calcext:value-type="float">
            <text:p>6540338</text:p>
          </table:table-cell>
          <table:table-cell table:style-name="ce15" table:formula="of:=([.S48]+[.O48])/1000" office:value-type="float" office:value="23818.826" calcext:value-type="float">
            <text:p>23819</text:p>
          </table:table-cell>
          <table:table-cell table:style-name="ce15" table:formula="of:=([.Q48]+[.R48])/1000" office:value-type="float" office:value="3494.588" calcext:value-type="float">
            <text:p>3495</text:p>
          </table:table-cell>
          <table:table-cell table:style-name="ce15" table:formula="of:=[.$T$23]/[.$N48]" office:value-type="float" office:value="2335.0373" calcext:value-type="float">
            <text:p>2335</text:p>
          </table:table-cell>
          <table:table-cell table:style-name="ce23" table:formula="of:=[.$T$23]/[.T48]" office:value-type="float" office:value="23.5279837889575" calcext:value-type="float">
            <text:p>23,53</text:p>
          </table:table-cell>
          <table:table-cell table:style-name="ce23" table:formula="of:=[.$T$24]/[.T48]" office:value-type="float" office:value="23.0610631691083" calcext:value-type="float">
            <text:p>23,06</text:p>
          </table:table-cell>
          <table:table-cell table:style-name="ce37" table:formula="of:=[.V48]/[.T48]" office:value-type="float" office:value="0.098033265787323" calcext:value-type="float">
            <text:p>0,10</text:p>
          </table:table-cell>
        </table:table-row>
        <table:table-row table:style-name="ro1">
          <table:table-cell table:style-name="ce6" office:value-type="string" calcext:value-type="string" table:number-columns-spanned="12" table:number-rows-spanned="1">
            <text:p>Low Level Threading Mechanisms + Vectorization</text:p>
          </table:table-cell>
          <table:covered-table-cell table:number-columns-repeated="8" table:style-name="ce9"/>
          <table:covered-table-cell table:number-columns-repeated="2" table:style-name="ce20"/>
          <table:covered-table-cell table:style-name="ce32"/>
          <table:table-cell table:style-name="ce32"/>
          <table:table-cell table:style-name="ce6" office:value-type="string" calcext:value-type="string" table:number-columns-spanned="12" table:number-rows-spanned="1">
            <text:p>FastFlow framework + Vectorization</text:p>
          </table:table-cell>
          <table:covered-table-cell table:number-columns-repeated="8" table:style-name="ce9"/>
          <table:covered-table-cell table:number-columns-repeated="2" table:style-name="ce20"/>
          <table:covered-table-cell table:style-name="ce32"/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21"/>
          <table:covered-table-cell table:style-name="ce33"/>
          <table:table-cell table:style-name="ce32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0" office:value-type="string" calcext:value-type="string" table:number-columns-spanned="11" table:number-rows-spanned="1">
            <text:p>XEON HOST</text:p>
          </table:table-cell>
          <table:covered-table-cell table:number-columns-repeated="7" table:style-name="ce2"/>
          <table:covered-table-cell table:number-columns-repeated="2" table:style-name="ce21"/>
          <table:covered-table-cell table:style-name="ce33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8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1" office:value-type="string" calcext:value-type="string">
            <text:p>Speedup</text:p>
          </table:table-cell>
          <table:table-cell table:style-name="ce30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32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8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1" office:value-type="string" calcext:value-type="string">
            <text:p>Speedup</text:p>
          </table:table-cell>
          <table:table-cell table:style-name="ce30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1539997" calcext:value-type="float">
            <text:p>1539997</text:p>
          </table:table-cell>
          <table:table-cell table:style-name="ce3" office:value-type="float" office:value="12786" calcext:value-type="float">
            <text:p>1278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392316" calcext:value-type="float">
            <text:p>21392316</text:p>
          </table:table-cell>
          <table:table-cell table:style-name="ce13" table:formula="of:=([.F52]+[.B52])/1000" office:value-type="float" office:value="22932.313" calcext:value-type="float">
            <text:p>22932</text:p>
          </table:table-cell>
          <table:table-cell table:style-name="ce13" table:number-columns-repeated="2"/>
          <table:table-cell table:style-name="ce22" table:number-columns-repeated="2"/>
          <table:table-cell table:style-name="ce34"/>
          <table:table-cell table:style-name="ce3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482919" calcext:value-type="float">
            <text:p>1482919</text:p>
          </table:table-cell>
          <table:table-cell table:style-name="ce3" office:value-type="float" office:value="12472" calcext:value-type="float">
            <text:p>1247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1292670" calcext:value-type="float">
            <text:p>21292670</text:p>
          </table:table-cell>
          <table:table-cell table:style-name="ce13" table:formula="of:=([.S52]+[.O52])/1000" office:value-type="float" office:value="22775.589" calcext:value-type="float">
            <text:p>22776</text:p>
          </table:table-cell>
          <table:table-cell table:style-name="ce13" table:number-columns-repeated="2"/>
          <table:table-cell table:style-name="ce22" table:number-columns-repeated="2"/>
          <table:table-cell table:style-name="ce34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1059855" calcext:value-type="float">
            <text:p>1059855</text:p>
          </table:table-cell>
          <table:table-cell table:style-name="ce3" office:value-type="float" office:value="15591" calcext:value-type="float">
            <text:p>15591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805" calcext:value-type="float">
            <text:p>805</text:p>
          </table:table-cell>
          <table:table-cell table:style-name="ce3" office:value-type="float" office:value="21968966" calcext:value-type="float">
            <text:p>21968966</text:p>
          </table:table-cell>
          <table:table-cell table:style-name="ce13" table:formula="of:=([.F53]+[.B53])/1000" office:value-type="float" office:value="23028.821" calcext:value-type="float">
            <text:p>23029</text:p>
          </table:table-cell>
          <table:table-cell table:style-name="ce13" table:formula="of:=([.D53]+[.E53])/1000" office:value-type="float" office:value="0.881" calcext:value-type="float">
            <text:p>1</text:p>
          </table:table-cell>
          <table:table-cell table:style-name="ce13" table:formula="of:=[.$G$52]/[.$A53]" office:value-type="float" office:value="22932.313" calcext:value-type="float">
            <text:p>22932</text:p>
          </table:table-cell>
          <table:table-cell table:style-name="ce23" table:formula="of:=[.$G$52]/[.G53]" office:value-type="float" office:value="0.995809251372443" calcext:value-type="float">
            <text:p>1,00</text:p>
          </table:table-cell>
          <table:table-cell table:style-name="ce23" table:formula="of:=[.$G$53]/[.G53]" office:value-type="float" office:value="1" calcext:value-type="float">
            <text:p>1,00</text:p>
          </table:table-cell>
          <table:table-cell table:style-name="ce35" table:formula="of:=[.I53]/[.G53]" office:value-type="float" office:value="0.995809251372443" calcext:value-type="float">
            <text:p>1,00</text:p>
          </table:table-cell>
          <table:table-cell table:style-name="ce32"/>
          <table:table-cell table:style-name="ce3" office:value-type="float" office:value="1" calcext:value-type="float">
            <text:p>1</text:p>
          </table:table-cell>
          <table:table-cell table:style-name="ce3" office:value-type="float" office:value="1246100" calcext:value-type="float">
            <text:p>1246100</text:p>
          </table:table-cell>
          <table:table-cell table:style-name="ce3" office:value-type="float" office:value="23036" calcext:value-type="float">
            <text:p>23036</text:p>
          </table:table-cell>
          <table:table-cell table:style-name="ce3" office:value-type="float" office:value="3797" calcext:value-type="float">
            <text:p>379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513360" calcext:value-type="float">
            <text:p>21513360</text:p>
          </table:table-cell>
          <table:table-cell table:style-name="ce13" table:formula="of:=([.S53]+[.O53])/1000" office:value-type="float" office:value="22759.46" calcext:value-type="float">
            <text:p>22759</text:p>
          </table:table-cell>
          <table:table-cell table:style-name="ce13" table:formula="of:=([.Q53]+[.R53])/1000" office:value-type="float" office:value="3.811" calcext:value-type="float">
            <text:p>4</text:p>
          </table:table-cell>
          <table:table-cell table:style-name="ce13" table:formula="of:=[.$T$52]/[.$N53]" office:value-type="float" office:value="22775.589" calcext:value-type="float">
            <text:p>22776</text:p>
          </table:table-cell>
          <table:table-cell table:style-name="ce23" table:formula="of:=[.$T$52]/[.T53]" office:value-type="float" office:value="1.00070867234987" calcext:value-type="float">
            <text:p>1,00</text:p>
          </table:table-cell>
          <table:table-cell table:style-name="ce23" table:formula="of:=[.$T$53]/[.T53]" office:value-type="float" office:value="1" calcext:value-type="float">
            <text:p>1,00</text:p>
          </table:table-cell>
          <table:table-cell table:style-name="ce35" table:formula="of:=[.V53]/[.T53]" office:value-type="float" office:value="1.00070867234987" calcext:value-type="float">
            <text:p>1,00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059413" calcext:value-type="float">
            <text:p>1059413</text:p>
          </table:table-cell>
          <table:table-cell table:style-name="ce3" office:value-type="float" office:value="15591" calcext:value-type="float">
            <text:p>15591</text:p>
          </table:table-cell>
          <table:table-cell table:style-name="ce3" office:value-type="float" office:value="99" calcext:value-type="float">
            <text:p>99</text:p>
          </table:table-cell>
          <table:table-cell table:style-name="ce3" office:value-type="float" office:value="846" calcext:value-type="float">
            <text:p>846</text:p>
          </table:table-cell>
          <table:table-cell table:style-name="ce3" office:value-type="float" office:value="11556529" calcext:value-type="float">
            <text:p>11556529</text:p>
          </table:table-cell>
          <table:table-cell table:style-name="ce13" table:formula="of:=([.F54]+[.B54])/1000" office:value-type="float" office:value="12615.942" calcext:value-type="float">
            <text:p>12616</text:p>
          </table:table-cell>
          <table:table-cell table:style-name="ce13" table:formula="of:=([.D54]+[.E54])/1000" office:value-type="float" office:value="0.945" calcext:value-type="float">
            <text:p>1</text:p>
          </table:table-cell>
          <table:table-cell table:style-name="ce13" table:formula="of:=[.$G$52]/[.$A54]" office:value-type="float" office:value="11466.1565" calcext:value-type="float">
            <text:p>11466</text:p>
          </table:table-cell>
          <table:table-cell table:style-name="ce23" table:formula="of:=[.$G$52]/[.G54]" office:value-type="float" office:value="1.81772498637042" calcext:value-type="float">
            <text:p>1,82</text:p>
          </table:table-cell>
          <table:table-cell table:style-name="ce23" table:formula="of:=[.$G$53]/[.G54]" office:value-type="float" office:value="1.82537467277513" calcext:value-type="float">
            <text:p>1,83</text:p>
          </table:table-cell>
          <table:table-cell table:style-name="ce35" table:formula="of:=[.I54]/[.G54]" office:value-type="float" office:value="0.90886249318521" calcext:value-type="float">
            <text:p>0,91</text:p>
          </table:table-cell>
          <table:table-cell table:style-name="ce32"/>
          <table:table-cell table:style-name="ce3" office:value-type="float" office:value="2" calcext:value-type="float">
            <text:p>2</text:p>
          </table:table-cell>
          <table:table-cell table:style-name="ce3" office:value-type="float" office:value="1344139" calcext:value-type="float">
            <text:p>1344139</text:p>
          </table:table-cell>
          <table:table-cell table:style-name="ce3" office:value-type="float" office:value="19758" calcext:value-type="float">
            <text:p>19758</text:p>
          </table:table-cell>
          <table:table-cell table:style-name="ce3" office:value-type="float" office:value="3961" calcext:value-type="float">
            <text:p>3961</text:p>
          </table:table-cell>
          <table:table-cell table:style-name="ce3" office:value-type="float" office:value="4549197" calcext:value-type="float">
            <text:p>4549197</text:p>
          </table:table-cell>
          <table:table-cell table:style-name="ce3" office:value-type="float" office:value="20401958" calcext:value-type="float">
            <text:p>20401958</text:p>
          </table:table-cell>
          <table:table-cell table:style-name="ce13" table:formula="of:=([.S54]+[.O54])/1000" office:value-type="float" office:value="21746.097" calcext:value-type="float">
            <text:p>21746</text:p>
          </table:table-cell>
          <table:table-cell table:style-name="ce13" table:formula="of:=([.Q54]+[.R54])/1000" office:value-type="float" office:value="4553.158" calcext:value-type="float">
            <text:p>4553</text:p>
          </table:table-cell>
          <table:table-cell table:style-name="ce13" table:formula="of:=[.$T$52]/[.$N54]" office:value-type="float" office:value="11387.7945" calcext:value-type="float">
            <text:p>11388</text:p>
          </table:table-cell>
          <table:table-cell table:style-name="ce23" table:formula="of:=[.$T$52]/[.T54]" office:value-type="float" office:value="1.04734146086077" calcext:value-type="float">
            <text:p>1,05</text:p>
          </table:table-cell>
          <table:table-cell table:style-name="ce23" table:formula="of:=[.$T$53]/[.T54]" office:value-type="float" office:value="1.04659976454625" calcext:value-type="float">
            <text:p>1,05</text:p>
          </table:table-cell>
          <table:table-cell table:style-name="ce35" table:formula="of:=[.V54]/[.T54]" office:value-type="float" office:value="0.523670730430385" calcext:value-type="float">
            <text:p>0,52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3" office:value-type="float" office:value="1059207" calcext:value-type="float">
            <text:p>1059207</text:p>
          </table:table-cell>
          <table:table-cell table:style-name="ce3" office:value-type="float" office:value="14627" calcext:value-type="float">
            <text:p>14627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1534" calcext:value-type="float">
            <text:p>1534</text:p>
          </table:table-cell>
          <table:table-cell table:style-name="ce3" office:value-type="float" office:value="7908385" calcext:value-type="float">
            <text:p>7908385</text:p>
          </table:table-cell>
          <table:table-cell table:style-name="ce13" table:formula="of:=([.F55]+[.B55])/1000" office:value-type="float" office:value="8967.592" calcext:value-type="float">
            <text:p>8968</text:p>
          </table:table-cell>
          <table:table-cell table:style-name="ce13" table:formula="of:=([.D55]+[.E55])/1000" office:value-type="float" office:value="1.65" calcext:value-type="float">
            <text:p>2</text:p>
          </table:table-cell>
          <table:table-cell table:style-name="ce13" table:formula="of:=[.$G$52]/[.$A55]" office:value-type="float" office:value="7644.10433333333" calcext:value-type="float">
            <text:p>7644</text:p>
          </table:table-cell>
          <table:table-cell table:style-name="ce23" table:formula="of:=[.$G$52]/[.G55]" office:value-type="float" office:value="2.55724312613687" calcext:value-type="float">
            <text:p>2,56</text:p>
          </table:table-cell>
          <table:table-cell table:style-name="ce23" table:formula="of:=[.$G$53]/[.G55]" office:value-type="float" office:value="2.56800498952227" calcext:value-type="float">
            <text:p>2,57</text:p>
          </table:table-cell>
          <table:table-cell table:style-name="ce35" table:formula="of:=[.I55]/[.G55]" office:value-type="float" office:value="0.852414375378957" calcext:value-type="float">
            <text:p>0,85</text:p>
          </table:table-cell>
          <table:table-cell table:style-name="ce32"/>
          <table:table-cell table:style-name="ce3" office:value-type="float" office:value="3" calcext:value-type="float">
            <text:p>3</text:p>
          </table:table-cell>
          <table:table-cell table:style-name="ce3" office:value-type="float" office:value="1123217" calcext:value-type="float">
            <text:p>1123217</text:p>
          </table:table-cell>
          <table:table-cell table:style-name="ce3" office:value-type="float" office:value="19523" calcext:value-type="float">
            <text:p>19523</text:p>
          </table:table-cell>
          <table:table-cell table:style-name="ce3" office:value-type="float" office:value="4157" calcext:value-type="float">
            <text:p>4157</text:p>
          </table:table-cell>
          <table:table-cell table:style-name="ce3" office:value-type="float" office:value="3652294" calcext:value-type="float">
            <text:p>3652294</text:p>
          </table:table-cell>
          <table:table-cell table:style-name="ce3" office:value-type="float" office:value="12448367" calcext:value-type="float">
            <text:p>12448367</text:p>
          </table:table-cell>
          <table:table-cell table:style-name="ce13" table:formula="of:=([.S55]+[.O55])/1000" office:value-type="float" office:value="13571.584" calcext:value-type="float">
            <text:p>13572</text:p>
          </table:table-cell>
          <table:table-cell table:style-name="ce13" table:formula="of:=([.Q55]+[.R55])/1000" office:value-type="float" office:value="3656.451" calcext:value-type="float">
            <text:p>3656</text:p>
          </table:table-cell>
          <table:table-cell table:style-name="ce13" table:formula="of:=[.$T$52]/[.$N55]" office:value-type="float" office:value="7591.863" calcext:value-type="float">
            <text:p>7592</text:p>
          </table:table-cell>
          <table:table-cell table:style-name="ce23" table:formula="of:=[.$T$52]/[.T55]" office:value-type="float" office:value="1.67818207513581" calcext:value-type="float">
            <text:p>1,68</text:p>
          </table:table-cell>
          <table:table-cell table:style-name="ce23" table:formula="of:=[.$T$53]/[.T55]" office:value-type="float" office:value="1.67699363611499" calcext:value-type="float">
            <text:p>1,68</text:p>
          </table:table-cell>
          <table:table-cell table:style-name="ce35" table:formula="of:=[.V55]/[.T55]" office:value-type="float" office:value="0.559394025045271" calcext:value-type="float">
            <text:p>0,56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3" office:value-type="float" office:value="1060158" calcext:value-type="float">
            <text:p>1060158</text:p>
          </table:table-cell>
          <table:table-cell table:style-name="ce3" office:value-type="float" office:value="14585" calcext:value-type="float">
            <text:p>14585</text:p>
          </table:table-cell>
          <table:table-cell table:style-name="ce3" office:value-type="float" office:value="139" calcext:value-type="float">
            <text:p>139</text:p>
          </table:table-cell>
          <table:table-cell table:style-name="ce3" office:value-type="float" office:value="1796" calcext:value-type="float">
            <text:p>1796</text:p>
          </table:table-cell>
          <table:table-cell table:style-name="ce3" office:value-type="float" office:value="6357421" calcext:value-type="float">
            <text:p>6357421</text:p>
          </table:table-cell>
          <table:table-cell table:style-name="ce13" table:formula="of:=([.F56]+[.B56])/1000" office:value-type="float" office:value="7417.579" calcext:value-type="float">
            <text:p>7418</text:p>
          </table:table-cell>
          <table:table-cell table:style-name="ce13" table:formula="of:=([.D56]+[.E56])/1000" office:value-type="float" office:value="1.935" calcext:value-type="float">
            <text:p>2</text:p>
          </table:table-cell>
          <table:table-cell table:style-name="ce13" table:formula="of:=[.$G$52]/[.$A56]" office:value-type="float" office:value="5733.07825" calcext:value-type="float">
            <text:p>5733</text:p>
          </table:table-cell>
          <table:table-cell table:style-name="ce23" table:formula="of:=[.$G$52]/[.G56]" office:value-type="float" office:value="3.09161695480426" calcext:value-type="float">
            <text:p>3,09</text:p>
          </table:table-cell>
          <table:table-cell table:style-name="ce23" table:formula="of:=[.$G$53]/[.G56]" office:value-type="float" office:value="3.10462766894697" calcext:value-type="float">
            <text:p>3,10</text:p>
          </table:table-cell>
          <table:table-cell table:style-name="ce35" table:formula="of:=[.I56]/[.G56]" office:value-type="float" office:value="0.772904238701064" calcext:value-type="float">
            <text:p>0,77</text:p>
          </table:table-cell>
          <table:table-cell table:style-name="ce3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105893" calcext:value-type="float">
            <text:p>1105893</text:p>
          </table:table-cell>
          <table:table-cell table:style-name="ce3" office:value-type="float" office:value="19172" calcext:value-type="float">
            <text:p>19172</text:p>
          </table:table-cell>
          <table:table-cell table:style-name="ce3" office:value-type="float" office:value="4279" calcext:value-type="float">
            <text:p>4279</text:p>
          </table:table-cell>
          <table:table-cell table:style-name="ce3" office:value-type="float" office:value="2964855" calcext:value-type="float">
            <text:p>2964855</text:p>
          </table:table-cell>
          <table:table-cell table:style-name="ce3" office:value-type="float" office:value="10826585" calcext:value-type="float">
            <text:p>10826585</text:p>
          </table:table-cell>
          <table:table-cell table:style-name="ce13" table:formula="of:=([.S56]+[.O56])/1000" office:value-type="float" office:value="11932.478" calcext:value-type="float">
            <text:p>11932</text:p>
          </table:table-cell>
          <table:table-cell table:style-name="ce13" table:formula="of:=([.Q56]+[.R56])/1000" office:value-type="float" office:value="2969.134" calcext:value-type="float">
            <text:p>2969</text:p>
          </table:table-cell>
          <table:table-cell table:style-name="ce13" table:formula="of:=[.$T$52]/[.$N56]" office:value-type="float" office:value="5693.89725" calcext:value-type="float">
            <text:p>5694</text:p>
          </table:table-cell>
          <table:table-cell table:style-name="ce23" table:formula="of:=[.$T$52]/[.T56]" office:value-type="float" office:value="1.90870571896299" calcext:value-type="float">
            <text:p>1,91</text:p>
          </table:table-cell>
          <table:table-cell table:style-name="ce23" table:formula="of:=[.$T$53]/[.T56]" office:value-type="float" office:value="1.90735402990058" calcext:value-type="float">
            <text:p>1,91</text:p>
          </table:table-cell>
          <table:table-cell table:style-name="ce35" table:formula="of:=[.V56]/[.T56]" office:value-type="float" office:value="0.477176429740746" calcext:value-type="float">
            <text:p>0,48</text:p>
          </table:table-cell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3" office:value-type="float" office:value="1059638" calcext:value-type="float">
            <text:p>1059638</text:p>
          </table:table-cell>
          <table:table-cell table:style-name="ce3" office:value-type="float" office:value="14683" calcext:value-type="float">
            <text:p>1468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937" calcext:value-type="float">
            <text:p>1937</text:p>
          </table:table-cell>
          <table:table-cell table:style-name="ce3" office:value-type="float" office:value="5393902" calcext:value-type="float">
            <text:p>5393902</text:p>
          </table:table-cell>
          <table:table-cell table:style-name="ce13" table:formula="of:=([.F57]+[.B57])/1000" office:value-type="float" office:value="6453.54" calcext:value-type="float">
            <text:p>6454</text:p>
          </table:table-cell>
          <table:table-cell table:style-name="ce13" table:formula="of:=([.D57]+[.E57])/1000" office:value-type="float" office:value="2.1" calcext:value-type="float">
            <text:p>2</text:p>
          </table:table-cell>
          <table:table-cell table:style-name="ce13" table:formula="of:=[.$G$52]/[.$A57]" office:value-type="float" office:value="4586.4626" calcext:value-type="float">
            <text:p>4586</text:p>
          </table:table-cell>
          <table:table-cell table:style-name="ce23" table:formula="of:=[.$G$52]/[.G57]" office:value-type="float" office:value="3.55344710035112" calcext:value-type="float">
            <text:p>3,55</text:p>
          </table:table-cell>
          <table:table-cell table:style-name="ce23" table:formula="of:=[.$G$53]/[.G57]" office:value-type="float" office:value="3.56840137350973" calcext:value-type="float">
            <text:p>3,57</text:p>
          </table:table-cell>
          <table:table-cell table:style-name="ce35" table:formula="of:=[.I57]/[.G57]" office:value-type="float" office:value="0.710689420070225" calcext:value-type="float">
            <text:p>0,71</text:p>
          </table:table-cell>
          <table:table-cell table:style-name="ce3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88427" calcext:value-type="float">
            <text:p>1088427</text:p>
          </table:table-cell>
          <table:table-cell table:style-name="ce3" office:value-type="float" office:value="19099" calcext:value-type="float">
            <text:p>19099</text:p>
          </table:table-cell>
          <table:table-cell table:style-name="ce3" office:value-type="float" office:value="4526" calcext:value-type="float">
            <text:p>4526</text:p>
          </table:table-cell>
          <table:table-cell table:style-name="ce3" office:value-type="float" office:value="1881870" calcext:value-type="float">
            <text:p>1881870</text:p>
          </table:table-cell>
          <table:table-cell table:style-name="ce3" office:value-type="float" office:value="8511959" calcext:value-type="float">
            <text:p>8511959</text:p>
          </table:table-cell>
          <table:table-cell table:style-name="ce13" table:formula="of:=([.S57]+[.O57])/1000" office:value-type="float" office:value="9600.386" calcext:value-type="float">
            <text:p>9600</text:p>
          </table:table-cell>
          <table:table-cell table:style-name="ce13" table:formula="of:=([.Q57]+[.R57])/1000" office:value-type="float" office:value="1886.396" calcext:value-type="float">
            <text:p>1886</text:p>
          </table:table-cell>
          <table:table-cell table:style-name="ce13" table:formula="of:=[.$T$52]/[.$N57]" office:value-type="float" office:value="4555.1178" calcext:value-type="float">
            <text:p>4555</text:p>
          </table:table-cell>
          <table:table-cell table:style-name="ce23" table:formula="of:=[.$T$52]/[.T57]" office:value-type="float" office:value="2.37236179878601" calcext:value-type="float">
            <text:p>2,37</text:p>
          </table:table-cell>
          <table:table-cell table:style-name="ce23" table:formula="of:=[.$T$53]/[.T57]" office:value-type="float" office:value="2.37068176217081" calcext:value-type="float">
            <text:p>2,37</text:p>
          </table:table-cell>
          <table:table-cell table:style-name="ce35" table:formula="of:=[.V57]/[.T57]" office:value-type="float" office:value="0.474472359757201" calcext:value-type="float">
            <text:p>0,47</text:p>
          </table:table-cell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3" office:value-type="float" office:value="1059559" calcext:value-type="float">
            <text:p>1059559</text:p>
          </table:table-cell>
          <table:table-cell table:style-name="ce3" office:value-type="float" office:value="14637" calcext:value-type="float">
            <text:p>14637</text:p>
          </table:table-cell>
          <table:table-cell table:style-name="ce3" office:value-type="float" office:value="1194" calcext:value-type="float">
            <text:p>1194</text:p>
          </table:table-cell>
          <table:table-cell table:style-name="ce3" office:value-type="float" office:value="2175" calcext:value-type="float">
            <text:p>2175</text:p>
          </table:table-cell>
          <table:table-cell table:style-name="ce3" office:value-type="float" office:value="4765646" calcext:value-type="float">
            <text:p>4765646</text:p>
          </table:table-cell>
          <table:table-cell table:style-name="ce13" table:formula="of:=([.F58]+[.B58])/1000" office:value-type="float" office:value="5825.205" calcext:value-type="float">
            <text:p>5825</text:p>
          </table:table-cell>
          <table:table-cell table:style-name="ce13" table:formula="of:=([.D58]+[.E58])/1000" office:value-type="float" office:value="3.369" calcext:value-type="float">
            <text:p>3</text:p>
          </table:table-cell>
          <table:table-cell table:style-name="ce13" table:formula="of:=[.$G$52]/[.$A58]" office:value-type="float" office:value="3822.05216666667" calcext:value-type="float">
            <text:p>3822</text:p>
          </table:table-cell>
          <table:table-cell table:style-name="ce23" table:formula="of:=[.$G$52]/[.G58]" office:value-type="float" office:value="3.93673922205313" calcext:value-type="float">
            <text:p>3,94</text:p>
          </table:table-cell>
          <table:table-cell table:style-name="ce23" table:formula="of:=[.$G$53]/[.G58]" office:value-type="float" office:value="3.95330653599315" calcext:value-type="float">
            <text:p>3,95</text:p>
          </table:table-cell>
          <table:table-cell table:style-name="ce35" table:formula="of:=[.I58]/[.G58]" office:value-type="float" office:value="0.656123203675522" calcext:value-type="float">
            <text:p>0,66</text:p>
          </table:table-cell>
          <table:table-cell table:style-name="ce32"/>
          <table:table-cell table:style-name="ce3" office:value-type="float" office:value="6" calcext:value-type="float">
            <text:p>6</text:p>
          </table:table-cell>
          <table:table-cell table:style-name="ce3" office:value-type="float" office:value="1059461" calcext:value-type="float">
            <text:p>1059461</text:p>
          </table:table-cell>
          <table:table-cell table:style-name="ce3" office:value-type="float" office:value="19447" calcext:value-type="float">
            <text:p>19447</text:p>
          </table:table-cell>
          <table:table-cell table:style-name="ce3" office:value-type="float" office:value="4602" calcext:value-type="float">
            <text:p>4602</text:p>
          </table:table-cell>
          <table:table-cell table:style-name="ce3" office:value-type="float" office:value="4457874" calcext:value-type="float">
            <text:p>4457874</text:p>
          </table:table-cell>
          <table:table-cell table:style-name="ce3" office:value-type="float" office:value="8802923" calcext:value-type="float">
            <text:p>8802923</text:p>
          </table:table-cell>
          <table:table-cell table:style-name="ce13" table:formula="of:=([.S58]+[.O58])/1000" office:value-type="float" office:value="9862.384" calcext:value-type="float">
            <text:p>9862</text:p>
          </table:table-cell>
          <table:table-cell table:style-name="ce13" table:formula="of:=([.Q58]+[.R58])/1000" office:value-type="float" office:value="4462.476" calcext:value-type="float">
            <text:p>4462</text:p>
          </table:table-cell>
          <table:table-cell table:style-name="ce13" table:formula="of:=[.$T$52]/[.$N58]" office:value-type="float" office:value="3795.9315" calcext:value-type="float">
            <text:p>3796</text:p>
          </table:table-cell>
          <table:table-cell table:style-name="ce23" table:formula="of:=[.$T$52]/[.T58]" office:value-type="float" office:value="2.30933910097194" calcext:value-type="float">
            <text:p>2,31</text:p>
          </table:table-cell>
          <table:table-cell table:style-name="ce23" table:formula="of:=[.$T$53]/[.T58]" office:value-type="float" office:value="2.30770369517147" calcext:value-type="float">
            <text:p>2,31</text:p>
          </table:table-cell>
          <table:table-cell table:style-name="ce35" table:formula="of:=[.V58]/[.T58]" office:value-type="float" office:value="0.384889850161989" calcext:value-type="float">
            <text:p>0,38</text:p>
          </table:table-cell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3" office:value-type="float" office:value="1060017" calcext:value-type="float">
            <text:p>1060017</text:p>
          </table:table-cell>
          <table:table-cell table:style-name="ce3" office:value-type="float" office:value="13422" calcext:value-type="float">
            <text:p>13422</text:p>
          </table:table-cell>
          <table:table-cell table:style-name="ce3" office:value-type="float" office:value="2132" calcext:value-type="float">
            <text:p>2132</text:p>
          </table:table-cell>
          <table:table-cell table:style-name="ce3" office:value-type="float" office:value="2223" calcext:value-type="float">
            <text:p>2223</text:p>
          </table:table-cell>
          <table:table-cell table:style-name="ce3" office:value-type="float" office:value="4108744" calcext:value-type="float">
            <text:p>4108744</text:p>
          </table:table-cell>
          <table:table-cell table:style-name="ce13" table:formula="of:=([.F59]+[.B59])/1000" office:value-type="float" office:value="5168.761" calcext:value-type="float">
            <text:p>5169</text:p>
          </table:table-cell>
          <table:table-cell table:style-name="ce13" table:formula="of:=([.D59]+[.E59])/1000" office:value-type="float" office:value="4.355" calcext:value-type="float">
            <text:p>4</text:p>
          </table:table-cell>
          <table:table-cell table:style-name="ce13" table:formula="of:=[.$G$52]/[.$A59]" office:value-type="float" office:value="3276.04471428571" calcext:value-type="float">
            <text:p>3276</text:p>
          </table:table-cell>
          <table:table-cell table:style-name="ce23" table:formula="of:=[.$G$52]/[.G59]" office:value-type="float" office:value="4.43671375016179" calcext:value-type="float">
            <text:p>4,44</text:p>
          </table:table-cell>
          <table:table-cell table:style-name="ce23" table:formula="of:=[.$G$53]/[.G59]" office:value-type="float" office:value="4.45538514936171" calcext:value-type="float">
            <text:p>4,46</text:p>
          </table:table-cell>
          <table:table-cell table:style-name="ce35" table:formula="of:=[.I59]/[.G59]" office:value-type="float" office:value="0.633816250023113" calcext:value-type="float">
            <text:p>0,63</text:p>
          </table:table-cell>
          <table:table-cell table:style-name="ce32"/>
          <table:table-cell table:style-name="ce3" office:value-type="float" office:value="7" calcext:value-type="float">
            <text:p>7</text:p>
          </table:table-cell>
          <table:table-cell table:style-name="ce3" office:value-type="float" office:value="1060769" calcext:value-type="float">
            <text:p>1060769</text:p>
          </table:table-cell>
          <table:table-cell table:style-name="ce3" office:value-type="float" office:value="18105" calcext:value-type="float">
            <text:p>18105</text:p>
          </table:table-cell>
          <table:table-cell table:style-name="ce3" office:value-type="float" office:value="4356" calcext:value-type="float">
            <text:p>4356</text:p>
          </table:table-cell>
          <table:table-cell table:style-name="ce3" office:value-type="float" office:value="4199504" calcext:value-type="float">
            <text:p>4199504</text:p>
          </table:table-cell>
          <table:table-cell table:style-name="ce3" office:value-type="float" office:value="8477745" calcext:value-type="float">
            <text:p>8477745</text:p>
          </table:table-cell>
          <table:table-cell table:style-name="ce13" table:formula="of:=([.S59]+[.O59])/1000" office:value-type="float" office:value="9538.514" calcext:value-type="float">
            <text:p>9539</text:p>
          </table:table-cell>
          <table:table-cell table:style-name="ce13" table:formula="of:=([.Q59]+[.R59])/1000" office:value-type="float" office:value="4203.86" calcext:value-type="float">
            <text:p>4204</text:p>
          </table:table-cell>
          <table:table-cell table:style-name="ce13" table:formula="of:=[.$T$52]/[.$N59]" office:value-type="float" office:value="3253.65557142857" calcext:value-type="float">
            <text:p>3254</text:p>
          </table:table-cell>
          <table:table-cell table:style-name="ce23" table:formula="of:=[.$T$52]/[.T59]" office:value-type="float" office:value="2.38775023027696" calcext:value-type="float">
            <text:p>2,39</text:p>
          </table:table-cell>
          <table:table-cell table:style-name="ce23" table:formula="of:=[.$T$53]/[.T59]" office:value-type="float" office:value="2.38605929602871" calcext:value-type="float">
            <text:p>2,39</text:p>
          </table:table-cell>
          <table:table-cell table:style-name="ce35" table:formula="of:=[.V59]/[.T59]" office:value-type="float" office:value="0.341107175753851" calcext:value-type="float">
            <text:p>0,34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1060503" calcext:value-type="float">
            <text:p>1060503</text:p>
          </table:table-cell>
          <table:table-cell table:style-name="ce3" office:value-type="float" office:value="13410" calcext:value-type="float">
            <text:p>13410</text:p>
          </table:table-cell>
          <table:table-cell table:style-name="ce3" office:value-type="float" office:value="1911" calcext:value-type="float">
            <text:p>1911</text:p>
          </table:table-cell>
          <table:table-cell table:style-name="ce3" office:value-type="float" office:value="2266" calcext:value-type="float">
            <text:p>2266</text:p>
          </table:table-cell>
          <table:table-cell table:style-name="ce3" office:value-type="float" office:value="3740426" calcext:value-type="float">
            <text:p>3740426</text:p>
          </table:table-cell>
          <table:table-cell table:style-name="ce13" table:formula="of:=([.F60]+[.B60])/1000" office:value-type="float" office:value="4800.929" calcext:value-type="float">
            <text:p>4801</text:p>
          </table:table-cell>
          <table:table-cell table:style-name="ce13" table:formula="of:=([.D60]+[.E60])/1000" office:value-type="float" office:value="4.177" calcext:value-type="float">
            <text:p>4</text:p>
          </table:table-cell>
          <table:table-cell table:style-name="ce13" table:formula="of:=[.$G$52]/[.$A60]" office:value-type="float" office:value="2866.539125" calcext:value-type="float">
            <text:p>2867</text:p>
          </table:table-cell>
          <table:table-cell table:style-name="ce23" table:formula="of:=[.$G$52]/[.G60]" office:value-type="float" office:value="4.77664072932551" calcext:value-type="float">
            <text:p>4,78</text:p>
          </table:table-cell>
          <table:table-cell table:style-name="ce23" table:formula="of:=[.$G$53]/[.G60]" office:value-type="float" office:value="4.79674267209534" calcext:value-type="float">
            <text:p>4,80</text:p>
          </table:table-cell>
          <table:table-cell table:style-name="ce35" table:formula="of:=[.I60]/[.G60]" office:value-type="float" office:value="0.597080091165689" calcext:value-type="float">
            <text:p>0,60</text:p>
          </table:table-cell>
          <table:table-cell table:style-name="ce32"/>
          <table:table-cell table:style-name="ce3" office:value-type="float" office:value="8" calcext:value-type="float">
            <text:p>8</text:p>
          </table:table-cell>
          <table:table-cell table:style-name="ce3" office:value-type="float" office:value="1060270" calcext:value-type="float">
            <text:p>1060270</text:p>
          </table:table-cell>
          <table:table-cell table:style-name="ce3" office:value-type="float" office:value="18719" calcext:value-type="float">
            <text:p>18719</text:p>
          </table:table-cell>
          <table:table-cell table:style-name="ce3" office:value-type="float" office:value="4639" calcext:value-type="float">
            <text:p>4639</text:p>
          </table:table-cell>
          <table:table-cell table:style-name="ce3" office:value-type="float" office:value="3434769" calcext:value-type="float">
            <text:p>3434769</text:p>
          </table:table-cell>
          <table:table-cell table:style-name="ce3" office:value-type="float" office:value="7276315" calcext:value-type="float">
            <text:p>7276315</text:p>
          </table:table-cell>
          <table:table-cell table:style-name="ce13" table:formula="of:=([.S60]+[.O60])/1000" office:value-type="float" office:value="8336.585" calcext:value-type="float">
            <text:p>8337</text:p>
          </table:table-cell>
          <table:table-cell table:style-name="ce13" table:formula="of:=([.Q60]+[.R60])/1000" office:value-type="float" office:value="3439.408" calcext:value-type="float">
            <text:p>3439</text:p>
          </table:table-cell>
          <table:table-cell table:style-name="ce13" table:formula="of:=[.$T$52]/[.$N60]" office:value-type="float" office:value="2846.948625" calcext:value-type="float">
            <text:p>2847</text:p>
          </table:table-cell>
          <table:table-cell table:style-name="ce23" table:formula="of:=[.$T$52]/[.T60]" office:value-type="float" office:value="2.73200465178487" calcext:value-type="float">
            <text:p>2,73</text:p>
          </table:table-cell>
          <table:table-cell table:style-name="ce23" table:formula="of:=[.$T$53]/[.T60]" office:value-type="float" office:value="2.7300699267146" calcext:value-type="float">
            <text:p>2,73</text:p>
          </table:table-cell>
          <table:table-cell table:style-name="ce35" table:formula="of:=[.V60]/[.T60]" office:value-type="float" office:value="0.341500581473109" calcext:value-type="float">
            <text:p>0,34</text:p>
          </table:table-cell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style-name="ce3" office:value-type="float" office:value="1060000" calcext:value-type="float">
            <text:p>1060000</text:p>
          </table:table-cell>
          <table:table-cell table:style-name="ce3" office:value-type="float" office:value="13878" calcext:value-type="float">
            <text:p>13878</text:p>
          </table:table-cell>
          <table:table-cell table:style-name="ce3" office:value-type="float" office:value="1959" calcext:value-type="float">
            <text:p>1959</text:p>
          </table:table-cell>
          <table:table-cell table:style-name="ce3" office:value-type="float" office:value="2453" calcext:value-type="float">
            <text:p>2453</text:p>
          </table:table-cell>
          <table:table-cell table:style-name="ce3" office:value-type="float" office:value="3462727" calcext:value-type="float">
            <text:p>3462727</text:p>
          </table:table-cell>
          <table:table-cell table:style-name="ce13" table:formula="of:=([.F61]+[.B61])/1000" office:value-type="float" office:value="4522.727" calcext:value-type="float">
            <text:p>4523</text:p>
          </table:table-cell>
          <table:table-cell table:style-name="ce13" table:formula="of:=([.D61]+[.E61])/1000" office:value-type="float" office:value="4.412" calcext:value-type="float">
            <text:p>4</text:p>
          </table:table-cell>
          <table:table-cell table:style-name="ce13" table:formula="of:=[.$G$52]/[.$A61]" office:value-type="float" office:value="2548.03477777778" calcext:value-type="float">
            <text:p>2548</text:p>
          </table:table-cell>
          <table:table-cell table:style-name="ce23" table:formula="of:=[.$G$52]/[.G61]" office:value-type="float" office:value="5.07046147158562" calcext:value-type="float">
            <text:p>5,07</text:p>
          </table:table-cell>
          <table:table-cell table:style-name="ce23" table:formula="of:=[.$G$53]/[.G61]" office:value-type="float" office:value="5.09179992513366" calcext:value-type="float">
            <text:p>5,09</text:p>
          </table:table-cell>
          <table:table-cell table:style-name="ce35" table:formula="of:=[.I61]/[.G61]" office:value-type="float" office:value="0.563384607953957" calcext:value-type="float">
            <text:p>0,56</text:p>
          </table:table-cell>
          <table:table-cell table:style-name="ce32"/>
          <table:table-cell table:style-name="ce3" office:value-type="float" office:value="9" calcext:value-type="float">
            <text:p>9</text:p>
          </table:table-cell>
          <table:table-cell table:style-name="ce3" office:value-type="float" office:value="1058989" calcext:value-type="float">
            <text:p>1058989</text:p>
          </table:table-cell>
          <table:table-cell table:style-name="ce3" office:value-type="float" office:value="18552" calcext:value-type="float">
            <text:p>18552</text:p>
          </table:table-cell>
          <table:table-cell table:style-name="ce3" office:value-type="float" office:value="4796" calcext:value-type="float">
            <text:p>4796</text:p>
          </table:table-cell>
          <table:table-cell table:style-name="ce3" office:value-type="float" office:value="2846300" calcext:value-type="float">
            <text:p>2846300</text:p>
          </table:table-cell>
          <table:table-cell table:style-name="ce3" office:value-type="float" office:value="6260340" calcext:value-type="float">
            <text:p>6260340</text:p>
          </table:table-cell>
          <table:table-cell table:style-name="ce13" table:formula="of:=([.S61]+[.O61])/1000" office:value-type="float" office:value="7319.329" calcext:value-type="float">
            <text:p>7319</text:p>
          </table:table-cell>
          <table:table-cell table:style-name="ce13" table:formula="of:=([.Q61]+[.R61])/1000" office:value-type="float" office:value="2851.096" calcext:value-type="float">
            <text:p>2851</text:p>
          </table:table-cell>
          <table:table-cell table:style-name="ce13" table:formula="of:=[.$T$52]/[.$N61]" office:value-type="float" office:value="2530.621" calcext:value-type="float">
            <text:p>2531</text:p>
          </table:table-cell>
          <table:table-cell table:style-name="ce23" table:formula="of:=[.$T$52]/[.T61]" office:value-type="float" office:value="3.11170450187442" calcext:value-type="float">
            <text:p>3,11</text:p>
          </table:table-cell>
          <table:table-cell table:style-name="ce23" table:formula="of:=[.$T$53]/[.T61]" office:value-type="float" office:value="3.10950088457562" calcext:value-type="float">
            <text:p>3,11</text:p>
          </table:table-cell>
          <table:table-cell table:style-name="ce35" table:formula="of:=[.V61]/[.T61]" office:value-type="float" office:value="0.345744944652713" calcext:value-type="float">
            <text:p>0,35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60413" calcext:value-type="float">
            <text:p>1060413</text:p>
          </table:table-cell>
          <table:table-cell table:style-name="ce3" office:value-type="float" office:value="13780" calcext:value-type="float">
            <text:p>13780</text:p>
          </table:table-cell>
          <table:table-cell table:style-name="ce3" office:value-type="float" office:value="2856" calcext:value-type="float">
            <text:p>2856</text:p>
          </table:table-cell>
          <table:table-cell table:style-name="ce3" office:value-type="float" office:value="2676" calcext:value-type="float">
            <text:p>2676</text:p>
          </table:table-cell>
          <table:table-cell table:style-name="ce3" office:value-type="float" office:value="3272314" calcext:value-type="float">
            <text:p>3272314</text:p>
          </table:table-cell>
          <table:table-cell table:style-name="ce13" table:formula="of:=([.F62]+[.B62])/1000" office:value-type="float" office:value="4332.727" calcext:value-type="float">
            <text:p>4333</text:p>
          </table:table-cell>
          <table:table-cell table:style-name="ce13" table:formula="of:=([.D62]+[.E62])/1000" office:value-type="float" office:value="5.532" calcext:value-type="float">
            <text:p>6</text:p>
          </table:table-cell>
          <table:table-cell table:style-name="ce13" table:formula="of:=[.$G$52]/[.$A62]" office:value-type="float" office:value="2293.2313" calcext:value-type="float">
            <text:p>2293</text:p>
          </table:table-cell>
          <table:table-cell table:style-name="ce23" table:formula="of:=[.$G$52]/[.G62]" office:value-type="float" office:value="5.29281281742422" calcext:value-type="float">
            <text:p>5,29</text:p>
          </table:table-cell>
          <table:table-cell table:style-name="ce23" table:formula="of:=[.$G$53]/[.G62]" office:value-type="float" office:value="5.315087011021" calcext:value-type="float">
            <text:p>5,32</text:p>
          </table:table-cell>
          <table:table-cell table:style-name="ce35" table:formula="of:=[.I62]/[.G62]" office:value-type="float" office:value="0.529281281742422" calcext:value-type="float">
            <text:p>0,53</text:p>
          </table:table-cell>
          <table:table-cell table:style-name="ce3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1058173" calcext:value-type="float">
            <text:p>1058173</text:p>
          </table:table-cell>
          <table:table-cell table:style-name="ce3" office:value-type="float" office:value="19578" calcext:value-type="float">
            <text:p>19578</text:p>
          </table:table-cell>
          <table:table-cell table:style-name="ce3" office:value-type="float" office:value="5061" calcext:value-type="float">
            <text:p>5061</text:p>
          </table:table-cell>
          <table:table-cell table:style-name="ce3" office:value-type="float" office:value="2442271" calcext:value-type="float">
            <text:p>2442271</text:p>
          </table:table-cell>
          <table:table-cell table:style-name="ce3" office:value-type="float" office:value="5970058" calcext:value-type="float">
            <text:p>5970058</text:p>
          </table:table-cell>
          <table:table-cell table:style-name="ce13" table:formula="of:=([.S62]+[.O62])/1000" office:value-type="float" office:value="7028.231" calcext:value-type="float">
            <text:p>7028</text:p>
          </table:table-cell>
          <table:table-cell table:style-name="ce13" table:formula="of:=([.Q62]+[.R62])/1000" office:value-type="float" office:value="2447.332" calcext:value-type="float">
            <text:p>2447</text:p>
          </table:table-cell>
          <table:table-cell table:style-name="ce13" table:formula="of:=[.$T$52]/[.$N62]" office:value-type="float" office:value="2277.5589" calcext:value-type="float">
            <text:p>2278</text:p>
          </table:table-cell>
          <table:table-cell table:style-name="ce23" table:formula="of:=[.$T$52]/[.T62]" office:value-type="float" office:value="3.24058628693337" calcext:value-type="float">
            <text:p>3,24</text:p>
          </table:table-cell>
          <table:table-cell table:style-name="ce23" table:formula="of:=[.$T$53]/[.T62]" office:value-type="float" office:value="3.23829139935782" calcext:value-type="float">
            <text:p>3,24</text:p>
          </table:table-cell>
          <table:table-cell table:style-name="ce35" table:formula="of:=[.V62]/[.T62]" office:value-type="float" office:value="0.324058628693337" calcext:value-type="float">
            <text:p>0,32</text:p>
          </table:table-cell>
        </table:table-row>
        <table:table-row table:style-name="ro1"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60325" calcext:value-type="float">
            <text:p>1060325</text:p>
          </table:table-cell>
          <table:table-cell table:style-name="ce3" office:value-type="float" office:value="13738" calcext:value-type="float">
            <text:p>13738</text:p>
          </table:table-cell>
          <table:table-cell table:style-name="ce3" office:value-type="float" office:value="2774" calcext:value-type="float">
            <text:p>2774</text:p>
          </table:table-cell>
          <table:table-cell table:style-name="ce3" office:value-type="float" office:value="2705" calcext:value-type="float">
            <text:p>2705</text:p>
          </table:table-cell>
          <table:table-cell table:style-name="ce3" office:value-type="float" office:value="3019323" calcext:value-type="float">
            <text:p>3019323</text:p>
          </table:table-cell>
          <table:table-cell table:style-name="ce13" table:formula="of:=([.F63]+[.B63])/1000" office:value-type="float" office:value="4079.648" calcext:value-type="float">
            <text:p>4080</text:p>
          </table:table-cell>
          <table:table-cell table:style-name="ce13" table:formula="of:=([.D63]+[.E63])/1000" office:value-type="float" office:value="5.479" calcext:value-type="float">
            <text:p>5</text:p>
          </table:table-cell>
          <table:table-cell table:style-name="ce13" table:formula="of:=[.$G$52]/[.$A63]" office:value-type="float" office:value="2084.75572727273" calcext:value-type="float">
            <text:p>2085</text:p>
          </table:table-cell>
          <table:table-cell table:style-name="ce23" table:formula="of:=[.$G$52]/[.G63]" office:value-type="float" office:value="5.62114991293366" calcext:value-type="float">
            <text:p>5,62</text:p>
          </table:table-cell>
          <table:table-cell table:style-name="ce23" table:formula="of:=[.$G$53]/[.G63]" office:value-type="float" office:value="5.64480587540886" calcext:value-type="float">
            <text:p>5,64</text:p>
          </table:table-cell>
          <table:table-cell table:style-name="ce35" table:formula="of:=[.I63]/[.G63]" office:value-type="float" office:value="0.511013628448515" calcext:value-type="float">
            <text:p>0,51</text:p>
          </table:table-cell>
          <table:table-cell table:style-name="ce32"/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63679" calcext:value-type="float">
            <text:p>1063679</text:p>
          </table:table-cell>
          <table:table-cell table:style-name="ce3" office:value-type="float" office:value="17666" calcext:value-type="float">
            <text:p>17666</text:p>
          </table:table-cell>
          <table:table-cell table:style-name="ce3" office:value-type="float" office:value="5467" calcext:value-type="float">
            <text:p>5467</text:p>
          </table:table-cell>
          <table:table-cell table:style-name="ce3" office:value-type="float" office:value="3671501" calcext:value-type="float">
            <text:p>3671501</text:p>
          </table:table-cell>
          <table:table-cell table:style-name="ce3" office:value-type="float" office:value="6722971" calcext:value-type="float">
            <text:p>6722971</text:p>
          </table:table-cell>
          <table:table-cell table:style-name="ce13" table:formula="of:=([.S63]+[.O63])/1000" office:value-type="float" office:value="7786.65" calcext:value-type="float">
            <text:p>7787</text:p>
          </table:table-cell>
          <table:table-cell table:style-name="ce13" table:formula="of:=([.Q63]+[.R63])/1000" office:value-type="float" office:value="3676.968" calcext:value-type="float">
            <text:p>3677</text:p>
          </table:table-cell>
          <table:table-cell table:style-name="ce13" table:formula="of:=[.$T$52]/[.$N63]" office:value-type="float" office:value="2070.50809090909" calcext:value-type="float">
            <text:p>2071</text:p>
          </table:table-cell>
          <table:table-cell table:style-name="ce23" table:formula="of:=[.$T$52]/[.T63]" office:value-type="float" office:value="2.92495347806823" calcext:value-type="float">
            <text:p>2,92</text:p>
          </table:table-cell>
          <table:table-cell table:style-name="ce23" table:formula="of:=[.$T$53]/[.T63]" office:value-type="float" office:value="2.92288211233329" calcext:value-type="float">
            <text:p>2,92</text:p>
          </table:table-cell>
          <table:table-cell table:style-name="ce35" table:formula="of:=[.V63]/[.T63]" office:value-type="float" office:value="0.265904861642567" calcext:value-type="float">
            <text:p>0,27</text:p>
          </table:table-cell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4" office:value-type="float" office:value="1059964" calcext:value-type="float">
            <text:p>1059964</text:p>
          </table:table-cell>
          <table:table-cell table:style-name="ce4" office:value-type="float" office:value="13762" calcext:value-type="float">
            <text:p>13762</text:p>
          </table:table-cell>
          <table:table-cell table:style-name="ce4" office:value-type="float" office:value="3035" calcext:value-type="float">
            <text:p>3035</text:p>
          </table:table-cell>
          <table:table-cell table:style-name="ce4" office:value-type="float" office:value="2757" calcext:value-type="float">
            <text:p>2757</text:p>
          </table:table-cell>
          <table:table-cell table:style-name="ce4" office:value-type="float" office:value="2818530" calcext:value-type="float">
            <text:p>2818530</text:p>
          </table:table-cell>
          <table:table-cell table:style-name="ce14" table:formula="of:=([.F64]+[.B64])/1000" office:value-type="float" office:value="3878.494" calcext:value-type="float">
            <text:p>3878</text:p>
          </table:table-cell>
          <table:table-cell table:style-name="ce14" table:formula="of:=([.D64]+[.E64])/1000" office:value-type="float" office:value="5.792" calcext:value-type="float">
            <text:p>6</text:p>
          </table:table-cell>
          <table:table-cell table:style-name="ce14" table:formula="of:=[.$G$52]/[.$A64]" office:value-type="float" office:value="1911.02608333333" calcext:value-type="float">
            <text:p>1911</text:p>
          </table:table-cell>
          <table:table-cell table:style-name="ce24" table:formula="of:=[.$G$52]/[.G64]" office:value-type="float" office:value="5.91268492358116" calcext:value-type="float">
            <text:p>5,91</text:p>
          </table:table-cell>
          <table:table-cell table:style-name="ce24" table:formula="of:=[.$G$53]/[.G64]" office:value-type="float" office:value="5.93756777759615" calcext:value-type="float">
            <text:p>5,94</text:p>
          </table:table-cell>
          <table:table-cell table:style-name="ce36" table:formula="of:=[.I64]/[.G64]" office:value-type="float" office:value="0.492723743631764" calcext:value-type="float">
            <text:p>0,49</text:p>
          </table:table-cell>
          <table:table-cell table:style-name="ce32"/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62431" calcext:value-type="float">
            <text:p>1062431</text:p>
          </table:table-cell>
          <table:table-cell table:style-name="ce3" office:value-type="float" office:value="25089" calcext:value-type="float">
            <text:p>25089</text:p>
          </table:table-cell>
          <table:table-cell table:style-name="ce3" office:value-type="float" office:value="5100" calcext:value-type="float">
            <text:p>5100</text:p>
          </table:table-cell>
          <table:table-cell table:style-name="ce3" office:value-type="float" office:value="1805729" calcext:value-type="float">
            <text:p>1805729</text:p>
          </table:table-cell>
          <table:table-cell table:style-name="ce3" office:value-type="float" office:value="5232941" calcext:value-type="float">
            <text:p>5232941</text:p>
          </table:table-cell>
          <table:table-cell table:style-name="ce13" table:formula="of:=([.S64]+[.O64])/1000" office:value-type="float" office:value="6295.372" calcext:value-type="float">
            <text:p>6295</text:p>
          </table:table-cell>
          <table:table-cell table:style-name="ce13" table:formula="of:=([.Q64]+[.R64])/1000" office:value-type="float" office:value="1810.829" calcext:value-type="float">
            <text:p>1811</text:p>
          </table:table-cell>
          <table:table-cell table:style-name="ce13" table:formula="of:=[.$T$52]/[.$N64]" office:value-type="float" office:value="1897.96575" calcext:value-type="float">
            <text:p>1898</text:p>
          </table:table-cell>
          <table:table-cell table:style-name="ce23" table:formula="of:=[.$T$52]/[.T64]" office:value-type="float" office:value="3.61783052693312" calcext:value-type="float">
            <text:p>3,62</text:p>
          </table:table-cell>
          <table:table-cell table:style-name="ce23" table:formula="of:=[.$T$53]/[.T64]" office:value-type="float" office:value="3.61526848611964" calcext:value-type="float">
            <text:p>3,62</text:p>
          </table:table-cell>
          <table:table-cell table:style-name="ce35" table:formula="of:=[.V64]/[.T64]" office:value-type="float" office:value="0.301485877244427" calcext:value-type="float">
            <text:p>0,30</text:p>
          </table:table-cell>
        </table:table-row>
        <table:table-row table:style-name="ro1"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58822" calcext:value-type="float">
            <text:p>1058822</text:p>
          </table:table-cell>
          <table:table-cell table:style-name="ce3" office:value-type="float" office:value="13833" calcext:value-type="float">
            <text:p>13833</text:p>
          </table:table-cell>
          <table:table-cell table:style-name="ce3" office:value-type="float" office:value="3617" calcext:value-type="float">
            <text:p>3617</text:p>
          </table:table-cell>
          <table:table-cell table:style-name="ce3" office:value-type="float" office:value="271801" calcext:value-type="float">
            <text:p>271801</text:p>
          </table:table-cell>
          <table:table-cell table:style-name="ce3" office:value-type="float" office:value="3059453" calcext:value-type="float">
            <text:p>3059453</text:p>
          </table:table-cell>
          <table:table-cell table:style-name="ce13" table:formula="of:=([.F65]+[.B65])/1000" office:value-type="float" office:value="4118.275" calcext:value-type="float">
            <text:p>4118</text:p>
          </table:table-cell>
          <table:table-cell table:style-name="ce13" table:formula="of:=([.D65]+[.E65])/1000" office:value-type="float" office:value="275.418" calcext:value-type="float">
            <text:p>275</text:p>
          </table:table-cell>
          <table:table-cell table:style-name="ce13" table:formula="of:=[.$G$52]/[.$A65]" office:value-type="float" office:value="1764.02407692308" calcext:value-type="float">
            <text:p>1764</text:p>
          </table:table-cell>
          <table:table-cell table:style-name="ce23" table:formula="of:=[.$G$52]/[.G65]" office:value-type="float" office:value="5.56842682919426" calcext:value-type="float">
            <text:p>5,57</text:p>
          </table:table-cell>
          <table:table-cell table:style-name="ce23" table:formula="of:=[.$G$53]/[.G65]" office:value-type="float" office:value="5.5918609126394" calcext:value-type="float">
            <text:p>5,59</text:p>
          </table:table-cell>
          <table:table-cell table:style-name="ce35" table:formula="of:=[.I65]/[.G65]" office:value-type="float" office:value="0.428340525322636" calcext:value-type="float">
            <text:p>0,43</text:p>
          </table:table-cell>
          <table:table-cell table:style-name="ce32"/>
          <table:table-cell table:style-name="ce3" office:value-type="float" office:value="13" calcext:value-type="float">
            <text:p>13</text:p>
          </table:table-cell>
          <table:table-cell table:style-name="ce3" office:value-type="float" office:value="1068075" calcext:value-type="float">
            <text:p>1068075</text:p>
          </table:table-cell>
          <table:table-cell table:style-name="ce3" office:value-type="float" office:value="19840" calcext:value-type="float">
            <text:p>19840</text:p>
          </table:table-cell>
          <table:table-cell table:style-name="ce3" office:value-type="float" office:value="5351" calcext:value-type="float">
            <text:p>5351</text:p>
          </table:table-cell>
          <table:table-cell table:style-name="ce3" office:value-type="float" office:value="1875734" calcext:value-type="float">
            <text:p>1875734</text:p>
          </table:table-cell>
          <table:table-cell table:style-name="ce3" office:value-type="float" office:value="4808985" calcext:value-type="float">
            <text:p>4808985</text:p>
          </table:table-cell>
          <table:table-cell table:style-name="ce13" table:formula="of:=([.S65]+[.O65])/1000" office:value-type="float" office:value="5877.06" calcext:value-type="float">
            <text:p>5877</text:p>
          </table:table-cell>
          <table:table-cell table:style-name="ce13" table:formula="of:=([.Q65]+[.R65])/1000" office:value-type="float" office:value="1881.085" calcext:value-type="float">
            <text:p>1881</text:p>
          </table:table-cell>
          <table:table-cell table:style-name="ce13" table:formula="of:=[.$T$52]/[.$N65]" office:value-type="float" office:value="1751.96838461538" calcext:value-type="float">
            <text:p>1752</text:p>
          </table:table-cell>
          <table:table-cell table:style-name="ce23" table:formula="of:=[.$T$52]/[.T65]" office:value-type="float" office:value="3.87533715837511" calcext:value-type="float">
            <text:p>3,88</text:p>
          </table:table-cell>
          <table:table-cell table:style-name="ce23" table:formula="of:=[.$T$53]/[.T65]" office:value-type="float" office:value="3.87259275896452" calcext:value-type="float">
            <text:p>3,87</text:p>
          </table:table-cell>
          <table:table-cell table:style-name="ce35" table:formula="of:=[.V65]/[.T65]" office:value-type="float" office:value="0.298102858336547" calcext:value-type="float">
            <text:p>0,30</text:p>
          </table:table-cell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58974" calcext:value-type="float">
            <text:p>1058974</text:p>
          </table:table-cell>
          <table:table-cell table:style-name="ce3" office:value-type="float" office:value="14166" calcext:value-type="float">
            <text:p>14166</text:p>
          </table:table-cell>
          <table:table-cell table:style-name="ce3" office:value-type="float" office:value="3780" calcext:value-type="float">
            <text:p>3780</text:p>
          </table:table-cell>
          <table:table-cell table:style-name="ce3" office:value-type="float" office:value="481587" calcext:value-type="float">
            <text:p>481587</text:p>
          </table:table-cell>
          <table:table-cell table:style-name="ce3" office:value-type="float" office:value="3176055" calcext:value-type="float">
            <text:p>3176055</text:p>
          </table:table-cell>
          <table:table-cell table:style-name="ce13" table:formula="of:=([.F66]+[.B66])/1000" office:value-type="float" office:value="4235.029" calcext:value-type="float">
            <text:p>4235</text:p>
          </table:table-cell>
          <table:table-cell table:style-name="ce13" table:formula="of:=([.D66]+[.E66])/1000" office:value-type="float" office:value="485.367" calcext:value-type="float">
            <text:p>485</text:p>
          </table:table-cell>
          <table:table-cell table:style-name="ce13" table:formula="of:=[.$G$52]/[.$A66]" office:value-type="float" office:value="1638.02235714286" calcext:value-type="float">
            <text:p>1638</text:p>
          </table:table-cell>
          <table:table-cell table:style-name="ce23" table:formula="of:=[.$G$52]/[.G66]" office:value-type="float" office:value="5.41491286128147" calcext:value-type="float">
            <text:p>5,41</text:p>
          </table:table-cell>
          <table:table-cell table:style-name="ce23" table:formula="of:=[.$G$53]/[.G66]" office:value-type="float" office:value="5.43770089886043" calcext:value-type="float">
            <text:p>5,44</text:p>
          </table:table-cell>
          <table:table-cell table:style-name="ce35" table:formula="of:=[.I66]/[.G66]" office:value-type="float" office:value="0.386779490091533" calcext:value-type="float">
            <text:p>0,39</text:p>
          </table:table-cell>
          <table:table-cell table:style-name="ce32"/>
          <table:table-cell table:style-name="ce3" office:value-type="float" office:value="14" calcext:value-type="float">
            <text:p>14</text:p>
          </table:table-cell>
          <table:table-cell table:style-name="ce3" office:value-type="float" office:value="1070046" calcext:value-type="float">
            <text:p>1070046</text:p>
          </table:table-cell>
          <table:table-cell table:style-name="ce3" office:value-type="float" office:value="19534" calcext:value-type="float">
            <text:p>19534</text:p>
          </table:table-cell>
          <table:table-cell table:style-name="ce3" office:value-type="float" office:value="5403" calcext:value-type="float">
            <text:p>5403</text:p>
          </table:table-cell>
          <table:table-cell table:style-name="ce3" office:value-type="float" office:value="2383627" calcext:value-type="float">
            <text:p>2383627</text:p>
          </table:table-cell>
          <table:table-cell table:style-name="ce3" office:value-type="float" office:value="5197393" calcext:value-type="float">
            <text:p>5197393</text:p>
          </table:table-cell>
          <table:table-cell table:style-name="ce13" table:formula="of:=([.S66]+[.O66])/1000" office:value-type="float" office:value="6267.439" calcext:value-type="float">
            <text:p>6267</text:p>
          </table:table-cell>
          <table:table-cell table:style-name="ce13" table:formula="of:=([.Q66]+[.R66])/1000" office:value-type="float" office:value="2389.03" calcext:value-type="float">
            <text:p>2389</text:p>
          </table:table-cell>
          <table:table-cell table:style-name="ce13" table:formula="of:=[.$T$52]/[.$N66]" office:value-type="float" office:value="1626.82778571429" calcext:value-type="float">
            <text:p>1627</text:p>
          </table:table-cell>
          <table:table-cell table:style-name="ce23" table:formula="of:=[.$T$52]/[.T66]" office:value-type="float" office:value="3.63395463442085" calcext:value-type="float">
            <text:p>3,63</text:p>
          </table:table-cell>
          <table:table-cell table:style-name="ce23" table:formula="of:=[.$T$53]/[.T66]" office:value-type="float" office:value="3.63138117499029" calcext:value-type="float">
            <text:p>3,63</text:p>
          </table:table-cell>
          <table:table-cell table:style-name="ce35" table:formula="of:=[.V66]/[.T66]" office:value-type="float" office:value="0.259568188172918" calcext:value-type="float">
            <text:p>0,26</text:p>
          </table:table-cell>
        </table:table-row>
        <table:table-row table:style-name="ro1">
          <table:table-cell table:style-name="ce3" office:value-type="float" office:value="15" calcext:value-type="float">
            <text:p>15</text:p>
          </table:table-cell>
          <table:table-cell table:style-name="ce3" office:value-type="float" office:value="1058139" calcext:value-type="float">
            <text:p>1058139</text:p>
          </table:table-cell>
          <table:table-cell table:style-name="ce3" office:value-type="float" office:value="14101" calcext:value-type="float">
            <text:p>14101</text:p>
          </table:table-cell>
          <table:table-cell table:style-name="ce3" office:value-type="float" office:value="3699" calcext:value-type="float">
            <text:p>3699</text:p>
          </table:table-cell>
          <table:table-cell table:style-name="ce3" office:value-type="float" office:value="682896" calcext:value-type="float">
            <text:p>682896</text:p>
          </table:table-cell>
          <table:table-cell table:style-name="ce3" office:value-type="float" office:value="3213563" calcext:value-type="float">
            <text:p>3213563</text:p>
          </table:table-cell>
          <table:table-cell table:style-name="ce13" table:formula="of:=([.F67]+[.B67])/1000" office:value-type="float" office:value="4271.702" calcext:value-type="float">
            <text:p>4272</text:p>
          </table:table-cell>
          <table:table-cell table:style-name="ce13" table:formula="of:=([.D67]+[.E67])/1000" office:value-type="float" office:value="686.595" calcext:value-type="float">
            <text:p>687</text:p>
          </table:table-cell>
          <table:table-cell table:style-name="ce13" table:formula="of:=[.$G$52]/[.$A67]" office:value-type="float" office:value="1528.82086666667" calcext:value-type="float">
            <text:p>1529</text:p>
          </table:table-cell>
          <table:table-cell table:style-name="ce23" table:formula="of:=[.$G$52]/[.G67]" office:value-type="float" office:value="5.36842527872965" calcext:value-type="float">
            <text:p>5,37</text:p>
          </table:table-cell>
          <table:table-cell table:style-name="ce23" table:formula="of:=[.$G$53]/[.G67]" office:value-type="float" office:value="5.39101767866766" calcext:value-type="float">
            <text:p>5,39</text:p>
          </table:table-cell>
          <table:table-cell table:style-name="ce35" table:formula="of:=[.I67]/[.G67]" office:value-type="float" office:value="0.357895018581977" calcext:value-type="float">
            <text:p>0,36</text:p>
          </table:table-cell>
          <table:table-cell table:style-name="ce32"/>
          <table:table-cell table:style-name="ce4" office:value-type="float" office:value="15" calcext:value-type="float">
            <text:p>15</text:p>
          </table:table-cell>
          <table:table-cell table:style-name="ce4" office:value-type="float" office:value="1060421" calcext:value-type="float">
            <text:p>1060421</text:p>
          </table:table-cell>
          <table:table-cell table:style-name="ce4" office:value-type="float" office:value="19018" calcext:value-type="float">
            <text:p>19018</text:p>
          </table:table-cell>
          <table:table-cell table:style-name="ce4" office:value-type="float" office:value="5681" calcext:value-type="float">
            <text:p>5681</text:p>
          </table:table-cell>
          <table:table-cell table:style-name="ce4" office:value-type="float" office:value="1330846" calcext:value-type="float">
            <text:p>1330846</text:p>
          </table:table-cell>
          <table:table-cell table:style-name="ce4" office:value-type="float" office:value="4136931" calcext:value-type="float">
            <text:p>4136931</text:p>
          </table:table-cell>
          <table:table-cell table:style-name="ce14" table:formula="of:=([.S67]+[.O67])/1000" office:value-type="float" office:value="5197.352" calcext:value-type="float">
            <text:p>5197</text:p>
          </table:table-cell>
          <table:table-cell table:style-name="ce14" table:formula="of:=([.Q67]+[.R67])/1000" office:value-type="float" office:value="1336.527" calcext:value-type="float">
            <text:p>1337</text:p>
          </table:table-cell>
          <table:table-cell table:style-name="ce14" table:formula="of:=[.$T$52]/[.$N67]" office:value-type="float" office:value="1518.3726" calcext:value-type="float">
            <text:p>1518</text:p>
          </table:table-cell>
          <table:table-cell table:style-name="ce24" table:formula="of:=[.$T$52]/[.T67]" office:value-type="float" office:value="4.38215248842103" calcext:value-type="float">
            <text:p>4,38</text:p>
          </table:table-cell>
          <table:table-cell table:style-name="ce24" table:formula="of:=[.$T$53]/[.T67]" office:value-type="float" office:value="4.37904917735031" calcext:value-type="float">
            <text:p>4,38</text:p>
          </table:table-cell>
          <table:table-cell table:style-name="ce36" table:formula="of:=[.V67]/[.T67]" office:value-type="float" office:value="0.292143499228068" calcext:value-type="float">
            <text:p>0,29</text:p>
          </table:table-cell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3" office:value-type="float" office:value="1059117" calcext:value-type="float">
            <text:p>1059117</text:p>
          </table:table-cell>
          <table:table-cell table:style-name="ce3" office:value-type="float" office:value="14194" calcext:value-type="float">
            <text:p>14194</text:p>
          </table:table-cell>
          <table:table-cell table:style-name="ce3" office:value-type="float" office:value="3770" calcext:value-type="float">
            <text:p>3770</text:p>
          </table:table-cell>
          <table:table-cell table:style-name="ce3" office:value-type="float" office:value="744252" calcext:value-type="float">
            <text:p>744252</text:p>
          </table:table-cell>
          <table:table-cell table:style-name="ce3" office:value-type="float" office:value="3278729" calcext:value-type="float">
            <text:p>3278729</text:p>
          </table:table-cell>
          <table:table-cell table:style-name="ce13" table:formula="of:=([.F68]+[.B68])/1000" office:value-type="float" office:value="4337.846" calcext:value-type="float">
            <text:p>4338</text:p>
          </table:table-cell>
          <table:table-cell table:style-name="ce13" table:formula="of:=([.D68]+[.E68])/1000" office:value-type="float" office:value="748.022" calcext:value-type="float">
            <text:p>748</text:p>
          </table:table-cell>
          <table:table-cell table:style-name="ce13" table:formula="of:=[.$G$52]/[.$A68]" office:value-type="float" office:value="1433.2695625" calcext:value-type="float">
            <text:p>1433</text:p>
          </table:table-cell>
          <table:table-cell table:style-name="ce23" table:formula="of:=[.$G$52]/[.G68]" office:value-type="float" office:value="5.28656688135079" calcext:value-type="float">
            <text:p>5,29</text:p>
          </table:table-cell>
          <table:table-cell table:style-name="ce23" table:formula="of:=[.$G$53]/[.G68]" office:value-type="float" office:value="5.30881478964445" calcext:value-type="float">
            <text:p>5,31</text:p>
          </table:table-cell>
          <table:table-cell table:style-name="ce35" table:formula="of:=[.I68]/[.G68]" office:value-type="float" office:value="0.330410430084424" calcext:value-type="float">
            <text:p>0,33</text:p>
          </table:table-cell>
          <table:table-cell table:style-name="ce32"/>
          <table:table-cell table:style-name="ce3" office:value-type="float" office:value="16" calcext:value-type="float">
            <text:p>16</text:p>
          </table:table-cell>
          <table:table-cell table:style-name="ce3" office:value-type="float" office:value="1100550" calcext:value-type="float">
            <text:p>1100550</text:p>
          </table:table-cell>
          <table:table-cell table:style-name="ce3" office:value-type="float" office:value="21808" calcext:value-type="float">
            <text:p>21808</text:p>
          </table:table-cell>
          <table:table-cell table:style-name="ce3" office:value-type="float" office:value="6249" calcext:value-type="float">
            <text:p>6249</text:p>
          </table:table-cell>
          <table:table-cell table:style-name="ce3" office:value-type="float" office:value="2836096" calcext:value-type="float">
            <text:p>2836096</text:p>
          </table:table-cell>
          <table:table-cell table:style-name="ce3" office:value-type="float" office:value="5166583" calcext:value-type="float">
            <text:p>5166583</text:p>
          </table:table-cell>
          <table:table-cell table:style-name="ce13" table:formula="of:=([.S68]+[.O68])/1000" office:value-type="float" office:value="6267.133" calcext:value-type="float">
            <text:p>6267</text:p>
          </table:table-cell>
          <table:table-cell table:style-name="ce13" table:formula="of:=([.Q68]+[.R68])/1000" office:value-type="float" office:value="2842.345" calcext:value-type="float">
            <text:p>2842</text:p>
          </table:table-cell>
          <table:table-cell table:style-name="ce13" table:formula="of:=[.$T$52]/[.$N68]" office:value-type="float" office:value="1423.4743125" calcext:value-type="float">
            <text:p>1423</text:p>
          </table:table-cell>
          <table:table-cell table:style-name="ce23" table:formula="of:=[.$T$52]/[.T68]" office:value-type="float" office:value="3.63413206644889" calcext:value-type="float">
            <text:p>3,63</text:p>
          </table:table-cell>
          <table:table-cell table:style-name="ce23" table:formula="of:=[.$T$53]/[.T68]" office:value-type="float" office:value="3.6315584813662" calcext:value-type="float">
            <text:p>3,63</text:p>
          </table:table-cell>
          <table:table-cell table:style-name="ce35" table:formula="of:=[.V68]/[.T68]" office:value-type="float" office:value="0.227133254153055" calcext:value-type="float">
            <text:p>0,23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1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2"/>
          <table:table-cell table:style-name="ce19" office:value-type="string" calcext:value-type="string" table:number-columns-spanned="3" table:number-rows-spanned="1">
            <text:p>RATIO WITH HOST : </text:p>
          </table:table-cell>
          <table:covered-table-cell table:style-name="ce19"/>
          <table:covered-table-cell table:style-name="ce25"/>
          <table:table-cell table:style-name="ce31" table:formula="of:=[.F71]/[.F52]" office:value-type="float" office:value="3.32969235308603" calcext:value-type="float" table:number-columns-spanned="2" table:number-rows-spanned="1">
            <text:p>3,3</text:p>
          </table:table-cell>
          <table:covered-table-cell table:style-name="ce19"/>
          <table:table-cell table:style-name="ce32"/>
          <table:table-cell table:style-name="ce2" office:value-type="string" calcext:value-type="string" table:number-columns-spanned="1" table:number-rows-spanned="2">
            <text:p>NUM</text:p>
            <text:p>THREADS</text:p>
          </table:table-cell>
          <table:table-cell table:style-name="ce11" office:value-type="string" calcext:value-type="string" table:number-columns-spanned="6" table:number-rows-spanned="1">
            <text:p>XEON PHI</text:p>
          </table:table-cell>
          <table:covered-table-cell table:number-columns-repeated="5" table:style-name="ce12"/>
          <table:table-cell table:style-name="ce19" office:value-type="string" calcext:value-type="string" table:number-columns-spanned="3" table:number-rows-spanned="1">
            <text:p>RATIO WITH HOST : </text:p>
          </table:table-cell>
          <table:covered-table-cell table:style-name="ce19"/>
          <table:covered-table-cell table:style-name="ce25"/>
          <table:table-cell table:style-name="ce31" table:formula="of:=[.S71]/[.S52]" office:value-type="float" office:value="3.34533325318055" calcext:value-type="float" table:number-columns-spanned="2" table:number-rows-spanned="1">
            <text:p>3,3</text:p>
          </table:table-cell>
          <table:covered-table-cell table:style-name="ce19"/>
        </table:table-row>
        <table:table-row table:style-name="ro2"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8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1" office:value-type="string" calcext:value-type="string">
            <text:p>Speedup</text:p>
          </table:table-cell>
          <table:table-cell table:style-name="ce30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  <table:table-cell table:style-name="ce32"/>
          <table:covered-table-cell table:style-name="ce2"/>
          <table:table-cell table:style-name="ce2" office:value-type="string" calcext:value-type="string">
            <text:p>INIT</text:p>
            <text:p>PHASE</text:p>
          </table:table-cell>
          <table:table-cell table:style-name="ce2" office:value-type="string" calcext:value-type="string">
            <text:p>COPY</text:p>
            <text:p>BORDER</text:p>
          </table:table-cell>
          <table:table-cell table:style-name="ce2" office:value-type="string" calcext:value-type="string">
            <text:p>CREATING</text:p>
            <text:p>THREADS</text:p>
          </table:table-cell>
          <table:table-cell table:style-name="ce2" office:value-type="string" calcext:value-type="string">
            <text:p>BARRIER</text:p>
            <text:p>PHASE</text:p>
          </table:table-cell>
          <table:table-cell table:style-name="ce2" office:value-type="string" calcext:value-type="string">
            <text:p>COMPLETE</text:p>
            <text:p>GOL</text:p>
          </table:table-cell>
          <table:table-cell table:style-name="ce2" office:value-type="string" calcext:value-type="string">
            <text:p>Completion</text:p>
            <text:p>Time (ms)</text:p>
          </table:table-cell>
          <table:table-cell table:style-name="ce18" office:value-type="string" calcext:value-type="string">
            <text:p>Overhead</text:p>
            <text:p>(ms)</text:p>
          </table:table-cell>
          <table:table-cell table:style-name="ce2" office:value-type="string" calcext:value-type="string">
            <text:p>Ideal Time</text:p>
            <text:p>(ms)</text:p>
          </table:table-cell>
          <table:table-cell table:style-name="ce21" office:value-type="string" calcext:value-type="string">
            <text:p>Speedup</text:p>
          </table:table-cell>
          <table:table-cell table:style-name="ce30" office:value-type="string" calcext:value-type="string">
            <text:p>Scalability</text:p>
          </table:table-cell>
          <table:table-cell table:style-name="ce2" office:value-type="string" calcext:value-type="string">
            <text:p>Efficiency</text:p>
          </table:table-cell>
        </table:table-row>
        <table:table-row table:style-name="ro1">
          <table:table-cell table:style-name="ce3" office:value-type="float" office:value="0" calcext:value-type="float">
            <text:p>0</text:p>
          </table:table-cell>
          <table:table-cell table:style-name="ce3" office:value-type="float" office:value="8961090" calcext:value-type="float">
            <text:p>8961090</text:p>
          </table:table-cell>
          <table:table-cell table:style-name="ce3" office:value-type="float" office:value="398522" calcext:value-type="float">
            <text:p>39852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1229831" calcext:value-type="float">
            <text:p>71229831</text:p>
          </table:table-cell>
          <table:table-cell table:style-name="ce15" table:formula="of:=([.F71]+[.B71])/1000" office:value-type="float" office:value="80190.921" calcext:value-type="float">
            <text:p>80191</text:p>
          </table:table-cell>
          <table:table-cell table:style-name="ce15"/>
          <table:table-cell table:style-name="ce3"/>
          <table:table-cell table:style-name="ce22" table:number-columns-repeated="2"/>
          <table:table-cell table:style-name="ce5"/>
          <table:table-cell table:style-name="ce32"/>
          <table:table-cell table:style-name="ce3" office:value-type="float" office:value="0" calcext:value-type="float">
            <text:p>0</text:p>
          </table:table-cell>
          <table:table-cell table:style-name="ce3" office:value-type="float" office:value="8959534" calcext:value-type="float">
            <text:p>8959534</text:p>
          </table:table-cell>
          <table:table-cell table:style-name="ce3" office:value-type="float" office:value="399439" calcext:value-type="float">
            <text:p>3994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71231077" calcext:value-type="float">
            <text:p>71231077</text:p>
          </table:table-cell>
          <table:table-cell table:style-name="ce15" table:formula="of:=([.S71]+[.O71])/1000" office:value-type="float" office:value="80190.611" calcext:value-type="float">
            <text:p>80191</text:p>
          </table:table-cell>
          <table:table-cell table:style-name="ce15"/>
          <table:table-cell table:style-name="ce3"/>
          <table:table-cell table:style-name="ce22" table:number-columns-repeated="2"/>
          <table:table-cell table:style-name="ce5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3" office:value-type="float" office:value="8961098" calcext:value-type="float">
            <text:p>8961098</text:p>
          </table:table-cell>
          <table:table-cell table:style-name="ce3" office:value-type="float" office:value="408463" calcext:value-type="float">
            <text:p>408463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71684074" calcext:value-type="float">
            <text:p>71684074</text:p>
          </table:table-cell>
          <table:table-cell table:style-name="ce3" office:value-type="float" office:value="72094788" calcext:value-type="float">
            <text:p>72094788</text:p>
          </table:table-cell>
          <table:table-cell table:style-name="ce15" table:formula="of:=([.F72]+[.B72])/1000" office:value-type="float" office:value="81055.886" calcext:value-type="float">
            <text:p>81056</text:p>
          </table:table-cell>
          <table:table-cell table:style-name="ce15" table:formula="of:=([.D72]+[.E72])/1000" office:value-type="float" office:value="71684.657" calcext:value-type="float">
            <text:p>71685</text:p>
          </table:table-cell>
          <table:table-cell table:style-name="ce15" table:formula="of:=[.$G$71]/[.$A72]" office:value-type="float" office:value="80190.921" calcext:value-type="float">
            <text:p>80191</text:p>
          </table:table-cell>
          <table:table-cell table:style-name="ce23" table:formula="of:=[.$G$71]/[.G72]" office:value-type="float" office:value="0.98932878236628" calcext:value-type="float">
            <text:p>0,99</text:p>
          </table:table-cell>
          <table:table-cell table:style-name="ce23" table:formula="of:=[.$G$72]/[.G72]" office:value-type="float" office:value="1" calcext:value-type="float">
            <text:p>1,00</text:p>
          </table:table-cell>
          <table:table-cell table:style-name="ce37" table:formula="of:=[.I72]/[.G72]" office:value-type="float" office:value="0.98932878236628" calcext:value-type="float">
            <text:p>0,99</text:p>
          </table:table-cell>
          <table:table-cell table:style-name="ce32"/>
          <table:table-cell table:style-name="ce3" office:value-type="float" office:value="1" calcext:value-type="float">
            <text:p>1</text:p>
          </table:table-cell>
          <table:table-cell table:style-name="ce3" office:value-type="float" office:value="8962176" calcext:value-type="float">
            <text:p>8962176</text:p>
          </table:table-cell>
          <table:table-cell table:style-name="ce3" office:value-type="float" office:value="406794" calcext:value-type="float">
            <text:p>406794</text:p>
          </table:table-cell>
          <table:table-cell table:style-name="ce3" office:value-type="float" office:value="1124" calcext:value-type="float">
            <text:p>1124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71480988" calcext:value-type="float">
            <text:p>71480988</text:p>
          </table:table-cell>
          <table:table-cell table:style-name="ce15" table:formula="of:=([.S72]+[.O72])/1000" office:value-type="float" office:value="80443.164" calcext:value-type="float">
            <text:p>80443</text:p>
          </table:table-cell>
          <table:table-cell table:style-name="ce15" table:formula="of:=([.Q72]+[.R72])/1000" office:value-type="float" office:value="1.68" calcext:value-type="float">
            <text:p>2</text:p>
          </table:table-cell>
          <table:table-cell table:style-name="ce15" table:formula="of:=[.$T$71]/[.$N72]" office:value-type="float" office:value="80190.611" calcext:value-type="float">
            <text:p>80191</text:p>
          </table:table-cell>
          <table:table-cell table:style-name="ce23" table:formula="of:=[.$T$71]/[.T72]" office:value-type="float" office:value="0.996860479033371" calcext:value-type="float">
            <text:p>1,00</text:p>
          </table:table-cell>
          <table:table-cell table:style-name="ce23" table:formula="of:=[.$T$72]/[.T72]" office:value-type="float" office:value="1" calcext:value-type="float">
            <text:p>1,00</text:p>
          </table:table-cell>
          <table:table-cell table:style-name="ce37" table:formula="of:=[.V72]/[.T72]" office:value-type="float" office:value="0.996860479033371" calcext:value-type="float">
            <text:p>1,00</text:p>
          </table:table-cell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61827" calcext:value-type="float">
            <text:p>8961827</text:p>
          </table:table-cell>
          <table:table-cell table:style-name="ce3" office:value-type="float" office:value="412911" calcext:value-type="float">
            <text:p>412911</text:p>
          </table:table-cell>
          <table:table-cell table:style-name="ce3" office:value-type="float" office:value="11599" calcext:value-type="float">
            <text:p>11599</text:p>
          </table:table-cell>
          <table:table-cell table:style-name="ce3" office:value-type="float" office:value="5594982" calcext:value-type="float">
            <text:p>5594982</text:p>
          </table:table-cell>
          <table:table-cell table:style-name="ce3" office:value-type="float" office:value="13100625" calcext:value-type="float">
            <text:p>13100625</text:p>
          </table:table-cell>
          <table:table-cell table:style-name="ce15" table:formula="of:=([.F73]+[.B73])/1000" office:value-type="float" office:value="22062.452" calcext:value-type="float">
            <text:p>22062</text:p>
          </table:table-cell>
          <table:table-cell table:style-name="ce15" table:formula="of:=([.D73]+[.E73])/1000" office:value-type="float" office:value="5606.581" calcext:value-type="float">
            <text:p>5607</text:p>
          </table:table-cell>
          <table:table-cell table:style-name="ce15" table:formula="of:=[.$G$71]/[.$A73]" office:value-type="float" office:value="8019.0921" calcext:value-type="float">
            <text:p>8019</text:p>
          </table:table-cell>
          <table:table-cell table:style-name="ce23" table:formula="of:=[.$G$71]/[.G73]" office:value-type="float" office:value="3.63472387384684" calcext:value-type="float">
            <text:p>3,63</text:p>
          </table:table-cell>
          <table:table-cell table:style-name="ce23" table:formula="of:=[.$G$72]/[.G73]" office:value-type="float" office:value="3.67392917160794" calcext:value-type="float">
            <text:p>3,67</text:p>
          </table:table-cell>
          <table:table-cell table:style-name="ce37" table:formula="of:=[.I73]/[.G73]" office:value-type="float" office:value="0.363472387384684" calcext:value-type="float">
            <text:p>0,36</text:p>
          </table:table-cell>
          <table:table-cell table:style-name="ce32"/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62014" calcext:value-type="float">
            <text:p>8962014</text:p>
          </table:table-cell>
          <table:table-cell table:style-name="ce3" office:value-type="float" office:value="417072" calcext:value-type="float">
            <text:p>417072</text:p>
          </table:table-cell>
          <table:table-cell table:style-name="ce3" office:value-type="float" office:value="3759" calcext:value-type="float">
            <text:p>3759</text:p>
          </table:table-cell>
          <table:table-cell table:style-name="ce3" office:value-type="float" office:value="5355214" calcext:value-type="float">
            <text:p>5355214</text:p>
          </table:table-cell>
          <table:table-cell table:style-name="ce3" office:value-type="float" office:value="8295578" calcext:value-type="float">
            <text:p>8295578</text:p>
          </table:table-cell>
          <table:table-cell table:style-name="ce15" table:formula="of:=([.S73]+[.O73])/1000" office:value-type="float" office:value="17257.592" calcext:value-type="float">
            <text:p>17258</text:p>
          </table:table-cell>
          <table:table-cell table:style-name="ce15" table:formula="of:=([.Q73]+[.R73])/1000" office:value-type="float" office:value="5358.973" calcext:value-type="float">
            <text:p>5359</text:p>
          </table:table-cell>
          <table:table-cell table:style-name="ce15" table:formula="of:=[.$T$71]/[.$N73]" office:value-type="float" office:value="8019.0611" calcext:value-type="float">
            <text:p>8019</text:p>
          </table:table-cell>
          <table:table-cell table:style-name="ce23" table:formula="of:=[.$T$71]/[.T73]" office:value-type="float" office:value="4.64668599188114" calcext:value-type="float">
            <text:p>4,65</text:p>
          </table:table-cell>
          <table:table-cell table:style-name="ce23" table:formula="of:=[.$T$72]/[.T73]" office:value-type="float" office:value="4.66132030470995" calcext:value-type="float">
            <text:p>4,66</text:p>
          </table:table-cell>
          <table:table-cell table:style-name="ce37" table:formula="of:=[.V73]/[.T73]" office:value-type="float" office:value="0.464668599188114" calcext:value-type="float">
            <text:p>0,46</text:p>
          </table:table-cell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3" office:value-type="float" office:value="8961368" calcext:value-type="float">
            <text:p>8961368</text:p>
          </table:table-cell>
          <table:table-cell table:style-name="ce3" office:value-type="float" office:value="418073" calcext:value-type="float">
            <text:p>418073</text:p>
          </table:table-cell>
          <table:table-cell table:style-name="ce3" office:value-type="float" office:value="24881" calcext:value-type="float">
            <text:p>24881</text:p>
          </table:table-cell>
          <table:table-cell table:style-name="ce3" office:value-type="float" office:value="420022" calcext:value-type="float">
            <text:p>420022</text:p>
          </table:table-cell>
          <table:table-cell table:style-name="ce3" office:value-type="float" office:value="4431383" calcext:value-type="float">
            <text:p>4431383</text:p>
          </table:table-cell>
          <table:table-cell table:style-name="ce15" table:formula="of:=([.F74]+[.B74])/1000" office:value-type="float" office:value="13392.751" calcext:value-type="float">
            <text:p>13393</text:p>
          </table:table-cell>
          <table:table-cell table:style-name="ce15" table:formula="of:=([.D74]+[.E74])/1000" office:value-type="float" office:value="444.903" calcext:value-type="float">
            <text:p>445</text:p>
          </table:table-cell>
          <table:table-cell table:style-name="ce15" table:formula="of:=[.$G$71]/[.$A74]" office:value-type="float" office:value="4009.54605" calcext:value-type="float">
            <text:p>4010</text:p>
          </table:table-cell>
          <table:table-cell table:style-name="ce23" table:formula="of:=[.$G$71]/[.G74]" office:value-type="float" office:value="5.98763622201294" calcext:value-type="float">
            <text:p>5,99</text:p>
          </table:table-cell>
          <table:table-cell table:style-name="ce23" table:formula="of:=[.$G$72]/[.G74]" office:value-type="float" office:value="6.05222078720048" calcext:value-type="float">
            <text:p>6,05</text:p>
          </table:table-cell>
          <table:table-cell table:style-name="ce37" table:formula="of:=[.I74]/[.G74]" office:value-type="float" office:value="0.299381811100647" calcext:value-type="float">
            <text:p>0,30</text:p>
          </table:table-cell>
          <table:table-cell table:style-name="ce32"/>
          <table:table-cell table:style-name="ce3" office:value-type="float" office:value="20" calcext:value-type="float">
            <text:p>20</text:p>
          </table:table-cell>
          <table:table-cell table:style-name="ce3" office:value-type="float" office:value="8960797" calcext:value-type="float">
            <text:p>8960797</text:p>
          </table:table-cell>
          <table:table-cell table:style-name="ce3" office:value-type="float" office:value="421179" calcext:value-type="float">
            <text:p>421179</text:p>
          </table:table-cell>
          <table:table-cell table:style-name="ce3" office:value-type="float" office:value="6892" calcext:value-type="float">
            <text:p>6892</text:p>
          </table:table-cell>
          <table:table-cell table:style-name="ce3" office:value-type="float" office:value="2384151" calcext:value-type="float">
            <text:p>2384151</text:p>
          </table:table-cell>
          <table:table-cell table:style-name="ce3" office:value-type="float" office:value="4115050" calcext:value-type="float">
            <text:p>4115050</text:p>
          </table:table-cell>
          <table:table-cell table:style-name="ce15" table:formula="of:=([.S74]+[.O74])/1000" office:value-type="float" office:value="13075.847" calcext:value-type="float">
            <text:p>13076</text:p>
          </table:table-cell>
          <table:table-cell table:style-name="ce15" table:formula="of:=([.Q74]+[.R74])/1000" office:value-type="float" office:value="2391.043" calcext:value-type="float">
            <text:p>2391</text:p>
          </table:table-cell>
          <table:table-cell table:style-name="ce15" table:formula="of:=[.$T$71]/[.$N74]" office:value-type="float" office:value="4009.53055" calcext:value-type="float">
            <text:p>4010</text:p>
          </table:table-cell>
          <table:table-cell table:style-name="ce23" table:formula="of:=[.$T$71]/[.T74]" office:value-type="float" office:value="6.13272784546959" calcext:value-type="float">
            <text:p>6,13</text:p>
          </table:table-cell>
          <table:table-cell table:style-name="ce23" table:formula="of:=[.$T$72]/[.T74]" office:value-type="float" office:value="6.15204231129349" calcext:value-type="float">
            <text:p>6,15</text:p>
          </table:table-cell>
          <table:table-cell table:style-name="ce37" table:formula="of:=[.V74]/[.T74]" office:value-type="float" office:value="0.30663639227348" calcext:value-type="float">
            <text:p>0,31</text:p>
          </table:table-cell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3" office:value-type="float" office:value="8961373" calcext:value-type="float">
            <text:p>8961373</text:p>
          </table:table-cell>
          <table:table-cell table:style-name="ce3" office:value-type="float" office:value="423062" calcext:value-type="float">
            <text:p>423062</text:p>
          </table:table-cell>
          <table:table-cell table:style-name="ce3" office:value-type="float" office:value="36855" calcext:value-type="float">
            <text:p>36855</text:p>
          </table:table-cell>
          <table:table-cell table:style-name="ce3" office:value-type="float" office:value="102966" calcext:value-type="float">
            <text:p>102966</text:p>
          </table:table-cell>
          <table:table-cell table:style-name="ce3" office:value-type="float" office:value="2948659" calcext:value-type="float">
            <text:p>2948659</text:p>
          </table:table-cell>
          <table:table-cell table:style-name="ce15" table:formula="of:=([.F75]+[.B75])/1000" office:value-type="float" office:value="11910.032" calcext:value-type="float">
            <text:p>11910</text:p>
          </table:table-cell>
          <table:table-cell table:style-name="ce15" table:formula="of:=([.D75]+[.E75])/1000" office:value-type="float" office:value="139.821" calcext:value-type="float">
            <text:p>140</text:p>
          </table:table-cell>
          <table:table-cell table:style-name="ce15" table:formula="of:=[.$G$71]/[.$A75]" office:value-type="float" office:value="2673.0307" calcext:value-type="float">
            <text:p>2673</text:p>
          </table:table-cell>
          <table:table-cell table:style-name="ce23" table:formula="of:=[.$G$71]/[.G75]" office:value-type="float" office:value="6.73305672058648" calcext:value-type="float">
            <text:p>6,73</text:p>
          </table:table-cell>
          <table:table-cell table:style-name="ce23" table:formula="of:=[.$G$72]/[.G75]" office:value-type="float" office:value="6.8056816304104" calcext:value-type="float">
            <text:p>6,81</text:p>
          </table:table-cell>
          <table:table-cell table:style-name="ce37" table:formula="of:=[.I75]/[.G75]" office:value-type="float" office:value="0.224435224019549" calcext:value-type="float">
            <text:p>0,22</text:p>
          </table:table-cell>
          <table:table-cell table:style-name="ce32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8960103" calcext:value-type="float">
            <text:p>8960103</text:p>
          </table:table-cell>
          <table:table-cell table:style-name="ce3" office:value-type="float" office:value="426734" calcext:value-type="float">
            <text:p>426734</text:p>
          </table:table-cell>
          <table:table-cell table:style-name="ce3" office:value-type="float" office:value="10134" calcext:value-type="float">
            <text:p>10134</text:p>
          </table:table-cell>
          <table:table-cell table:style-name="ce3" office:value-type="float" office:value="1459964" calcext:value-type="float">
            <text:p>1459964</text:p>
          </table:table-cell>
          <table:table-cell table:style-name="ce3" office:value-type="float" office:value="2719654" calcext:value-type="float">
            <text:p>2719654</text:p>
          </table:table-cell>
          <table:table-cell table:style-name="ce15" table:formula="of:=([.S75]+[.O75])/1000" office:value-type="float" office:value="11679.757" calcext:value-type="float">
            <text:p>11680</text:p>
          </table:table-cell>
          <table:table-cell table:style-name="ce15" table:formula="of:=([.Q75]+[.R75])/1000" office:value-type="float" office:value="1470.098" calcext:value-type="float">
            <text:p>1470</text:p>
          </table:table-cell>
          <table:table-cell table:style-name="ce15" table:formula="of:=[.$T$71]/[.$N75]" office:value-type="float" office:value="2673.02036666667" calcext:value-type="float">
            <text:p>2673</text:p>
          </table:table-cell>
          <table:table-cell table:style-name="ce23" table:formula="of:=[.$T$71]/[.T75]" office:value-type="float" office:value="6.86577734451153" calcext:value-type="float">
            <text:p>6,87</text:p>
          </table:table-cell>
          <table:table-cell table:style-name="ce23" table:formula="of:=[.$T$72]/[.T75]" office:value-type="float" office:value="6.88740048273265" calcext:value-type="float">
            <text:p>6,89</text:p>
          </table:table-cell>
          <table:table-cell table:style-name="ce37" table:formula="of:=[.V75]/[.T75]" office:value-type="float" office:value="0.228859244817051" calcext:value-type="float">
            <text:p>0,23</text:p>
          </table:table-cell>
        </table:table-row>
        <table:table-row table:style-name="ro1">
          <table:table-cell table:style-name="ce3" office:value-type="float" office:value="40" calcext:value-type="float">
            <text:p>40</text:p>
          </table:table-cell>
          <table:table-cell table:style-name="ce3" office:value-type="float" office:value="8961123" calcext:value-type="float">
            <text:p>8961123</text:p>
          </table:table-cell>
          <table:table-cell table:style-name="ce3" office:value-type="float" office:value="428452" calcext:value-type="float">
            <text:p>428452</text:p>
          </table:table-cell>
          <table:table-cell table:style-name="ce3" office:value-type="float" office:value="53838" calcext:value-type="float">
            <text:p>53838</text:p>
          </table:table-cell>
          <table:table-cell table:style-name="ce3" office:value-type="float" office:value="292543" calcext:value-type="float">
            <text:p>292543</text:p>
          </table:table-cell>
          <table:table-cell table:style-name="ce3" office:value-type="float" office:value="2626858" calcext:value-type="float">
            <text:p>2626858</text:p>
          </table:table-cell>
          <table:table-cell table:style-name="ce15" table:formula="of:=([.F76]+[.B76])/1000" office:value-type="float" office:value="11587.981" calcext:value-type="float">
            <text:p>11588</text:p>
          </table:table-cell>
          <table:table-cell table:style-name="ce15" table:formula="of:=([.D76]+[.E76])/1000" office:value-type="float" office:value="346.381" calcext:value-type="float">
            <text:p>346</text:p>
          </table:table-cell>
          <table:table-cell table:style-name="ce15" table:formula="of:=[.$G$71]/[.$A76]" office:value-type="float" office:value="2004.773025" calcext:value-type="float">
            <text:p>2005</text:p>
          </table:table-cell>
          <table:table-cell table:style-name="ce23" table:formula="of:=[.$G$71]/[.G76]" office:value-type="float" office:value="6.92018057330263" calcext:value-type="float">
            <text:p>6,92</text:p>
          </table:table-cell>
          <table:table-cell table:style-name="ce23" table:formula="of:=[.$G$72]/[.G76]" office:value-type="float" office:value="6.99482386103326" calcext:value-type="float">
            <text:p>6,99</text:p>
          </table:table-cell>
          <table:table-cell table:style-name="ce37" table:formula="of:=[.I76]/[.G76]" office:value-type="float" office:value="0.173004514332566" calcext:value-type="float">
            <text:p>0,17</text:p>
          </table:table-cell>
          <table:table-cell table:style-name="ce32"/>
          <table:table-cell table:style-name="ce3" office:value-type="float" office:value="40" calcext:value-type="float">
            <text:p>40</text:p>
          </table:table-cell>
          <table:table-cell table:style-name="ce3" office:value-type="float" office:value="8960084" calcext:value-type="float">
            <text:p>8960084</text:p>
          </table:table-cell>
          <table:table-cell table:style-name="ce3" office:value-type="float" office:value="431162" calcext:value-type="float">
            <text:p>431162</text:p>
          </table:table-cell>
          <table:table-cell table:style-name="ce3" office:value-type="float" office:value="13545" calcext:value-type="float">
            <text:p>13545</text:p>
          </table:table-cell>
          <table:table-cell table:style-name="ce3" office:value-type="float" office:value="1163934" calcext:value-type="float">
            <text:p>1163934</text:p>
          </table:table-cell>
          <table:table-cell table:style-name="ce3" office:value-type="float" office:value="2060226" calcext:value-type="float">
            <text:p>2060226</text:p>
          </table:table-cell>
          <table:table-cell table:style-name="ce15" table:formula="of:=([.S76]+[.O76])/1000" office:value-type="float" office:value="11020.31" calcext:value-type="float">
            <text:p>11020</text:p>
          </table:table-cell>
          <table:table-cell table:style-name="ce15" table:formula="of:=([.Q76]+[.R76])/1000" office:value-type="float" office:value="1177.479" calcext:value-type="float">
            <text:p>1177</text:p>
          </table:table-cell>
          <table:table-cell table:style-name="ce15" table:formula="of:=[.$T$71]/[.$N76]" office:value-type="float" office:value="2004.765275" calcext:value-type="float">
            <text:p>2005</text:p>
          </table:table-cell>
          <table:table-cell table:style-name="ce23" table:formula="of:=[.$T$71]/[.T76]" office:value-type="float" office:value="7.27662025841378" calcext:value-type="float">
            <text:p>7,28</text:p>
          </table:table-cell>
          <table:table-cell table:style-name="ce23" table:formula="of:=[.$T$72]/[.T76]" office:value-type="float" office:value="7.29953730884159" calcext:value-type="float">
            <text:p>7,30</text:p>
          </table:table-cell>
          <table:table-cell table:style-name="ce37" table:formula="of:=[.V76]/[.T76]" office:value-type="float" office:value="0.181915506460345" calcext:value-type="float">
            <text:p>0,18</text:p>
          </table:table-cell>
        </table:table-row>
        <table:table-row table:style-name="ro1">
          <table:table-cell table:style-name="ce3" office:value-type="float" office:value="50" calcext:value-type="float">
            <text:p>50</text:p>
          </table:table-cell>
          <table:table-cell table:style-name="ce3" office:value-type="float" office:value="8961354" calcext:value-type="float">
            <text:p>8961354</text:p>
          </table:table-cell>
          <table:table-cell table:style-name="ce3" office:value-type="float" office:value="434478" calcext:value-type="float">
            <text:p>434478</text:p>
          </table:table-cell>
          <table:table-cell table:style-name="ce3" office:value-type="float" office:value="66337" calcext:value-type="float">
            <text:p>66337</text:p>
          </table:table-cell>
          <table:table-cell table:style-name="ce3" office:value-type="float" office:value="264594" calcext:value-type="float">
            <text:p>264594</text:p>
          </table:table-cell>
          <table:table-cell table:style-name="ce3" office:value-type="float" office:value="2239182" calcext:value-type="float">
            <text:p>2239182</text:p>
          </table:table-cell>
          <table:table-cell table:style-name="ce15" table:formula="of:=([.F77]+[.B77])/1000" office:value-type="float" office:value="11200.536" calcext:value-type="float">
            <text:p>11201</text:p>
          </table:table-cell>
          <table:table-cell table:style-name="ce15" table:formula="of:=([.D77]+[.E77])/1000" office:value-type="float" office:value="330.931" calcext:value-type="float">
            <text:p>331</text:p>
          </table:table-cell>
          <table:table-cell table:style-name="ce15" table:formula="of:=[.$G$71]/[.$A77]" office:value-type="float" office:value="1603.81842" calcext:value-type="float">
            <text:p>1604</text:p>
          </table:table-cell>
          <table:table-cell table:style-name="ce23" table:formula="of:=[.$G$71]/[.G77]" office:value-type="float" office:value="7.15956102457954" calcext:value-type="float">
            <text:p>7,16</text:p>
          </table:table-cell>
          <table:table-cell table:style-name="ce23" table:formula="of:=[.$G$72]/[.G77]" office:value-type="float" office:value="7.23678634665341" calcext:value-type="float">
            <text:p>7,24</text:p>
          </table:table-cell>
          <table:table-cell table:style-name="ce37" table:formula="of:=[.I77]/[.G77]" office:value-type="float" office:value="0.143191220491591" calcext:value-type="float">
            <text:p>0,14</text:p>
          </table:table-cell>
          <table:table-cell table:style-name="ce32"/>
          <table:table-cell table:style-name="ce3" office:value-type="float" office:value="50" calcext:value-type="float">
            <text:p>50</text:p>
          </table:table-cell>
          <table:table-cell table:style-name="ce3" office:value-type="float" office:value="8961088" calcext:value-type="float">
            <text:p>8961088</text:p>
          </table:table-cell>
          <table:table-cell table:style-name="ce3" office:value-type="float" office:value="436548" calcext:value-type="float">
            <text:p>436548</text:p>
          </table:table-cell>
          <table:table-cell table:style-name="ce3" office:value-type="float" office:value="17113" calcext:value-type="float">
            <text:p>17113</text:p>
          </table:table-cell>
          <table:table-cell table:style-name="ce3" office:value-type="float" office:value="914728" calcext:value-type="float">
            <text:p>914728</text:p>
          </table:table-cell>
          <table:table-cell table:style-name="ce3" office:value-type="float" office:value="1768809" calcext:value-type="float">
            <text:p>1768809</text:p>
          </table:table-cell>
          <table:table-cell table:style-name="ce15" table:formula="of:=([.S77]+[.O77])/1000" office:value-type="float" office:value="10729.897" calcext:value-type="float">
            <text:p>10730</text:p>
          </table:table-cell>
          <table:table-cell table:style-name="ce15" table:formula="of:=([.Q77]+[.R77])/1000" office:value-type="float" office:value="931.841" calcext:value-type="float">
            <text:p>932</text:p>
          </table:table-cell>
          <table:table-cell table:style-name="ce15" table:formula="of:=[.$T$71]/[.$N77]" office:value-type="float" office:value="1603.81222" calcext:value-type="float">
            <text:p>1604</text:p>
          </table:table-cell>
          <table:table-cell table:style-name="ce23" table:formula="of:=[.$T$71]/[.T77]" office:value-type="float" office:value="7.47356764002488" calcext:value-type="float">
            <text:p>7,47</text:p>
          </table:table-cell>
          <table:table-cell table:style-name="ce23" table:formula="of:=[.$T$72]/[.T77]" office:value-type="float" office:value="7.49710495823026" calcext:value-type="float">
            <text:p>7,50</text:p>
          </table:table-cell>
          <table:table-cell table:style-name="ce37" table:formula="of:=[.V77]/[.T77]" office:value-type="float" office:value="0.149471352800498" calcext:value-type="float">
            <text:p>0,15</text:p>
          </table:table-cell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8961675" calcext:value-type="float">
            <text:p>8961675</text:p>
          </table:table-cell>
          <table:table-cell table:style-name="ce3" office:value-type="float" office:value="457302" calcext:value-type="float">
            <text:p>457302</text:p>
          </table:table-cell>
          <table:table-cell table:style-name="ce3" office:value-type="float" office:value="81368" calcext:value-type="float">
            <text:p>81368</text:p>
          </table:table-cell>
          <table:table-cell table:style-name="ce3" office:value-type="float" office:value="439846" calcext:value-type="float">
            <text:p>439846</text:p>
          </table:table-cell>
          <table:table-cell table:style-name="ce3" office:value-type="float" office:value="2270391" calcext:value-type="float">
            <text:p>2270391</text:p>
          </table:table-cell>
          <table:table-cell table:style-name="ce15" table:formula="of:=([.F78]+[.B78])/1000" office:value-type="float" office:value="11232.066" calcext:value-type="float">
            <text:p>11232</text:p>
          </table:table-cell>
          <table:table-cell table:style-name="ce15" table:formula="of:=([.D78]+[.E78])/1000" office:value-type="float" office:value="521.214" calcext:value-type="float">
            <text:p>521</text:p>
          </table:table-cell>
          <table:table-cell table:style-name="ce15" table:formula="of:=[.$G$71]/[.$A78]" office:value-type="float" office:value="1336.51535" calcext:value-type="float">
            <text:p>1337</text:p>
          </table:table-cell>
          <table:table-cell table:style-name="ce23" table:formula="of:=[.$G$71]/[.G78]" office:value-type="float" office:value="7.13946312281285" calcext:value-type="float">
            <text:p>7,14</text:p>
          </table:table-cell>
          <table:table-cell table:style-name="ce23" table:formula="of:=[.$G$72]/[.G78]" office:value-type="float" office:value="7.21647166247064" calcext:value-type="float">
            <text:p>7,22</text:p>
          </table:table-cell>
          <table:table-cell table:style-name="ce37" table:formula="of:=[.I78]/[.G78]" office:value-type="float" office:value="0.118991052046881" calcext:value-type="float">
            <text:p>0,12</text:p>
          </table:table-cell>
          <table:table-cell table:style-name="ce32"/>
          <table:table-cell table:style-name="ce3" office:value-type="float" office:value="60" calcext:value-type="float">
            <text:p>60</text:p>
          </table:table-cell>
          <table:table-cell table:style-name="ce3" office:value-type="float" office:value="8960548" calcext:value-type="float">
            <text:p>8960548</text:p>
          </table:table-cell>
          <table:table-cell table:style-name="ce3" office:value-type="float" office:value="442433" calcext:value-type="float">
            <text:p>442433</text:p>
          </table:table-cell>
          <table:table-cell table:style-name="ce3" office:value-type="float" office:value="20817" calcext:value-type="float">
            <text:p>20817</text:p>
          </table:table-cell>
          <table:table-cell table:style-name="ce3" office:value-type="float" office:value="749623" calcext:value-type="float">
            <text:p>749623</text:p>
          </table:table-cell>
          <table:table-cell table:style-name="ce3" office:value-type="float" office:value="1644462" calcext:value-type="float">
            <text:p>1644462</text:p>
          </table:table-cell>
          <table:table-cell table:style-name="ce15" table:formula="of:=([.S78]+[.O78])/1000" office:value-type="float" office:value="10605.01" calcext:value-type="float">
            <text:p>10605</text:p>
          </table:table-cell>
          <table:table-cell table:style-name="ce15" table:formula="of:=([.Q78]+[.R78])/1000" office:value-type="float" office:value="770.44" calcext:value-type="float">
            <text:p>770</text:p>
          </table:table-cell>
          <table:table-cell table:style-name="ce15" table:formula="of:=[.$T$71]/[.$N78]" office:value-type="float" office:value="1336.51018333333" calcext:value-type="float">
            <text:p>1337</text:p>
          </table:table-cell>
          <table:table-cell table:style-name="ce23" table:formula="of:=[.$T$71]/[.T78]" office:value-type="float" office:value="7.56157806546151" calcext:value-type="float">
            <text:p>7,56</text:p>
          </table:table-cell>
          <table:table-cell table:style-name="ce23" table:formula="of:=[.$T$72]/[.T78]" office:value-type="float" office:value="7.58539256445774" calcext:value-type="float">
            <text:p>7,59</text:p>
          </table:table-cell>
          <table:table-cell table:style-name="ce37" table:formula="of:=[.V78]/[.T78]" office:value-type="float" office:value="0.126026301091025" calcext:value-type="float">
            <text:p>0,13</text:p>
          </table:table-cell>
        </table:table-row>
        <table:table-row table:style-name="ro1">
          <table:table-cell table:style-name="ce3" office:value-type="float" office:value="70" calcext:value-type="float">
            <text:p>70</text:p>
          </table:table-cell>
          <table:table-cell table:style-name="ce3" office:value-type="float" office:value="8961612" calcext:value-type="float">
            <text:p>8961612</text:p>
          </table:table-cell>
          <table:table-cell table:style-name="ce3" office:value-type="float" office:value="462003" calcext:value-type="float">
            <text:p>462003</text:p>
          </table:table-cell>
          <table:table-cell table:style-name="ce3" office:value-type="float" office:value="91687" calcext:value-type="float">
            <text:p>91687</text:p>
          </table:table-cell>
          <table:table-cell table:style-name="ce3" office:value-type="float" office:value="551170" calcext:value-type="float">
            <text:p>551170</text:p>
          </table:table-cell>
          <table:table-cell table:style-name="ce3" office:value-type="float" office:value="2215647" calcext:value-type="float">
            <text:p>2215647</text:p>
          </table:table-cell>
          <table:table-cell table:style-name="ce15" table:formula="of:=([.F79]+[.B79])/1000" office:value-type="float" office:value="11177.259" calcext:value-type="float">
            <text:p>11177</text:p>
          </table:table-cell>
          <table:table-cell table:style-name="ce15" table:formula="of:=([.D79]+[.E79])/1000" office:value-type="float" office:value="642.857" calcext:value-type="float">
            <text:p>643</text:p>
          </table:table-cell>
          <table:table-cell table:style-name="ce15" table:formula="of:=[.$G$71]/[.$A79]" office:value-type="float" office:value="1145.58458571429" calcext:value-type="float">
            <text:p>1146</text:p>
          </table:table-cell>
          <table:table-cell table:style-name="ce23" table:formula="of:=[.$G$71]/[.G79]" office:value-type="float" office:value="7.17447103981397" calcext:value-type="float">
            <text:p>7,17</text:p>
          </table:table-cell>
          <table:table-cell table:style-name="ce23" table:formula="of:=[.$G$72]/[.G79]" office:value-type="float" office:value="7.25185718609545" calcext:value-type="float">
            <text:p>7,25</text:p>
          </table:table-cell>
          <table:table-cell table:style-name="ce37" table:formula="of:=[.I79]/[.G79]" office:value-type="float" office:value="0.102492443425914" calcext:value-type="float">
            <text:p>0,10</text:p>
          </table:table-cell>
          <table:table-cell table:style-name="ce32"/>
          <table:table-cell table:style-name="ce3" office:value-type="float" office:value="70" calcext:value-type="float">
            <text:p>70</text:p>
          </table:table-cell>
          <table:table-cell table:style-name="ce3" office:value-type="float" office:value="8959845" calcext:value-type="float">
            <text:p>8959845</text:p>
          </table:table-cell>
          <table:table-cell table:style-name="ce3" office:value-type="float" office:value="441011" calcext:value-type="float">
            <text:p>441011</text:p>
          </table:table-cell>
          <table:table-cell table:style-name="ce3" office:value-type="float" office:value="24458" calcext:value-type="float">
            <text:p>24458</text:p>
          </table:table-cell>
          <table:table-cell table:style-name="ce3" office:value-type="float" office:value="737292" calcext:value-type="float">
            <text:p>737292</text:p>
          </table:table-cell>
          <table:table-cell table:style-name="ce3" office:value-type="float" office:value="2187280" calcext:value-type="float">
            <text:p>2187280</text:p>
          </table:table-cell>
          <table:table-cell table:style-name="ce15" table:formula="of:=([.S79]+[.O79])/1000" office:value-type="float" office:value="11147.125" calcext:value-type="float">
            <text:p>11147</text:p>
          </table:table-cell>
          <table:table-cell table:style-name="ce15" table:formula="of:=([.Q79]+[.R79])/1000" office:value-type="float" office:value="761.75" calcext:value-type="float">
            <text:p>762</text:p>
          </table:table-cell>
          <table:table-cell table:style-name="ce15" table:formula="of:=[.$T$71]/[.$N79]" office:value-type="float" office:value="1145.58015714286" calcext:value-type="float">
            <text:p>1146</text:p>
          </table:table-cell>
          <table:table-cell table:style-name="ce23" table:formula="of:=[.$T$71]/[.T79]" office:value-type="float" office:value="7.19383796270339" calcext:value-type="float">
            <text:p>7,19</text:p>
          </table:table-cell>
          <table:table-cell table:style-name="ce23" table:formula="of:=[.$T$72]/[.T79]" office:value-type="float" office:value="7.21649429785707" calcext:value-type="float">
            <text:p>7,22</text:p>
          </table:table-cell>
          <table:table-cell table:style-name="ce37" table:formula="of:=[.V79]/[.T79]" office:value-type="float" office:value="0.102769113752906" calcext:value-type="float">
            <text:p>0,10</text:p>
          </table:table-cell>
        </table:table-row>
        <table:table-row table:style-name="ro1">
          <table:table-cell table:style-name="ce3" office:value-type="float" office:value="80" calcext:value-type="float">
            <text:p>80</text:p>
          </table:table-cell>
          <table:table-cell table:style-name="ce3" office:value-type="float" office:value="8962832" calcext:value-type="float">
            <text:p>8962832</text:p>
          </table:table-cell>
          <table:table-cell table:style-name="ce3" office:value-type="float" office:value="467616" calcext:value-type="float">
            <text:p>467616</text:p>
          </table:table-cell>
          <table:table-cell table:style-name="ce3" office:value-type="float" office:value="101476" calcext:value-type="float">
            <text:p>101476</text:p>
          </table:table-cell>
          <table:table-cell table:style-name="ce3" office:value-type="float" office:value="516142" calcext:value-type="float">
            <text:p>516142</text:p>
          </table:table-cell>
          <table:table-cell table:style-name="ce3" office:value-type="float" office:value="2030427" calcext:value-type="float">
            <text:p>2030427</text:p>
          </table:table-cell>
          <table:table-cell table:style-name="ce15" table:formula="of:=([.F80]+[.B80])/1000" office:value-type="float" office:value="10993.259" calcext:value-type="float">
            <text:p>10993</text:p>
          </table:table-cell>
          <table:table-cell table:style-name="ce15" table:formula="of:=([.D80]+[.E80])/1000" office:value-type="float" office:value="617.618" calcext:value-type="float">
            <text:p>618</text:p>
          </table:table-cell>
          <table:table-cell table:style-name="ce15" table:formula="of:=[.$G$71]/[.$A80]" office:value-type="float" office:value="1002.3865125" calcext:value-type="float">
            <text:p>1002</text:p>
          </table:table-cell>
          <table:table-cell table:style-name="ce23" table:formula="of:=[.$G$71]/[.G80]" office:value-type="float" office:value="7.29455396256924" calcext:value-type="float">
            <text:p>7,29</text:p>
          </table:table-cell>
          <table:table-cell table:style-name="ce23" table:formula="of:=[.$G$72]/[.G80]" office:value-type="float" office:value="7.37323536177943" calcext:value-type="float">
            <text:p>7,37</text:p>
          </table:table-cell>
          <table:table-cell table:style-name="ce37" table:formula="of:=[.I80]/[.G80]" office:value-type="float" office:value="0.0911819245321155" calcext:value-type="float">
            <text:p>0,09</text:p>
          </table:table-cell>
          <table:table-cell table:style-name="ce32"/>
          <table:table-cell table:style-name="ce3" office:value-type="float" office:value="80" calcext:value-type="float">
            <text:p>80</text:p>
          </table:table-cell>
          <table:table-cell table:style-name="ce3" office:value-type="float" office:value="8959760" calcext:value-type="float">
            <text:p>8959760</text:p>
          </table:table-cell>
          <table:table-cell table:style-name="ce3" office:value-type="float" office:value="447176" calcext:value-type="float">
            <text:p>447176</text:p>
          </table:table-cell>
          <table:table-cell table:style-name="ce3" office:value-type="float" office:value="28729" calcext:value-type="float">
            <text:p>28729</text:p>
          </table:table-cell>
          <table:table-cell table:style-name="ce3" office:value-type="float" office:value="604923" calcext:value-type="float">
            <text:p>604923</text:p>
          </table:table-cell>
          <table:table-cell table:style-name="ce3" office:value-type="float" office:value="1993280" calcext:value-type="float">
            <text:p>1993280</text:p>
          </table:table-cell>
          <table:table-cell table:style-name="ce15" table:formula="of:=([.S80]+[.O80])/1000" office:value-type="float" office:value="10953.04" calcext:value-type="float">
            <text:p>10953</text:p>
          </table:table-cell>
          <table:table-cell table:style-name="ce15" table:formula="of:=([.Q80]+[.R80])/1000" office:value-type="float" office:value="633.652" calcext:value-type="float">
            <text:p>634</text:p>
          </table:table-cell>
          <table:table-cell table:style-name="ce15" table:formula="of:=[.$T$71]/[.$N80]" office:value-type="float" office:value="1002.3826375" calcext:value-type="float">
            <text:p>1002</text:p>
          </table:table-cell>
          <table:table-cell table:style-name="ce23" table:formula="of:=[.$T$71]/[.T80]" office:value-type="float" office:value="7.32131088720574" calcext:value-type="float">
            <text:p>7,32</text:p>
          </table:table-cell>
          <table:table-cell table:style-name="ce23" table:formula="of:=[.$T$72]/[.T80]" office:value-type="float" office:value="7.34436868668425" calcext:value-type="float">
            <text:p>7,34</text:p>
          </table:table-cell>
          <table:table-cell table:style-name="ce37" table:formula="of:=[.V80]/[.T80]" office:value-type="float" office:value="0.0915163860900718" calcext:value-type="float">
            <text:p>0,09</text:p>
          </table:table-cell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3" office:value-type="float" office:value="8961799" calcext:value-type="float">
            <text:p>8961799</text:p>
          </table:table-cell>
          <table:table-cell table:style-name="ce3" office:value-type="float" office:value="467094" calcext:value-type="float">
            <text:p>467094</text:p>
          </table:table-cell>
          <table:table-cell table:style-name="ce3" office:value-type="float" office:value="113965" calcext:value-type="float">
            <text:p>113965</text:p>
          </table:table-cell>
          <table:table-cell table:style-name="ce3" office:value-type="float" office:value="510839" calcext:value-type="float">
            <text:p>510839</text:p>
          </table:table-cell>
          <table:table-cell table:style-name="ce3" office:value-type="float" office:value="1988006" calcext:value-type="float">
            <text:p>1988006</text:p>
          </table:table-cell>
          <table:table-cell table:style-name="ce15" table:formula="of:=([.F81]+[.B81])/1000" office:value-type="float" office:value="10949.805" calcext:value-type="float">
            <text:p>10950</text:p>
          </table:table-cell>
          <table:table-cell table:style-name="ce15" table:formula="of:=([.D81]+[.E81])/1000" office:value-type="float" office:value="624.804" calcext:value-type="float">
            <text:p>625</text:p>
          </table:table-cell>
          <table:table-cell table:style-name="ce15" table:formula="of:=[.$G$71]/[.$A81]" office:value-type="float" office:value="891.010233333333" calcext:value-type="float">
            <text:p>891</text:p>
          </table:table-cell>
          <table:table-cell table:style-name="ce23" table:formula="of:=[.$G$71]/[.G81]" office:value-type="float" office:value="7.32350219935424" calcext:value-type="float">
            <text:p>7,32</text:p>
          </table:table-cell>
          <table:table-cell table:style-name="ce23" table:formula="of:=[.$G$72]/[.G81]" office:value-type="float" office:value="7.40249584353329" calcext:value-type="float">
            <text:p>7,40</text:p>
          </table:table-cell>
          <table:table-cell table:style-name="ce37" table:formula="of:=[.I81]/[.G81]" office:value-type="float" office:value="0.0813722466594915" calcext:value-type="float">
            <text:p>0,08</text:p>
          </table:table-cell>
          <table:table-cell table:style-name="ce32"/>
          <table:table-cell table:style-name="ce3" office:value-type="float" office:value="90" calcext:value-type="float">
            <text:p>90</text:p>
          </table:table-cell>
          <table:table-cell table:style-name="ce3" office:value-type="float" office:value="8959534" calcext:value-type="float">
            <text:p>8959534</text:p>
          </table:table-cell>
          <table:table-cell table:style-name="ce3" office:value-type="float" office:value="449831" calcext:value-type="float">
            <text:p>449831</text:p>
          </table:table-cell>
          <table:table-cell table:style-name="ce3" office:value-type="float" office:value="33330" calcext:value-type="float">
            <text:p>33330</text:p>
          </table:table-cell>
          <table:table-cell table:style-name="ce3" office:value-type="float" office:value="533566" calcext:value-type="float">
            <text:p>533566</text:p>
          </table:table-cell>
          <table:table-cell table:style-name="ce3" office:value-type="float" office:value="1837057" calcext:value-type="float">
            <text:p>1837057</text:p>
          </table:table-cell>
          <table:table-cell table:style-name="ce15" table:formula="of:=([.S81]+[.O81])/1000" office:value-type="float" office:value="10796.591" calcext:value-type="float">
            <text:p>10797</text:p>
          </table:table-cell>
          <table:table-cell table:style-name="ce15" table:formula="of:=([.Q81]+[.R81])/1000" office:value-type="float" office:value="566.896" calcext:value-type="float">
            <text:p>567</text:p>
          </table:table-cell>
          <table:table-cell table:style-name="ce15" table:formula="of:=[.$T$71]/[.$N81]" office:value-type="float" office:value="891.006788888889" calcext:value-type="float">
            <text:p>891</text:p>
          </table:table-cell>
          <table:table-cell table:style-name="ce23" table:formula="of:=[.$T$71]/[.T81]" office:value-type="float" office:value="7.42740101945142" calcext:value-type="float">
            <text:p>7,43</text:p>
          </table:table-cell>
          <table:table-cell table:style-name="ce23" table:formula="of:=[.$T$72]/[.T81]" office:value-type="float" office:value="7.45079294010489" calcext:value-type="float">
            <text:p>7,45</text:p>
          </table:table-cell>
          <table:table-cell table:style-name="ce37" table:formula="of:=[.V81]/[.T81]" office:value-type="float" office:value="0.0825266779939046" calcext:value-type="float">
            <text:p>0,08</text:p>
          </table:table-cell>
        </table:table-row>
        <table:table-row table:style-name="ro1"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961414" calcext:value-type="float">
            <text:p>8961414</text:p>
          </table:table-cell>
          <table:table-cell table:style-name="ce3" office:value-type="float" office:value="467433" calcext:value-type="float">
            <text:p>467433</text:p>
          </table:table-cell>
          <table:table-cell table:style-name="ce3" office:value-type="float" office:value="125987" calcext:value-type="float">
            <text:p>125987</text:p>
          </table:table-cell>
          <table:table-cell table:style-name="ce3" office:value-type="float" office:value="393575" calcext:value-type="float">
            <text:p>393575</text:p>
          </table:table-cell>
          <table:table-cell table:style-name="ce3" office:value-type="float" office:value="1771349" calcext:value-type="float">
            <text:p>1771349</text:p>
          </table:table-cell>
          <table:table-cell table:style-name="ce15" table:formula="of:=([.F82]+[.B82])/1000" office:value-type="float" office:value="10732.763" calcext:value-type="float">
            <text:p>10733</text:p>
          </table:table-cell>
          <table:table-cell table:style-name="ce15" table:formula="of:=([.D82]+[.E82])/1000" office:value-type="float" office:value="519.562" calcext:value-type="float">
            <text:p>520</text:p>
          </table:table-cell>
          <table:table-cell table:style-name="ce15" table:formula="of:=[.$G$71]/[.$A82]" office:value-type="float" office:value="801.90921" calcext:value-type="float">
            <text:p>802</text:p>
          </table:table-cell>
          <table:table-cell table:style-name="ce23" table:formula="of:=[.$G$71]/[.G82]" office:value-type="float" office:value="7.47160083568416" calcext:value-type="float">
            <text:p>7,47</text:p>
          </table:table-cell>
          <table:table-cell table:style-name="ce23" table:formula="of:=[.$G$72]/[.G82]" office:value-type="float" office:value="7.55219191926627" calcext:value-type="float">
            <text:p>7,55</text:p>
          </table:table-cell>
          <table:table-cell table:style-name="ce37" table:formula="of:=[.I82]/[.G82]" office:value-type="float" office:value="0.0747160083568416" calcext:value-type="float">
            <text:p>0,07</text:p>
          </table:table-cell>
          <table:table-cell table:style-name="ce32"/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8959943" calcext:value-type="float">
            <text:p>8959943</text:p>
          </table:table-cell>
          <table:table-cell table:style-name="ce3" office:value-type="float" office:value="454085" calcext:value-type="float">
            <text:p>454085</text:p>
          </table:table-cell>
          <table:table-cell table:style-name="ce3" office:value-type="float" office:value="38100" calcext:value-type="float">
            <text:p>38100</text:p>
          </table:table-cell>
          <table:table-cell table:style-name="ce3" office:value-type="float" office:value="380006" calcext:value-type="float">
            <text:p>380006</text:p>
          </table:table-cell>
          <table:table-cell table:style-name="ce3" office:value-type="float" office:value="1653796" calcext:value-type="float">
            <text:p>1653796</text:p>
          </table:table-cell>
          <table:table-cell table:style-name="ce15" table:formula="of:=([.S82]+[.O82])/1000" office:value-type="float" office:value="10613.739" calcext:value-type="float">
            <text:p>10614</text:p>
          </table:table-cell>
          <table:table-cell table:style-name="ce15" table:formula="of:=([.Q82]+[.R82])/1000" office:value-type="float" office:value="418.106" calcext:value-type="float">
            <text:p>418</text:p>
          </table:table-cell>
          <table:table-cell table:style-name="ce15" table:formula="of:=[.$T$71]/[.$N82]" office:value-type="float" office:value="801.90611" calcext:value-type="float">
            <text:p>802</text:p>
          </table:table-cell>
          <table:table-cell table:style-name="ce23" table:formula="of:=[.$T$71]/[.T82]" office:value-type="float" office:value="7.5553592376824" calcext:value-type="float">
            <text:p>7,56</text:p>
          </table:table-cell>
          <table:table-cell table:style-name="ce23" table:formula="of:=[.$T$72]/[.T82]" office:value-type="float" office:value="7.57915415104894" calcext:value-type="float">
            <text:p>7,58</text:p>
          </table:table-cell>
          <table:table-cell table:style-name="ce37" table:formula="of:=[.V82]/[.T82]" office:value-type="float" office:value="0.075553592376824" calcext:value-type="float">
            <text:p>0,08</text:p>
          </table:table-cell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8962132" calcext:value-type="float">
            <text:p>8962132</text:p>
          </table:table-cell>
          <table:table-cell table:style-name="ce4" office:value-type="float" office:value="467455" calcext:value-type="float">
            <text:p>467455</text:p>
          </table:table-cell>
          <table:table-cell table:style-name="ce4" office:value-type="float" office:value="138291" calcext:value-type="float">
            <text:p>138291</text:p>
          </table:table-cell>
          <table:table-cell table:style-name="ce4" office:value-type="float" office:value="376952" calcext:value-type="float">
            <text:p>376952</text:p>
          </table:table-cell>
          <table:table-cell table:style-name="ce4" office:value-type="float" office:value="1737931" calcext:value-type="float">
            <text:p>1737931</text:p>
          </table:table-cell>
          <table:table-cell table:style-name="ce17" table:formula="of:=([.F83]+[.B83])/1000" office:value-type="float" office:value="10700.063" calcext:value-type="float">
            <text:p>10700</text:p>
          </table:table-cell>
          <table:table-cell table:style-name="ce17" table:formula="of:=([.D83]+[.E83])/1000" office:value-type="float" office:value="515.243" calcext:value-type="float">
            <text:p>515</text:p>
          </table:table-cell>
          <table:table-cell table:style-name="ce17" table:formula="of:=[.$G$71]/[.$A83]" office:value-type="float" office:value="729.008372727273" calcext:value-type="float">
            <text:p>729</text:p>
          </table:table-cell>
          <table:table-cell table:style-name="ce24" table:formula="of:=[.$G$71]/[.G83]" office:value-type="float" office:value="7.49443447202133" calcext:value-type="float">
            <text:p>7,49</text:p>
          </table:table-cell>
          <table:table-cell table:style-name="ce24" table:formula="of:=[.$G$72]/[.G83]" office:value-type="float" office:value="7.57527184653025" calcext:value-type="float">
            <text:p>7,58</text:p>
          </table:table-cell>
          <table:table-cell table:style-name="ce38" table:formula="of:=[.I83]/[.G83]" office:value-type="float" office:value="0.0681312224729212" calcext:value-type="float">
            <text:p>0,07</text:p>
          </table:table-cell>
          <table:table-cell table:style-name="ce32"/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8959686" calcext:value-type="float">
            <text:p>8959686</text:p>
          </table:table-cell>
          <table:table-cell table:style-name="ce5" office:value-type="float" office:value="454083" calcext:value-type="float">
            <text:p>454083</text:p>
          </table:table-cell>
          <table:table-cell table:style-name="ce5" office:value-type="float" office:value="43150" calcext:value-type="float">
            <text:p>43150</text:p>
          </table:table-cell>
          <table:table-cell table:style-name="ce5" office:value-type="float" office:value="389627" calcext:value-type="float">
            <text:p>389627</text:p>
          </table:table-cell>
          <table:table-cell table:style-name="ce5" office:value-type="float" office:value="1613402" calcext:value-type="float">
            <text:p>1613402</text:p>
          </table:table-cell>
          <table:table-cell table:style-name="ce16" table:formula="of:=([.S83]+[.O83])/1000" office:value-type="float" office:value="10573.088" calcext:value-type="float">
            <text:p>10573</text:p>
          </table:table-cell>
          <table:table-cell table:style-name="ce16" table:formula="of:=([.Q83]+[.R83])/1000" office:value-type="float" office:value="432.777" calcext:value-type="float">
            <text:p>433</text:p>
          </table:table-cell>
          <table:table-cell table:style-name="ce15" table:formula="of:=[.$T$71]/[.$N83]" office:value-type="float" office:value="729.005554545455" calcext:value-type="float">
            <text:p>729</text:p>
          </table:table-cell>
          <table:table-cell table:style-name="ce23" table:formula="of:=[.$T$71]/[.T83]" office:value-type="float" office:value="7.58440779079868" calcext:value-type="float">
            <text:p>7,58</text:p>
          </table:table-cell>
          <table:table-cell table:style-name="ce23" table:formula="of:=[.$T$72]/[.T83]" office:value-type="float" office:value="7.60829418992824" calcext:value-type="float">
            <text:p>7,61</text:p>
          </table:table-cell>
          <table:table-cell table:style-name="ce37" table:formula="of:=[.V83]/[.T83]" office:value-type="float" office:value="0.0689491617345334" calcext:value-type="float">
            <text:p>0,07</text:p>
          </table:table-cell>
        </table:table-row>
        <table:table-row table:style-name="ro1"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8962241" calcext:value-type="float">
            <text:p>8962241</text:p>
          </table:table-cell>
          <table:table-cell table:style-name="ce3" office:value-type="float" office:value="500383" calcext:value-type="float">
            <text:p>500383</text:p>
          </table:table-cell>
          <table:table-cell table:style-name="ce3" office:value-type="float" office:value="150388" calcext:value-type="float">
            <text:p>150388</text:p>
          </table:table-cell>
          <table:table-cell table:style-name="ce3" office:value-type="float" office:value="3036250" calcext:value-type="float">
            <text:p>3036250</text:p>
          </table:table-cell>
          <table:table-cell table:style-name="ce3" office:value-type="float" office:value="4426131" calcext:value-type="float">
            <text:p>4426131</text:p>
          </table:table-cell>
          <table:table-cell table:style-name="ce15" table:formula="of:=([.F84]+[.B84])/1000" office:value-type="float" office:value="13388.372" calcext:value-type="float">
            <text:p>13388</text:p>
          </table:table-cell>
          <table:table-cell table:style-name="ce15" table:formula="of:=([.D84]+[.E84])/1000" office:value-type="float" office:value="3186.638" calcext:value-type="float">
            <text:p>3187</text:p>
          </table:table-cell>
          <table:table-cell table:style-name="ce15" table:formula="of:=[.$G$71]/[.$A84]" office:value-type="float" office:value="668.257675" calcext:value-type="float">
            <text:p>668</text:p>
          </table:table-cell>
          <table:table-cell table:style-name="ce23" table:formula="of:=[.$G$71]/[.G84]" office:value-type="float" office:value="5.98959462733781" calcext:value-type="float">
            <text:p>5,99</text:p>
          </table:table-cell>
          <table:table-cell table:style-name="ce23" table:formula="of:=[.$G$72]/[.G84]" office:value-type="float" office:value="6.05420031651346" calcext:value-type="float">
            <text:p>6,05</text:p>
          </table:table-cell>
          <table:table-cell table:style-name="ce37" table:formula="of:=[.I84]/[.G84]" office:value-type="float" office:value="0.0499132885611484" calcext:value-type="float">
            <text:p>0,05</text:p>
          </table:table-cell>
          <table:table-cell table:style-name="ce32"/>
          <table:table-cell table:style-name="ce3" office:value-type="float" office:value="120" calcext:value-type="float">
            <text:p>120</text:p>
          </table:table-cell>
          <table:table-cell table:style-name="ce3" office:value-type="float" office:value="8960154" calcext:value-type="float">
            <text:p>8960154</text:p>
          </table:table-cell>
          <table:table-cell table:style-name="ce3" office:value-type="float" office:value="457716" calcext:value-type="float">
            <text:p>457716</text:p>
          </table:table-cell>
          <table:table-cell table:style-name="ce3" office:value-type="float" office:value="48141" calcext:value-type="float">
            <text:p>48141</text:p>
          </table:table-cell>
          <table:table-cell table:style-name="ce3" office:value-type="float" office:value="420925" calcext:value-type="float">
            <text:p>420925</text:p>
          </table:table-cell>
          <table:table-cell table:style-name="ce3" office:value-type="float" office:value="1545833" calcext:value-type="float">
            <text:p>1545833</text:p>
          </table:table-cell>
          <table:table-cell table:style-name="ce15" table:formula="of:=([.S84]+[.O84])/1000" office:value-type="float" office:value="10505.987" calcext:value-type="float">
            <text:p>10506</text:p>
          </table:table-cell>
          <table:table-cell table:style-name="ce15" table:formula="of:=([.Q84]+[.R84])/1000" office:value-type="float" office:value="469.066" calcext:value-type="float">
            <text:p>469</text:p>
          </table:table-cell>
          <table:table-cell table:style-name="ce15" table:formula="of:=[.$T$71]/[.$N84]" office:value-type="float" office:value="668.255091666667" calcext:value-type="float">
            <text:p>668</text:p>
          </table:table-cell>
          <table:table-cell table:style-name="ce23" table:formula="of:=[.$T$71]/[.T84]" office:value-type="float" office:value="7.63284886988724" calcext:value-type="float">
            <text:p>7,63</text:p>
          </table:table-cell>
          <table:table-cell table:style-name="ce23" table:formula="of:=[.$T$72]/[.T84]" office:value-type="float" office:value="7.65688782976792" calcext:value-type="float">
            <text:p>7,66</text:p>
          </table:table-cell>
          <table:table-cell table:style-name="ce37" table:formula="of:=[.V84]/[.T84]" office:value-type="float" office:value="0.063607073915727" calcext:value-type="float">
            <text:p>0,06</text:p>
          </table:table-cell>
        </table:table-row>
        <table:table-row table:style-name="ro1"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8961867" calcext:value-type="float">
            <text:p>8961867</text:p>
          </table:table-cell>
          <table:table-cell table:style-name="ce3" office:value-type="float" office:value="501956" calcext:value-type="float">
            <text:p>501956</text:p>
          </table:table-cell>
          <table:table-cell table:style-name="ce3" office:value-type="float" office:value="167750" calcext:value-type="float">
            <text:p>167750</text:p>
          </table:table-cell>
          <table:table-cell table:style-name="ce3" office:value-type="float" office:value="692772" calcext:value-type="float">
            <text:p>692772</text:p>
          </table:table-cell>
          <table:table-cell table:style-name="ce3" office:value-type="float" office:value="2073184" calcext:value-type="float">
            <text:p>2073184</text:p>
          </table:table-cell>
          <table:table-cell table:style-name="ce15" table:formula="of:=([.F85]+[.B85])/1000" office:value-type="float" office:value="11035.051" calcext:value-type="float">
            <text:p>11035</text:p>
          </table:table-cell>
          <table:table-cell table:style-name="ce15" table:formula="of:=([.D85]+[.E85])/1000" office:value-type="float" office:value="860.522" calcext:value-type="float">
            <text:p>861</text:p>
          </table:table-cell>
          <table:table-cell table:style-name="ce15" table:formula="of:=[.$G$71]/[.$A85]" office:value-type="float" office:value="616.853238461539" calcext:value-type="float">
            <text:p>617</text:p>
          </table:table-cell>
          <table:table-cell table:style-name="ce23" table:formula="of:=[.$G$71]/[.G85]" office:value-type="float" office:value="7.26692799154259" calcext:value-type="float">
            <text:p>7,27</text:p>
          </table:table-cell>
          <table:table-cell table:style-name="ce23" table:formula="of:=[.$G$72]/[.G85]" office:value-type="float" office:value="7.34531140816658" calcext:value-type="float">
            <text:p>7,35</text:p>
          </table:table-cell>
          <table:table-cell table:style-name="ce37" table:formula="of:=[.I85]/[.G85]" office:value-type="float" office:value="0.0558994460887891" calcext:value-type="float">
            <text:p>0,06</text:p>
          </table:table-cell>
          <table:table-cell table:style-name="ce32"/>
          <table:table-cell table:style-name="ce3" office:value-type="float" office:value="130" calcext:value-type="float">
            <text:p>130</text:p>
          </table:table-cell>
          <table:table-cell table:style-name="ce3" office:value-type="float" office:value="8960756" calcext:value-type="float">
            <text:p>8960756</text:p>
          </table:table-cell>
          <table:table-cell table:style-name="ce3" office:value-type="float" office:value="457736" calcext:value-type="float">
            <text:p>457736</text:p>
          </table:table-cell>
          <table:table-cell table:style-name="ce3" office:value-type="float" office:value="52913" calcext:value-type="float">
            <text:p>52913</text:p>
          </table:table-cell>
          <table:table-cell table:style-name="ce3" office:value-type="float" office:value="483541" calcext:value-type="float">
            <text:p>483541</text:p>
          </table:table-cell>
          <table:table-cell table:style-name="ce3" office:value-type="float" office:value="1518792" calcext:value-type="float">
            <text:p>1518792</text:p>
          </table:table-cell>
          <table:table-cell table:style-name="ce15" table:formula="of:=([.S85]+[.O85])/1000" office:value-type="float" office:value="10479.548" calcext:value-type="float">
            <text:p>10480</text:p>
          </table:table-cell>
          <table:table-cell table:style-name="ce15" table:formula="of:=([.Q85]+[.R85])/1000" office:value-type="float" office:value="536.454" calcext:value-type="float">
            <text:p>536</text:p>
          </table:table-cell>
          <table:table-cell table:style-name="ce15" table:formula="of:=[.$T$71]/[.$N85]" office:value-type="float" office:value="616.850853846154" calcext:value-type="float">
            <text:p>617</text:p>
          </table:table-cell>
          <table:table-cell table:style-name="ce23" table:formula="of:=[.$T$71]/[.T85]" office:value-type="float" office:value="7.65210589235337" calcext:value-type="float">
            <text:p>7,65</text:p>
          </table:table-cell>
          <table:table-cell table:style-name="ce23" table:formula="of:=[.$T$72]/[.T85]" office:value-type="float" office:value="7.67620550046624" calcext:value-type="float">
            <text:p>7,68</text:p>
          </table:table-cell>
          <table:table-cell table:style-name="ce37" table:formula="of:=[.V85]/[.T85]" office:value-type="float" office:value="0.0588623530181029" calcext:value-type="float">
            <text:p>0,06</text:p>
          </table:table-cell>
        </table:table-row>
        <table:table-row table:style-name="ro1"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8961619" calcext:value-type="float">
            <text:p>8961619</text:p>
          </table:table-cell>
          <table:table-cell table:style-name="ce3" office:value-type="float" office:value="504213" calcext:value-type="float">
            <text:p>504213</text:p>
          </table:table-cell>
          <table:table-cell table:style-name="ce3" office:value-type="float" office:value="181138" calcext:value-type="float">
            <text:p>181138</text:p>
          </table:table-cell>
          <table:table-cell table:style-name="ce3" office:value-type="float" office:value="610805" calcext:value-type="float">
            <text:p>610805</text:p>
          </table:table-cell>
          <table:table-cell table:style-name="ce3" office:value-type="float" office:value="1970676" calcext:value-type="float">
            <text:p>1970676</text:p>
          </table:table-cell>
          <table:table-cell table:style-name="ce15" table:formula="of:=([.F86]+[.B86])/1000" office:value-type="float" office:value="10932.295" calcext:value-type="float">
            <text:p>10932</text:p>
          </table:table-cell>
          <table:table-cell table:style-name="ce15" table:formula="of:=([.D86]+[.E86])/1000" office:value-type="float" office:value="791.943" calcext:value-type="float">
            <text:p>792</text:p>
          </table:table-cell>
          <table:table-cell table:style-name="ce15" table:formula="of:=[.$G$71]/[.$A86]" office:value-type="float" office:value="572.792292857143" calcext:value-type="float">
            <text:p>573</text:p>
          </table:table-cell>
          <table:table-cell table:style-name="ce23" table:formula="of:=[.$G$71]/[.G86]" office:value-type="float" office:value="7.33523208072962" calcext:value-type="float">
            <text:p>7,34</text:p>
          </table:table-cell>
          <table:table-cell table:style-name="ce23" table:formula="of:=[.$G$72]/[.G86]" office:value-type="float" office:value="7.41435224717225" calcext:value-type="float">
            <text:p>7,41</text:p>
          </table:table-cell>
          <table:table-cell table:style-name="ce37" table:formula="of:=[.I86]/[.G86]" office:value-type="float" office:value="0.0523945148623544" calcext:value-type="float">
            <text:p>0,05</text:p>
          </table:table-cell>
          <table:table-cell table:style-name="ce32"/>
          <table:table-cell table:style-name="ce3" office:value-type="float" office:value="140" calcext:value-type="float">
            <text:p>140</text:p>
          </table:table-cell>
          <table:table-cell table:style-name="ce3" office:value-type="float" office:value="8961561" calcext:value-type="float">
            <text:p>8961561</text:p>
          </table:table-cell>
          <table:table-cell table:style-name="ce3" office:value-type="float" office:value="476246" calcext:value-type="float">
            <text:p>476246</text:p>
          </table:table-cell>
          <table:table-cell table:style-name="ce3" office:value-type="float" office:value="58271" calcext:value-type="float">
            <text:p>58271</text:p>
          </table:table-cell>
          <table:table-cell table:style-name="ce3" office:value-type="float" office:value="579104" calcext:value-type="float">
            <text:p>579104</text:p>
          </table:table-cell>
          <table:table-cell table:style-name="ce3" office:value-type="float" office:value="1486860" calcext:value-type="float">
            <text:p>1486860</text:p>
          </table:table-cell>
          <table:table-cell table:style-name="ce15" table:formula="of:=([.S86]+[.O86])/1000" office:value-type="float" office:value="10448.421" calcext:value-type="float">
            <text:p>10448</text:p>
          </table:table-cell>
          <table:table-cell table:style-name="ce15" table:formula="of:=([.Q86]+[.R86])/1000" office:value-type="float" office:value="637.375" calcext:value-type="float">
            <text:p>637</text:p>
          </table:table-cell>
          <table:table-cell table:style-name="ce15" table:formula="of:=[.$T$71]/[.$N86]" office:value-type="float" office:value="572.790078571429" calcext:value-type="float">
            <text:p>573</text:p>
          </table:table-cell>
          <table:table-cell table:style-name="ce23" table:formula="of:=[.$T$71]/[.T86]" office:value-type="float" office:value="7.67490236084476" calcext:value-type="float">
            <text:p>7,67</text:p>
          </table:table-cell>
          <table:table-cell table:style-name="ce23" table:formula="of:=[.$T$72]/[.T86]" office:value-type="float" office:value="7.69907376435157" calcext:value-type="float">
            <text:p>7,70</text:p>
          </table:table-cell>
          <table:table-cell table:style-name="ce37" table:formula="of:=[.V86]/[.T86]" office:value-type="float" office:value="0.0548207311488912" calcext:value-type="float">
            <text:p>0,05</text:p>
          </table:table-cell>
        </table:table-row>
        <table:table-row table:style-name="ro1"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8961703" calcext:value-type="float">
            <text:p>8961703</text:p>
          </table:table-cell>
          <table:table-cell table:style-name="ce3" office:value-type="float" office:value="504412" calcext:value-type="float">
            <text:p>504412</text:p>
          </table:table-cell>
          <table:table-cell table:style-name="ce3" office:value-type="float" office:value="196202" calcext:value-type="float">
            <text:p>196202</text:p>
          </table:table-cell>
          <table:table-cell table:style-name="ce3" office:value-type="float" office:value="553340" calcext:value-type="float">
            <text:p>553340</text:p>
          </table:table-cell>
          <table:table-cell table:style-name="ce3" office:value-type="float" office:value="1899409" calcext:value-type="float">
            <text:p>1899409</text:p>
          </table:table-cell>
          <table:table-cell table:style-name="ce15" table:formula="of:=([.F87]+[.B87])/1000" office:value-type="float" office:value="10861.112" calcext:value-type="float">
            <text:p>10861</text:p>
          </table:table-cell>
          <table:table-cell table:style-name="ce15" table:formula="of:=([.D87]+[.E87])/1000" office:value-type="float" office:value="749.542" calcext:value-type="float">
            <text:p>750</text:p>
          </table:table-cell>
          <table:table-cell table:style-name="ce15" table:formula="of:=[.$G$71]/[.$A87]" office:value-type="float" office:value="534.60614" calcext:value-type="float">
            <text:p>535</text:p>
          </table:table-cell>
          <table:table-cell table:style-name="ce23" table:formula="of:=[.$G$71]/[.G87]" office:value-type="float" office:value="7.38330670008743" calcext:value-type="float">
            <text:p>7,38</text:p>
          </table:table-cell>
          <table:table-cell table:style-name="ce23" table:formula="of:=[.$G$72]/[.G87]" office:value-type="float" office:value="7.46294541479731" calcext:value-type="float">
            <text:p>7,46</text:p>
          </table:table-cell>
          <table:table-cell table:style-name="ce37" table:formula="of:=[.I87]/[.G87]" office:value-type="float" office:value="0.0492220446672495" calcext:value-type="float">
            <text:p>0,05</text:p>
          </table:table-cell>
          <table:table-cell table:style-name="ce32"/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8961530" calcext:value-type="float">
            <text:p>8961530</text:p>
          </table:table-cell>
          <table:table-cell table:style-name="ce3" office:value-type="float" office:value="480763" calcext:value-type="float">
            <text:p>480763</text:p>
          </table:table-cell>
          <table:table-cell table:style-name="ce3" office:value-type="float" office:value="63757" calcext:value-type="float">
            <text:p>63757</text:p>
          </table:table-cell>
          <table:table-cell table:style-name="ce3" office:value-type="float" office:value="457331" calcext:value-type="float">
            <text:p>457331</text:p>
          </table:table-cell>
          <table:table-cell table:style-name="ce3" office:value-type="float" office:value="1509149" calcext:value-type="float">
            <text:p>1509149</text:p>
          </table:table-cell>
          <table:table-cell table:style-name="ce15" table:formula="of:=([.S87]+[.O87])/1000" office:value-type="float" office:value="10470.679" calcext:value-type="float">
            <text:p>10471</text:p>
          </table:table-cell>
          <table:table-cell table:style-name="ce15" table:formula="of:=([.Q87]+[.R87])/1000" office:value-type="float" office:value="521.088" calcext:value-type="float">
            <text:p>521</text:p>
          </table:table-cell>
          <table:table-cell table:style-name="ce15" table:formula="of:=[.$T$71]/[.$N87]" office:value-type="float" office:value="534.604073333333" calcext:value-type="float">
            <text:p>535</text:p>
          </table:table-cell>
          <table:table-cell table:style-name="ce23" table:formula="of:=[.$T$71]/[.T87]" office:value-type="float" office:value="7.65858747078389" calcext:value-type="float">
            <text:p>7,66</text:p>
          </table:table-cell>
          <table:table-cell table:style-name="ce23" table:formula="of:=[.$T$72]/[.T87]" office:value-type="float" office:value="7.68270749203562" calcext:value-type="float">
            <text:p>7,68</text:p>
          </table:table-cell>
          <table:table-cell table:style-name="ce37" table:formula="of:=[.V87]/[.T87]" office:value-type="float" office:value="0.051057249805226" calcext:value-type="float">
            <text:p>0,05</text:p>
          </table:table-cell>
        </table:table-row>
        <table:table-row table:style-name="ro1"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8961644" calcext:value-type="float">
            <text:p>8961644</text:p>
          </table:table-cell>
          <table:table-cell table:style-name="ce3" office:value-type="float" office:value="505311" calcext:value-type="float">
            <text:p>505311</text:p>
          </table:table-cell>
          <table:table-cell table:style-name="ce3" office:value-type="float" office:value="210281" calcext:value-type="float">
            <text:p>210281</text:p>
          </table:table-cell>
          <table:table-cell table:style-name="ce3" office:value-type="float" office:value="523066" calcext:value-type="float">
            <text:p>523066</text:p>
          </table:table-cell>
          <table:table-cell table:style-name="ce3" office:value-type="float" office:value="1867377" calcext:value-type="float">
            <text:p>1867377</text:p>
          </table:table-cell>
          <table:table-cell table:style-name="ce15" table:formula="of:=([.F88]+[.B88])/1000" office:value-type="float" office:value="10829.021" calcext:value-type="float">
            <text:p>10829</text:p>
          </table:table-cell>
          <table:table-cell table:style-name="ce15" table:formula="of:=([.D88]+[.E88])/1000" office:value-type="float" office:value="733.347" calcext:value-type="float">
            <text:p>733</text:p>
          </table:table-cell>
          <table:table-cell table:style-name="ce15" table:formula="of:=[.$G$71]/[.$A88]" office:value-type="float" office:value="501.19325625" calcext:value-type="float">
            <text:p>501</text:p>
          </table:table-cell>
          <table:table-cell table:style-name="ce23" table:formula="of:=[.$G$71]/[.G88]" office:value-type="float" office:value="7.40518658150169" calcext:value-type="float">
            <text:p>7,41</text:p>
          </table:table-cell>
          <table:table-cell table:style-name="ce23" table:formula="of:=[.$G$72]/[.G88]" office:value-type="float" office:value="7.48506129963179" calcext:value-type="float">
            <text:p>7,49</text:p>
          </table:table-cell>
          <table:table-cell table:style-name="ce37" table:formula="of:=[.I88]/[.G88]" office:value-type="float" office:value="0.0462824161343856" calcext:value-type="float">
            <text:p>0,05</text:p>
          </table:table-cell>
          <table:table-cell table:style-name="ce32"/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8961709" calcext:value-type="float">
            <text:p>8961709</text:p>
          </table:table-cell>
          <table:table-cell table:style-name="ce3" office:value-type="float" office:value="481943" calcext:value-type="float">
            <text:p>481943</text:p>
          </table:table-cell>
          <table:table-cell table:style-name="ce3" office:value-type="float" office:value="69314" calcext:value-type="float">
            <text:p>69314</text:p>
          </table:table-cell>
          <table:table-cell table:style-name="ce3" office:value-type="float" office:value="406181" calcext:value-type="float">
            <text:p>406181</text:p>
          </table:table-cell>
          <table:table-cell table:style-name="ce3" office:value-type="float" office:value="1429773" calcext:value-type="float">
            <text:p>1429773</text:p>
          </table:table-cell>
          <table:table-cell table:style-name="ce15" table:formula="of:=([.S88]+[.O88])/1000" office:value-type="float" office:value="10391.482" calcext:value-type="float">
            <text:p>10391</text:p>
          </table:table-cell>
          <table:table-cell table:style-name="ce15" table:formula="of:=([.Q88]+[.R88])/1000" office:value-type="float" office:value="475.495" calcext:value-type="float">
            <text:p>475</text:p>
          </table:table-cell>
          <table:table-cell table:style-name="ce15" table:formula="of:=[.$T$71]/[.$N88]" office:value-type="float" office:value="501.19131875" calcext:value-type="float">
            <text:p>501</text:p>
          </table:table-cell>
          <table:table-cell table:style-name="ce23" table:formula="of:=[.$T$71]/[.T88]" office:value-type="float" office:value="7.71695615697549" calcext:value-type="float">
            <text:p>7,72</text:p>
          </table:table-cell>
          <table:table-cell table:style-name="ce23" table:formula="of:=[.$T$72]/[.T88]" office:value-type="float" office:value="7.74126000506954" calcext:value-type="float">
            <text:p>7,74</text:p>
          </table:table-cell>
          <table:table-cell table:style-name="ce37" table:formula="of:=[.V88]/[.T88]" office:value-type="float" office:value="0.0482309759810968" calcext:value-type="float">
            <text:p>0,05</text:p>
          </table:table-cell>
        </table:table-row>
        <table:table-row table:style-name="ro1">
          <table:table-cell table:style-name="ce3" office:value-type="float" office:value="170" calcext:value-type="float">
            <text:p>170</text:p>
          </table:table-cell>
          <table:table-cell table:style-name="ce3" office:value-type="float" office:value="8961785" calcext:value-type="float">
            <text:p>8961785</text:p>
          </table:table-cell>
          <table:table-cell table:style-name="ce3" office:value-type="float" office:value="504937" calcext:value-type="float">
            <text:p>504937</text:p>
          </table:table-cell>
          <table:table-cell table:style-name="ce3" office:value-type="float" office:value="227267" calcext:value-type="float">
            <text:p>227267</text:p>
          </table:table-cell>
          <table:table-cell table:style-name="ce3" office:value-type="float" office:value="615818" calcext:value-type="float">
            <text:p>615818</text:p>
          </table:table-cell>
          <table:table-cell table:style-name="ce3" office:value-type="float" office:value="1955528" calcext:value-type="float">
            <text:p>1955528</text:p>
          </table:table-cell>
          <table:table-cell table:style-name="ce15" table:formula="of:=([.F89]+[.B89])/1000" office:value-type="float" office:value="10917.313" calcext:value-type="float">
            <text:p>10917</text:p>
          </table:table-cell>
          <table:table-cell table:style-name="ce15" table:formula="of:=([.D89]+[.E89])/1000" office:value-type="float" office:value="843.085" calcext:value-type="float">
            <text:p>843</text:p>
          </table:table-cell>
          <table:table-cell table:style-name="ce15" table:formula="of:=[.$G$71]/[.$A89]" office:value-type="float" office:value="471.7113" calcext:value-type="float">
            <text:p>472</text:p>
          </table:table-cell>
          <table:table-cell table:style-name="ce23" table:formula="of:=[.$G$71]/[.G89]" office:value-type="float" office:value="7.34529833485584" calcext:value-type="float">
            <text:p>7,35</text:p>
          </table:table-cell>
          <table:table-cell table:style-name="ce23" table:formula="of:=[.$G$72]/[.G89]" office:value-type="float" office:value="7.42452707914484" calcext:value-type="float">
            <text:p>7,42</text:p>
          </table:table-cell>
          <table:table-cell table:style-name="ce37" table:formula="of:=[.I89]/[.G89]" office:value-type="float" office:value="0.0432076372638579" calcext:value-type="float">
            <text:p>0,04</text:p>
          </table:table-cell>
          <table:table-cell table:style-name="ce32"/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8960779" calcext:value-type="float">
            <text:p>8960779</text:p>
          </table:table-cell>
          <table:table-cell table:style-name="ce4" office:value-type="float" office:value="481868" calcext:value-type="float">
            <text:p>481868</text:p>
          </table:table-cell>
          <table:table-cell table:style-name="ce4" office:value-type="float" office:value="76833" calcext:value-type="float">
            <text:p>76833</text:p>
          </table:table-cell>
          <table:table-cell table:style-name="ce4" office:value-type="float" office:value="465716" calcext:value-type="float">
            <text:p>465716</text:p>
          </table:table-cell>
          <table:table-cell table:style-name="ce4" office:value-type="float" office:value="1404885" calcext:value-type="float">
            <text:p>1404885</text:p>
          </table:table-cell>
          <table:table-cell table:style-name="ce17" table:formula="of:=([.S89]+[.O89])/1000" office:value-type="float" office:value="10365.664" calcext:value-type="float">
            <text:p>10366</text:p>
          </table:table-cell>
          <table:table-cell table:style-name="ce17" table:formula="of:=([.Q89]+[.R89])/1000" office:value-type="float" office:value="542.549" calcext:value-type="float">
            <text:p>543</text:p>
          </table:table-cell>
          <table:table-cell table:style-name="ce17" table:formula="of:=[.$T$71]/[.$N89]" office:value-type="float" office:value="471.709476470588" calcext:value-type="float">
            <text:p>472</text:p>
          </table:table-cell>
          <table:table-cell table:style-name="ce24" table:formula="of:=[.$T$71]/[.T89]" office:value-type="float" office:value="7.73617695885184" calcext:value-type="float">
            <text:p>7,74</text:p>
          </table:table-cell>
          <table:table-cell table:style-name="ce24" table:formula="of:=[.$T$72]/[.T89]" office:value-type="float" office:value="7.76054134110463" calcext:value-type="float">
            <text:p>7,76</text:p>
          </table:table-cell>
          <table:table-cell table:style-name="ce38" table:formula="of:=[.V89]/[.T89]" office:value-type="float" office:value="0.0455069232873638" calcext:value-type="float">
            <text:p>0,05</text:p>
          </table:table-cell>
        </table:table-row>
        <table:table-row table:style-name="ro1"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8961993" calcext:value-type="float">
            <text:p>8961993</text:p>
          </table:table-cell>
          <table:table-cell table:style-name="ce3" office:value-type="float" office:value="534285" calcext:value-type="float">
            <text:p>534285</text:p>
          </table:table-cell>
          <table:table-cell table:style-name="ce3" office:value-type="float" office:value="246204" calcext:value-type="float">
            <text:p>246204</text:p>
          </table:table-cell>
          <table:table-cell table:style-name="ce3" office:value-type="float" office:value="584820" calcext:value-type="float">
            <text:p>584820</text:p>
          </table:table-cell>
          <table:table-cell table:style-name="ce3" office:value-type="float" office:value="2052588" calcext:value-type="float">
            <text:p>2052588</text:p>
          </table:table-cell>
          <table:table-cell table:style-name="ce15" table:formula="of:=([.F90]+[.B90])/1000" office:value-type="float" office:value="11014.581" calcext:value-type="float">
            <text:p>11015</text:p>
          </table:table-cell>
          <table:table-cell table:style-name="ce15" table:formula="of:=([.D90]+[.E90])/1000" office:value-type="float" office:value="831.024" calcext:value-type="float">
            <text:p>831</text:p>
          </table:table-cell>
          <table:table-cell table:style-name="ce15" table:formula="of:=[.$G$71]/[.$A90]" office:value-type="float" office:value="445.505116666667" calcext:value-type="float">
            <text:p>446</text:p>
          </table:table-cell>
          <table:table-cell table:style-name="ce23" table:formula="of:=[.$G$71]/[.G90]" office:value-type="float" office:value="7.28043318216099" calcext:value-type="float">
            <text:p>7,28</text:p>
          </table:table-cell>
          <table:table-cell table:style-name="ce23" table:formula="of:=[.$G$72]/[.G90]" office:value-type="float" office:value="7.3589622701036" calcext:value-type="float">
            <text:p>7,36</text:p>
          </table:table-cell>
          <table:table-cell table:style-name="ce37" table:formula="of:=[.I90]/[.G90]" office:value-type="float" office:value="0.0404468510120055" calcext:value-type="float">
            <text:p>0,04</text:p>
          </table:table-cell>
          <table:table-cell table:style-name="ce32"/>
          <table:table-cell table:style-name="ce3" office:value-type="float" office:value="180" calcext:value-type="float">
            <text:p>180</text:p>
          </table:table-cell>
          <table:table-cell table:style-name="ce3" office:value-type="float" office:value="8961092" calcext:value-type="float">
            <text:p>8961092</text:p>
          </table:table-cell>
          <table:table-cell table:style-name="ce3" office:value-type="float" office:value="487286" calcext:value-type="float">
            <text:p>487286</text:p>
          </table:table-cell>
          <table:table-cell table:style-name="ce3" office:value-type="float" office:value="80932" calcext:value-type="float">
            <text:p>80932</text:p>
          </table:table-cell>
          <table:table-cell table:style-name="ce3" office:value-type="float" office:value="437087" calcext:value-type="float">
            <text:p>437087</text:p>
          </table:table-cell>
          <table:table-cell table:style-name="ce3" office:value-type="float" office:value="1397432" calcext:value-type="float">
            <text:p>1397432</text:p>
          </table:table-cell>
          <table:table-cell table:style-name="ce15" table:formula="of:=([.S90]+[.O90])/1000" office:value-type="float" office:value="10358.524" calcext:value-type="float">
            <text:p>10359</text:p>
          </table:table-cell>
          <table:table-cell table:style-name="ce15" table:formula="of:=([.Q90]+[.R90])/1000" office:value-type="float" office:value="518.019" calcext:value-type="float">
            <text:p>518</text:p>
          </table:table-cell>
          <table:table-cell table:style-name="ce15" table:formula="of:=[.$T$71]/[.$N90]" office:value-type="float" office:value="445.503394444445" calcext:value-type="float">
            <text:p>446</text:p>
          </table:table-cell>
          <table:table-cell table:style-name="ce23" table:formula="of:=[.$T$71]/[.T90]" office:value-type="float" office:value="7.74150940809714" calcext:value-type="float">
            <text:p>7,74</text:p>
          </table:table-cell>
          <table:table-cell table:style-name="ce23" table:formula="of:=[.$T$72]/[.T90]" office:value-type="float" office:value="7.76589058441145" calcext:value-type="float">
            <text:p>7,77</text:p>
          </table:table-cell>
          <table:table-cell table:style-name="ce37" table:formula="of:=[.V90]/[.T90]" office:value-type="float" office:value="0.0430083856005397" calcext:value-type="float">
            <text:p>0,04</text:p>
          </table:table-cell>
        </table:table-row>
        <table:table-row table:style-name="ro1"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961829" calcext:value-type="float">
            <text:p>8961829</text:p>
          </table:table-cell>
          <table:table-cell table:style-name="ce3" office:value-type="float" office:value="534662" calcext:value-type="float">
            <text:p>534662</text:p>
          </table:table-cell>
          <table:table-cell table:style-name="ce3" office:value-type="float" office:value="263016" calcext:value-type="float">
            <text:p>263016</text:p>
          </table:table-cell>
          <table:table-cell table:style-name="ce3" office:value-type="float" office:value="633180" calcext:value-type="float">
            <text:p>633180</text:p>
          </table:table-cell>
          <table:table-cell table:style-name="ce3" office:value-type="float" office:value="2143244" calcext:value-type="float">
            <text:p>2143244</text:p>
          </table:table-cell>
          <table:table-cell table:style-name="ce15" table:formula="of:=([.F91]+[.B91])/1000" office:value-type="float" office:value="11105.073" calcext:value-type="float">
            <text:p>11105</text:p>
          </table:table-cell>
          <table:table-cell table:style-name="ce15" table:formula="of:=([.D91]+[.E91])/1000" office:value-type="float" office:value="896.196" calcext:value-type="float">
            <text:p>896</text:p>
          </table:table-cell>
          <table:table-cell table:style-name="ce15" table:formula="of:=[.$G$71]/[.$A91]" office:value-type="float" office:value="422.057478947369" calcext:value-type="float">
            <text:p>422</text:p>
          </table:table-cell>
          <table:table-cell table:style-name="ce23" table:formula="of:=[.$G$71]/[.G91]" office:value-type="float" office:value="7.22110705620756" calcext:value-type="float">
            <text:p>7,22</text:p>
          </table:table-cell>
          <table:table-cell table:style-name="ce23" table:formula="of:=[.$G$72]/[.G91]" office:value-type="float" office:value="7.29899623352318" calcext:value-type="float">
            <text:p>7,30</text:p>
          </table:table-cell>
          <table:table-cell table:style-name="ce37" table:formula="of:=[.I91]/[.G91]" office:value-type="float" office:value="0.0380058266116187" calcext:value-type="float">
            <text:p>0,04</text:p>
          </table:table-cell>
          <table:table-cell table:style-name="ce32"/>
          <table:table-cell table:style-name="ce3" office:value-type="float" office:value="190" calcext:value-type="float">
            <text:p>190</text:p>
          </table:table-cell>
          <table:table-cell table:style-name="ce3" office:value-type="float" office:value="8961391" calcext:value-type="float">
            <text:p>8961391</text:p>
          </table:table-cell>
          <table:table-cell table:style-name="ce3" office:value-type="float" office:value="491712" calcext:value-type="float">
            <text:p>491712</text:p>
          </table:table-cell>
          <table:table-cell table:style-name="ce3" office:value-type="float" office:value="90634" calcext:value-type="float">
            <text:p>90634</text:p>
          </table:table-cell>
          <table:table-cell table:style-name="ce3" office:value-type="float" office:value="498600" calcext:value-type="float">
            <text:p>498600</text:p>
          </table:table-cell>
          <table:table-cell table:style-name="ce3" office:value-type="float" office:value="1492703" calcext:value-type="float">
            <text:p>1492703</text:p>
          </table:table-cell>
          <table:table-cell table:style-name="ce15" table:formula="of:=([.S91]+[.O91])/1000" office:value-type="float" office:value="10454.094" calcext:value-type="float">
            <text:p>10454</text:p>
          </table:table-cell>
          <table:table-cell table:style-name="ce15" table:formula="of:=([.Q91]+[.R91])/1000" office:value-type="float" office:value="589.234" calcext:value-type="float">
            <text:p>589</text:p>
          </table:table-cell>
          <table:table-cell table:style-name="ce15" table:formula="of:=[.$T$71]/[.$N91]" office:value-type="float" office:value="422.055847368421" calcext:value-type="float">
            <text:p>422</text:p>
          </table:table-cell>
          <table:table-cell table:style-name="ce23" table:formula="of:=[.$T$71]/[.T91]" office:value-type="float" office:value="7.67073751202161" calcext:value-type="float">
            <text:p>7,67</text:p>
          </table:table-cell>
          <table:table-cell table:style-name="ce23" table:formula="of:=[.$T$72]/[.T91]" office:value-type="float" office:value="7.69489579871771" calcext:value-type="float">
            <text:p>7,69</text:p>
          </table:table-cell>
          <table:table-cell table:style-name="ce37" table:formula="of:=[.V91]/[.T91]" office:value-type="float" office:value="0.0403723026948506" calcext:value-type="float">
            <text:p>0,04</text:p>
          </table:table-cell>
        </table:table-row>
        <table:table-row table:style-name="ro1"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963080" calcext:value-type="float">
            <text:p>8963080</text:p>
          </table:table-cell>
          <table:table-cell table:style-name="ce3" office:value-type="float" office:value="539381" calcext:value-type="float">
            <text:p>539381</text:p>
          </table:table-cell>
          <table:table-cell table:style-name="ce3" office:value-type="float" office:value="283075" calcext:value-type="float">
            <text:p>283075</text:p>
          </table:table-cell>
          <table:table-cell table:style-name="ce3" office:value-type="float" office:value="606372" calcext:value-type="float">
            <text:p>606372</text:p>
          </table:table-cell>
          <table:table-cell table:style-name="ce3" office:value-type="float" office:value="2115839" calcext:value-type="float">
            <text:p>2115839</text:p>
          </table:table-cell>
          <table:table-cell table:style-name="ce15" table:formula="of:=([.F92]+[.B92])/1000" office:value-type="float" office:value="11078.919" calcext:value-type="float">
            <text:p>11079</text:p>
          </table:table-cell>
          <table:table-cell table:style-name="ce15" table:formula="of:=([.D92]+[.E92])/1000" office:value-type="float" office:value="889.447" calcext:value-type="float">
            <text:p>889</text:p>
          </table:table-cell>
          <table:table-cell table:style-name="ce15" table:formula="of:=[.$G$71]/[.$A92]" office:value-type="float" office:value="400.954605" calcext:value-type="float">
            <text:p>401</text:p>
          </table:table-cell>
          <table:table-cell table:style-name="ce23" table:formula="of:=[.$G$71]/[.G92]" office:value-type="float" office:value="7.2381539209737" calcext:value-type="float">
            <text:p>7,24</text:p>
          </table:table-cell>
          <table:table-cell table:style-name="ce23" table:formula="of:=[.$G$72]/[.G92]" office:value-type="float" office:value="7.31622697124151" calcext:value-type="float">
            <text:p>7,32</text:p>
          </table:table-cell>
          <table:table-cell table:style-name="ce37" table:formula="of:=[.I92]/[.G92]" office:value-type="float" office:value="0.0361907696048685" calcext:value-type="float">
            <text:p>0,04</text:p>
          </table:table-cell>
          <table:table-cell table:style-name="ce32"/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8960744" calcext:value-type="float">
            <text:p>8960744</text:p>
          </table:table-cell>
          <table:table-cell table:style-name="ce3" office:value-type="float" office:value="503207" calcext:value-type="float">
            <text:p>503207</text:p>
          </table:table-cell>
          <table:table-cell table:style-name="ce3" office:value-type="float" office:value="97503" calcext:value-type="float">
            <text:p>97503</text:p>
          </table:table-cell>
          <table:table-cell table:style-name="ce3" office:value-type="float" office:value="482757" calcext:value-type="float">
            <text:p>482757</text:p>
          </table:table-cell>
          <table:table-cell table:style-name="ce3" office:value-type="float" office:value="1478309" calcext:value-type="float">
            <text:p>1478309</text:p>
          </table:table-cell>
          <table:table-cell table:style-name="ce15" table:formula="of:=([.S92]+[.O92])/1000" office:value-type="float" office:value="10439.053" calcext:value-type="float">
            <text:p>10439</text:p>
          </table:table-cell>
          <table:table-cell table:style-name="ce15" table:formula="of:=([.Q92]+[.R92])/1000" office:value-type="float" office:value="580.26" calcext:value-type="float">
            <text:p>580</text:p>
          </table:table-cell>
          <table:table-cell table:style-name="ce15" table:formula="of:=[.$T$71]/[.$N92]" office:value-type="float" office:value="400.953055" calcext:value-type="float">
            <text:p>401</text:p>
          </table:table-cell>
          <table:table-cell table:style-name="ce23" table:formula="of:=[.$T$71]/[.T92]" office:value-type="float" office:value="7.68178981369287" calcext:value-type="float">
            <text:p>7,68</text:p>
          </table:table-cell>
          <table:table-cell table:style-name="ce23" table:formula="of:=[.$T$72]/[.T92]" office:value-type="float" office:value="7.70598290860292" calcext:value-type="float">
            <text:p>7,71</text:p>
          </table:table-cell>
          <table:table-cell table:style-name="ce37" table:formula="of:=[.V92]/[.T92]" office:value-type="float" office:value="0.0384089490684643" calcext:value-type="float">
            <text:p>0,04</text:p>
          </table:table-cell>
        </table:table-row>
        <table:table-row table:style-name="ro1"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961685" calcext:value-type="float">
            <text:p>8961685</text:p>
          </table:table-cell>
          <table:table-cell table:style-name="ce3" office:value-type="float" office:value="537521" calcext:value-type="float">
            <text:p>537521</text:p>
          </table:table-cell>
          <table:table-cell table:style-name="ce3" office:value-type="float" office:value="303356" calcext:value-type="float">
            <text:p>303356</text:p>
          </table:table-cell>
          <table:table-cell table:style-name="ce3" office:value-type="float" office:value="579789" calcext:value-type="float">
            <text:p>579789</text:p>
          </table:table-cell>
          <table:table-cell table:style-name="ce3" office:value-type="float" office:value="2086264" calcext:value-type="float">
            <text:p>2086264</text:p>
          </table:table-cell>
          <table:table-cell table:style-name="ce15" table:formula="of:=([.F93]+[.B93])/1000" office:value-type="float" office:value="11047.949" calcext:value-type="float">
            <text:p>11048</text:p>
          </table:table-cell>
          <table:table-cell table:style-name="ce15" table:formula="of:=([.D93]+[.E93])/1000" office:value-type="float" office:value="883.145" calcext:value-type="float">
            <text:p>883</text:p>
          </table:table-cell>
          <table:table-cell table:style-name="ce15" table:formula="of:=[.$G$71]/[.$A93]" office:value-type="float" office:value="381.861528571429" calcext:value-type="float">
            <text:p>382</text:p>
          </table:table-cell>
          <table:table-cell table:style-name="ce23" table:formula="of:=[.$G$71]/[.G93]" office:value-type="float" office:value="7.25844416913945" calcext:value-type="float">
            <text:p>7,26</text:p>
          </table:table-cell>
          <table:table-cell table:style-name="ce23" table:formula="of:=[.$G$72]/[.G93]" office:value-type="float" office:value="7.3367360765333" calcext:value-type="float">
            <text:p>7,34</text:p>
          </table:table-cell>
          <table:table-cell table:style-name="ce37" table:formula="of:=[.I93]/[.G93]" office:value-type="float" office:value="0.034564019853045" calcext:value-type="float">
            <text:p>0,03</text:p>
          </table:table-cell>
          <table:table-cell table:style-name="ce32"/>
          <table:table-cell table:style-name="ce3" office:value-type="float" office:value="210" calcext:value-type="float">
            <text:p>210</text:p>
          </table:table-cell>
          <table:table-cell table:style-name="ce3" office:value-type="float" office:value="8960195" calcext:value-type="float">
            <text:p>8960195</text:p>
          </table:table-cell>
          <table:table-cell table:style-name="ce3" office:value-type="float" office:value="507068" calcext:value-type="float">
            <text:p>507068</text:p>
          </table:table-cell>
          <table:table-cell table:style-name="ce3" office:value-type="float" office:value="102697" calcext:value-type="float">
            <text:p>102697</text:p>
          </table:table-cell>
          <table:table-cell table:style-name="ce3" office:value-type="float" office:value="498798" calcext:value-type="float">
            <text:p>498798</text:p>
          </table:table-cell>
          <table:table-cell table:style-name="ce3" office:value-type="float" office:value="1484354" calcext:value-type="float">
            <text:p>1484354</text:p>
          </table:table-cell>
          <table:table-cell table:style-name="ce15" table:formula="of:=([.S93]+[.O93])/1000" office:value-type="float" office:value="10444.549" calcext:value-type="float">
            <text:p>10445</text:p>
          </table:table-cell>
          <table:table-cell table:style-name="ce15" table:formula="of:=([.Q93]+[.R93])/1000" office:value-type="float" office:value="601.495" calcext:value-type="float">
            <text:p>601</text:p>
          </table:table-cell>
          <table:table-cell table:style-name="ce15" table:formula="of:=[.$T$71]/[.$N93]" office:value-type="float" office:value="381.860052380952" calcext:value-type="float">
            <text:p>382</text:p>
          </table:table-cell>
          <table:table-cell table:style-name="ce23" table:formula="of:=[.$T$71]/[.T93]" office:value-type="float" office:value="7.67774759829266" calcext:value-type="float">
            <text:p>7,68</text:p>
          </table:table-cell>
          <table:table-cell table:style-name="ce23" table:formula="of:=[.$T$72]/[.T93]" office:value-type="float" office:value="7.70192796261476" calcext:value-type="float">
            <text:p>7,70</text:p>
          </table:table-cell>
          <table:table-cell table:style-name="ce37" table:formula="of:=[.V93]/[.T93]" office:value-type="float" office:value="0.0365607028490127" calcext:value-type="float">
            <text:p>0,04</text:p>
          </table:table-cell>
        </table:table-row>
        <table:table-row table:style-name="ro1"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961786" calcext:value-type="float">
            <text:p>8961786</text:p>
          </table:table-cell>
          <table:table-cell table:style-name="ce3" office:value-type="float" office:value="539301" calcext:value-type="float">
            <text:p>539301</text:p>
          </table:table-cell>
          <table:table-cell table:style-name="ce3" office:value-type="float" office:value="325194" calcext:value-type="float">
            <text:p>325194</text:p>
          </table:table-cell>
          <table:table-cell table:style-name="ce3" office:value-type="float" office:value="574618" calcext:value-type="float">
            <text:p>574618</text:p>
          </table:table-cell>
          <table:table-cell table:style-name="ce3" office:value-type="float" office:value="2091902" calcext:value-type="float">
            <text:p>2091902</text:p>
          </table:table-cell>
          <table:table-cell table:style-name="ce15" table:formula="of:=([.F94]+[.B94])/1000" office:value-type="float" office:value="11053.688" calcext:value-type="float">
            <text:p>11054</text:p>
          </table:table-cell>
          <table:table-cell table:style-name="ce15" table:formula="of:=([.D94]+[.E94])/1000" office:value-type="float" office:value="899.812" calcext:value-type="float">
            <text:p>900</text:p>
          </table:table-cell>
          <table:table-cell table:style-name="ce15" table:formula="of:=[.$G$71]/[.$A94]" office:value-type="float" office:value="364.504186363636" calcext:value-type="float">
            <text:p>365</text:p>
          </table:table-cell>
          <table:table-cell table:style-name="ce23" table:formula="of:=[.$G$71]/[.G94]" office:value-type="float" office:value="7.25467563405083" calcext:value-type="float">
            <text:p>7,25</text:p>
          </table:table-cell>
          <table:table-cell table:style-name="ce23" table:formula="of:=[.$G$72]/[.G94]" office:value-type="float" office:value="7.33292689281623" calcext:value-type="float">
            <text:p>7,33</text:p>
          </table:table-cell>
          <table:table-cell table:style-name="ce37" table:formula="of:=[.I94]/[.G94]" office:value-type="float" office:value="0.0329757983365947" calcext:value-type="float">
            <text:p>0,03</text:p>
          </table:table-cell>
          <table:table-cell table:style-name="ce32"/>
          <table:table-cell table:style-name="ce3" office:value-type="float" office:value="220" calcext:value-type="float">
            <text:p>220</text:p>
          </table:table-cell>
          <table:table-cell table:style-name="ce3" office:value-type="float" office:value="8960227" calcext:value-type="float">
            <text:p>8960227</text:p>
          </table:table-cell>
          <table:table-cell table:style-name="ce3" office:value-type="float" office:value="514071" calcext:value-type="float">
            <text:p>514071</text:p>
          </table:table-cell>
          <table:table-cell table:style-name="ce3" office:value-type="float" office:value="109737" calcext:value-type="float">
            <text:p>109737</text:p>
          </table:table-cell>
          <table:table-cell table:style-name="ce3" office:value-type="float" office:value="494121" calcext:value-type="float">
            <text:p>494121</text:p>
          </table:table-cell>
          <table:table-cell table:style-name="ce3" office:value-type="float" office:value="1634720" calcext:value-type="float">
            <text:p>1634720</text:p>
          </table:table-cell>
          <table:table-cell table:style-name="ce15" table:formula="of:=([.S94]+[.O94])/1000" office:value-type="float" office:value="10594.947" calcext:value-type="float">
            <text:p>10595</text:p>
          </table:table-cell>
          <table:table-cell table:style-name="ce15" table:formula="of:=([.Q94]+[.R94])/1000" office:value-type="float" office:value="603.858" calcext:value-type="float">
            <text:p>604</text:p>
          </table:table-cell>
          <table:table-cell table:style-name="ce15" table:formula="of:=[.$T$71]/[.$N94]" office:value-type="float" office:value="364.502777272727" calcext:value-type="float">
            <text:p>365</text:p>
          </table:table-cell>
          <table:table-cell table:style-name="ce23" table:formula="of:=[.$T$71]/[.T94]" office:value-type="float" office:value="7.56875999474089" calcext:value-type="float">
            <text:p>7,57</text:p>
          </table:table-cell>
          <table:table-cell table:style-name="ce23" table:formula="of:=[.$T$72]/[.T94]" office:value-type="float" office:value="7.59259711256696" calcext:value-type="float">
            <text:p>7,59</text:p>
          </table:table-cell>
          <table:table-cell table:style-name="ce37" table:formula="of:=[.V94]/[.T94]" office:value-type="float" office:value="0.0344034545215495" calcext:value-type="float">
            <text:p>0,03</text:p>
          </table:table-cell>
        </table:table-row>
        <table:table-row table:style-name="ro1"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962514" calcext:value-type="float">
            <text:p>8962514</text:p>
          </table:table-cell>
          <table:table-cell table:style-name="ce3" office:value-type="float" office:value="540272" calcext:value-type="float">
            <text:p>540272</text:p>
          </table:table-cell>
          <table:table-cell table:style-name="ce3" office:value-type="float" office:value="347157" calcext:value-type="float">
            <text:p>347157</text:p>
          </table:table-cell>
          <table:table-cell table:style-name="ce3" office:value-type="float" office:value="560484" calcext:value-type="float">
            <text:p>560484</text:p>
          </table:table-cell>
          <table:table-cell table:style-name="ce3" office:value-type="float" office:value="2086143" calcext:value-type="float">
            <text:p>2086143</text:p>
          </table:table-cell>
          <table:table-cell table:style-name="ce15" table:formula="of:=([.F95]+[.B95])/1000" office:value-type="float" office:value="11048.657" calcext:value-type="float">
            <text:p>11049</text:p>
          </table:table-cell>
          <table:table-cell table:style-name="ce15" table:formula="of:=([.D95]+[.E95])/1000" office:value-type="float" office:value="907.641" calcext:value-type="float">
            <text:p>908</text:p>
          </table:table-cell>
          <table:table-cell table:style-name="ce15" table:formula="of:=[.$G$71]/[.$A95]" office:value-type="float" office:value="348.65617826087" calcext:value-type="float">
            <text:p>349</text:p>
          </table:table-cell>
          <table:table-cell table:style-name="ce23" table:formula="of:=[.$G$71]/[.G95]" office:value-type="float" office:value="7.25797904668414" calcext:value-type="float">
            <text:p>7,26</text:p>
          </table:table-cell>
          <table:table-cell table:style-name="ce23" table:formula="of:=[.$G$72]/[.G95]" office:value-type="float" office:value="7.33626593711797" calcext:value-type="float">
            <text:p>7,34</text:p>
          </table:table-cell>
          <table:table-cell table:style-name="ce37" table:formula="of:=[.I95]/[.G95]" office:value-type="float" office:value="0.0315564306377571" calcext:value-type="float">
            <text:p>0,03</text:p>
          </table:table-cell>
          <table:table-cell table:style-name="ce32"/>
          <table:table-cell table:style-name="ce3" office:value-type="float" office:value="230" calcext:value-type="float">
            <text:p>230</text:p>
          </table:table-cell>
          <table:table-cell table:style-name="ce3" office:value-type="float" office:value="8960862" calcext:value-type="float">
            <text:p>8960862</text:p>
          </table:table-cell>
          <table:table-cell table:style-name="ce3" office:value-type="float" office:value="512640" calcext:value-type="float">
            <text:p>512640</text:p>
          </table:table-cell>
          <table:table-cell table:style-name="ce3" office:value-type="float" office:value="121563" calcext:value-type="float">
            <text:p>121563</text:p>
          </table:table-cell>
          <table:table-cell table:style-name="ce3" office:value-type="float" office:value="781957" calcext:value-type="float">
            <text:p>781957</text:p>
          </table:table-cell>
          <table:table-cell table:style-name="ce3" office:value-type="float" office:value="2076750" calcext:value-type="float">
            <text:p>2076750</text:p>
          </table:table-cell>
          <table:table-cell table:style-name="ce15" table:formula="of:=([.S95]+[.O95])/1000" office:value-type="float" office:value="11037.612" calcext:value-type="float">
            <text:p>11038</text:p>
          </table:table-cell>
          <table:table-cell table:style-name="ce15" table:formula="of:=([.Q95]+[.R95])/1000" office:value-type="float" office:value="903.52" calcext:value-type="float">
            <text:p>904</text:p>
          </table:table-cell>
          <table:table-cell table:style-name="ce15" table:formula="of:=[.$T$71]/[.$N95]" office:value-type="float" office:value="348.654830434783" calcext:value-type="float">
            <text:p>349</text:p>
          </table:table-cell>
          <table:table-cell table:style-name="ce23" table:formula="of:=[.$T$71]/[.T95]" office:value-type="float" office:value="7.26521379805704" calcext:value-type="float">
            <text:p>7,27</text:p>
          </table:table-cell>
          <table:table-cell table:style-name="ce23" table:formula="of:=[.$T$72]/[.T95]" office:value-type="float" office:value="7.28809492488049" calcext:value-type="float">
            <text:p>7,29</text:p>
          </table:table-cell>
          <table:table-cell table:style-name="ce37" table:formula="of:=[.V95]/[.T95]" office:value-type="float" office:value="0.0315878860785089" calcext:value-type="float">
            <text:p>0,03</text:p>
          </table:table-cell>
        </table:table-row>
        <table:table-row table:style-name="ro1"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961229" calcext:value-type="float">
            <text:p>8961229</text:p>
          </table:table-cell>
          <table:table-cell table:style-name="ce3" office:value-type="float" office:value="547608" calcext:value-type="float">
            <text:p>547608</text:p>
          </table:table-cell>
          <table:table-cell table:style-name="ce3" office:value-type="float" office:value="365455" calcext:value-type="float">
            <text:p>365455</text:p>
          </table:table-cell>
          <table:table-cell table:style-name="ce3" office:value-type="float" office:value="2173052" calcext:value-type="float">
            <text:p>2173052</text:p>
          </table:table-cell>
          <table:table-cell table:style-name="ce3" office:value-type="float" office:value="4006330" calcext:value-type="float">
            <text:p>4006330</text:p>
          </table:table-cell>
          <table:table-cell table:style-name="ce15" table:formula="of:=([.F96]+[.B96])/1000" office:value-type="float" office:value="12967.559" calcext:value-type="float">
            <text:p>12968</text:p>
          </table:table-cell>
          <table:table-cell table:style-name="ce15" table:formula="of:=([.D96]+[.E96])/1000" office:value-type="float" office:value="2538.507" calcext:value-type="float">
            <text:p>2539</text:p>
          </table:table-cell>
          <table:table-cell table:style-name="ce15" table:formula="of:=[.$G$71]/[.$A96]" office:value-type="float" office:value="334.1288375" calcext:value-type="float">
            <text:p>334</text:p>
          </table:table-cell>
          <table:table-cell table:style-name="ce23" table:formula="of:=[.$G$71]/[.G96]" office:value-type="float" office:value="6.18396422950534" calcext:value-type="float">
            <text:p>6,18</text:p>
          </table:table-cell>
          <table:table-cell table:style-name="ce23" table:formula="of:=[.$G$72]/[.G96]" office:value-type="float" office:value="6.25066645156579" calcext:value-type="float">
            <text:p>6,25</text:p>
          </table:table-cell>
          <table:table-cell table:style-name="ce37" table:formula="of:=[.I96]/[.G96]" office:value-type="float" office:value="0.0257665176229389" calcext:value-type="float">
            <text:p>0,03</text:p>
          </table:table-cell>
          <table:table-cell table:style-name="ce32"/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962199" calcext:value-type="float">
            <text:p>8962199</text:p>
          </table:table-cell>
          <table:table-cell table:style-name="ce3" office:value-type="float" office:value="533053" calcext:value-type="float">
            <text:p>533053</text:p>
          </table:table-cell>
          <table:table-cell table:style-name="ce3" office:value-type="float" office:value="125918" calcext:value-type="float">
            <text:p>125918</text:p>
          </table:table-cell>
          <table:table-cell table:style-name="ce3" office:value-type="float" office:value="860548" calcext:value-type="float">
            <text:p>860548</text:p>
          </table:table-cell>
          <table:table-cell table:style-name="ce3" office:value-type="float" office:value="2236938" calcext:value-type="float">
            <text:p>2236938</text:p>
          </table:table-cell>
          <table:table-cell table:style-name="ce15" table:formula="of:=([.S96]+[.O96])/1000" office:value-type="float" office:value="11199.137" calcext:value-type="float">
            <text:p>11199</text:p>
          </table:table-cell>
          <table:table-cell table:style-name="ce15" table:formula="of:=([.Q96]+[.R96])/1000" office:value-type="float" office:value="986.466" calcext:value-type="float">
            <text:p>986</text:p>
          </table:table-cell>
          <table:table-cell table:style-name="ce15" table:formula="of:=[.$T$71]/[.$N96]" office:value-type="float" office:value="334.127545833333" calcext:value-type="float">
            <text:p>334</text:p>
          </table:table-cell>
          <table:table-cell table:style-name="ce23" table:formula="of:=[.$T$71]/[.T96]" office:value-type="float" office:value="7.16042771867154" calcext:value-type="float">
            <text:p>7,16</text:p>
          </table:table-cell>
          <table:table-cell table:style-name="ce23" table:formula="of:=[.$T$72]/[.T96]" office:value-type="float" office:value="7.18297883131531" calcext:value-type="float">
            <text:p>7,18</text:p>
          </table:table-cell>
          <table:table-cell table:style-name="ce37" table:formula="of:=[.V96]/[.T96]" office:value-type="float" office:value="0.0298351154944647" calcext:value-type="float">
            <text:p>0,03</text:p>
          </table:table-cell>
        </table:table-row>
        <table:table-row table:style-name="ro1" table:number-rows-repeated="99">
          <table:table-cell table:style-name="ce7" table:number-columns-repeated="9"/>
          <table:table-cell table:style-name="ce27" table:number-columns-repeated="2"/>
          <table:table-cell table:style-name="ce32" table:number-columns-repeated="4"/>
          <table:table-cell table:style-name="ce41"/>
          <table:table-cell table:style-name="ce32"/>
          <table:table-cell table:style-name="ce41"/>
          <table:table-cell table:style-name="ce8"/>
          <table:table-cell table:number-columns-repeated="6"/>
        </table:table-row>
        <table:table-row table:style-name="ro1" table:number-rows-repeated="49">
          <table:table-cell table:style-name="ce8" table:number-columns-repeated="9"/>
          <table:table-cell table:style-name="ce28" table:number-columns-repeated="2"/>
          <table:table-cell table:style-name="ce39" table:number-columns-repeated="7"/>
          <table:table-cell table:style-name="ce8"/>
          <table:table-cell table:number-columns-repeated="6"/>
        </table:table-row>
        <table:table-row table:style-name="ro1" table:number-rows-repeated="1048331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graphs" table:style-name="ta1">
        <table:shapes>
          <draw:frame draw:z-index="0" draw:style-name="gr1" draw:text-style-name="P1" svg:width="130mm" svg:height="100mm" svg:x="4.78mm" svg:y="0mm">
            <loext:p draw:notify-on-update-of-ranges="data.A5:data.A20 data.G5:data.G20 data.G53:data.G68 data.T5:data.T20 data.T53:data.T68 data.I5:data.I20 data.I53:data.I68 data.V5:data.V20 data.V53:data.V68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130mm" svg:height="100mm" svg:x="4.42mm" svg:y="100.69mm">
            <loext:p draw:notify-on-update-of-ranges="data.A24:data.A48 data.G24:data.G48 data.G72:data.G96 data.T24:data.T48 data.T72:data.T96 data.I24:data.I48 data.I72:data.I96 data.V24:data.V48 data.V72:data.V96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2" draw:style-name="gr1" draw:text-style-name="P1" svg:width="130mm" svg:height="100mm" svg:x="136.84mm" svg:y="2.66mm">
            <loext:p draw:notify-on-update-of-ranges="data.A5:data.A20 data.H5:data.H20 data.H53:data.H68 data.U5:data.U20 data.U53:data.U68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30mm" svg:height="100mm" svg:x="138.49mm" svg:y="102.79mm">
            <loext:p draw:notify-on-update-of-ranges="data.A24:data.A48 data.H24:data.H48 data.H72:data.H96 data.U24:data.U48 data.U72:data.U96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draw:text-style-name="P1" svg:width="130mm" svg:height="100mm" svg:x="269.56mm" svg:y="3.19mm">
            <loext:p draw:notify-on-update-of-ranges="data.A5:data.A20 data.J5:data.J20 data.J53:data.J68 data.W5:data.W20 data.W53:data.W68 data.A5:data.A20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5" draw:style-name="gr1" draw:text-style-name="P1" svg:width="130mm" svg:height="100mm" svg:x="270.66mm" svg:y="103.05mm">
            <loext:p draw:notify-on-update-of-ranges="data.A24:data.A48 data.J24:data.J48 data.J72:data.J96 data.W24:data.W48 data.W72:data.W96 data.A24:data.A48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6" draw:style-name="gr1" draw:text-style-name="P1" svg:width="130mm" svg:height="100mm" svg:x="403.65mm" svg:y="2.92mm">
            <loext:p draw:notify-on-update-of-ranges="data.A5:data.A20 data.K5:data.K20 data.K53:data.K68 data.X5:data.X20 data.X53:data.X68 data.A5:data.A2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7" draw:style-name="gr1" draw:text-style-name="P1" svg:width="130mm" svg:height="100mm" svg:x="536.36mm" svg:y="5.05mm">
            <loext:p draw:notify-on-update-of-ranges="data.A5:data.A20 data.L5:data.L20 data.L53:data.L68 data.Y5:data.Y20 data.Y53:data.Y68 data.M1:data.M1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30mm" svg:height="100mm" svg:x="402.81mm" svg:y="104.39mm">
            <loext:p draw:notify-on-update-of-ranges="data.A24:data.A48 data.K24:data.K48 data.K72:data.K96 data.X24:data.X48 data.X72:data.X96 data.A24:data.A48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draw:text-style-name="P1" svg:width="130mm" svg:height="100mm" svg:x="538.28mm" svg:y="107.58mm">
            <loext:p draw:notify-on-update-of-ranges="data.A24:data.A48 data.L24:data.L48 data.L72:data.L96 data.Y24:data.Y48 data.Y72:data.Y96 data.M1:data.M1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22">00/00/0000</text:date>, <text:time style:data-style-name="N2" text:time-value="00:13:46.062090311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2-22T00:30:15.341827138</dc:date>
    <meta:editing-duration>P1DT9H31M47S</meta:editing-duration>
    <meta:editing-cycles>74</meta:editing-cycles>
    <meta:generator>LibreOffice/5.0.5.2$Linux_X86_64 LibreOffice_project/00m0$Build-2</meta:generator>
    <meta:document-statistic meta:table-count="2" meta:cell-count="2140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12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3cm" svg:y="8.311cm" chart:style-name="ch2">
          <text:p>d) Scalability</text:p>
        </chart:title>
        <chart:subtitle svg:x="10.355cm" svg:y="9.297cm" chart:style-name="ch3">
          <text:p>Xeon Host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5:data.A20 data.K5:data.K20 data.K53:data.K68 data.X5:data.X20 data.X53:data.X68" chart:data-source-has-labels="both" svg:x="0.026cm" svg:y="0.152cm" svg:width="13.134cm" svg:height="8.225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9cm" svg:y="7.002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63cm" svg:y="0.534cm" chart:style-name="ch9">
              <text:p>Scalability</text:p>
            </chart:title>
            <chart:grid chart:style-name="ch10" chart:class="major"/>
          </chart:axis>
          <chart:series chart:style-name="ch11" chart:values-cell-range-address="data.K5:data.K20" loext:label-string="thread" chart:class="chart:line">
            <chart:data-point chart:repeated="16"/>
          </chart:series>
          <chart:series chart:style-name="ch12" chart:values-cell-range-address="data.K53:data.K68" loext:label-string="vect_thread" chart:class="chart:line">
            <chart:data-point chart:repeated="16"/>
          </chart:series>
          <chart:series chart:style-name="ch13" chart:values-cell-range-address="data.X5:data.X20" loext:label-string="ff" chart:class="chart:line">
            <chart:data-point chart:repeated="16"/>
          </chart:series>
          <chart:series chart:style-name="ch14" chart:values-cell-range-address="data.X53:data.X68" loext:label-string="vect_ff" chart:class="chart:line">
            <chart:data-point chart:repeated="16"/>
          </chart:series>
          <chart:series chart:style-name="ch15" chart:values-cell-range-address="data.A5:data.A20" loext:label-string="ideal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1">
                <text:p>1</text:p>
                <draw:g>
                  <svg:desc>data.K5:data.K20</svg:desc>
                </draw:g>
              </table:table-cell>
              <table:table-cell office:value-type="float" office:value="1">
                <text:p>1</text:p>
                <draw:g>
                  <svg:desc>data.K53:data.K68</svg:desc>
                </draw:g>
              </table:table-cell>
              <table:table-cell office:value-type="float" office:value="1">
                <text:p>1</text:p>
                <draw:g>
                  <svg:desc>data.X5:data.X20</svg:desc>
                </draw:g>
              </table:table-cell>
              <table:table-cell office:value-type="float" office:value="1">
                <text:p>1</text:p>
                <draw:g>
                  <svg:desc>data.X53:data.X68</svg:desc>
                </draw:g>
              </table:table-cell>
              <table:table-cell office:value-type="float" office:value="1">
                <text:p>1</text:p>
                <draw:g>
                  <svg:desc>data.A5:data.A2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3743420830143">
                <text:p>1.53743420830143</text:p>
              </table:table-cell>
              <table:table-cell office:value-type="float" office:value="1.82537467277513">
                <text:p>1.82537467277513</text:p>
              </table:table-cell>
              <table:table-cell office:value-type="float" office:value="2.05324737691272">
                <text:p>2.05324737691272</text:p>
              </table:table-cell>
              <table:table-cell office:value-type="float" office:value="1.04659976454625">
                <text:p>1.046599764546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9877979798292">
                <text:p>1.69877979798292</text:p>
              </table:table-cell>
              <table:table-cell office:value-type="float" office:value="2.56800498952227">
                <text:p>2.56800498952227</text:p>
              </table:table-cell>
              <table:table-cell office:value-type="float" office:value="2.34181747973962">
                <text:p>2.34181747973962</text:p>
              </table:table-cell>
              <table:table-cell office:value-type="float" office:value="1.67699363611499">
                <text:p>1.676993636114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9881969783909">
                <text:p>1.79881969783909</text:p>
              </table:table-cell>
              <table:table-cell office:value-type="float" office:value="3.10462766894697">
                <text:p>3.10462766894697</text:p>
              </table:table-cell>
              <table:table-cell office:value-type="float" office:value="2.83363893151019">
                <text:p>2.83363893151019</text:p>
              </table:table-cell>
              <table:table-cell office:value-type="float" office:value="1.90735402990058">
                <text:p>1.907354029900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97639939868832">
                <text:p>3.97639939868832</text:p>
              </table:table-cell>
              <table:table-cell office:value-type="float" office:value="3.56840137350973">
                <text:p>3.56840137350973</text:p>
              </table:table-cell>
              <table:table-cell office:value-type="float" office:value="3.58277546376919">
                <text:p>3.58277546376919</text:p>
              </table:table-cell>
              <table:table-cell office:value-type="float" office:value="2.37068176217081">
                <text:p>2.3706817621708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17693327300779">
                <text:p>4.17693327300779</text:p>
              </table:table-cell>
              <table:table-cell office:value-type="float" office:value="3.95330653599315">
                <text:p>3.95330653599315</text:p>
              </table:table-cell>
              <table:table-cell office:value-type="float" office:value="5.15857569804458">
                <text:p>5.15857569804458</text:p>
              </table:table-cell>
              <table:table-cell office:value-type="float" office:value="2.30770369517147">
                <text:p>2.307703695171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41190586061367">
                <text:p>4.41190586061367</text:p>
              </table:table-cell>
              <table:table-cell office:value-type="float" office:value="4.45538514936171">
                <text:p>4.45538514936171</text:p>
              </table:table-cell>
              <table:table-cell office:value-type="float" office:value="6.43105976180648">
                <text:p>6.43105976180648</text:p>
              </table:table-cell>
              <table:table-cell office:value-type="float" office:value="2.38605929602871">
                <text:p>2.3860592960287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77416014995624">
                <text:p>4.77416014995624</text:p>
              </table:table-cell>
              <table:table-cell office:value-type="float" office:value="4.79674267209534">
                <text:p>4.79674267209534</text:p>
              </table:table-cell>
              <table:table-cell office:value-type="float" office:value="7.12700886728008">
                <text:p>7.12700886728008</text:p>
              </table:table-cell>
              <table:table-cell office:value-type="float" office:value="2.7300699267146">
                <text:p>2.730069926714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52905650955217">
                <text:p>5.52905650955217</text:p>
              </table:table-cell>
              <table:table-cell office:value-type="float" office:value="5.09179992513366">
                <text:p>5.09179992513366</text:p>
              </table:table-cell>
              <table:table-cell office:value-type="float" office:value="7.8116878297253">
                <text:p>7.8116878297253</text:p>
              </table:table-cell>
              <table:table-cell office:value-type="float" office:value="3.10950088457562">
                <text:p>3.109500884575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96884878080327">
                <text:p>5.96884878080327</text:p>
              </table:table-cell>
              <table:table-cell office:value-type="float" office:value="5.315087011021">
                <text:p>5.315087011021</text:p>
              </table:table-cell>
              <table:table-cell office:value-type="float" office:value="8.43990455876353">
                <text:p>8.43990455876353</text:p>
              </table:table-cell>
              <table:table-cell office:value-type="float" office:value="3.23829139935782">
                <text:p>3.2382913993578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.19006254291304">
                <text:p>6.19006254291304</text:p>
              </table:table-cell>
              <table:table-cell office:value-type="float" office:value="5.64480587540886">
                <text:p>5.64480587540886</text:p>
              </table:table-cell>
              <table:table-cell office:value-type="float" office:value="9.03006282814468">
                <text:p>9.03006282814468</text:p>
              </table:table-cell>
              <table:table-cell office:value-type="float" office:value="2.92288211233329">
                <text:p>2.9228821123332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.53950552149133">
                <text:p>6.53950552149133</text:p>
              </table:table-cell>
              <table:table-cell office:value-type="float" office:value="5.93756777759615">
                <text:p>5.93756777759615</text:p>
              </table:table-cell>
              <table:table-cell office:value-type="float" office:value="9.38102589024629">
                <text:p>9.38102589024629</text:p>
              </table:table-cell>
              <table:table-cell office:value-type="float" office:value="3.61526848611964">
                <text:p>3.6152684861196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7.01332475996086">
                <text:p>7.01332475996086</text:p>
              </table:table-cell>
              <table:table-cell office:value-type="float" office:value="5.5918609126394">
                <text:p>5.5918609126394</text:p>
              </table:table-cell>
              <table:table-cell office:value-type="float" office:value="10.0392484624558">
                <text:p>10.0392484624558</text:p>
              </table:table-cell>
              <table:table-cell office:value-type="float" office:value="3.87259275896452">
                <text:p>3.8725927589645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.92577554144322">
                <text:p>6.92577554144322</text:p>
              </table:table-cell>
              <table:table-cell office:value-type="float" office:value="5.43770089886043">
                <text:p>5.43770089886043</text:p>
              </table:table-cell>
              <table:table-cell office:value-type="float" office:value="10.4658952116965">
                <text:p>10.4658952116965</text:p>
              </table:table-cell>
              <table:table-cell office:value-type="float" office:value="3.63138117499029">
                <text:p>3.631381174990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.76783622298202">
                <text:p>6.76783622298202</text:p>
              </table:table-cell>
              <table:table-cell office:value-type="float" office:value="5.39101767866766">
                <text:p>5.39101767866766</text:p>
              </table:table-cell>
              <table:table-cell office:value-type="float" office:value="10.9562969243776">
                <text:p>10.9562969243776</text:p>
              </table:table-cell>
              <table:table-cell office:value-type="float" office:value="4.37904917735031">
                <text:p>4.37904917735031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67586242509034">
                <text:p>6.67586242509034</text:p>
              </table:table-cell>
              <table:table-cell office:value-type="float" office:value="5.30881478964445">
                <text:p>5.30881478964445</text:p>
              </table:table-cell>
              <table:table-cell office:value-type="float" office:value="6.53585368029585">
                <text:p>6.53585368029585</text:p>
              </table:table-cell>
              <table:table-cell office:value-type="float" office:value="3.6315584813662">
                <text:p>3.6315584813662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07">
      <style:chart-properties chart:display-label="true" chart:tick-marks-major-inner="false" chart:tick-marks-major-outer="false" chart:logarithmic="false" chart:minimum="0" chart:maximum="1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1cm" svg:y="8.315cm" chart:style-name="ch2">
          <text:p>e) Efficiency</text:p>
        </chart:title>
        <chart:subtitle svg:x="10.346cm" svg:y="9.297cm" chart:style-name="ch3">
          <text:p>Xeon Phi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24:data.A48 data.L24:data.L48 data.L72:data.L96 data.Y24:data.Y48 data.Y72:data.Y96 data.M1:data.M1" chart:data-source-has-labels="both" svg:x="0.026cm" svg:y="0.153cm" svg:width="13.295cm" svg:height="8.316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94cm" svg:y="7.003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cm" svg:y="0.538cm" chart:style-name="ch9">
              <text:p>Efficiency</text:p>
            </chart:title>
            <chart:grid chart:style-name="ch10" chart:class="major"/>
          </chart:axis>
          <chart:series chart:style-name="ch11" chart:values-cell-range-address="data.L24:data.L48" loext:label-string="thread" chart:class="chart:line">
            <chart:data-point chart:repeated="25"/>
          </chart:series>
          <chart:series chart:style-name="ch12" chart:values-cell-range-address="data.L72:data.L96" loext:label-string="vect_thread" chart:class="chart:line">
            <chart:data-point chart:repeated="25"/>
          </chart:series>
          <chart:series chart:style-name="ch13" chart:values-cell-range-address="data.Y24:data.Y48" loext:label-string="ff" chart:class="chart:line">
            <chart:data-point chart:repeated="25"/>
          </chart:series>
          <chart:series chart:style-name="ch14" chart:values-cell-range-address="data.Y72:data.Y96" loext:label-string="vect_ff" chart:class="chart:line">
            <chart:data-point chart:repeated="25"/>
          </chart:series>
          <chart:series chart:style-name="ch15" chart:values-cell-range-address="data.M1:data.M1" loext:label-string="ideal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0.997355574413615">
                <text:p>0.997355574413615</text:p>
                <draw:g>
                  <svg:desc>data.L24:data.L48</svg:desc>
                </draw:g>
              </table:table-cell>
              <table:table-cell office:value-type="float" office:value="0.98932878236628">
                <text:p>0.98932878236628</text:p>
                <draw:g>
                  <svg:desc>data.L72:data.L96</svg:desc>
                </draw:g>
              </table:table-cell>
              <table:table-cell office:value-type="float" office:value="1.02024714196502">
                <text:p>1.02024714196502</text:p>
                <draw:g>
                  <svg:desc>data.Y24:data.Y48</svg:desc>
                </draw:g>
              </table:table-cell>
              <table:table-cell office:value-type="float" office:value="0.996860479033371">
                <text:p>0.996860479033371</text:p>
                <draw:g>
                  <svg:desc>data.Y72:data.Y96</svg:desc>
                </draw:g>
              </table:table-cell>
              <table:table-cell office:value-type="float" office:value="NaN">
                <text:p>NaN</text:p>
                <draw:g>
                  <svg:desc>data.M1:data.M1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442944043959986">
                <text:p>0.442944043959986</text:p>
              </table:table-cell>
              <table:table-cell office:value-type="float" office:value="0.363472387384684">
                <text:p>0.363472387384684</text:p>
              </table:table-cell>
              <table:table-cell office:value-type="float" office:value="0.804390316328759">
                <text:p>0.804390316328759</text:p>
              </table:table-cell>
              <table:table-cell office:value-type="float" office:value="0.464668599188114">
                <text:p>0.464668599188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247934938215109">
                <text:p>0.247934938215109</text:p>
              </table:table-cell>
              <table:table-cell office:value-type="float" office:value="0.299381811100647">
                <text:p>0.299381811100647</text:p>
              </table:table-cell>
              <table:table-cell office:value-type="float" office:value="0.602102839585089">
                <text:p>0.602102839585089</text:p>
              </table:table-cell>
              <table:table-cell office:value-type="float" office:value="0.30663639227348">
                <text:p>0.30663639227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188804701712012">
                <text:p>0.188804701712012</text:p>
              </table:table-cell>
              <table:table-cell office:value-type="float" office:value="0.224435224019549">
                <text:p>0.224435224019549</text:p>
              </table:table-cell>
              <table:table-cell office:value-type="float" office:value="0.519717407339317">
                <text:p>0.519717407339317</text:p>
              </table:table-cell>
              <table:table-cell office:value-type="float" office:value="0.228859244817051">
                <text:p>0.228859244817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159766166167416">
                <text:p>0.159766166167416</text:p>
              </table:table-cell>
              <table:table-cell office:value-type="float" office:value="0.173004514332566">
                <text:p>0.173004514332566</text:p>
              </table:table-cell>
              <table:table-cell office:value-type="float" office:value="0.434911255773619">
                <text:p>0.434911255773619</text:p>
              </table:table-cell>
              <table:table-cell office:value-type="float" office:value="0.181915506460345">
                <text:p>0.181915506460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141706501347917">
                <text:p>0.141706501347917</text:p>
              </table:table-cell>
              <table:table-cell office:value-type="float" office:value="0.143191220491591">
                <text:p>0.143191220491591</text:p>
              </table:table-cell>
              <table:table-cell office:value-type="float" office:value="0.385514643853516">
                <text:p>0.385514643853516</text:p>
              </table:table-cell>
              <table:table-cell office:value-type="float" office:value="0.149471352800498">
                <text:p>0.149471352800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105526826039602">
                <text:p>0.105526826039602</text:p>
              </table:table-cell>
              <table:table-cell office:value-type="float" office:value="0.118991052046881">
                <text:p>0.118991052046881</text:p>
              </table:table-cell>
              <table:table-cell office:value-type="float" office:value="0.341849590486105">
                <text:p>0.341849590486105</text:p>
              </table:table-cell>
              <table:table-cell office:value-type="float" office:value="0.126026301091025">
                <text:p>0.126026301091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0853277491894448">
                <text:p>0.0853277491894448</text:p>
              </table:table-cell>
              <table:table-cell office:value-type="float" office:value="0.102492443425914">
                <text:p>0.102492443425914</text:p>
              </table:table-cell>
              <table:table-cell office:value-type="float" office:value="0.311126661027022">
                <text:p>0.311126661027022</text:p>
              </table:table-cell>
              <table:table-cell office:value-type="float" office:value="0.102769113752906">
                <text:p>0.102769113752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0750408533498318">
                <text:p>0.0750408533498318</text:p>
              </table:table-cell>
              <table:table-cell office:value-type="float" office:value="0.0911819245321155">
                <text:p>0.0911819245321155</text:p>
              </table:table-cell>
              <table:table-cell office:value-type="float" office:value="0.276661744891377">
                <text:p>0.276661744891377</text:p>
              </table:table-cell>
              <table:table-cell office:value-type="float" office:value="0.0915163860900718">
                <text:p>0.0915163860900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0706092762227766">
                <text:p>0.0706092762227766</text:p>
              </table:table-cell>
              <table:table-cell office:value-type="float" office:value="0.0813722466594915">
                <text:p>0.0813722466594915</text:p>
              </table:table-cell>
              <table:table-cell office:value-type="float" office:value="0.254707807974488">
                <text:p>0.254707807974488</text:p>
              </table:table-cell>
              <table:table-cell office:value-type="float" office:value="0.0825266779939046">
                <text:p>0.0825266779939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0641832997440714">
                <text:p>0.0641832997440714</text:p>
              </table:table-cell>
              <table:table-cell office:value-type="float" office:value="0.0747160083568416">
                <text:p>0.0747160083568416</text:p>
              </table:table-cell>
              <table:table-cell office:value-type="float" office:value="0.236801736856372">
                <text:p>0.236801736856372</text:p>
              </table:table-cell>
              <table:table-cell office:value-type="float" office:value="0.075553592376824">
                <text:p>0.075553592376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0590303516862212">
                <text:p>0.0590303516862212</text:p>
              </table:table-cell>
              <table:table-cell office:value-type="float" office:value="0.0681312224729212">
                <text:p>0.0681312224729212</text:p>
              </table:table-cell>
              <table:table-cell office:value-type="float" office:value="0.220168289017289">
                <text:p>0.220168289017289</text:p>
              </table:table-cell>
              <table:table-cell office:value-type="float" office:value="0.0689491617345334">
                <text:p>0.0689491617345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054467617021103">
                <text:p>0.054467617021103</text:p>
              </table:table-cell>
              <table:table-cell office:value-type="float" office:value="0.0499132885611484">
                <text:p>0.0499132885611484</text:p>
              </table:table-cell>
              <table:table-cell office:value-type="float" office:value="0.197149475204501">
                <text:p>0.197149475204501</text:p>
              </table:table-cell>
              <table:table-cell office:value-type="float" office:value="0.063607073915727">
                <text:p>0.063607073915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0505892282062938">
                <text:p>0.0505892282062938</text:p>
              </table:table-cell>
              <table:table-cell office:value-type="float" office:value="0.0558994460887891">
                <text:p>0.0558994460887891</text:p>
              </table:table-cell>
              <table:table-cell office:value-type="float" office:value="0.177398875645906">
                <text:p>0.177398875645906</text:p>
              </table:table-cell>
              <table:table-cell office:value-type="float" office:value="0.0588623530181029">
                <text:p>0.058862353018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0501517525822002">
                <text:p>0.0501517525822002</text:p>
              </table:table-cell>
              <table:table-cell office:value-type="float" office:value="0.0523945148623544">
                <text:p>0.0523945148623544</text:p>
              </table:table-cell>
              <table:table-cell office:value-type="float" office:value="0.164042108620486">
                <text:p>0.164042108620486</text:p>
              </table:table-cell>
              <table:table-cell office:value-type="float" office:value="0.0548207311488912">
                <text:p>0.0548207311488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0477998032767448">
                <text:p>0.0477998032767448</text:p>
              </table:table-cell>
              <table:table-cell office:value-type="float" office:value="0.0492220446672495">
                <text:p>0.0492220446672495</text:p>
              </table:table-cell>
              <table:table-cell office:value-type="float" office:value="0.15662103069916">
                <text:p>0.15662103069916</text:p>
              </table:table-cell>
              <table:table-cell office:value-type="float" office:value="0.051057249805226">
                <text:p>0.051057249805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0663328546763897">
                <text:p>0.0663328546763897</text:p>
              </table:table-cell>
              <table:table-cell office:value-type="float" office:value="0.0462824161343856">
                <text:p>0.0462824161343856</text:p>
              </table:table-cell>
              <table:table-cell office:value-type="float" office:value="0.13654230697261">
                <text:p>0.13654230697261</text:p>
              </table:table-cell>
              <table:table-cell office:value-type="float" office:value="0.0482309759810968">
                <text:p>0.0482309759810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135094912307217">
                <text:p>0.135094912307217</text:p>
              </table:table-cell>
              <table:table-cell office:value-type="float" office:value="0.0432076372638579">
                <text:p>0.0432076372638579</text:p>
              </table:table-cell>
              <table:table-cell office:value-type="float" office:value="0.118345873709269">
                <text:p>0.118345873709269</text:p>
              </table:table-cell>
              <table:table-cell office:value-type="float" office:value="0.0455069232873638">
                <text:p>0.0455069232873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126545910721796">
                <text:p>0.126545910721796</text:p>
              </table:table-cell>
              <table:table-cell office:value-type="float" office:value="0.0404468510120055">
                <text:p>0.0404468510120055</text:p>
              </table:table-cell>
              <table:table-cell office:value-type="float" office:value="0.129380707802287">
                <text:p>0.129380707802287</text:p>
              </table:table-cell>
              <table:table-cell office:value-type="float" office:value="0.0430083856005397">
                <text:p>0.0430083856005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115442674812618">
                <text:p>0.115442674812618</text:p>
              </table:table-cell>
              <table:table-cell office:value-type="float" office:value="0.0380058266116187">
                <text:p>0.0380058266116187</text:p>
              </table:table-cell>
              <table:table-cell office:value-type="float" office:value="0.122436425764925">
                <text:p>0.122436425764925</text:p>
              </table:table-cell>
              <table:table-cell office:value-type="float" office:value="0.0403723026948506">
                <text:p>0.0403723026948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0.109808145237261">
                <text:p>0.109808145237261</text:p>
              </table:table-cell>
              <table:table-cell office:value-type="float" office:value="0.0361907696048685">
                <text:p>0.0361907696048685</text:p>
              </table:table-cell>
              <table:table-cell office:value-type="float" office:value="0.11655043670776">
                <text:p>0.11655043670776</text:p>
              </table:table-cell>
              <table:table-cell office:value-type="float" office:value="0.0384089490684643">
                <text:p>0.0384089490684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0.1048958879214">
                <text:p>0.1048958879214</text:p>
              </table:table-cell>
              <table:table-cell office:value-type="float" office:value="0.034564019853045">
                <text:p>0.034564019853045</text:p>
              </table:table-cell>
              <table:table-cell office:value-type="float" office:value="0.11063575912239">
                <text:p>0.11063575912239</text:p>
              </table:table-cell>
              <table:table-cell office:value-type="float" office:value="0.0365607028490127">
                <text:p>0.0365607028490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0.101134655222471">
                <text:p>0.101134655222471</text:p>
              </table:table-cell>
              <table:table-cell office:value-type="float" office:value="0.0329757983365947">
                <text:p>0.0329757983365947</text:p>
              </table:table-cell>
              <table:table-cell office:value-type="float" office:value="0.106675400864296">
                <text:p>0.106675400864296</text:p>
              </table:table-cell>
              <table:table-cell office:value-type="float" office:value="0.0344034545215495">
                <text:p>0.0344034545215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0.0986743855588305">
                <text:p>0.0986743855588305</text:p>
              </table:table-cell>
              <table:table-cell office:value-type="float" office:value="0.0315564306377571">
                <text:p>0.0315564306377571</text:p>
              </table:table-cell>
              <table:table-cell office:value-type="float" office:value="0.103247691969168">
                <text:p>0.103247691969168</text:p>
              </table:table-cell>
              <table:table-cell office:value-type="float" office:value="0.0315878860785089">
                <text:p>0.0315878860785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0.0895410993911604">
                <text:p>0.0895410993911604</text:p>
              </table:table-cell>
              <table:table-cell office:value-type="float" office:value="0.0257665176229389">
                <text:p>0.0257665176229389</text:p>
              </table:table-cell>
              <table:table-cell office:value-type="float" office:value="0.098033265787323">
                <text:p>0.098033265787323</text:p>
              </table:table-cell>
              <table:table-cell office:value-type="float" office:value="0.0298351154944647">
                <text:p>0.029835115494464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25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1cm" svg:y="8.311cm" chart:style-name="ch2">
          <text:p>c) Speedup</text:p>
        </chart:title>
        <chart:subtitle svg:x="10.346cm" svg:y="9.297cm" chart:style-name="ch3">
          <text:p>Xeon Phi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24:data.A48 data.J24:data.J48 data.J72:data.J96 data.W24:data.W48 data.W72:data.W96" chart:data-source-has-labels="both" svg:x="0.026cm" svg:y="0.153cm" svg:width="13.295cm" svg:height="8.316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9cm" svg:y="7.002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3cm" svg:y="0.534cm" chart:style-name="ch9">
              <text:p>Speedup</text:p>
            </chart:title>
            <chart:grid chart:style-name="ch10" chart:class="major"/>
          </chart:axis>
          <chart:series chart:style-name="ch11" chart:values-cell-range-address="data.J24:data.J48" loext:label-string="thread" chart:class="chart:line">
            <chart:data-point chart:repeated="25"/>
          </chart:series>
          <chart:series chart:style-name="ch12" chart:values-cell-range-address="data.J72:data.J96" loext:label-string="vect_thread" chart:class="chart:line">
            <chart:data-point chart:repeated="25"/>
          </chart:series>
          <chart:series chart:style-name="ch13" chart:values-cell-range-address="data.W24:data.W48" loext:label-string="ff" chart:class="chart:line">
            <chart:data-point chart:repeated="25"/>
          </chart:series>
          <chart:series chart:style-name="ch14" chart:values-cell-range-address="data.W72:data.W96" loext:label-string="vect_ff" chart:class="chart:line">
            <chart:data-point chart:repeated="25"/>
          </chart:series>
          <chart:series chart:style-name="ch15" chart:values-cell-range-address="data.A24:data.A48" loext:label-string="ideal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0.997355574413615">
                <text:p>0.997355574413615</text:p>
                <draw:g>
                  <svg:desc>data.J24:data.J48</svg:desc>
                </draw:g>
              </table:table-cell>
              <table:table-cell office:value-type="float" office:value="0.98932878236628">
                <text:p>0.98932878236628</text:p>
                <draw:g>
                  <svg:desc>data.J72:data.J96</svg:desc>
                </draw:g>
              </table:table-cell>
              <table:table-cell office:value-type="float" office:value="1.02024714196502">
                <text:p>1.02024714196502</text:p>
                <draw:g>
                  <svg:desc>data.W24:data.W48</svg:desc>
                </draw:g>
              </table:table-cell>
              <table:table-cell office:value-type="float" office:value="0.996860479033371">
                <text:p>0.996860479033371</text:p>
                <draw:g>
                  <svg:desc>data.W72:data.W96</svg:desc>
                </draw:g>
              </table:table-cell>
              <table:table-cell office:value-type="float" office:value="1">
                <text:p>1</text:p>
                <draw:g>
                  <svg:desc>data.A24:data.A4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42944043959986">
                <text:p>4.42944043959986</text:p>
              </table:table-cell>
              <table:table-cell office:value-type="float" office:value="3.63472387384684">
                <text:p>3.63472387384684</text:p>
              </table:table-cell>
              <table:table-cell office:value-type="float" office:value="8.04390316328759">
                <text:p>8.04390316328759</text:p>
              </table:table-cell>
              <table:table-cell office:value-type="float" office:value="4.64668599188114">
                <text:p>4.6466859918811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95869876430218">
                <text:p>4.95869876430218</text:p>
              </table:table-cell>
              <table:table-cell office:value-type="float" office:value="5.98763622201294">
                <text:p>5.98763622201294</text:p>
              </table:table-cell>
              <table:table-cell office:value-type="float" office:value="12.0420567917018">
                <text:p>12.0420567917018</text:p>
              </table:table-cell>
              <table:table-cell office:value-type="float" office:value="6.13272784546959">
                <text:p>6.1327278454695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66414105136035">
                <text:p>5.66414105136035</text:p>
              </table:table-cell>
              <table:table-cell office:value-type="float" office:value="6.73305672058648">
                <text:p>6.73305672058648</text:p>
              </table:table-cell>
              <table:table-cell office:value-type="float" office:value="15.5915222201795">
                <text:p>15.5915222201795</text:p>
              </table:table-cell>
              <table:table-cell office:value-type="float" office:value="6.86577734451153">
                <text:p>6.8657773445115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.39064664669664">
                <text:p>6.39064664669664</text:p>
              </table:table-cell>
              <table:table-cell office:value-type="float" office:value="6.92018057330263">
                <text:p>6.92018057330263</text:p>
              </table:table-cell>
              <table:table-cell office:value-type="float" office:value="17.3964502309447">
                <text:p>17.3964502309447</text:p>
              </table:table-cell>
              <table:table-cell office:value-type="float" office:value="7.27662025841378">
                <text:p>7.2766202584137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.08532506739586">
                <text:p>7.08532506739586</text:p>
              </table:table-cell>
              <table:table-cell office:value-type="float" office:value="7.15956102457954">
                <text:p>7.15956102457954</text:p>
              </table:table-cell>
              <table:table-cell office:value-type="float" office:value="19.2757321926758">
                <text:p>19.2757321926758</text:p>
              </table:table-cell>
              <table:table-cell office:value-type="float" office:value="7.47356764002488">
                <text:p>7.47356764002488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.33160956237611">
                <text:p>6.33160956237611</text:p>
              </table:table-cell>
              <table:table-cell office:value-type="float" office:value="7.13946312281285">
                <text:p>7.13946312281285</text:p>
              </table:table-cell>
              <table:table-cell office:value-type="float" office:value="20.5109754291663">
                <text:p>20.5109754291663</text:p>
              </table:table-cell>
              <table:table-cell office:value-type="float" office:value="7.56157806546151">
                <text:p>7.5615780654615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.97294244326114">
                <text:p>5.97294244326114</text:p>
              </table:table-cell>
              <table:table-cell office:value-type="float" office:value="7.17447103981397">
                <text:p>7.17447103981397</text:p>
              </table:table-cell>
              <table:table-cell office:value-type="float" office:value="21.7788662718915">
                <text:p>21.7788662718915</text:p>
              </table:table-cell>
              <table:table-cell office:value-type="float" office:value="7.19383796270339">
                <text:p>7.1938379627033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.00326826798655">
                <text:p>6.00326826798655</text:p>
              </table:table-cell>
              <table:table-cell office:value-type="float" office:value="7.29455396256924">
                <text:p>7.29455396256924</text:p>
              </table:table-cell>
              <table:table-cell office:value-type="float" office:value="22.1329395913102">
                <text:p>22.1329395913102</text:p>
              </table:table-cell>
              <table:table-cell office:value-type="float" office:value="7.32131088720574">
                <text:p>7.3213108872057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35483486004989">
                <text:p>6.35483486004989</text:p>
              </table:table-cell>
              <table:table-cell office:value-type="float" office:value="7.32350219935424">
                <text:p>7.32350219935424</text:p>
              </table:table-cell>
              <table:table-cell office:value-type="float" office:value="22.9237027177039">
                <text:p>22.9237027177039</text:p>
              </table:table-cell>
              <table:table-cell office:value-type="float" office:value="7.42740101945142">
                <text:p>7.4274010194514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41832997440714">
                <text:p>6.41832997440714</text:p>
              </table:table-cell>
              <table:table-cell office:value-type="float" office:value="7.47160083568416">
                <text:p>7.47160083568416</text:p>
              </table:table-cell>
              <table:table-cell office:value-type="float" office:value="23.6801736856372">
                <text:p>23.6801736856372</text:p>
              </table:table-cell>
              <table:table-cell office:value-type="float" office:value="7.5553592376824">
                <text:p>7.555359237682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.49333868548433">
                <text:p>6.49333868548433</text:p>
              </table:table-cell>
              <table:table-cell office:value-type="float" office:value="7.49443447202133">
                <text:p>7.49443447202133</text:p>
              </table:table-cell>
              <table:table-cell office:value-type="float" office:value="24.2185117919018">
                <text:p>24.2185117919018</text:p>
              </table:table-cell>
              <table:table-cell office:value-type="float" office:value="7.58440779079868">
                <text:p>7.5844077907986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53611404253237">
                <text:p>6.53611404253237</text:p>
              </table:table-cell>
              <table:table-cell office:value-type="float" office:value="5.98959462733781">
                <text:p>5.98959462733781</text:p>
              </table:table-cell>
              <table:table-cell office:value-type="float" office:value="23.6579370245402">
                <text:p>23.6579370245402</text:p>
              </table:table-cell>
              <table:table-cell office:value-type="float" office:value="7.63284886988724">
                <text:p>7.632848869887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.57659966681819">
                <text:p>6.57659966681819</text:p>
              </table:table-cell>
              <table:table-cell office:value-type="float" office:value="7.26692799154259">
                <text:p>7.26692799154259</text:p>
              </table:table-cell>
              <table:table-cell office:value-type="float" office:value="23.0618538339678">
                <text:p>23.0618538339678</text:p>
              </table:table-cell>
              <table:table-cell office:value-type="float" office:value="7.65210589235337">
                <text:p>7.6521058923533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.02124536150803">
                <text:p>7.02124536150803</text:p>
              </table:table-cell>
              <table:table-cell office:value-type="float" office:value="7.33523208072962">
                <text:p>7.33523208072962</text:p>
              </table:table-cell>
              <table:table-cell office:value-type="float" office:value="22.965895206868">
                <text:p>22.965895206868</text:p>
              </table:table-cell>
              <table:table-cell office:value-type="float" office:value="7.67490236084476">
                <text:p>7.6749023608447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.16997049151172">
                <text:p>7.16997049151172</text:p>
              </table:table-cell>
              <table:table-cell office:value-type="float" office:value="7.38330670008743">
                <text:p>7.38330670008743</text:p>
              </table:table-cell>
              <table:table-cell office:value-type="float" office:value="23.493154604874">
                <text:p>23.493154604874</text:p>
              </table:table-cell>
              <table:table-cell office:value-type="float" office:value="7.65858747078389">
                <text:p>7.658587470783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.6132567482223">
                <text:p>10.6132567482223</text:p>
              </table:table-cell>
              <table:table-cell office:value-type="float" office:value="7.40518658150169">
                <text:p>7.40518658150169</text:p>
              </table:table-cell>
              <table:table-cell office:value-type="float" office:value="21.8467691156176">
                <text:p>21.8467691156176</text:p>
              </table:table-cell>
              <table:table-cell office:value-type="float" office:value="7.71695615697549">
                <text:p>7.71695615697549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2.9661350922269">
                <text:p>22.9661350922269</text:p>
              </table:table-cell>
              <table:table-cell office:value-type="float" office:value="7.34529833485584">
                <text:p>7.34529833485584</text:p>
              </table:table-cell>
              <table:table-cell office:value-type="float" office:value="20.1187985305757">
                <text:p>20.1187985305757</text:p>
              </table:table-cell>
              <table:table-cell office:value-type="float" office:value="7.73617695885184">
                <text:p>7.73617695885184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.7782639299233">
                <text:p>22.7782639299233</text:p>
              </table:table-cell>
              <table:table-cell office:value-type="float" office:value="7.28043318216099">
                <text:p>7.28043318216099</text:p>
              </table:table-cell>
              <table:table-cell office:value-type="float" office:value="23.2885274044117">
                <text:p>23.2885274044117</text:p>
              </table:table-cell>
              <table:table-cell office:value-type="float" office:value="7.74150940809714">
                <text:p>7.74150940809714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.9341082143975">
                <text:p>21.9341082143975</text:p>
              </table:table-cell>
              <table:table-cell office:value-type="float" office:value="7.22110705620756">
                <text:p>7.22110705620756</text:p>
              </table:table-cell>
              <table:table-cell office:value-type="float" office:value="23.2629208953358">
                <text:p>23.2629208953358</text:p>
              </table:table-cell>
              <table:table-cell office:value-type="float" office:value="7.67073751202161">
                <text:p>7.6707375120216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1.9616290474521">
                <text:p>21.9616290474521</text:p>
              </table:table-cell>
              <table:table-cell office:value-type="float" office:value="7.2381539209737">
                <text:p>7.2381539209737</text:p>
              </table:table-cell>
              <table:table-cell office:value-type="float" office:value="23.310087341552">
                <text:p>23.310087341552</text:p>
              </table:table-cell>
              <table:table-cell office:value-type="float" office:value="7.68178981369287">
                <text:p>7.6817898136928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.028136463494">
                <text:p>22.028136463494</text:p>
              </table:table-cell>
              <table:table-cell office:value-type="float" office:value="7.25844416913945">
                <text:p>7.25844416913945</text:p>
              </table:table-cell>
              <table:table-cell office:value-type="float" office:value="23.2335094157019">
                <text:p>23.2335094157019</text:p>
              </table:table-cell>
              <table:table-cell office:value-type="float" office:value="7.67774759829266">
                <text:p>7.6777475982926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.2496241489436">
                <text:p>22.2496241489436</text:p>
              </table:table-cell>
              <table:table-cell office:value-type="float" office:value="7.25467563405083">
                <text:p>7.25467563405083</text:p>
              </table:table-cell>
              <table:table-cell office:value-type="float" office:value="23.4685881901451">
                <text:p>23.4685881901451</text:p>
              </table:table-cell>
              <table:table-cell office:value-type="float" office:value="7.56875999474089">
                <text:p>7.5687599947408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.695108678531">
                <text:p>22.695108678531</text:p>
              </table:table-cell>
              <table:table-cell office:value-type="float" office:value="7.25797904668414">
                <text:p>7.25797904668414</text:p>
              </table:table-cell>
              <table:table-cell office:value-type="float" office:value="23.7469691529086">
                <text:p>23.7469691529086</text:p>
              </table:table-cell>
              <table:table-cell office:value-type="float" office:value="7.26521379805704">
                <text:p>7.26521379805704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.4898638538785">
                <text:p>21.4898638538785</text:p>
              </table:table-cell>
              <table:table-cell office:value-type="float" office:value="6.18396422950534">
                <text:p>6.18396422950534</text:p>
              </table:table-cell>
              <table:table-cell office:value-type="float" office:value="23.5279837889575">
                <text:p>23.5279837889575</text:p>
              </table:table-cell>
              <table:table-cell office:value-type="float" office:value="7.16042771867154">
                <text:p>7.16042771867154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1000" chart:maximum="100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Fine_20_Dashed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Fine_20_Dashed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7.6cm" svg:y="8.312cm" chart:style-name="ch2">
          <text:p>a) Completion Time</text:p>
        </chart:title>
        <chart:subtitle svg:x="10.349cm" svg:y="9.297cm" chart:style-name="ch3">
          <text:p>Xeon Host</text:p>
        </chart:subtitle>
        <chart:legend svg:x="0.135cm" svg:y="8.148cm" style:legend-expansion="custom" chartooo:width="7.176cm" chartooo:height="1.301cm" style:legend-expansion-aspect-ratio="5.51575710991545" chart:style-name="ch4"/>
        <chart:plot-area chart:style-name="ch5" table:cell-range-address="data.A5:data.A20 data.G5:data.G20 data.G53:data.G68 data.T5:data.T20 data.T53:data.T68 data.I5:data.I20 data.I53:data.I68 data.V5:data.V20 data.V53:data.V68" chart:data-source-has-labels="both" svg:x="0.026cm" svg:y="0.153cm" svg:width="13.134cm" svg:height="8.224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4cm" svg:y="6.996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57cm" svg:y="0.528cm" chart:style-name="ch9">
              <text:p>Time (ms)</text:p>
            </chart:title>
            <chart:grid chart:style-name="ch10" chart:class="major"/>
          </chart:axis>
          <chart:series chart:style-name="ch11" chart:values-cell-range-address="data.G5:data.G20" loext:label-string="thread" chart:class="chart:line">
            <chart:data-point chart:repeated="16"/>
          </chart:series>
          <chart:series chart:style-name="ch12" chart:values-cell-range-address="data.G53:data.G68" loext:label-string="vect_thread" chart:class="chart:line">
            <chart:data-point chart:repeated="16"/>
          </chart:series>
          <chart:series chart:style-name="ch13" chart:values-cell-range-address="data.T5:data.T20" loext:label-string="ff" chart:class="chart:line">
            <chart:data-point chart:repeated="16"/>
          </chart:series>
          <chart:series chart:style-name="ch14" chart:values-cell-range-address="data.T53:data.T68" loext:label-string="vect_ff" chart:class="chart:line">
            <chart:data-point chart:repeated="16"/>
          </chart:series>
          <chart:series chart:style-name="ch15" chart:values-cell-range-address="data.I5:data.I20" loext:label-string="ideal_t" chart:class="chart:line">
            <chart:data-point chart:repeated="16"/>
          </chart:series>
          <chart:series chart:style-name="ch16" chart:values-cell-range-address="data.I53:data.I68" loext:label-string="ideal_vt" chart:class="chart:line">
            <chart:data-point chart:repeated="16"/>
          </chart:series>
          <chart:series chart:style-name="ch17" chart:values-cell-range-address="data.V5:data.V20" loext:label-string="ideal_ff" chart:class="chart:line">
            <chart:data-point chart:repeated="16"/>
          </chart:series>
          <chart:series chart:style-name="ch18" chart:values-cell-range-address="data.V53:data.V68" loext:label-string="ideal_vff" chart:class="chart:line">
            <chart:data-point chart:repeated="16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_t</text:p>
              </table:table-cell>
              <table:table-cell office:value-type="string">
                <text:p>ideal_vt</text:p>
              </table:table-cell>
              <table:table-cell office:value-type="string">
                <text:p>ideal_ff</text:p>
              </table:table-cell>
              <table:table-cell office:value-type="string">
                <text:p>ideal_v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70329.256">
                <text:p>70329.256</text:p>
                <draw:g>
                  <svg:desc>data.G5:data.G20</svg:desc>
                </draw:g>
              </table:table-cell>
              <table:table-cell office:value-type="float" office:value="23028.821">
                <text:p>23028.821</text:p>
                <draw:g>
                  <svg:desc>data.G53:data.G68</svg:desc>
                </draw:g>
              </table:table-cell>
              <table:table-cell office:value-type="float" office:value="80514.09">
                <text:p>80514.09</text:p>
                <draw:g>
                  <svg:desc>data.T5:data.T20</svg:desc>
                </draw:g>
              </table:table-cell>
              <table:table-cell office:value-type="float" office:value="22759.46">
                <text:p>22759.46</text:p>
                <draw:g>
                  <svg:desc>data.T53:data.T68</svg:desc>
                </draw:g>
              </table:table-cell>
              <table:table-cell office:value-type="float" office:value="69182.862">
                <text:p>69182.862</text:p>
                <draw:g>
                  <svg:desc>data.I5:data.I20</svg:desc>
                </draw:g>
              </table:table-cell>
              <table:table-cell office:value-type="float" office:value="22932.313">
                <text:p>22932.313</text:p>
                <draw:g>
                  <svg:desc>data.I53:data.I68</svg:desc>
                </draw:g>
              </table:table-cell>
              <table:table-cell office:value-type="float" office:value="74288.507">
                <text:p>74288.507</text:p>
                <draw:g>
                  <svg:desc>data.V5:data.V20</svg:desc>
                </draw:g>
              </table:table-cell>
              <table:table-cell office:value-type="float" office:value="22775.589">
                <text:p>22775.589</text:p>
                <draw:g>
                  <svg:desc>data.V53:data.V6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5744.563">
                <text:p>45744.563</text:p>
              </table:table-cell>
              <table:table-cell office:value-type="float" office:value="12615.942">
                <text:p>12615.942</text:p>
              </table:table-cell>
              <table:table-cell office:value-type="float" office:value="39213.049">
                <text:p>39213.049</text:p>
              </table:table-cell>
              <table:table-cell office:value-type="float" office:value="21746.097">
                <text:p>21746.097</text:p>
              </table:table-cell>
              <table:table-cell office:value-type="float" office:value="34591.431">
                <text:p>34591.431</text:p>
              </table:table-cell>
              <table:table-cell office:value-type="float" office:value="11466.1565">
                <text:p>11466.1565</text:p>
              </table:table-cell>
              <table:table-cell office:value-type="float" office:value="37144.2535">
                <text:p>37144.2535</text:p>
              </table:table-cell>
              <table:table-cell office:value-type="float" office:value="11387.7945">
                <text:p>11387.7945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1399.866">
                <text:p>41399.866</text:p>
              </table:table-cell>
              <table:table-cell office:value-type="float" office:value="8967.592">
                <text:p>8967.592</text:p>
              </table:table-cell>
              <table:table-cell office:value-type="float" office:value="34381.027">
                <text:p>34381.027</text:p>
              </table:table-cell>
              <table:table-cell office:value-type="float" office:value="13571.584">
                <text:p>13571.584</text:p>
              </table:table-cell>
              <table:table-cell office:value-type="float" office:value="23060.954">
                <text:p>23060.954</text:p>
              </table:table-cell>
              <table:table-cell office:value-type="float" office:value="7644.10433333333">
                <text:p>7644.10433333333</text:p>
              </table:table-cell>
              <table:table-cell office:value-type="float" office:value="24762.8356666667">
                <text:p>24762.8356666667</text:p>
              </table:table-cell>
              <table:table-cell office:value-type="float" office:value="7591.863">
                <text:p>7591.86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9097.446">
                <text:p>39097.446</text:p>
              </table:table-cell>
              <table:table-cell office:value-type="float" office:value="7417.579">
                <text:p>7417.579</text:p>
              </table:table-cell>
              <table:table-cell office:value-type="float" office:value="28413.673">
                <text:p>28413.673</text:p>
              </table:table-cell>
              <table:table-cell office:value-type="float" office:value="11932.478">
                <text:p>11932.478</text:p>
              </table:table-cell>
              <table:table-cell office:value-type="float" office:value="17295.7155">
                <text:p>17295.7155</text:p>
              </table:table-cell>
              <table:table-cell office:value-type="float" office:value="5733.07825">
                <text:p>5733.07825</text:p>
              </table:table-cell>
              <table:table-cell office:value-type="float" office:value="18572.12675">
                <text:p>18572.12675</text:p>
              </table:table-cell>
              <table:table-cell office:value-type="float" office:value="5693.89725">
                <text:p>5693.89725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7686.668">
                <text:p>17686.668</text:p>
              </table:table-cell>
              <table:table-cell office:value-type="float" office:value="6453.54">
                <text:p>6453.54</text:p>
              </table:table-cell>
              <table:table-cell office:value-type="float" office:value="22472.547">
                <text:p>22472.547</text:p>
              </table:table-cell>
              <table:table-cell office:value-type="float" office:value="9600.386">
                <text:p>9600.386</text:p>
              </table:table-cell>
              <table:table-cell office:value-type="float" office:value="13836.5724">
                <text:p>13836.5724</text:p>
              </table:table-cell>
              <table:table-cell office:value-type="float" office:value="4586.4626">
                <text:p>4586.4626</text:p>
              </table:table-cell>
              <table:table-cell office:value-type="float" office:value="14857.7014">
                <text:p>14857.7014</text:p>
              </table:table-cell>
              <table:table-cell office:value-type="float" office:value="4555.1178">
                <text:p>4555.117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6837.534">
                <text:p>16837.534</text:p>
              </table:table-cell>
              <table:table-cell office:value-type="float" office:value="5825.205">
                <text:p>5825.205</text:p>
              </table:table-cell>
              <table:table-cell office:value-type="float" office:value="15607.814">
                <text:p>15607.814</text:p>
              </table:table-cell>
              <table:table-cell office:value-type="float" office:value="9862.384">
                <text:p>9862.384</text:p>
              </table:table-cell>
              <table:table-cell office:value-type="float" office:value="11530.477">
                <text:p>11530.477</text:p>
              </table:table-cell>
              <table:table-cell office:value-type="float" office:value="3822.05216666667">
                <text:p>3822.05216666667</text:p>
              </table:table-cell>
              <table:table-cell office:value-type="float" office:value="12381.4178333333">
                <text:p>12381.4178333333</text:p>
              </table:table-cell>
              <table:table-cell office:value-type="float" office:value="3795.9315">
                <text:p>3795.931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5940.788">
                <text:p>15940.788</text:p>
              </table:table-cell>
              <table:table-cell office:value-type="float" office:value="5168.761">
                <text:p>5168.761</text:p>
              </table:table-cell>
              <table:table-cell office:value-type="float" office:value="12519.568">
                <text:p>12519.568</text:p>
              </table:table-cell>
              <table:table-cell office:value-type="float" office:value="9538.514">
                <text:p>9538.514</text:p>
              </table:table-cell>
              <table:table-cell office:value-type="float" office:value="9883.266">
                <text:p>9883.266</text:p>
              </table:table-cell>
              <table:table-cell office:value-type="float" office:value="3276.04471428571">
                <text:p>3276.04471428571</text:p>
              </table:table-cell>
              <table:table-cell office:value-type="float" office:value="10612.6438571429">
                <text:p>10612.6438571429</text:p>
              </table:table-cell>
              <table:table-cell office:value-type="float" office:value="3253.65557142857">
                <text:p>3253.6555714285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4731.231">
                <text:p>14731.231</text:p>
              </table:table-cell>
              <table:table-cell office:value-type="float" office:value="4800.929">
                <text:p>4800.929</text:p>
              </table:table-cell>
              <table:table-cell office:value-type="float" office:value="11297.038">
                <text:p>11297.038</text:p>
              </table:table-cell>
              <table:table-cell office:value-type="float" office:value="8336.585">
                <text:p>8336.585</text:p>
              </table:table-cell>
              <table:table-cell office:value-type="float" office:value="8647.85775">
                <text:p>8647.85775</text:p>
              </table:table-cell>
              <table:table-cell office:value-type="float" office:value="2866.539125">
                <text:p>2866.539125</text:p>
              </table:table-cell>
              <table:table-cell office:value-type="float" office:value="9286.063375">
                <text:p>9286.063375</text:p>
              </table:table-cell>
              <table:table-cell office:value-type="float" office:value="2846.948625">
                <text:p>2846.94862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719.938">
                <text:p>12719.938</text:p>
              </table:table-cell>
              <table:table-cell office:value-type="float" office:value="4522.727">
                <text:p>4522.727</text:p>
              </table:table-cell>
              <table:table-cell office:value-type="float" office:value="10306.875">
                <text:p>10306.875</text:p>
              </table:table-cell>
              <table:table-cell office:value-type="float" office:value="7319.329">
                <text:p>7319.329</text:p>
              </table:table-cell>
              <table:table-cell office:value-type="float" office:value="7686.98466666667">
                <text:p>7686.98466666667</text:p>
              </table:table-cell>
              <table:table-cell office:value-type="float" office:value="2548.03477777778">
                <text:p>2548.03477777778</text:p>
              </table:table-cell>
              <table:table-cell office:value-type="float" office:value="8254.27855555556">
                <text:p>8254.27855555556</text:p>
              </table:table-cell>
              <table:table-cell office:value-type="float" office:value="2530.621">
                <text:p>2530.6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782.717">
                <text:p>11782.717</text:p>
              </table:table-cell>
              <table:table-cell office:value-type="float" office:value="4332.727">
                <text:p>4332.727</text:p>
              </table:table-cell>
              <table:table-cell office:value-type="float" office:value="9539.692">
                <text:p>9539.692</text:p>
              </table:table-cell>
              <table:table-cell office:value-type="float" office:value="7028.231">
                <text:p>7028.231</text:p>
              </table:table-cell>
              <table:table-cell office:value-type="float" office:value="6918.2862">
                <text:p>6918.2862</text:p>
              </table:table-cell>
              <table:table-cell office:value-type="float" office:value="2293.2313">
                <text:p>2293.2313</text:p>
              </table:table-cell>
              <table:table-cell office:value-type="float" office:value="7428.8507">
                <text:p>7428.8507</text:p>
              </table:table-cell>
              <table:table-cell office:value-type="float" office:value="2277.5589">
                <text:p>2277.5589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1361.639">
                <text:p>11361.639</text:p>
              </table:table-cell>
              <table:table-cell office:value-type="float" office:value="4079.648">
                <text:p>4079.648</text:p>
              </table:table-cell>
              <table:table-cell office:value-type="float" office:value="8916.227">
                <text:p>8916.227</text:p>
              </table:table-cell>
              <table:table-cell office:value-type="float" office:value="7786.65">
                <text:p>7786.65</text:p>
              </table:table-cell>
              <table:table-cell office:value-type="float" office:value="6289.35109090909">
                <text:p>6289.35109090909</text:p>
              </table:table-cell>
              <table:table-cell office:value-type="float" office:value="2084.75572727273">
                <text:p>2084.75572727273</text:p>
              </table:table-cell>
              <table:table-cell office:value-type="float" office:value="6753.50063636364">
                <text:p>6753.50063636364</text:p>
              </table:table-cell>
              <table:table-cell office:value-type="float" office:value="2070.50809090909">
                <text:p>2070.5080909090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754.522">
                <text:p>10754.522</text:p>
              </table:table-cell>
              <table:table-cell office:value-type="float" office:value="3878.494">
                <text:p>3878.494</text:p>
              </table:table-cell>
              <table:table-cell office:value-type="float" office:value="8582.653">
                <text:p>8582.653</text:p>
              </table:table-cell>
              <table:table-cell office:value-type="float" office:value="6295.372">
                <text:p>6295.372</text:p>
              </table:table-cell>
              <table:table-cell office:value-type="float" office:value="5765.2385">
                <text:p>5765.2385</text:p>
              </table:table-cell>
              <table:table-cell office:value-type="float" office:value="1911.02608333333">
                <text:p>1911.02608333333</text:p>
              </table:table-cell>
              <table:table-cell office:value-type="float" office:value="6190.70891666667">
                <text:p>6190.70891666667</text:p>
              </table:table-cell>
              <table:table-cell office:value-type="float" office:value="1897.96575">
                <text:p>1897.9657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0027.948">
                <text:p>10027.948</text:p>
              </table:table-cell>
              <table:table-cell office:value-type="float" office:value="4118.275">
                <text:p>4118.275</text:p>
              </table:table-cell>
              <table:table-cell office:value-type="float" office:value="8019.932">
                <text:p>8019.932</text:p>
              </table:table-cell>
              <table:table-cell office:value-type="float" office:value="5877.06">
                <text:p>5877.06</text:p>
              </table:table-cell>
              <table:table-cell office:value-type="float" office:value="5321.75861538462">
                <text:p>5321.75861538462</text:p>
              </table:table-cell>
              <table:table-cell office:value-type="float" office:value="1764.02407692308">
                <text:p>1764.02407692308</text:p>
              </table:table-cell>
              <table:table-cell office:value-type="float" office:value="5714.50053846154">
                <text:p>5714.50053846154</text:p>
              </table:table-cell>
              <table:table-cell office:value-type="float" office:value="1751.96838461538">
                <text:p>1751.96838461538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10154.712">
                <text:p>10154.712</text:p>
              </table:table-cell>
              <table:table-cell office:value-type="float" office:value="4235.029">
                <text:p>4235.029</text:p>
              </table:table-cell>
              <table:table-cell office:value-type="float" office:value="7692.996">
                <text:p>7692.996</text:p>
              </table:table-cell>
              <table:table-cell office:value-type="float" office:value="6267.439">
                <text:p>6267.439</text:p>
              </table:table-cell>
              <table:table-cell office:value-type="float" office:value="4941.633">
                <text:p>4941.633</text:p>
              </table:table-cell>
              <table:table-cell office:value-type="float" office:value="1638.02235714286">
                <text:p>1638.02235714286</text:p>
              </table:table-cell>
              <table:table-cell office:value-type="float" office:value="5306.32192857143">
                <text:p>5306.32192857143</text:p>
              </table:table-cell>
              <table:table-cell office:value-type="float" office:value="1626.82778571429">
                <text:p>1626.82778571429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10391.69">
                <text:p>10391.69</text:p>
              </table:table-cell>
              <table:table-cell office:value-type="float" office:value="4271.702">
                <text:p>4271.702</text:p>
              </table:table-cell>
              <table:table-cell office:value-type="float" office:value="7348.659">
                <text:p>7348.659</text:p>
              </table:table-cell>
              <table:table-cell office:value-type="float" office:value="5197.352">
                <text:p>5197.352</text:p>
              </table:table-cell>
              <table:table-cell office:value-type="float" office:value="4612.1908">
                <text:p>4612.1908</text:p>
              </table:table-cell>
              <table:table-cell office:value-type="float" office:value="1528.82086666667">
                <text:p>1528.82086666667</text:p>
              </table:table-cell>
              <table:table-cell office:value-type="float" office:value="4952.56713333333">
                <text:p>4952.56713333333</text:p>
              </table:table-cell>
              <table:table-cell office:value-type="float" office:value="1518.3726">
                <text:p>1518.3726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10534.857">
                <text:p>10534.857</text:p>
              </table:table-cell>
              <table:table-cell office:value-type="float" office:value="4337.846">
                <text:p>4337.846</text:p>
              </table:table-cell>
              <table:table-cell office:value-type="float" office:value="12318.833">
                <text:p>12318.833</text:p>
              </table:table-cell>
              <table:table-cell office:value-type="float" office:value="6267.133">
                <text:p>6267.133</text:p>
              </table:table-cell>
              <table:table-cell office:value-type="float" office:value="4323.928875">
                <text:p>4323.928875</text:p>
              </table:table-cell>
              <table:table-cell office:value-type="float" office:value="1433.2695625">
                <text:p>1433.2695625</text:p>
              </table:table-cell>
              <table:table-cell office:value-type="float" office:value="4643.0316875">
                <text:p>4643.0316875</text:p>
              </table:table-cell>
              <table:table-cell office:value-type="float" office:value="1423.4743125">
                <text:p>1423.474312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5" chart:maximum="5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375cm" svg:y="8.309cm" chart:style-name="ch2">
          <text:p>b) Overhead</text:p>
        </chart:title>
        <chart:subtitle svg:x="10.351cm" svg:y="9.297cm" chart:style-name="ch3">
          <text:p>Xeon Host</text:p>
        </chart:subtitle>
        <chart:legend svg:x="0.135cm" svg:y="8.148cm" style:legend-expansion="custom" chartooo:width="5.747cm" chartooo:height="1.3cm" style:legend-expansion-aspect-ratio="4.42076923076923" chart:style-name="ch4"/>
        <chart:plot-area chart:style-name="ch5" table:cell-range-address="data.A5:data.A20 data.H5:data.H20 data.H53:data.H68 data.U5:data.U20 data.U53:data.U68" chart:data-source-has-labels="both" svg:x="0.026cm" svg:y="0.152cm" svg:width="13.134cm" svg:height="8.225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6cm" svg:y="6.998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59cm" svg:y="0.53cm" chart:style-name="ch9">
              <text:p>Time (ms)</text:p>
            </chart:title>
            <chart:grid chart:style-name="ch10" chart:class="major"/>
          </chart:axis>
          <chart:series chart:style-name="ch11" chart:values-cell-range-address="data.H5:data.H20" loext:label-string="thread" chart:class="chart:line">
            <chart:data-point chart:repeated="16"/>
          </chart:series>
          <chart:series chart:style-name="ch12" chart:values-cell-range-address="data.H53:data.H68" loext:label-string="vect_thread" chart:class="chart:line">
            <chart:data-point chart:repeated="16"/>
          </chart:series>
          <chart:series chart:style-name="ch13" chart:values-cell-range-address="data.U5:data.U20" loext:label-string="ff" chart:class="chart:line">
            <chart:data-point chart:repeated="16"/>
          </chart:series>
          <chart:series chart:style-name="ch14" chart:values-cell-range-address="data.U53:data.U68" loext:label-string="vect_ff" chart:class="chart:line">
            <chart:data-point chart:repeated="1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2.336">
                <text:p>2.336</text:p>
                <draw:g>
                  <svg:desc>data.H5:data.H20</svg:desc>
                </draw:g>
              </table:table-cell>
              <table:table-cell office:value-type="float" office:value="0.881">
                <text:p>0.881</text:p>
                <draw:g>
                  <svg:desc>data.H53:data.H68</svg:desc>
                </draw:g>
              </table:table-cell>
              <table:table-cell office:value-type="float" office:value="5.051">
                <text:p>5.051</text:p>
                <draw:g>
                  <svg:desc>data.U5:data.U20</svg:desc>
                </draw:g>
              </table:table-cell>
              <table:table-cell office:value-type="float" office:value="3.811">
                <text:p>3.811</text:p>
                <draw:g>
                  <svg:desc>data.U53:data.U6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.51">
                <text:p>4.51</text:p>
              </table:table-cell>
              <table:table-cell office:value-type="float" office:value="0.945">
                <text:p>0.945</text:p>
              </table:table-cell>
              <table:table-cell office:value-type="float" office:value="615.612">
                <text:p>615.612</text:p>
              </table:table-cell>
              <table:table-cell office:value-type="float" office:value="4553.158">
                <text:p>4553.158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5.87">
                <text:p>5.87</text:p>
              </table:table-cell>
              <table:table-cell office:value-type="float" office:value="1.65">
                <text:p>1.65</text:p>
              </table:table-cell>
              <table:table-cell office:value-type="float" office:value="4151.14">
                <text:p>4151.14</text:p>
              </table:table-cell>
              <table:table-cell office:value-type="float" office:value="3656.451">
                <text:p>3656.45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.6">
                <text:p>15.6</text:p>
              </table:table-cell>
              <table:table-cell office:value-type="float" office:value="1.935">
                <text:p>1.935</text:p>
              </table:table-cell>
              <table:table-cell office:value-type="float" office:value="4496.834">
                <text:p>4496.834</text:p>
              </table:table-cell>
              <table:table-cell office:value-type="float" office:value="2969.134">
                <text:p>2969.13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.828">
                <text:p>5.828</text:p>
              </table:table-cell>
              <table:table-cell office:value-type="float" office:value="2.1">
                <text:p>2.1</text:p>
              </table:table-cell>
              <table:table-cell office:value-type="float" office:value="2916.811">
                <text:p>2916.811</text:p>
              </table:table-cell>
              <table:table-cell office:value-type="float" office:value="1886.396">
                <text:p>1886.396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6.687">
                <text:p>6.687</text:p>
              </table:table-cell>
              <table:table-cell office:value-type="float" office:value="3.369">
                <text:p>3.369</text:p>
              </table:table-cell>
              <table:table-cell office:value-type="float" office:value="945.286">
                <text:p>945.286</text:p>
              </table:table-cell>
              <table:table-cell office:value-type="float" office:value="4462.476">
                <text:p>4462.47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9.155">
                <text:p>9.155</text:p>
              </table:table-cell>
              <table:table-cell office:value-type="float" office:value="4.355">
                <text:p>4.355</text:p>
              </table:table-cell>
              <table:table-cell office:value-type="float" office:value="214.952">
                <text:p>214.952</text:p>
              </table:table-cell>
              <table:table-cell office:value-type="float" office:value="4203.86">
                <text:p>4203.8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9.348">
                <text:p>9.348</text:p>
              </table:table-cell>
              <table:table-cell office:value-type="float" office:value="4.177">
                <text:p>4.177</text:p>
              </table:table-cell>
              <table:table-cell office:value-type="float" office:value="228.977">
                <text:p>228.977</text:p>
              </table:table-cell>
              <table:table-cell office:value-type="float" office:value="3439.408">
                <text:p>3439.40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7.699">
                <text:p>7.699</text:p>
              </table:table-cell>
              <table:table-cell office:value-type="float" office:value="4.412">
                <text:p>4.412</text:p>
              </table:table-cell>
              <table:table-cell office:value-type="float" office:value="279.269">
                <text:p>279.269</text:p>
              </table:table-cell>
              <table:table-cell office:value-type="float" office:value="2851.096">
                <text:p>2851.09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8.351">
                <text:p>8.351</text:p>
              </table:table-cell>
              <table:table-cell office:value-type="float" office:value="5.532">
                <text:p>5.532</text:p>
              </table:table-cell>
              <table:table-cell office:value-type="float" office:value="388.102">
                <text:p>388.102</text:p>
              </table:table-cell>
              <table:table-cell office:value-type="float" office:value="2447.332">
                <text:p>2447.33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9.279">
                <text:p>19.279</text:p>
              </table:table-cell>
              <table:table-cell office:value-type="float" office:value="5.479">
                <text:p>5.479</text:p>
              </table:table-cell>
              <table:table-cell office:value-type="float" office:value="369.013">
                <text:p>369.013</text:p>
              </table:table-cell>
              <table:table-cell office:value-type="float" office:value="3676.968">
                <text:p>3676.96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.929">
                <text:p>10.929</text:p>
              </table:table-cell>
              <table:table-cell office:value-type="float" office:value="5.792">
                <text:p>5.792</text:p>
              </table:table-cell>
              <table:table-cell office:value-type="float" office:value="527.237">
                <text:p>527.237</text:p>
              </table:table-cell>
              <table:table-cell office:value-type="float" office:value="1810.829">
                <text:p>1810.829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157.125">
                <text:p>157.125</text:p>
              </table:table-cell>
              <table:table-cell office:value-type="float" office:value="275.418">
                <text:p>275.418</text:p>
              </table:table-cell>
              <table:table-cell office:value-type="float" office:value="250.734">
                <text:p>250.734</text:p>
              </table:table-cell>
              <table:table-cell office:value-type="float" office:value="1881.085">
                <text:p>1881.085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383.338">
                <text:p>383.338</text:p>
              </table:table-cell>
              <table:table-cell office:value-type="float" office:value="485.367">
                <text:p>485.367</text:p>
              </table:table-cell>
              <table:table-cell office:value-type="float" office:value="268.201">
                <text:p>268.201</text:p>
              </table:table-cell>
              <table:table-cell office:value-type="float" office:value="2389.03">
                <text:p>2389.03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596.399">
                <text:p>596.399</text:p>
              </table:table-cell>
              <table:table-cell office:value-type="float" office:value="686.595">
                <text:p>686.595</text:p>
              </table:table-cell>
              <table:table-cell office:value-type="float" office:value="227.032">
                <text:p>227.032</text:p>
              </table:table-cell>
              <table:table-cell office:value-type="float" office:value="1336.527">
                <text:p>1336.527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95.58">
                <text:p>795.58</text:p>
              </table:table-cell>
              <table:table-cell office:value-type="float" office:value="748.022">
                <text:p>748.022</text:p>
              </table:table-cell>
              <table:table-cell office:value-type="float" office:value="5265.248">
                <text:p>5265.248</text:p>
              </table:table-cell>
              <table:table-cell office:value-type="float" office:value="2842.345">
                <text:p>2842.34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200" chart:maximum="200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375cm" svg:y="8.309cm" chart:style-name="ch2">
          <text:p>b) Overhead</text:p>
        </chart:title>
        <chart:subtitle svg:x="10.342cm" svg:y="9.297cm" chart:style-name="ch3">
          <text:p>Xeon Phi</text:p>
        </chart:subtitle>
        <chart:legend svg:x="0.135cm" svg:y="8.148cm" style:legend-expansion="custom" chartooo:width="5.747cm" chartooo:height="1.301cm" style:legend-expansion-aspect-ratio="4.4173712528824" chart:style-name="ch4"/>
        <chart:plot-area chart:style-name="ch5" table:cell-range-address="data.A24:data.A48 data.H24:data.H48 data.H72:data.H96 data.U24:data.U48 data.U72:data.U96" chart:data-source-has-labels="both" svg:x="0.026cm" svg:y="0.153cm" svg:width="13.295cm" svg:height="8.316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8cm" svg:y="7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1cm" svg:y="0.532cm" chart:style-name="ch9">
              <text:p>Time (ms)</text:p>
            </chart:title>
            <chart:grid chart:style-name="ch10" chart:class="major"/>
          </chart:axis>
          <chart:series chart:style-name="ch11" chart:values-cell-range-address="data.H24:data.H48" loext:label-string="thread" chart:class="chart:line">
            <chart:data-point chart:repeated="25"/>
          </chart:series>
          <chart:series chart:style-name="ch12" chart:values-cell-range-address="data.H72:data.H96" loext:label-string="vect_thread" chart:class="chart:line">
            <chart:data-point chart:repeated="25"/>
          </chart:series>
          <chart:series chart:style-name="ch13" chart:values-cell-range-address="data.U24:data.U48" loext:label-string="ff" chart:class="chart:line">
            <chart:data-point chart:repeated="25"/>
          </chart:series>
          <chart:series chart:style-name="ch14" chart:values-cell-range-address="data.U72:data.U96" loext:label-string="vect_ff" chart:class="chart:line">
            <chart:data-point chart:repeated="2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547745.672">
                <text:p>547745.672</text:p>
                <draw:g>
                  <svg:desc>data.H24:data.H48</svg:desc>
                </draw:g>
              </table:table-cell>
              <table:table-cell office:value-type="float" office:value="71684.657">
                <text:p>71684.657</text:p>
                <draw:g>
                  <svg:desc>data.H72:data.H96</svg:desc>
                </draw:g>
              </table:table-cell>
              <table:table-cell office:value-type="float" office:value="1.603">
                <text:p>1.603</text:p>
                <draw:g>
                  <svg:desc>data.U24:data.U48</svg:desc>
                </draw:g>
              </table:table-cell>
              <table:table-cell office:value-type="float" office:value="1.68">
                <text:p>1.68</text:p>
                <draw:g>
                  <svg:desc>data.U72:data.U9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5811.453">
                <text:p>55811.453</text:p>
              </table:table-cell>
              <table:table-cell office:value-type="float" office:value="5606.581">
                <text:p>5606.581</text:p>
              </table:table-cell>
              <table:table-cell office:value-type="float" office:value="39758.022">
                <text:p>39758.022</text:p>
              </table:table-cell>
              <table:table-cell office:value-type="float" office:value="5358.973">
                <text:p>5358.97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6777.604">
                <text:p>66777.604</text:p>
              </table:table-cell>
              <table:table-cell office:value-type="float" office:value="444.903">
                <text:p>444.903</text:p>
              </table:table-cell>
              <table:table-cell office:value-type="float" office:value="20429.241">
                <text:p>20429.241</text:p>
              </table:table-cell>
              <table:table-cell office:value-type="float" office:value="2391.043">
                <text:p>2391.043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8135.867">
                <text:p>58135.867</text:p>
              </table:table-cell>
              <table:table-cell office:value-type="float" office:value="139.821">
                <text:p>139.821</text:p>
              </table:table-cell>
              <table:table-cell office:value-type="float" office:value="13422.979">
                <text:p>13422.979</text:p>
              </table:table-cell>
              <table:table-cell office:value-type="float" office:value="1470.098">
                <text:p>1470.098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51612.303">
                <text:p>51612.303</text:p>
              </table:table-cell>
              <table:table-cell office:value-type="float" office:value="346.381">
                <text:p>346.381</text:p>
              </table:table-cell>
              <table:table-cell office:value-type="float" office:value="9576.919">
                <text:p>9576.919</text:p>
              </table:table-cell>
              <table:table-cell office:value-type="float" office:value="1177.479">
                <text:p>1177.47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46891.502">
                <text:p>46891.502</text:p>
              </table:table-cell>
              <table:table-cell office:value-type="float" office:value="330.931">
                <text:p>330.931</text:p>
              </table:table-cell>
              <table:table-cell office:value-type="float" office:value="6686.503">
                <text:p>6686.503</text:p>
              </table:table-cell>
              <table:table-cell office:value-type="float" office:value="931.841">
                <text:p>931.841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7108.27">
                <text:p>27108.27</text:p>
              </table:table-cell>
              <table:table-cell office:value-type="float" office:value="521.214">
                <text:p>521.214</text:p>
              </table:table-cell>
              <table:table-cell office:value-type="float" office:value="6388.036">
                <text:p>6388.036</text:p>
              </table:table-cell>
              <table:table-cell office:value-type="float" office:value="770.44">
                <text:p>770.44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10080.713">
                <text:p>10080.713</text:p>
              </table:table-cell>
              <table:table-cell office:value-type="float" office:value="642.857">
                <text:p>642.857</text:p>
              </table:table-cell>
              <table:table-cell office:value-type="float" office:value="3615.287">
                <text:p>3615.287</text:p>
              </table:table-cell>
              <table:table-cell office:value-type="float" office:value="761.75">
                <text:p>761.75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457.11">
                <text:p>9457.11</text:p>
              </table:table-cell>
              <table:table-cell office:value-type="float" office:value="617.618">
                <text:p>617.618</text:p>
              </table:table-cell>
              <table:table-cell office:value-type="float" office:value="3853.666">
                <text:p>3853.666</text:p>
              </table:table-cell>
              <table:table-cell office:value-type="float" office:value="633.652">
                <text:p>633.652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7264.643">
                <text:p>7264.643</text:p>
              </table:table-cell>
              <table:table-cell office:value-type="float" office:value="624.804">
                <text:p>624.804</text:p>
              </table:table-cell>
              <table:table-cell office:value-type="float" office:value="3819.697">
                <text:p>3819.697</text:p>
              </table:table-cell>
              <table:table-cell office:value-type="float" office:value="566.896">
                <text:p>566.896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7318.764">
                <text:p>7318.764</text:p>
              </table:table-cell>
              <table:table-cell office:value-type="float" office:value="519.562">
                <text:p>519.562</text:p>
              </table:table-cell>
              <table:table-cell office:value-type="float" office:value="3529.578">
                <text:p>3529.578</text:p>
              </table:table-cell>
              <table:table-cell office:value-type="float" office:value="418.106">
                <text:p>418.106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7235.042">
                <text:p>7235.042</text:p>
              </table:table-cell>
              <table:table-cell office:value-type="float" office:value="515.243">
                <text:p>515.243</text:p>
              </table:table-cell>
              <table:table-cell office:value-type="float" office:value="2918.554">
                <text:p>2918.554</text:p>
              </table:table-cell>
              <table:table-cell office:value-type="float" office:value="432.777">
                <text:p>432.777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502.619">
                <text:p>8502.619</text:p>
              </table:table-cell>
              <table:table-cell office:value-type="float" office:value="3186.638">
                <text:p>3186.638</text:p>
              </table:table-cell>
              <table:table-cell office:value-type="float" office:value="2526.581">
                <text:p>2526.581</text:p>
              </table:table-cell>
              <table:table-cell office:value-type="float" office:value="469.066">
                <text:p>469.066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894.524">
                <text:p>8894.524</text:p>
              </table:table-cell>
              <table:table-cell office:value-type="float" office:value="860.522">
                <text:p>860.522</text:p>
              </table:table-cell>
              <table:table-cell office:value-type="float" office:value="4046.275">
                <text:p>4046.275</text:p>
              </table:table-cell>
              <table:table-cell office:value-type="float" office:value="536.454">
                <text:p>536.4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5846.08">
                <text:p>5846.08</text:p>
              </table:table-cell>
              <table:table-cell office:value-type="float" office:value="791.943">
                <text:p>791.943</text:p>
              </table:table-cell>
              <table:table-cell office:value-type="float" office:value="3121.911">
                <text:p>3121.911</text:p>
              </table:table-cell>
              <table:table-cell office:value-type="float" office:value="637.375">
                <text:p>637.375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5610.342">
                <text:p>5610.342</text:p>
              </table:table-cell>
              <table:table-cell office:value-type="float" office:value="749.542">
                <text:p>749.542</text:p>
              </table:table-cell>
              <table:table-cell office:value-type="float" office:value="2660.713">
                <text:p>2660.713</text:p>
              </table:table-cell>
              <table:table-cell office:value-type="float" office:value="521.088">
                <text:p>521.088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4309.246">
                <text:p>4309.246</text:p>
              </table:table-cell>
              <table:table-cell office:value-type="float" office:value="733.347">
                <text:p>733.347</text:p>
              </table:table-cell>
              <table:table-cell office:value-type="float" office:value="3344.146">
                <text:p>3344.146</text:p>
              </table:table-cell>
              <table:table-cell office:value-type="float" office:value="475.495">
                <text:p>475.49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3157.673">
                <text:p>3157.673</text:p>
              </table:table-cell>
              <table:table-cell office:value-type="float" office:value="843.085">
                <text:p>843.085</text:p>
              </table:table-cell>
              <table:table-cell office:value-type="float" office:value="3853.065">
                <text:p>3853.065</text:p>
              </table:table-cell>
              <table:table-cell office:value-type="float" office:value="542.549">
                <text:p>542.549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882.751">
                <text:p>2882.751</text:p>
              </table:table-cell>
              <table:table-cell office:value-type="float" office:value="831.024">
                <text:p>831.024</text:p>
              </table:table-cell>
              <table:table-cell office:value-type="float" office:value="3106.14">
                <text:p>3106.14</text:p>
              </table:table-cell>
              <table:table-cell office:value-type="float" office:value="518.019">
                <text:p>518.019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3550.835">
                <text:p>3550.835</text:p>
              </table:table-cell>
              <table:table-cell office:value-type="float" office:value="896.196">
                <text:p>896.196</text:p>
              </table:table-cell>
              <table:table-cell office:value-type="float" office:value="3345.979">
                <text:p>3345.979</text:p>
              </table:table-cell>
              <table:table-cell office:value-type="float" office:value="589.234">
                <text:p>589.234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3623.713">
                <text:p>3623.713</text:p>
              </table:table-cell>
              <table:table-cell office:value-type="float" office:value="889.447">
                <text:p>889.447</text:p>
              </table:table-cell>
              <table:table-cell office:value-type="float" office:value="3442.96">
                <text:p>3442.96</text:p>
              </table:table-cell>
              <table:table-cell office:value-type="float" office:value="580.26">
                <text:p>580.26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3726.474">
                <text:p>3726.474</text:p>
              </table:table-cell>
              <table:table-cell office:value-type="float" office:value="883.145">
                <text:p>883.145</text:p>
              </table:table-cell>
              <table:table-cell office:value-type="float" office:value="3691.957">
                <text:p>3691.957</text:p>
              </table:table-cell>
              <table:table-cell office:value-type="float" office:value="601.495">
                <text:p>601.495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3679.9">
                <text:p>3679.9</text:p>
              </table:table-cell>
              <table:table-cell office:value-type="float" office:value="899.812">
                <text:p>899.812</text:p>
              </table:table-cell>
              <table:table-cell office:value-type="float" office:value="3434.735">
                <text:p>3434.735</text:p>
              </table:table-cell>
              <table:table-cell office:value-type="float" office:value="603.858">
                <text:p>603.858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3437.437">
                <text:p>3437.437</text:p>
              </table:table-cell>
              <table:table-cell office:value-type="float" office:value="907.641">
                <text:p>907.641</text:p>
              </table:table-cell>
              <table:table-cell office:value-type="float" office:value="3508.703">
                <text:p>3508.703</text:p>
              </table:table-cell>
              <table:table-cell office:value-type="float" office:value="903.52">
                <text:p>903.52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3906.539">
                <text:p>3906.539</text:p>
              </table:table-cell>
              <table:table-cell office:value-type="float" office:value="2538.507">
                <text:p>2538.507</text:p>
              </table:table-cell>
              <table:table-cell office:value-type="float" office:value="3494.588">
                <text:p>3494.588</text:p>
              </table:table-cell>
              <table:table-cell office:value-type="float" office:value="986.466">
                <text:p>986.46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12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19cm" svg:y="8.309cm" chart:style-name="ch2">
          <text:p>c) Speedup</text:p>
        </chart:title>
        <chart:subtitle svg:x="10.353cm" svg:y="9.297cm" chart:style-name="ch3">
          <text:p>Xeon Host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5:data.A20 data.J5:data.J20 data.J53:data.J68 data.W5:data.W20 data.W53:data.W68" chart:data-source-has-labels="both" svg:x="0.026cm" svg:y="0.152cm" svg:width="13.134cm" svg:height="8.225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8cm" svg:y="7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61cm" svg:y="0.532cm" chart:style-name="ch9">
              <text:p>Speedup</text:p>
            </chart:title>
            <chart:grid chart:style-name="ch10" chart:class="major"/>
          </chart:axis>
          <chart:series chart:style-name="ch11" chart:values-cell-range-address="data.J5:data.J20" loext:label-string="thread" chart:class="chart:line">
            <chart:data-point chart:repeated="16"/>
          </chart:series>
          <chart:series chart:style-name="ch12" chart:values-cell-range-address="data.J53:data.J68" loext:label-string="vect_thread" chart:class="chart:line">
            <chart:data-point chart:repeated="16"/>
          </chart:series>
          <chart:series chart:style-name="ch13" chart:values-cell-range-address="data.W5:data.W20" loext:label-string="ff" chart:class="chart:line">
            <chart:data-point chart:repeated="16"/>
          </chart:series>
          <chart:series chart:style-name="ch14" chart:values-cell-range-address="data.W53:data.W68" loext:label-string="vect_ff" chart:class="chart:line">
            <chart:data-point chart:repeated="16"/>
          </chart:series>
          <chart:series chart:style-name="ch15" chart:values-cell-range-address="data.A5:data.A20" loext:label-string="ideal" chart:class="chart:line">
            <chart:data-point chart:repeated="1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0.983699614282853">
                <text:p>0.983699614282853</text:p>
                <draw:g>
                  <svg:desc>data.J5:data.J20</svg:desc>
                </draw:g>
              </table:table-cell>
              <table:table-cell office:value-type="float" office:value="0.995809251372443">
                <text:p>0.995809251372443</text:p>
                <draw:g>
                  <svg:desc>data.J53:data.J68</svg:desc>
                </draw:g>
              </table:table-cell>
              <table:table-cell office:value-type="float" office:value="0.922677099126376">
                <text:p>0.922677099126376</text:p>
                <draw:g>
                  <svg:desc>data.W5:data.W20</svg:desc>
                </draw:g>
              </table:table-cell>
              <table:table-cell office:value-type="float" office:value="1.00070867234987">
                <text:p>1.00070867234987</text:p>
                <draw:g>
                  <svg:desc>data.W53:data.W68</svg:desc>
                </draw:g>
              </table:table-cell>
              <table:table-cell office:value-type="float" office:value="1">
                <text:p>1</text:p>
                <draw:g>
                  <svg:desc>data.A5:data.A2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.51237343769138">
                <text:p>1.51237343769138</text:p>
              </table:table-cell>
              <table:table-cell office:value-type="float" office:value="1.81772498637042">
                <text:p>1.81772498637042</text:p>
              </table:table-cell>
              <table:table-cell office:value-type="float" office:value="1.89448433351867">
                <text:p>1.89448433351867</text:p>
              </table:table-cell>
              <table:table-cell office:value-type="float" office:value="1.04734146086077">
                <text:p>1.0473414608607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.6710890320273">
                <text:p>1.6710890320273</text:p>
              </table:table-cell>
              <table:table-cell office:value-type="float" office:value="2.55724312613687">
                <text:p>2.55724312613687</text:p>
              </table:table-cell>
              <table:table-cell office:value-type="float" office:value="2.1607413588896">
                <text:p>2.1607413588896</text:p>
              </table:table-cell>
              <table:table-cell office:value-type="float" office:value="1.67818207513581">
                <text:p>1.678182075135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.76949824292871">
                <text:p>1.76949824292871</text:p>
              </table:table-cell>
              <table:table-cell office:value-type="float" office:value="3.09161695480426">
                <text:p>3.09161695480426</text:p>
              </table:table-cell>
              <table:table-cell office:value-type="float" office:value="2.61453374929739">
                <text:p>2.61453374929739</text:p>
              </table:table-cell>
              <table:table-cell office:value-type="float" office:value="1.90870571896299">
                <text:p>1.908705718962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.91158255472427">
                <text:p>3.91158255472427</text:p>
              </table:table-cell>
              <table:table-cell office:value-type="float" office:value="3.55344710035112">
                <text:p>3.55344710035112</text:p>
              </table:table-cell>
              <table:table-cell office:value-type="float" office:value="3.30574487173172">
                <text:p>3.30574487173172</text:p>
              </table:table-cell>
              <table:table-cell office:value-type="float" office:value="2.37236179878601">
                <text:p>2.372361798786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.10884764954298">
                <text:p>4.10884764954298</text:p>
              </table:table-cell>
              <table:table-cell office:value-type="float" office:value="3.93673922205313">
                <text:p>3.93673922205313</text:p>
              </table:table-cell>
              <table:table-cell office:value-type="float" office:value="4.7596996606956">
                <text:p>4.7596996606956</text:p>
              </table:table-cell>
              <table:table-cell office:value-type="float" office:value="2.30933910097194">
                <text:p>2.30933910097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.33999009333792">
                <text:p>4.33999009333792</text:p>
              </table:table-cell>
              <table:table-cell office:value-type="float" office:value="4.43671375016179">
                <text:p>4.43671375016179</text:p>
              </table:table-cell>
              <table:table-cell office:value-type="float" office:value="5.93379156533197">
                <text:p>5.93379156533197</text:p>
              </table:table-cell>
              <table:table-cell office:value-type="float" office:value="2.38775023027696">
                <text:p>2.3877502302769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.69633949803652">
                <text:p>4.69633949803652</text:p>
              </table:table-cell>
              <table:table-cell office:value-type="float" office:value="4.77664072932551">
                <text:p>4.77664072932551</text:p>
              </table:table-cell>
              <table:table-cell office:value-type="float" office:value="6.57592786710995">
                <text:p>6.57592786710995</text:p>
              </table:table-cell>
              <table:table-cell office:value-type="float" office:value="2.73200465178487">
                <text:p>2.7320046517848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5.43893075579456">
                <text:p>5.43893075579456</text:p>
              </table:table-cell>
              <table:table-cell office:value-type="float" office:value="5.07046147158562">
                <text:p>5.07046147158562</text:p>
              </table:table-cell>
              <table:table-cell office:value-type="float" office:value="7.20766546601176">
                <text:p>7.20766546601176</text:p>
              </table:table-cell>
              <table:table-cell office:value-type="float" office:value="3.11170450187442">
                <text:p>3.1117045018744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.87155424338885">
                <text:p>5.87155424338885</text:p>
              </table:table-cell>
              <table:table-cell office:value-type="float" office:value="5.29281281742422">
                <text:p>5.29281281742422</text:p>
              </table:table-cell>
              <table:table-cell office:value-type="float" office:value="7.78730665518342">
                <text:p>7.78730665518342</text:p>
              </table:table-cell>
              <table:table-cell office:value-type="float" office:value="3.24058628693337">
                <text:p>3.2405862869333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6.08916213585029">
                <text:p>6.08916213585029</text:p>
              </table:table-cell>
              <table:table-cell office:value-type="float" office:value="5.62114991293366">
                <text:p>5.62114991293366</text:p>
              </table:table-cell>
              <table:table-cell office:value-type="float" office:value="8.33183217520146">
                <text:p>8.33183217520146</text:p>
              </table:table-cell>
              <table:table-cell office:value-type="float" office:value="2.92495347806823">
                <text:p>2.924953478068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6.43290905909161">
                <text:p>6.43290905909161</text:p>
              </table:table-cell>
              <table:table-cell office:value-type="float" office:value="5.91268492358116">
                <text:p>5.91268492358116</text:p>
              </table:table-cell>
              <table:table-cell office:value-type="float" office:value="8.65565775524188">
                <text:p>8.65565775524188</text:p>
              </table:table-cell>
              <table:table-cell office:value-type="float" office:value="3.61783052693312">
                <text:p>3.617830526933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6.89900486121388">
                <text:p>6.89900486121388</text:p>
              </table:table-cell>
              <table:table-cell office:value-type="float" office:value="5.56842682919426">
                <text:p>5.56842682919426</text:p>
              </table:table-cell>
              <table:table-cell office:value-type="float" office:value="9.26298464874765">
                <text:p>9.26298464874765</text:p>
              </table:table-cell>
              <table:table-cell office:value-type="float" office:value="3.87533715837511">
                <text:p>3.87533715837511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.81288272872731">
                <text:p>6.81288272872731</text:p>
              </table:table-cell>
              <table:table-cell office:value-type="float" office:value="5.41491286128147">
                <text:p>5.41491286128147</text:p>
              </table:table-cell>
              <table:table-cell office:value-type="float" office:value="9.65664183368872">
                <text:p>9.65664183368872</text:p>
              </table:table-cell>
              <table:table-cell office:value-type="float" office:value="3.63395463442085">
                <text:p>3.6339546344208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.65751788207693">
                <text:p>6.65751788207693</text:p>
              </table:table-cell>
              <table:table-cell office:value-type="float" office:value="5.36842527872965">
                <text:p>5.36842527872965</text:p>
              </table:table-cell>
              <table:table-cell office:value-type="float" office:value="10.109124263352">
                <text:p>10.109124263352</text:p>
              </table:table-cell>
              <table:table-cell office:value-type="float" office:value="4.38215248842103">
                <text:p>4.3821524884210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.56704329256676">
                <text:p>6.56704329256676</text:p>
              </table:table-cell>
              <table:table-cell office:value-type="float" office:value="5.28656688135079">
                <text:p>5.28656688135079</text:p>
              </table:table-cell>
              <table:table-cell office:value-type="float" office:value="6.03048251404983">
                <text:p>6.03048251404983</text:p>
              </table:table-cell>
              <table:table-cell office:value-type="float" office:value="3.63413206644889">
                <text:p>3.63413206644889</text:p>
              </table:table-cell>
              <table:table-cell office:value-type="float" office:value="16">
                <text:p>1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true" chart:minimum="5000" chart:maximum="500000" chart:origin="0" chart:reverse-direction="false" text:line-break="false" chart:link-data-style-to-source="tru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draw:stroke="dash" draw:stroke-dash="Fine_20_Dashed" svg:stroke-color="#004586" draw:fill-color="#004586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draw:stroke="dash" draw:stroke-dash="Fine_20_Dashed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="dash" draw:stroke-dash="Fine_20_Dashed" svg:stroke-color="#579d1c" draw:fill-color="#579d1c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draw:stroke="dash" draw:stroke-dash="Ultrafine_20_Dashed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7.6cm" svg:y="8.31cm" chart:style-name="ch2">
          <text:p>a) Completion Time</text:p>
        </chart:title>
        <chart:subtitle svg:x="10.342cm" svg:y="9.297cm" chart:style-name="ch3">
          <text:p>Xeon Phi</text:p>
        </chart:subtitle>
        <chart:legend svg:x="0.135cm" svg:y="8.148cm" style:legend-expansion="custom" chartooo:width="7.176cm" chartooo:height="1.301cm" style:legend-expansion-aspect-ratio="5.51575710991545" chart:style-name="ch4"/>
        <chart:plot-area chart:style-name="ch5" table:cell-range-address="data.A24:data.A48 data.G24:data.G48 data.G72:data.G96 data.T24:data.T48 data.T72:data.T96 data.I24:data.I48 data.I72:data.I96 data.V24:data.V48 data.V72:data.V96" chart:data-source-has-labels="both" svg:x="0.026cm" svg:y="0.152cm" svg:width="13.295cm" svg:height="8.316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86cm" svg:y="6.998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59cm" svg:y="0.53cm" chart:style-name="ch9">
              <text:p>Time (ms)</text:p>
            </chart:title>
            <chart:grid chart:style-name="ch10" chart:class="major"/>
          </chart:axis>
          <chart:series chart:style-name="ch11" chart:values-cell-range-address="data.G24:data.G48" loext:label-string="thread" chart:class="chart:line">
            <chart:data-point chart:repeated="25"/>
          </chart:series>
          <chart:series chart:style-name="ch12" chart:values-cell-range-address="data.G72:data.G96" loext:label-string="vect_thread" chart:class="chart:line">
            <chart:data-point chart:repeated="25"/>
          </chart:series>
          <chart:series chart:style-name="ch13" chart:values-cell-range-address="data.T24:data.T48" loext:label-string="ff" chart:class="chart:line">
            <chart:data-point chart:repeated="25"/>
          </chart:series>
          <chart:series chart:style-name="ch14" chart:values-cell-range-address="data.T72:data.T96" loext:label-string="vect_ff" chart:class="chart:line">
            <chart:data-point chart:repeated="25"/>
          </chart:series>
          <chart:series chart:style-name="ch15" chart:values-cell-range-address="data.I24:data.I48" loext:label-string="ideal_t" chart:class="chart:line">
            <chart:data-point chart:repeated="25"/>
          </chart:series>
          <chart:series chart:style-name="ch16" chart:values-cell-range-address="data.I72:data.I96" loext:label-string="ideal_vt" chart:class="chart:line">
            <chart:data-point chart:repeated="25"/>
          </chart:series>
          <chart:series chart:style-name="ch17" chart:values-cell-range-address="data.V24:data.V48" loext:label-string="ideal_ff" chart:class="chart:line">
            <chart:data-point chart:repeated="25"/>
          </chart:series>
          <chart:series chart:style-name="ch18" chart:values-cell-range-address="data.V72:data.V96" loext:label-string="ideal_vff" chart:class="chart:line">
            <chart:data-point chart:repeated="25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_t</text:p>
              </table:table-cell>
              <table:table-cell office:value-type="string">
                <text:p>ideal_vt</text:p>
              </table:table-cell>
              <table:table-cell office:value-type="string">
                <text:p>ideal_ff</text:p>
              </table:table-cell>
              <table:table-cell office:value-type="string">
                <text:p>ideal_vff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565578.403">
                <text:p>565578.403</text:p>
                <draw:g>
                  <svg:desc>data.G24:data.G48</svg:desc>
                </draw:g>
              </table:table-cell>
              <table:table-cell office:value-type="float" office:value="81055.886">
                <text:p>81055.886</text:p>
                <draw:g>
                  <svg:desc>data.G72:data.G96</svg:desc>
                </draw:g>
              </table:table-cell>
              <table:table-cell office:value-type="float" office:value="549287.451">
                <text:p>549287.451</text:p>
                <draw:g>
                  <svg:desc>data.T24:data.T48</svg:desc>
                </draw:g>
              </table:table-cell>
              <table:table-cell office:value-type="float" office:value="80443.164">
                <text:p>80443.164</text:p>
                <draw:g>
                  <svg:desc>data.T72:data.T96</svg:desc>
                </draw:g>
              </table:table-cell>
              <table:table-cell office:value-type="float" office:value="564082.773">
                <text:p>564082.773</text:p>
                <draw:g>
                  <svg:desc>data.I24:data.I48</svg:desc>
                </draw:g>
              </table:table-cell>
              <table:table-cell office:value-type="float" office:value="80190.921">
                <text:p>80190.921</text:p>
                <draw:g>
                  <svg:desc>data.I72:data.I96</svg:desc>
                </draw:g>
              </table:table-cell>
              <table:table-cell office:value-type="float" office:value="560408.952">
                <text:p>560408.952</text:p>
                <draw:g>
                  <svg:desc>data.V24:data.V48</svg:desc>
                </draw:g>
              </table:table-cell>
              <table:table-cell office:value-type="float" office:value="80190.611">
                <text:p>80190.611</text:p>
                <draw:g>
                  <svg:desc>data.V72:data.V96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7348.54">
                <text:p>127348.54</text:p>
              </table:table-cell>
              <table:table-cell office:value-type="float" office:value="22062.452">
                <text:p>22062.452</text:p>
              </table:table-cell>
              <table:table-cell office:value-type="float" office:value="69668.784">
                <text:p>69668.784</text:p>
              </table:table-cell>
              <table:table-cell office:value-type="float" office:value="17257.592">
                <text:p>17257.592</text:p>
              </table:table-cell>
              <table:table-cell office:value-type="float" office:value="56408.2773">
                <text:p>56408.2773</text:p>
              </table:table-cell>
              <table:table-cell office:value-type="float" office:value="8019.0921">
                <text:p>8019.0921</text:p>
              </table:table-cell>
              <table:table-cell office:value-type="float" office:value="56040.8952">
                <text:p>56040.8952</text:p>
              </table:table-cell>
              <table:table-cell office:value-type="float" office:value="8019.0611">
                <text:p>8019.061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113756.209">
                <text:p>113756.209</text:p>
              </table:table-cell>
              <table:table-cell office:value-type="float" office:value="13392.751">
                <text:p>13392.751</text:p>
              </table:table-cell>
              <table:table-cell office:value-type="float" office:value="46537.644">
                <text:p>46537.644</text:p>
              </table:table-cell>
              <table:table-cell office:value-type="float" office:value="13075.847">
                <text:p>13075.847</text:p>
              </table:table-cell>
              <table:table-cell office:value-type="float" office:value="28204.13865">
                <text:p>28204.13865</text:p>
              </table:table-cell>
              <table:table-cell office:value-type="float" office:value="4009.54605">
                <text:p>4009.54605</text:p>
              </table:table-cell>
              <table:table-cell office:value-type="float" office:value="28020.4476">
                <text:p>28020.4476</text:p>
              </table:table-cell>
              <table:table-cell office:value-type="float" office:value="4009.53055">
                <text:p>4009.53055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99588.405">
                <text:p>99588.405</text:p>
              </table:table-cell>
              <table:table-cell office:value-type="float" office:value="11910.032">
                <text:p>11910.032</text:p>
              </table:table-cell>
              <table:table-cell office:value-type="float" office:value="35943.184">
                <text:p>35943.184</text:p>
              </table:table-cell>
              <table:table-cell office:value-type="float" office:value="11679.757">
                <text:p>11679.757</text:p>
              </table:table-cell>
              <table:table-cell office:value-type="float" office:value="18802.7591">
                <text:p>18802.7591</text:p>
              </table:table-cell>
              <table:table-cell office:value-type="float" office:value="2673.0307">
                <text:p>2673.0307</text:p>
              </table:table-cell>
              <table:table-cell office:value-type="float" office:value="18680.2984">
                <text:p>18680.2984</text:p>
              </table:table-cell>
              <table:table-cell office:value-type="float" office:value="2673.02036666667">
                <text:p>2673.02036666667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88266.932">
                <text:p>88266.932</text:p>
              </table:table-cell>
              <table:table-cell office:value-type="float" office:value="11587.981">
                <text:p>11587.981</text:p>
              </table:table-cell>
              <table:table-cell office:value-type="float" office:value="32213.983">
                <text:p>32213.983</text:p>
              </table:table-cell>
              <table:table-cell office:value-type="float" office:value="11020.31">
                <text:p>11020.31</text:p>
              </table:table-cell>
              <table:table-cell office:value-type="float" office:value="14102.069325">
                <text:p>14102.069325</text:p>
              </table:table-cell>
              <table:table-cell office:value-type="float" office:value="2004.773025">
                <text:p>2004.773025</text:p>
              </table:table-cell>
              <table:table-cell office:value-type="float" office:value="14010.2238">
                <text:p>14010.2238</text:p>
              </table:table-cell>
              <table:table-cell office:value-type="float" office:value="2004.765275">
                <text:p>2004.765275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9612.829">
                <text:p>79612.829</text:p>
              </table:table-cell>
              <table:table-cell office:value-type="float" office:value="11200.536">
                <text:p>11200.536</text:p>
              </table:table-cell>
              <table:table-cell office:value-type="float" office:value="29073.29">
                <text:p>29073.29</text:p>
              </table:table-cell>
              <table:table-cell office:value-type="float" office:value="10729.897">
                <text:p>10729.897</text:p>
              </table:table-cell>
              <table:table-cell office:value-type="float" office:value="11281.65546">
                <text:p>11281.65546</text:p>
              </table:table-cell>
              <table:table-cell office:value-type="float" office:value="1603.81842">
                <text:p>1603.81842</text:p>
              </table:table-cell>
              <table:table-cell office:value-type="float" office:value="11208.17904">
                <text:p>11208.17904</text:p>
              </table:table-cell>
              <table:table-cell office:value-type="float" office:value="1603.81222">
                <text:p>1603.81222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89089.949">
                <text:p>89089.949</text:p>
              </table:table-cell>
              <table:table-cell office:value-type="float" office:value="11232.066">
                <text:p>11232.066</text:p>
              </table:table-cell>
              <table:table-cell office:value-type="float" office:value="27322.394">
                <text:p>27322.394</text:p>
              </table:table-cell>
              <table:table-cell office:value-type="float" office:value="10605.01">
                <text:p>10605.01</text:p>
              </table:table-cell>
              <table:table-cell office:value-type="float" office:value="9401.37955">
                <text:p>9401.37955</text:p>
              </table:table-cell>
              <table:table-cell office:value-type="float" office:value="1336.51535">
                <text:p>1336.51535</text:p>
              </table:table-cell>
              <table:table-cell office:value-type="float" office:value="9340.1492">
                <text:p>9340.1492</text:p>
              </table:table-cell>
              <table:table-cell office:value-type="float" office:value="1336.51018333333">
                <text:p>1336.51018333333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94439.68">
                <text:p>94439.68</text:p>
              </table:table-cell>
              <table:table-cell office:value-type="float" office:value="11177.259">
                <text:p>11177.259</text:p>
              </table:table-cell>
              <table:table-cell office:value-type="float" office:value="25731.778">
                <text:p>25731.778</text:p>
              </table:table-cell>
              <table:table-cell office:value-type="float" office:value="11147.125">
                <text:p>11147.125</text:p>
              </table:table-cell>
              <table:table-cell office:value-type="float" office:value="8058.32532857143">
                <text:p>8058.32532857143</text:p>
              </table:table-cell>
              <table:table-cell office:value-type="float" office:value="1145.58458571429">
                <text:p>1145.58458571429</text:p>
              </table:table-cell>
              <table:table-cell office:value-type="float" office:value="8005.84217142857">
                <text:p>8005.84217142857</text:p>
              </table:table-cell>
              <table:table-cell office:value-type="float" office:value="1145.58015714286">
                <text:p>1145.5801571428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93962.613">
                <text:p>93962.613</text:p>
              </table:table-cell>
              <table:table-cell office:value-type="float" office:value="10993.259">
                <text:p>10993.259</text:p>
              </table:table-cell>
              <table:table-cell office:value-type="float" office:value="25320.132">
                <text:p>25320.132</text:p>
              </table:table-cell>
              <table:table-cell office:value-type="float" office:value="10953.04">
                <text:p>10953.04</text:p>
              </table:table-cell>
              <table:table-cell office:value-type="float" office:value="7051.0346625">
                <text:p>7051.0346625</text:p>
              </table:table-cell>
              <table:table-cell office:value-type="float" office:value="1002.3865125">
                <text:p>1002.3865125</text:p>
              </table:table-cell>
              <table:table-cell office:value-type="float" office:value="7005.1119">
                <text:p>7005.1119</text:p>
              </table:table-cell>
              <table:table-cell office:value-type="float" office:value="1002.3826375">
                <text:p>1002.3826375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88764.348">
                <text:p>88764.348</text:p>
              </table:table-cell>
              <table:table-cell office:value-type="float" office:value="10949.805">
                <text:p>10949.805</text:p>
              </table:table-cell>
              <table:table-cell office:value-type="float" office:value="24446.703">
                <text:p>24446.703</text:p>
              </table:table-cell>
              <table:table-cell office:value-type="float" office:value="10796.591">
                <text:p>10796.591</text:p>
              </table:table-cell>
              <table:table-cell office:value-type="float" office:value="6267.58636666667">
                <text:p>6267.58636666667</text:p>
              </table:table-cell>
              <table:table-cell office:value-type="float" office:value="891.010233333333">
                <text:p>891.010233333333</text:p>
              </table:table-cell>
              <table:table-cell office:value-type="float" office:value="6226.76613333333">
                <text:p>6226.76613333333</text:p>
              </table:table-cell>
              <table:table-cell office:value-type="float" office:value="891.006788888889">
                <text:p>891.006788888889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7886.222">
                <text:p>87886.222</text:p>
              </table:table-cell>
              <table:table-cell office:value-type="float" office:value="10732.763">
                <text:p>10732.763</text:p>
              </table:table-cell>
              <table:table-cell office:value-type="float" office:value="23665.745">
                <text:p>23665.745</text:p>
              </table:table-cell>
              <table:table-cell office:value-type="float" office:value="10613.739">
                <text:p>10613.739</text:p>
              </table:table-cell>
              <table:table-cell office:value-type="float" office:value="5640.82773">
                <text:p>5640.82773</text:p>
              </table:table-cell>
              <table:table-cell office:value-type="float" office:value="801.90921">
                <text:p>801.90921</text:p>
              </table:table-cell>
              <table:table-cell office:value-type="float" office:value="5604.08952">
                <text:p>5604.08952</text:p>
              </table:table-cell>
              <table:table-cell office:value-type="float" office:value="801.90611">
                <text:p>801.90611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86870.992">
                <text:p>86870.992</text:p>
              </table:table-cell>
              <table:table-cell office:value-type="float" office:value="10700.063">
                <text:p>10700.063</text:p>
              </table:table-cell>
              <table:table-cell office:value-type="float" office:value="23139.694">
                <text:p>23139.694</text:p>
              </table:table-cell>
              <table:table-cell office:value-type="float" office:value="10573.088">
                <text:p>10573.088</text:p>
              </table:table-cell>
              <table:table-cell office:value-type="float" office:value="5128.02520909091">
                <text:p>5128.02520909091</text:p>
              </table:table-cell>
              <table:table-cell office:value-type="float" office:value="729.008372727273">
                <text:p>729.008372727273</text:p>
              </table:table-cell>
              <table:table-cell office:value-type="float" office:value="5094.62683636364">
                <text:p>5094.62683636364</text:p>
              </table:table-cell>
              <table:table-cell office:value-type="float" office:value="729.005554545455">
                <text:p>729.005554545455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86302.468">
                <text:p>86302.468</text:p>
              </table:table-cell>
              <table:table-cell office:value-type="float" office:value="13388.372">
                <text:p>13388.372</text:p>
              </table:table-cell>
              <table:table-cell office:value-type="float" office:value="23687.989">
                <text:p>23687.989</text:p>
              </table:table-cell>
              <table:table-cell office:value-type="float" office:value="10505.987">
                <text:p>10505.987</text:p>
              </table:table-cell>
              <table:table-cell office:value-type="float" office:value="4700.689775">
                <text:p>4700.689775</text:p>
              </table:table-cell>
              <table:table-cell office:value-type="float" office:value="668.257675">
                <text:p>668.257675</text:p>
              </table:table-cell>
              <table:table-cell office:value-type="float" office:value="4670.0746">
                <text:p>4670.0746</text:p>
              </table:table-cell>
              <table:table-cell office:value-type="float" office:value="668.255091666667">
                <text:p>668.255091666667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85771.189">
                <text:p>85771.189</text:p>
              </table:table-cell>
              <table:table-cell office:value-type="float" office:value="11035.051">
                <text:p>11035.051</text:p>
              </table:table-cell>
              <table:table-cell office:value-type="float" office:value="24300.256">
                <text:p>24300.256</text:p>
              </table:table-cell>
              <table:table-cell office:value-type="float" office:value="10479.548">
                <text:p>10479.548</text:p>
              </table:table-cell>
              <table:table-cell office:value-type="float" office:value="4339.09825384615">
                <text:p>4339.09825384615</text:p>
              </table:table-cell>
              <table:table-cell office:value-type="float" office:value="616.853238461539">
                <text:p>616.853238461539</text:p>
              </table:table-cell>
              <table:table-cell office:value-type="float" office:value="4310.83809230769">
                <text:p>4310.83809230769</text:p>
              </table:table-cell>
              <table:table-cell office:value-type="float" office:value="616.850853846154">
                <text:p>616.850853846154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80339.419">
                <text:p>80339.419</text:p>
              </table:table-cell>
              <table:table-cell office:value-type="float" office:value="10932.295">
                <text:p>10932.295</text:p>
              </table:table-cell>
              <table:table-cell office:value-type="float" office:value="24401.79">
                <text:p>24401.79</text:p>
              </table:table-cell>
              <table:table-cell office:value-type="float" office:value="10448.421">
                <text:p>10448.421</text:p>
              </table:table-cell>
              <table:table-cell office:value-type="float" office:value="4029.16266428572">
                <text:p>4029.16266428572</text:p>
              </table:table-cell>
              <table:table-cell office:value-type="float" office:value="572.792292857143">
                <text:p>572.792292857143</text:p>
              </table:table-cell>
              <table:table-cell office:value-type="float" office:value="4002.92108571429">
                <text:p>4002.92108571429</text:p>
              </table:table-cell>
              <table:table-cell office:value-type="float" office:value="572.790078571429">
                <text:p>572.790078571429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8672.956">
                <text:p>78672.956</text:p>
              </table:table-cell>
              <table:table-cell office:value-type="float" office:value="10861.112">
                <text:p>10861.112</text:p>
              </table:table-cell>
              <table:table-cell office:value-type="float" office:value="23854.138">
                <text:p>23854.138</text:p>
              </table:table-cell>
              <table:table-cell office:value-type="float" office:value="10470.679">
                <text:p>10470.679</text:p>
              </table:table-cell>
              <table:table-cell office:value-type="float" office:value="3760.55182">
                <text:p>3760.55182</text:p>
              </table:table-cell>
              <table:table-cell office:value-type="float" office:value="534.60614">
                <text:p>534.60614</text:p>
              </table:table-cell>
              <table:table-cell office:value-type="float" office:value="3736.05968">
                <text:p>3736.05968</text:p>
              </table:table-cell>
              <table:table-cell office:value-type="float" office:value="534.604073333333">
                <text:p>534.604073333333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53148.886">
                <text:p>53148.886</text:p>
              </table:table-cell>
              <table:table-cell office:value-type="float" office:value="10829.021">
                <text:p>10829.021</text:p>
              </table:table-cell>
              <table:table-cell office:value-type="float" office:value="25651.8">
                <text:p>25651.8</text:p>
              </table:table-cell>
              <table:table-cell office:value-type="float" office:value="10391.482">
                <text:p>10391.482</text:p>
              </table:table-cell>
              <table:table-cell office:value-type="float" office:value="3525.51733125">
                <text:p>3525.51733125</text:p>
              </table:table-cell>
              <table:table-cell office:value-type="float" office:value="501.19325625">
                <text:p>501.19325625</text:p>
              </table:table-cell>
              <table:table-cell office:value-type="float" office:value="3502.55595">
                <text:p>3502.55595</text:p>
              </table:table-cell>
              <table:table-cell office:value-type="float" office:value="501.19131875">
                <text:p>501.19131875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4561.502">
                <text:p>24561.502</text:p>
              </table:table-cell>
              <table:table-cell office:value-type="float" office:value="10917.313">
                <text:p>10917.313</text:p>
              </table:table-cell>
              <table:table-cell office:value-type="float" office:value="27854.991">
                <text:p>27854.991</text:p>
              </table:table-cell>
              <table:table-cell office:value-type="float" office:value="10365.664">
                <text:p>10365.664</text:p>
              </table:table-cell>
              <table:table-cell office:value-type="float" office:value="3318.13395882353">
                <text:p>3318.13395882353</text:p>
              </table:table-cell>
              <table:table-cell office:value-type="float" office:value="471.7113">
                <text:p>471.7113</text:p>
              </table:table-cell>
              <table:table-cell office:value-type="float" office:value="3296.52324705882">
                <text:p>3296.52324705882</text:p>
              </table:table-cell>
              <table:table-cell office:value-type="float" office:value="471.709476470588">
                <text:p>471.709476470588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4764.081">
                <text:p>24764.081</text:p>
              </table:table-cell>
              <table:table-cell office:value-type="float" office:value="11014.581">
                <text:p>11014.581</text:p>
              </table:table-cell>
              <table:table-cell office:value-type="float" office:value="24063.735">
                <text:p>24063.735</text:p>
              </table:table-cell>
              <table:table-cell office:value-type="float" office:value="10358.524">
                <text:p>10358.524</text:p>
              </table:table-cell>
              <table:table-cell office:value-type="float" office:value="3133.79318333333">
                <text:p>3133.79318333333</text:p>
              </table:table-cell>
              <table:table-cell office:value-type="float" office:value="445.505116666667">
                <text:p>445.505116666667</text:p>
              </table:table-cell>
              <table:table-cell office:value-type="float" office:value="3113.38306666667">
                <text:p>3113.38306666667</text:p>
              </table:table-cell>
              <table:table-cell office:value-type="float" office:value="445.503394444445">
                <text:p>445.503394444445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5717.151">
                <text:p>25717.151</text:p>
              </table:table-cell>
              <table:table-cell office:value-type="float" office:value="11105.073">
                <text:p>11105.073</text:p>
              </table:table-cell>
              <table:table-cell office:value-type="float" office:value="24090.223">
                <text:p>24090.223</text:p>
              </table:table-cell>
              <table:table-cell office:value-type="float" office:value="10454.094">
                <text:p>10454.094</text:p>
              </table:table-cell>
              <table:table-cell office:value-type="float" office:value="2968.8567">
                <text:p>2968.8567</text:p>
              </table:table-cell>
              <table:table-cell office:value-type="float" office:value="422.057478947369">
                <text:p>422.057478947369</text:p>
              </table:table-cell>
              <table:table-cell office:value-type="float" office:value="2949.5208">
                <text:p>2949.5208</text:p>
              </table:table-cell>
              <table:table-cell office:value-type="float" office:value="422.055847368421">
                <text:p>422.055847368421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5684.924">
                <text:p>25684.924</text:p>
              </table:table-cell>
              <table:table-cell office:value-type="float" office:value="11078.919">
                <text:p>11078.919</text:p>
              </table:table-cell>
              <table:table-cell office:value-type="float" office:value="24041.478">
                <text:p>24041.478</text:p>
              </table:table-cell>
              <table:table-cell office:value-type="float" office:value="10439.053">
                <text:p>10439.053</text:p>
              </table:table-cell>
              <table:table-cell office:value-type="float" office:value="2820.413865">
                <text:p>2820.413865</text:p>
              </table:table-cell>
              <table:table-cell office:value-type="float" office:value="400.954605">
                <text:p>400.954605</text:p>
              </table:table-cell>
              <table:table-cell office:value-type="float" office:value="2802.04476">
                <text:p>2802.04476</text:p>
              </table:table-cell>
              <table:table-cell office:value-type="float" office:value="400.953055">
                <text:p>400.953055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5607.376">
                <text:p>25607.376</text:p>
              </table:table-cell>
              <table:table-cell office:value-type="float" office:value="11047.949">
                <text:p>11047.949</text:p>
              </table:table-cell>
              <table:table-cell office:value-type="float" office:value="24120.719">
                <text:p>24120.719</text:p>
              </table:table-cell>
              <table:table-cell office:value-type="float" office:value="10444.549">
                <text:p>10444.549</text:p>
              </table:table-cell>
              <table:table-cell office:value-type="float" office:value="2686.10844285714">
                <text:p>2686.10844285714</text:p>
              </table:table-cell>
              <table:table-cell office:value-type="float" office:value="381.861528571429">
                <text:p>381.861528571429</text:p>
              </table:table-cell>
              <table:table-cell office:value-type="float" office:value="2668.61405714286">
                <text:p>2668.61405714286</text:p>
              </table:table-cell>
              <table:table-cell office:value-type="float" office:value="381.860052380952">
                <text:p>381.860052380952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5352.463">
                <text:p>25352.463</text:p>
              </table:table-cell>
              <table:table-cell office:value-type="float" office:value="11053.688">
                <text:p>11053.688</text:p>
              </table:table-cell>
              <table:table-cell office:value-type="float" office:value="23879.108">
                <text:p>23879.108</text:p>
              </table:table-cell>
              <table:table-cell office:value-type="float" office:value="10594.947">
                <text:p>10594.947</text:p>
              </table:table-cell>
              <table:table-cell office:value-type="float" office:value="2564.01260454545">
                <text:p>2564.01260454545</text:p>
              </table:table-cell>
              <table:table-cell office:value-type="float" office:value="364.504186363636">
                <text:p>364.504186363636</text:p>
              </table:table-cell>
              <table:table-cell office:value-type="float" office:value="2547.31341818182">
                <text:p>2547.31341818182</text:p>
              </table:table-cell>
              <table:table-cell office:value-type="float" office:value="364.502777272727">
                <text:p>364.502777272727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4854.817">
                <text:p>24854.817</text:p>
              </table:table-cell>
              <table:table-cell office:value-type="float" office:value="11048.657">
                <text:p>11048.657</text:p>
              </table:table-cell>
              <table:table-cell office:value-type="float" office:value="23599.178">
                <text:p>23599.178</text:p>
              </table:table-cell>
              <table:table-cell office:value-type="float" office:value="11037.612">
                <text:p>11037.612</text:p>
              </table:table-cell>
              <table:table-cell office:value-type="float" office:value="2452.53379565217">
                <text:p>2452.53379565217</text:p>
              </table:table-cell>
              <table:table-cell office:value-type="float" office:value="348.65617826087">
                <text:p>348.65617826087</text:p>
              </table:table-cell>
              <table:table-cell office:value-type="float" office:value="2436.56066086957">
                <text:p>2436.56066086957</text:p>
              </table:table-cell>
              <table:table-cell office:value-type="float" office:value="348.654830434783">
                <text:p>348.654830434783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6248.783">
                <text:p>26248.783</text:p>
              </table:table-cell>
              <table:table-cell office:value-type="float" office:value="12967.559">
                <text:p>12967.559</text:p>
              </table:table-cell>
              <table:table-cell office:value-type="float" office:value="23818.826">
                <text:p>23818.826</text:p>
              </table:table-cell>
              <table:table-cell office:value-type="float" office:value="11199.137">
                <text:p>11199.137</text:p>
              </table:table-cell>
              <table:table-cell office:value-type="float" office:value="2350.3448875">
                <text:p>2350.3448875</text:p>
              </table:table-cell>
              <table:table-cell office:value-type="float" office:value="334.1288375">
                <text:p>334.1288375</text:p>
              </table:table-cell>
              <table:table-cell office:value-type="float" office:value="2335.0373">
                <text:p>2335.0373</text:p>
              </table:table-cell>
              <table:table-cell office:value-type="float" office:value="334.127545833333">
                <text:p>334.1275458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6">
      <number:number number:decimal-places="3" loext:min-decimal-places="3" number:min-integer-digits="1"/>
    </number:number-style>
    <number:number-style style:name="N107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07">
      <style:chart-properties chart:display-label="true" chart:tick-marks-major-inner="false" chart:tick-marks-major-outer="false" chart:logarithmic="false" chart:minimum="0" chart:maximum="1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1cm" svg:y="8.313cm" chart:style-name="ch2">
          <text:p>e) Efficiency</text:p>
        </chart:title>
        <chart:subtitle svg:x="10.357cm" svg:y="9.297cm" chart:style-name="ch3">
          <text:p>Xeon Host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5:data.A20 data.L5:data.L20 data.L53:data.L68 data.Y5:data.Y20 data.Y53:data.Y68 data.M1:data.M1" chart:data-source-has-labels="both" svg:x="0.026cm" svg:y="0.153cm" svg:width="13.134cm" svg:height="8.224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92cm" svg:y="7.003cm" chart:style-name="ch7">
              <text:p>Numer of Threads</text:p>
            </chart:title>
            <chart:categories table:cell-range-address="data.A5:data.A20"/>
          </chart:axis>
          <chart:axis chart:dimension="y" chart:name="primary-y" chart:style-name="ch8">
            <chart:title svg:x="0.158cm" svg:y="0.536cm" chart:style-name="ch9">
              <text:p>Efficiency</text:p>
            </chart:title>
            <chart:grid chart:style-name="ch10" chart:class="major"/>
          </chart:axis>
          <chart:series chart:style-name="ch11" chart:values-cell-range-address="data.L5:data.L20" loext:label-string="thread" chart:class="chart:line">
            <chart:data-point chart:repeated="16"/>
          </chart:series>
          <chart:series chart:style-name="ch12" chart:values-cell-range-address="data.L53:data.L68" loext:label-string="vect_thread" chart:class="chart:line">
            <chart:data-point chart:repeated="16"/>
          </chart:series>
          <chart:series chart:style-name="ch13" chart:values-cell-range-address="data.Y5:data.Y20" loext:label-string="ff" chart:class="chart:line">
            <chart:data-point chart:repeated="16"/>
          </chart:series>
          <chart:series chart:style-name="ch14" chart:values-cell-range-address="data.Y53:data.Y68" loext:label-string="vect_ff" chart:class="chart:line">
            <chart:data-point chart:repeated="16"/>
          </chart:series>
          <chart:series chart:style-name="ch15" chart:values-cell-range-address="data.M1:data.M1" loext:label-string="ideal" chart:class="chart:line">
            <chart:data-point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5:data.A20</svg:desc>
                </draw:g>
              </table:table-cell>
              <table:table-cell office:value-type="float" office:value="0.983699614282853">
                <text:p>0.983699614282853</text:p>
                <draw:g>
                  <svg:desc>data.L5:data.L20</svg:desc>
                </draw:g>
              </table:table-cell>
              <table:table-cell office:value-type="float" office:value="0.995809251372443">
                <text:p>0.995809251372443</text:p>
                <draw:g>
                  <svg:desc>data.L53:data.L68</svg:desc>
                </draw:g>
              </table:table-cell>
              <table:table-cell office:value-type="float" office:value="0.922677099126376">
                <text:p>0.922677099126376</text:p>
                <draw:g>
                  <svg:desc>data.Y5:data.Y20</svg:desc>
                </draw:g>
              </table:table-cell>
              <table:table-cell office:value-type="float" office:value="1.00070867234987">
                <text:p>1.00070867234987</text:p>
                <draw:g>
                  <svg:desc>data.Y53:data.Y68</svg:desc>
                </draw:g>
              </table:table-cell>
              <table:table-cell office:value-type="float" office:value="NaN">
                <text:p>NaN</text:p>
                <draw:g>
                  <svg:desc>data.M1:data.M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0.756186718845691">
                <text:p>0.756186718845691</text:p>
              </table:table-cell>
              <table:table-cell office:value-type="float" office:value="0.90886249318521">
                <text:p>0.90886249318521</text:p>
              </table:table-cell>
              <table:table-cell office:value-type="float" office:value="0.947242166759336">
                <text:p>0.947242166759336</text:p>
              </table:table-cell>
              <table:table-cell office:value-type="float" office:value="0.523670730430385">
                <text:p>0.523670730430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0.557029677342434">
                <text:p>0.557029677342434</text:p>
              </table:table-cell>
              <table:table-cell office:value-type="float" office:value="0.852414375378957">
                <text:p>0.852414375378957</text:p>
              </table:table-cell>
              <table:table-cell office:value-type="float" office:value="0.720247119629866">
                <text:p>0.720247119629866</text:p>
              </table:table-cell>
              <table:table-cell office:value-type="float" office:value="0.559394025045271">
                <text:p>0.559394025045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0.442374560732177">
                <text:p>0.442374560732177</text:p>
              </table:table-cell>
              <table:table-cell office:value-type="float" office:value="0.772904238701064">
                <text:p>0.772904238701064</text:p>
              </table:table-cell>
              <table:table-cell office:value-type="float" office:value="0.653633437324347">
                <text:p>0.653633437324347</text:p>
              </table:table-cell>
              <table:table-cell office:value-type="float" office:value="0.477176429740746">
                <text:p>0.477176429740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0.782316510944854">
                <text:p>0.782316510944854</text:p>
              </table:table-cell>
              <table:table-cell office:value-type="float" office:value="0.710689420070225">
                <text:p>0.710689420070225</text:p>
              </table:table-cell>
              <table:table-cell office:value-type="float" office:value="0.661148974346344">
                <text:p>0.661148974346344</text:p>
              </table:table-cell>
              <table:table-cell office:value-type="float" office:value="0.474472359757201">
                <text:p>0.474472359757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0.684807941590497">
                <text:p>0.684807941590497</text:p>
              </table:table-cell>
              <table:table-cell office:value-type="float" office:value="0.656123203675522">
                <text:p>0.656123203675522</text:p>
              </table:table-cell>
              <table:table-cell office:value-type="float" office:value="0.7932832767826">
                <text:p>0.7932832767826</text:p>
              </table:table-cell>
              <table:table-cell office:value-type="float" office:value="0.384889850161989">
                <text:p>0.384889850161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0.61999858476256">
                <text:p>0.61999858476256</text:p>
              </table:table-cell>
              <table:table-cell office:value-type="float" office:value="0.633816250023113">
                <text:p>0.633816250023113</text:p>
              </table:table-cell>
              <table:table-cell office:value-type="float" office:value="0.847684509333138">
                <text:p>0.847684509333138</text:p>
              </table:table-cell>
              <table:table-cell office:value-type="float" office:value="0.341107175753851">
                <text:p>0.341107175753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0.587042437254565">
                <text:p>0.587042437254565</text:p>
              </table:table-cell>
              <table:table-cell office:value-type="float" office:value="0.597080091165689">
                <text:p>0.597080091165689</text:p>
              </table:table-cell>
              <table:table-cell office:value-type="float" office:value="0.821990983388743">
                <text:p>0.821990983388743</text:p>
              </table:table-cell>
              <table:table-cell office:value-type="float" office:value="0.341500581473109">
                <text:p>0.341500581473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604325639532729">
                <text:p>0.604325639532729</text:p>
              </table:table-cell>
              <table:table-cell office:value-type="float" office:value="0.563384607953957">
                <text:p>0.563384607953957</text:p>
              </table:table-cell>
              <table:table-cell office:value-type="float" office:value="0.800851718445751">
                <text:p>0.800851718445751</text:p>
              </table:table-cell>
              <table:table-cell office:value-type="float" office:value="0.345744944652713">
                <text:p>0.345744944652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587155424338885">
                <text:p>0.587155424338885</text:p>
              </table:table-cell>
              <table:table-cell office:value-type="float" office:value="0.529281281742422">
                <text:p>0.529281281742422</text:p>
              </table:table-cell>
              <table:table-cell office:value-type="float" office:value="0.778730665518342">
                <text:p>0.778730665518342</text:p>
              </table:table-cell>
              <table:table-cell office:value-type="float" office:value="0.324058628693337">
                <text:p>0.324058628693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553560194168209">
                <text:p>0.553560194168209</text:p>
              </table:table-cell>
              <table:table-cell office:value-type="float" office:value="0.511013628448515">
                <text:p>0.511013628448515</text:p>
              </table:table-cell>
              <table:table-cell office:value-type="float" office:value="0.757439288654678">
                <text:p>0.757439288654678</text:p>
              </table:table-cell>
              <table:table-cell office:value-type="float" office:value="0.265904861642567">
                <text:p>0.265904861642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.536075754924301">
                <text:p>0.536075754924301</text:p>
              </table:table-cell>
              <table:table-cell office:value-type="float" office:value="0.492723743631764">
                <text:p>0.492723743631764</text:p>
              </table:table-cell>
              <table:table-cell office:value-type="float" office:value="0.721304812936823">
                <text:p>0.721304812936823</text:p>
              </table:table-cell>
              <table:table-cell office:value-type="float" office:value="0.301485877244427">
                <text:p>0.301485877244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0.530692681631837">
                <text:p>0.530692681631837</text:p>
              </table:table-cell>
              <table:table-cell office:value-type="float" office:value="0.428340525322636">
                <text:p>0.428340525322636</text:p>
              </table:table-cell>
              <table:table-cell office:value-type="float" office:value="0.712537280672896">
                <text:p>0.712537280672896</text:p>
              </table:table-cell>
              <table:table-cell office:value-type="float" office:value="0.298102858336547">
                <text:p>0.298102858336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.48663448062338">
                <text:p>0.48663448062338</text:p>
              </table:table-cell>
              <table:table-cell office:value-type="float" office:value="0.386779490091533">
                <text:p>0.386779490091533</text:p>
              </table:table-cell>
              <table:table-cell office:value-type="float" office:value="0.689760130977766">
                <text:p>0.689760130977766</text:p>
              </table:table-cell>
              <table:table-cell office:value-type="float" office:value="0.259568188172918">
                <text:p>0.259568188172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0.443834525471795">
                <text:p>0.443834525471795</text:p>
              </table:table-cell>
              <table:table-cell office:value-type="float" office:value="0.357895018581977">
                <text:p>0.357895018581977</text:p>
              </table:table-cell>
              <table:table-cell office:value-type="float" office:value="0.6739416175568">
                <text:p>0.6739416175568</text:p>
              </table:table-cell>
              <table:table-cell office:value-type="float" office:value="0.292143499228068">
                <text:p>0.292143499228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0.410440205785423">
                <text:p>0.410440205785423</text:p>
              </table:table-cell>
              <table:table-cell office:value-type="float" office:value="0.330410430084424">
                <text:p>0.330410430084424</text:p>
              </table:table-cell>
              <table:table-cell office:value-type="float" office:value="0.376905157128114">
                <text:p>0.376905157128114</text:p>
              </table:table-cell>
              <table:table-cell office:value-type="float" office:value="0.227133254153055">
                <text:p>0.227133254153055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106">
      <number:number number:decimal-places="3" loext:min-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graphic-properties draw:stroke="none" svg:stroke-color="#b3b3b3" draw:fill="none" draw:fill-color="#e6e6e6"/>
      <style:text-properties fo:font-size="11pt" style:font-size-asian="10pt" style:font-size-complex="10pt"/>
    </style:style>
    <style:style style:name="ch5" style:family="chart">
      <style:chart-properties chart:include-hidden-cells="fals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 style:rotation-angle="33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12pt" fo:text-shadow="1pt 1pt" style:font-size-asian="9pt" style:font-size-complex="9pt"/>
    </style:style>
    <style:style style:name="ch8" style:family="chart" style:data-style-name="N1">
      <style:chart-properties chart:display-label="true" chart:tick-marks-major-inner="false" chart:tick-marks-major-outer="false" chart:logarithmic="false" chart:minimum="0" chart:maximum="25" chart:origin="0" chart:reverse-direction="false" text:line-break="false" chart:link-data-style-to-source="false" chart:axis-position="1" chart:axis-label-position="near-axis-other-side"/>
      <style:graphic-properties svg:stroke-color="#b3b3b3"/>
      <style:text-properties fo:font-size="10pt" fo:font-style="italic" fo:font-weight="bold" style:font-size-asian="10pt" style:font-size-complex="10pt"/>
    </style:style>
    <style:style style:name="ch9" style:family="chart">
      <style:chart-properties style:rotation-angle="0"/>
      <style:graphic-properties draw:fill="solid" draw:fill-color="#ffffff" draw:opacity="80%"/>
      <style:text-properties fo:font-size="12pt" fo:text-shadow="1pt 1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106">
      <style:chart-properties chart:symbol-type="none" chart:link-data-style-to-source="true"/>
      <style:graphic-properties draw:stroke="dash" draw:stroke-dash="Fine_20_Dashed" svg:stroke-width="0.08cm" svg:stroke-color="#000000" draw:fill-color="#000000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3.001cm" svg:height="10.001cm" xlink:href=".." xlink:type="simple" chart:class="chart:line" chart:style-name="ch1">
        <chart:title svg:x="9.625cm" svg:y="8.313cm" chart:style-name="ch2">
          <text:p>d) Scalability</text:p>
        </chart:title>
        <chart:subtitle svg:x="10.346cm" svg:y="9.297cm" chart:style-name="ch3">
          <text:p>Xeon Phi</text:p>
        </chart:subtitle>
        <chart:legend svg:x="0.135cm" svg:y="8.148cm" style:legend-expansion="custom" chartooo:width="7.18cm" chartooo:height="1.3cm" style:legend-expansion-aspect-ratio="5.52307692307692" chart:style-name="ch4"/>
        <chart:plot-area chart:style-name="ch5" table:cell-range-address="data.A24:data.A48 data.K24:data.K48 data.K72:data.K96 data.X24:data.X48 data.X72:data.X96" chart:data-source-has-labels="both" svg:x="0.026cm" svg:y="0.153cm" svg:width="13.295cm" svg:height="8.316cm">
          <chartooo:coordinate-region svg:x="0.126cm" svg:y="0.352cm" svg:width="12.612cm" svg:height="7.244cm"/>
          <chart:axis chart:dimension="x" chart:name="primary-x" chart:style-name="ch6" chartooo:axis-type="auto">
            <chartooo:date-scale/>
            <chart:title svg:x="9.292cm" svg:y="7.003cm" chart:style-name="ch7">
              <text:p>Numer of Threads</text:p>
            </chart:title>
            <chart:categories table:cell-range-address="data.A24:data.A48"/>
          </chart:axis>
          <chart:axis chart:dimension="y" chart:name="primary-y" chart:style-name="ch8">
            <chart:title svg:x="0.165cm" svg:y="0.536cm" chart:style-name="ch9">
              <text:p>Scalability</text:p>
            </chart:title>
            <chart:grid chart:style-name="ch10" chart:class="major"/>
          </chart:axis>
          <chart:series chart:style-name="ch11" chart:values-cell-range-address="data.K24:data.K48" loext:label-string="thread" chart:class="chart:line">
            <chart:data-point chart:repeated="25"/>
          </chart:series>
          <chart:series chart:style-name="ch12" chart:values-cell-range-address="data.K72:data.K96" loext:label-string="vect_thread" chart:class="chart:line">
            <chart:data-point chart:repeated="25"/>
          </chart:series>
          <chart:series chart:style-name="ch13" chart:values-cell-range-address="data.X24:data.X48" loext:label-string="ff" chart:class="chart:line">
            <chart:data-point chart:repeated="25"/>
          </chart:series>
          <chart:series chart:style-name="ch14" chart:values-cell-range-address="data.X72:data.X96" loext:label-string="vect_ff" chart:class="chart:line">
            <chart:data-point chart:repeated="25"/>
          </chart:series>
          <chart:series chart:style-name="ch15" chart:values-cell-range-address="data.A24:data.A48" loext:label-string="ideal" chart:class="chart:line">
            <chart:data-point chart:repeated="2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read</text:p>
              </table:table-cell>
              <table:table-cell office:value-type="string">
                <text:p>vect_thread</text:p>
              </table:table-cell>
              <table:table-cell office:value-type="string">
                <text:p>ff</text:p>
              </table:table-cell>
              <table:table-cell office:value-type="string">
                <text:p>vect_ff</text:p>
              </table:table-cell>
              <table:table-cell office:value-type="string">
                <text:p>ideal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data.A24:data.A48</svg:desc>
                </draw:g>
              </table:table-cell>
              <table:table-cell office:value-type="float" office:value="1">
                <text:p>1</text:p>
                <draw:g>
                  <svg:desc>data.K24:data.K48</svg:desc>
                </draw:g>
              </table:table-cell>
              <table:table-cell office:value-type="float" office:value="1">
                <text:p>1</text:p>
                <draw:g>
                  <svg:desc>data.K72:data.K96</svg:desc>
                </draw:g>
              </table:table-cell>
              <table:table-cell office:value-type="float" office:value="1">
                <text:p>1</text:p>
                <draw:g>
                  <svg:desc>data.X24:data.X48</svg:desc>
                </draw:g>
              </table:table-cell>
              <table:table-cell office:value-type="float" office:value="1">
                <text:p>1</text:p>
                <draw:g>
                  <svg:desc>data.X72:data.X96</svg:desc>
                </draw:g>
              </table:table-cell>
              <table:table-cell office:value-type="float" office:value="1">
                <text:p>1</text:p>
                <draw:g>
                  <svg:desc>data.A24:data.A48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.44118482237802">
                <text:p>4.44118482237802</text:p>
              </table:table-cell>
              <table:table-cell office:value-type="float" office:value="3.67392917160794">
                <text:p>3.67392917160794</text:p>
              </table:table-cell>
              <table:table-cell office:value-type="float" office:value="7.88426924460171">
                <text:p>7.88426924460171</text:p>
              </table:table-cell>
              <table:table-cell office:value-type="float" office:value="4.66132030470995">
                <text:p>4.661320304709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.97184644224563">
                <text:p>4.97184644224563</text:p>
              </table:table-cell>
              <table:table-cell office:value-type="float" office:value="6.05222078720048">
                <text:p>6.05222078720048</text:p>
              </table:table-cell>
              <table:table-cell office:value-type="float" office:value="11.8030781919257">
                <text:p>11.8030781919257</text:p>
              </table:table-cell>
              <table:table-cell office:value-type="float" office:value="6.15204231129349">
                <text:p>6.15204231129349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5.67915916516587">
                <text:p>5.67915916516587</text:p>
              </table:table-cell>
              <table:table-cell office:value-type="float" office:value="6.8056816304104">
                <text:p>6.8056816304104</text:p>
              </table:table-cell>
              <table:table-cell office:value-type="float" office:value="15.2821033050383">
                <text:p>15.2821033050383</text:p>
              </table:table-cell>
              <table:table-cell office:value-type="float" office:value="6.88740048273265">
                <text:p>6.8874004827326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6.40759104440154">
                <text:p>6.40759104440154</text:p>
              </table:table-cell>
              <table:table-cell office:value-type="float" office:value="6.99482386103326">
                <text:p>6.99482386103326</text:p>
              </table:table-cell>
              <table:table-cell office:value-type="float" office:value="17.0512119224748">
                <text:p>17.0512119224748</text:p>
              </table:table-cell>
              <table:table-cell office:value-type="float" office:value="7.29953730884159">
                <text:p>7.29953730884159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.10411136124807">
                <text:p>7.10411136124807</text:p>
              </table:table-cell>
              <table:table-cell office:value-type="float" office:value="7.23678634665341">
                <text:p>7.23678634665341</text:p>
              </table:table-cell>
              <table:table-cell office:value-type="float" office:value="18.8931989121286">
                <text:p>18.8931989121286</text:p>
              </table:table-cell>
              <table:table-cell office:value-type="float" office:value="7.49710495823026">
                <text:p>7.49710495823026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.34839742696452">
                <text:p>6.34839742696452</text:p>
              </table:table-cell>
              <table:table-cell office:value-type="float" office:value="7.21647166247064">
                <text:p>7.21647166247064</text:p>
              </table:table-cell>
              <table:table-cell office:value-type="float" office:value="20.1039283380512">
                <text:p>20.1039283380512</text:p>
              </table:table-cell>
              <table:table-cell office:value-type="float" office:value="7.58539256445774">
                <text:p>7.5853925644577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5.98877932453816">
                <text:p>5.98877932453816</text:p>
              </table:table-cell>
              <table:table-cell office:value-type="float" office:value="7.25185718609545">
                <text:p>7.25185718609545</text:p>
              </table:table-cell>
              <table:table-cell office:value-type="float" office:value="21.3466574676651">
                <text:p>21.3466574676651</text:p>
              </table:table-cell>
              <table:table-cell office:value-type="float" office:value="7.21649429785707">
                <text:p>7.21649429785707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.01918555628077">
                <text:p>6.01918555628077</text:p>
              </table:table-cell>
              <table:table-cell office:value-type="float" office:value="7.37323536177943">
                <text:p>7.37323536177943</text:p>
              </table:table-cell>
              <table:table-cell office:value-type="float" office:value="21.693704084955">
                <text:p>21.693704084955</text:p>
              </table:table-cell>
              <table:table-cell office:value-type="float" office:value="7.34436868668425">
                <text:p>7.3443686866842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6.37168430505455">
                <text:p>6.37168430505455</text:p>
              </table:table-cell>
              <table:table-cell office:value-type="float" office:value="7.40249584353329">
                <text:p>7.40249584353329</text:p>
              </table:table-cell>
              <table:table-cell office:value-type="float" office:value="22.4687742555714">
                <text:p>22.4687742555714</text:p>
              </table:table-cell>
              <table:table-cell office:value-type="float" office:value="7.45079294010489">
                <text:p>7.45079294010489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6.43534777271459">
                <text:p>6.43534777271459</text:p>
              </table:table-cell>
              <table:table-cell office:value-type="float" office:value="7.55219191926627">
                <text:p>7.55219191926627</text:p>
              </table:table-cell>
              <table:table-cell office:value-type="float" office:value="23.2102328069537">
                <text:p>23.2102328069537</text:p>
              </table:table-cell>
              <table:table-cell office:value-type="float" office:value="7.57915415104894">
                <text:p>7.5791541510489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6.51055536467225">
                <text:p>6.51055536467225</text:p>
              </table:table-cell>
              <table:table-cell office:value-type="float" office:value="7.57527184653025">
                <text:p>7.57527184653025</text:p>
              </table:table-cell>
              <table:table-cell office:value-type="float" office:value="23.7378874154516">
                <text:p>23.7378874154516</text:p>
              </table:table-cell>
              <table:table-cell office:value-type="float" office:value="7.60829418992824">
                <text:p>7.608294189928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6.55344413788955">
                <text:p>6.55344413788955</text:p>
              </table:table-cell>
              <table:table-cell office:value-type="float" office:value="6.05420031651346">
                <text:p>6.05420031651346</text:p>
              </table:table-cell>
              <table:table-cell office:value-type="float" office:value="23.1884374397506">
                <text:p>23.1884374397506</text:p>
              </table:table-cell>
              <table:table-cell office:value-type="float" office:value="7.65688782976792">
                <text:p>7.6568878297679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6.59403710726221">
                <text:p>6.59403710726221</text:p>
              </table:table-cell>
              <table:table-cell office:value-type="float" office:value="7.34531140816658">
                <text:p>7.34531140816658</text:p>
              </table:table-cell>
              <table:table-cell office:value-type="float" office:value="22.6041837172415">
                <text:p>22.6041837172415</text:p>
              </table:table-cell>
              <table:table-cell office:value-type="float" office:value="7.67620550046624">
                <text:p>7.6762055004662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7.03986175204976">
                <text:p>7.03986175204976</text:p>
              </table:table-cell>
              <table:table-cell office:value-type="float" office:value="7.41435224717225">
                <text:p>7.41435224717225</text:p>
              </table:table-cell>
              <table:table-cell office:value-type="float" office:value="22.5101294208335">
                <text:p>22.5101294208335</text:p>
              </table:table-cell>
              <table:table-cell office:value-type="float" office:value="7.69907376435157">
                <text:p>7.6990737643515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7.18898121738301">
                <text:p>7.18898121738301</text:p>
              </table:table-cell>
              <table:table-cell office:value-type="float" office:value="7.46294541479731">
                <text:p>7.46294541479731</text:p>
              </table:table-cell>
              <table:table-cell office:value-type="float" office:value="23.0269251817022">
                <text:p>23.0269251817022</text:p>
              </table:table-cell>
              <table:table-cell office:value-type="float" office:value="7.68270749203562">
                <text:p>7.6827074920356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10.6413971310706">
                <text:p>10.6413971310706</text:p>
              </table:table-cell>
              <table:table-cell office:value-type="float" office:value="7.48506129963179">
                <text:p>7.48506129963179</text:p>
              </table:table-cell>
              <table:table-cell office:value-type="float" office:value="21.4132127569995">
                <text:p>21.4132127569995</text:p>
              </table:table-cell>
              <table:table-cell office:value-type="float" office:value="7.74126000506954">
                <text:p>7.7412600050695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23.0270283551877">
                <text:p>23.0270283551877</text:p>
              </table:table-cell>
              <table:table-cell office:value-type="float" office:value="7.42452707914484">
                <text:p>7.42452707914484</text:p>
              </table:table-cell>
              <table:table-cell office:value-type="float" office:value="19.7195343197203">
                <text:p>19.7195343197203</text:p>
              </table:table-cell>
              <table:table-cell office:value-type="float" office:value="7.76054134110463">
                <text:p>7.76054134110463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22.8386590643117">
                <text:p>22.8386590643117</text:p>
              </table:table-cell>
              <table:table-cell office:value-type="float" office:value="7.3589622701036">
                <text:p>7.3589622701036</text:p>
              </table:table-cell>
              <table:table-cell office:value-type="float" office:value="22.8263588757107">
                <text:p>22.8263588757107</text:p>
              </table:table-cell>
              <table:table-cell office:value-type="float" office:value="7.76589058441145">
                <text:p>7.7658905844114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21.9922651229913">
                <text:p>21.9922651229913</text:p>
              </table:table-cell>
              <table:table-cell office:value-type="float" office:value="7.29899623352318">
                <text:p>7.29899623352318</text:p>
              </table:table-cell>
              <table:table-cell office:value-type="float" office:value="22.8012605362765">
                <text:p>22.8012605362765</text:p>
              </table:table-cell>
              <table:table-cell office:value-type="float" office:value="7.69489579871771">
                <text:p>7.6948957987177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2.0198589258041">
                <text:p>22.0198589258041</text:p>
              </table:table-cell>
              <table:table-cell office:value-type="float" office:value="7.31622697124151">
                <text:p>7.31622697124151</text:p>
              </table:table-cell>
              <table:table-cell office:value-type="float" office:value="22.8474909487678">
                <text:p>22.8474909487678</text:p>
              </table:table-cell>
              <table:table-cell office:value-type="float" office:value="7.70598290860292">
                <text:p>7.7059829086029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210">
                <text:p>210</text:p>
              </table:table-cell>
              <table:table-cell office:value-type="float" office:value="22.0865426820772">
                <text:p>22.0865426820772</text:p>
              </table:table-cell>
              <table:table-cell office:value-type="float" office:value="7.3367360765333">
                <text:p>7.3367360765333</text:p>
              </table:table-cell>
              <table:table-cell office:value-type="float" office:value="22.7724327371833">
                <text:p>22.7724327371833</text:p>
              </table:table-cell>
              <table:table-cell office:value-type="float" office:value="7.70192796261476">
                <text:p>7.70192796261476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float" office:value="220">
                <text:p>220</text:p>
              </table:table-cell>
              <table:table-cell office:value-type="float" office:value="22.3086176281965">
                <text:p>22.3086176281965</text:p>
              </table:table-cell>
              <table:table-cell office:value-type="float" office:value="7.33292689281623">
                <text:p>7.33292689281623</text:p>
              </table:table-cell>
              <table:table-cell office:value-type="float" office:value="23.0028462955986">
                <text:p>23.0028462955986</text:p>
              </table:table-cell>
              <table:table-cell office:value-type="float" office:value="7.59259711256696">
                <text:p>7.59259711256696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float" office:value="230">
                <text:p>230</text:p>
              </table:table-cell>
              <table:table-cell office:value-type="float" office:value="22.7552833319996">
                <text:p>22.7552833319996</text:p>
              </table:table-cell>
              <table:table-cell office:value-type="float" office:value="7.33626593711797">
                <text:p>7.33626593711797</text:p>
              </table:table-cell>
              <table:table-cell office:value-type="float" office:value="23.2757026960854">
                <text:p>23.2757026960854</text:p>
              </table:table-cell>
              <table:table-cell office:value-type="float" office:value="7.28809492488049">
                <text:p>7.2880949248804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240">
                <text:p>240</text:p>
              </table:table-cell>
              <table:table-cell office:value-type="float" office:value="21.5468428764869">
                <text:p>21.5468428764869</text:p>
              </table:table-cell>
              <table:table-cell office:value-type="float" office:value="6.25066645156579">
                <text:p>6.25066645156579</text:p>
              </table:table-cell>
              <table:table-cell office:value-type="float" office:value="23.0610631691083">
                <text:p>23.0610631691083</text:p>
              </table:table-cell>
              <table:table-cell office:value-type="float" office:value="7.18297883131531">
                <text:p>7.18297883131531</text:p>
              </table:table-cell>
              <table:table-cell office:value-type="float" office:value="240">
                <text:p>240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gradient draw:name="Gradient_20_5" draw:display-name="Gradient 5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  <draw:stroke-dash draw:name="Dash_20_4" draw:display-name="Dash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</office:styles>
</office:document-styles>
</file>